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alligraphy" svg:font-family="'Lucida Calligraphy'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mm"/>
    </style:style>
    <style:style style:name="co2" style:family="table-column">
      <style:table-column-properties fo:break-before="auto" style:column-width="20.97mm"/>
    </style:style>
    <style:style style:name="co3" style:family="table-column">
      <style:table-column-properties fo:break-before="auto" style:column-width="36.64mm"/>
    </style:style>
    <style:style style:name="co4" style:family="table-column">
      <style:table-column-properties fo:break-before="auto" style:column-width="22.93mm"/>
    </style:style>
    <style:style style:name="co5" style:family="table-column">
      <style:table-column-properties fo:break-before="auto" style:column-width="11.94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9.79mm"/>
    </style:style>
    <style:style style:name="co8" style:family="table-column">
      <style:table-column-properties fo:break-before="auto" style:column-width="30.76mm"/>
    </style:style>
    <style:style style:name="co9" style:family="table-column">
      <style:table-column-properties fo:break-before="auto" style:column-width="22.67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45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10.55mm" fo:break-before="auto" style:use-optimal-row-height="false"/>
    </style:style>
    <style:style style:name="ta1" style:family="table" style:master-page-name="PageStyle_5f_Load_20_Libs">
      <style:table-properties table:display="true" style:writing-mode="lr-tb"/>
    </style:style>
    <style:style style:name="ta2" style:family="table" style:master-page-name="PageStyle_5f_LIBORMarketModel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boolean-style style:name="N10099" number:language="de" number:country="DE">
      <number:boolean/>
    </number:boolean-style>
    <style:style style:name="ce1" style:family="table-cell" style:parent-style-name="Default">
      <style:table-cell-properties fo:background-color="#e6e6e6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3" style:family="table-cell" style:parent-style-name="Excel_20_Built-in_20_Title" style:data-style-name="N0">
      <style:table-cell-properties style:glyph-orientation-vertical="0" fo:background-color="#e6e6e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4pt solid #000000" fo:background-color="#e6e6e6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40">
      <style:table-cell-properties fo:background-color="#e6e6e6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2.49pt solid #000000" fo:background-color="#e6e6e6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0099">
      <style:table-cell-properties fo:background-color="#e6e6e6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e6e6e6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SimSun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e6e6e6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</style:style>
    <style:style style:name="ce11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40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fo:color="#ff0000" style:text-outline="false" style:text-line-through-style="none" style:text-line-through-type="none" style:font-name="Lucida Calligraphy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able-cell-properties fo:background-color="#e6e6e6"/>
      <style:text-properties fo:color="#ff0000" style:text-outline="false" style:text-line-through-style="none" style:text-line-through-type="none" style:font-name="Lucida Calligraphy" fo:font-size="9pt" fo:font-style="normal" fo:text-shadow="none" style:text-underline-style="none" fo:font-weight="normal" style:font-name-asian="SimSun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1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fo:color="#8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4pt solid #000000" fo:background-color="#e6e6e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e6e6e6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1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11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style:vertical-align="botto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8pt" fo:font-weight="normal" style:text-underline-style="none" style:text-underline-color="font-color" style:text-line-through-type="none" fo:font-style="italic" style:text-outline="false" fo:text-shadow="none" style:text-position="0%" style:font-size-asian="8pt" style:font-size-complex="8pt" style:font-weight-asian="normal" style:font-weight-complex="normal" style:font-style-asian="italic" style:font-style-complex="italic"/>
    </style:style>
    <style:style style:name="T2" style:family="text">
      <style:text-properties fo:font-size="8pt" fo:font-weight="normal" style:text-line-through-type="none" fo:font-style="italic" style:text-outline="false" fo:text-shadow="none" style:text-position="0%" style:font-size-asian="8pt" style:font-size-complex="8pt" style:font-weight-asian="normal" style:font-weight-complex="normal" style:font-style-asian="italic" style:font-style-complex="italic" fo:color="#0000ff" style:text-underline-style="solid" style:text-underline-width="auto" style:text-underline-color="font-color"/>
    </style:style>
    <style:style style:name="T3" style:family="text">
      <style:text-properties fo:font-size="8pt" fo:font-weight="normal" style:text-line-through-type="none" fo:font-style="italic" style:text-outline="false" fo:text-shadow="none" style:text-position="0%" style:font-size-asian="8pt" style:font-size-complex="8pt" style:font-weight-asian="normal" style:font-weight-complex="normal" style:font-style-asian="italic" style:font-style-complex="italic" style:text-underline-style="none" style:text-underline-color="font-color"/>
    </style:style>
    <style:style style:name="T4" style:family="text">
      <style:text-properties fo:color="#0000ff" fo:font-size="8pt" fo:font-weight="normal" style:text-underline-style="solid" style:text-underline-width="auto" style:text-underline-color="font-color" style:text-line-through-type="none" fo:font-style="italic" style:text-outline="false" fo:text-shadow="none" style:text-position="0%" style:font-size-asian="8pt" style:font-size-complex="8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/>
      <table:table table:name="Load Libs" table:style-name="ta1" table:print="false">
        <office:forms form:automatic-focus="false" form:apply-design-mode="false"/>
        <table:table-column table:style-name="co1" table:number-columns-repeated="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default-cell-style-name="ce14"/>
        <table:table-column table:style-name="co2" table:number-columns-repeated="24" table:default-cell-style-name="ce1"/>
        <table:table-column table:style-name="co5" table:default-cell-style-name="ce1"/>
        <table:table-column table:style-name="co2" table:number-columns-repeated="219" table:default-cell-style-name="ce1"/>
        <table:table-row table:style-name="ro1">
          <table:table-cell table:number-columns-repeated="256"/>
        </table:table-row>
        <table:table-row table:style-name="ro1">
          <table:table-cell/>
          <table:table-cell table:style-name="ce2" office:value-type="string" calcext:value-type="string">
            <text:p>Note: <text:span text:style-name="T1">This sheet requires Obba 4.0.14 ( </text:span><text:span text:style-name="T2">http://www.obba.info/</text:span><text:span text:style-name="T3"> )</text:span></text:p>
          </table:table-cell>
          <table:table-cell table:number-columns-repeated="254"/>
        </table:table-row>
        <table:table-row table:style-name="ro1">
          <table:table-cell/>
          <table:table-cell table:style-name="ce3"/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4" office:value-type="string" calcext:value-type="string">
            <text:p>Object Viewer</text:p>
          </table:table-cell>
          <table:table-cell table:style-name="ce4"/>
          <table:table-cell/>
          <table:table-cell table:style-name="ce4" office:value-type="string" calcext:value-type="string">
            <text:p>Libraries (folder with JAR files)</text:p>
          </table:table-cell>
          <table:table-cell table:style-name="ce4"/>
          <table:table-cell table:number-columns-repeated="7"/>
          <table:table-cell table:style-name="ce15" office:value-type="string" calcext:value-type="string">
            <text:p>Specify Java libraries and code (jar and class files) here.</text:p>
          </table:table-cell>
          <table:table-cell table:number-columns-repeated="242"/>
        </table:table-row>
        <table:table-row table:style-name="ro1">
          <table:table-cell table:number-columns-repeated="13"/>
          <table:table-cell table:style-name="ce15" table:formula="of:=&quot;IMPORTANT: All function calls relying on the libraries loaded here have to reference the cell name 'obLibs'&quot;" office:value-type="string" office:string-value="IMPORTANT: All function calls relying on the libraries loaded here have to reference the cell name 'obLibs'" calcext:value-type="string">
            <text:p>IMPORTANT: All function calls relying on the libraries loaded here have to reference the cell name 'obLibs'</text:p>
          </table:table-cell>
          <table:table-cell table:number-columns-repeated="242"/>
        </table:table-row>
        <table:table-row table:style-name="ro1">
          <table:table-cell/>
          <table:table-cell table:style-name="ce5" office:value-type="string" calcext:value-type="string">
            <text:p>Parameters:</text:p>
          </table:table-cell>
          <table:table-cell table:style-name="ce5"/>
          <table:table-cell/>
          <table:table-cell table:style-name="ce5" office:value-type="string" calcext:value-type="string">
            <text:p>Load libraries from</text:p>
          </table:table-cell>
          <table:table-cell table:style-name="ce5"/>
          <table:table-cell table:number-columns-repeated="7"/>
          <table:table-cell table:style-name="ce15" office:value-type="string" calcext:value-type="string">
            <text:p>Note: in case of success, that cell contains an empty string,</text:p>
          </table:table-cell>
          <table:table-cell table:number-columns-repeated="242"/>
        </table:table-row>
        <table:table-row table:style-name="ro1">
          <table:table-cell/>
          <table:table-cell office:value-type="string" calcext:value-type="string">
            <text:p>Visibility</text:p>
          </table:table-cell>
          <table:table-cell table:style-name="ce8" table:formula="of:=TRUE()" office:value-type="boolean" office:boolean-value="true" calcext:value-type="boolean">
            <text:p>WAHR</text:p>
          </table:table-cell>
          <table:table-cell/>
          <table:table-cell office:value-type="string" calcext:value-type="string">
            <text:p>Path:</text:p>
          </table:table-cell>
          <table:table-cell table:style-name="ce12" office:value-type="string" calcext:value-type="string">
            <text:p>lib</text:p>
          </table:table-cell>
          <table:table-cell table:number-columns-repeated="7"/>
          <table:table-cell table:style-name="ce16" office:value-type="string" calcext:value-type="string">
            <text:p>however, referencing it, will ensure that libraries are loaded prior to functions execution.</text:p>
          </table:table-cell>
          <table:table-cell table:number-columns-repeated="242"/>
        </table:table-row>
        <table:table-row table:style-name="ro1">
          <table:table-cell table:number-columns-repeated="4"/>
          <table:table-cell office:value-type="string" calcext:value-type="string">
            <text:p>isRelative:</text:p>
          </table:table-cell>
          <table:table-cell table:style-name="ce13" table:formula="of:=TRUE()" office:value-type="float" office:value="1" calcext:value-type="float">
            <text:p>WAHR</text:p>
          </table:table-cell>
          <table:table-cell table:number-columns-repeated="250"/>
        </table:table-row>
        <table:table-row table:style-name="ro1">
          <table:table-cell/>
          <table:table-cell table:style-name="ce5" office:value-type="string" calcext:value-type="string">
            <text:p>Result:</text:p>
          </table:table-cell>
          <table:table-cell table:style-name="ce5"/>
          <table:table-cell table:number-columns-repeated="253"/>
        </table:table-row>
        <table:table-row table:style-name="ro1">
          <table:table-cell/>
          <table:table-cell table:style-name="ce6" table:formula="of:=INFO.OBBA.OBBA.OBCONTROLPANELSETVISIBLE([.C8])" office:value-type="float" office:value="1" calcext:value-type="float">
            <text:p>WAHR</text:p>
          </table:table-cell>
          <table:table-cell table:number-columns-repeated="2"/>
          <table:table-cell table:style-name="ce5" office:value-type="string" calcext:value-type="string">
            <text:p>Result:</text:p>
          </table:table-cell>
          <table:table-cell table:style-name="ce5"/>
          <table:table-cell table:number-columns-repeated="250"/>
        </table:table-row>
        <table:table-row table:style-name="ro1">
          <table:table-cell table:number-columns-repeated="4"/>
          <table:table-cell office:value-type="string" calcext:value-type="string">
            <text:p>Loaded:</text:p>
          </table:table-cell>
          <table:table-cell table:formula="of:=INFO.OBBA.OBBA.OBADDALLJARS([.F8];[.F9])" office:value-type="string" office:string-value="/Users/fries/Documents/Development/finmath spreadsheets/spreadsheets/LIBOR Market Model with HW Dynamic/lib" calcext:value-type="string">
            <text:p>/Users/fries/Documents/Development/finmath spreadsheets/spreadsheets/LIBOR Market Model with HW Dynamic/lib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7" office:value-type="string" calcext:value-type="string">
            <text:p>Obba Version</text:p>
          </table:table-cell>
          <table:table-cell table:style-name="ce7"/>
          <table:table-cell/>
          <table:table-cell table:style-name="ce4" office:value-type="string" calcext:value-type="string">
            <text:p>Additional Class Folder (leave empty if not needed)</text:p>
          </table:table-cell>
          <table:table-cell table:style-name="ce4"/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5" office:value-type="string" calcext:value-type="string">
            <text:p>Result:</text:p>
          </table:table-cell>
          <table:table-cell table:style-name="ce5"/>
          <table:table-cell/>
          <table:table-cell table:style-name="ce5" office:value-type="string" calcext:value-type="string">
            <text:p>Load classes from</text:p>
          </table:table-cell>
          <table:table-cell table:style-name="ce5"/>
          <table:table-cell table:number-columns-repeated="250"/>
        </table:table-row>
        <table:table-row table:style-name="ro1">
          <table:table-cell/>
          <table:table-cell office:value-type="string" calcext:value-type="string">
            <text:p>Version:</text:p>
          </table:table-cell>
          <table:table-cell table:formula="of:=INFO.OBBA.OBBA.OBGETPROPERTY(&quot;version&quot;)" office:value-type="string" office:string-value="4.2.2" calcext:value-type="string">
            <text:p>4.2.2</text:p>
          </table:table-cell>
          <table:table-cell/>
          <table:table-cell office:value-type="string" calcext:value-type="string">
            <text:p>Path:</text:p>
          </table:table-cell>
          <table:table-cell table:style-name="ce12"/>
          <table:table-cell table:number-columns-repeated="250"/>
        </table:table-row>
        <table:table-row table:style-name="ro1">
          <table:table-cell/>
          <table:table-cell office:value-type="string" calcext:value-type="string">
            <text:p>Build:</text:p>
          </table:table-cell>
          <table:table-cell table:style-name="ce9" table:formula="of:=INFO.OBBA.OBBA.OBGETPROPERTY(&quot;build&quot;)" office:value-type="string" office:string-value="40201" calcext:value-type="string">
            <text:p>40201</text:p>
          </table:table-cell>
          <table:table-cell/>
          <table:table-cell office:value-type="string" calcext:value-type="string">
            <text:p>isRelative:</text:p>
          </table:table-cell>
          <table:table-cell table:style-name="ce13" table:formula="of:=TRUE()" office:value-type="float" office:value="1" calcext:value-type="float">
            <text:p>WAHR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4"/>
          <table:table-cell table:style-name="ce5" office:value-type="string" calcext:value-type="string">
            <text:p>Result:</text:p>
          </table:table-cell>
          <table:table-cell table:style-name="ce5"/>
          <table:table-cell table:number-columns-repeated="250"/>
        </table:table-row>
        <table:table-row table:style-name="ro1">
          <table:table-cell/>
          <table:table-cell table:style-name="ce7" office:value-type="string" calcext:value-type="string">
            <text:p>finmath lib Version</text:p>
          </table:table-cell>
          <table:table-cell table:style-name="ce7"/>
          <table:table-cell/>
          <table:table-cell office:value-type="string" calcext:value-type="string">
            <text:p>Loaded:</text:p>
          </table:table-cell>
          <table:table-cell table:formula="of:=INFO.OBBA.OBBA.OBADDCLASSES([.F17];[.F18])" office:value-type="string" office:string-value="/Users/fries/Documents/Development/finmath spreadsheets/spreadsheets/LIBOR Market Model with HW Dynamic" calcext:value-type="string">
            <text:p>/Users/fries/Documents/Development/finmath spreadsheets/spreadsheets/LIBOR Market Model with HW Dynamic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5" office:value-type="string" calcext:value-type="string">
            <text:p>Result:</text:p>
          </table:table-cell>
          <table:table-cell table:style-name="ce5"/>
          <table:table-cell/>
          <table:table-cell table:style-name="ce4" office:value-type="string" calcext:value-type="string">
            <text:p>Additional Class Folder (leave empty if not needed)</text:p>
          </table:table-cell>
          <table:table-cell table:style-name="ce4"/>
          <table:table-cell table:number-columns-repeated="250"/>
        </table:table-row>
        <table:table-row table:style-name="ro1">
          <table:table-cell/>
          <table:table-cell office:value-type="string" calcext:value-type="string">
            <text:p>Version:</text:p>
          </table:table-cell>
          <table:table-cell table:style-name="ce10" table:formula="of:=INFO.OBBA.OBBA.OBGET(INFO.OBBA.OBBA.OBCALL(&quot;&quot;;obLibs&amp;&quot;net.finmath.information.Library&quot;;&quot;getVersionString&quot;))" office:value-type="string" office:string-value="2.1.0" calcext:value-type="string">
            <text:p>2.1.0</text:p>
          </table:table-cell>
          <table:table-cell table:number-columns-repeated="253"/>
        </table:table-row>
        <table:table-row table:style-name="ro1">
          <table:table-cell table:number-columns-repeated="4"/>
          <table:table-cell table:style-name="ce5" office:value-type="string" calcext:value-type="string">
            <text:p>Load classes from</text:p>
          </table:table-cell>
          <table:table-cell table:style-name="ce5"/>
          <table:table-cell table:number-columns-repeated="250"/>
        </table:table-row>
        <table:table-row table:style-name="ro1">
          <table:table-cell table:number-columns-repeated="4"/>
          <table:table-cell office:value-type="string" calcext:value-type="string">
            <text:p>Path:</text:p>
          </table:table-cell>
          <table:table-cell table:style-name="ce12"/>
          <table:table-cell table:number-columns-repeated="250"/>
        </table:table-row>
        <table:table-row table:style-name="ro1">
          <table:table-cell table:number-columns-repeated="4"/>
          <table:table-cell office:value-type="string" calcext:value-type="string">
            <text:p>isRelative:</text:p>
          </table:table-cell>
          <table:table-cell table:style-name="ce13" table:formula="of:=TRUE()" office:value-type="float" office:value="1" calcext:value-type="float">
            <text:p>WAHR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4"/>
          <table:table-cell table:style-name="ce5" office:value-type="string" calcext:value-type="string">
            <text:p>Result:</text:p>
          </table:table-cell>
          <table:table-cell table:style-name="ce5"/>
          <table:table-cell table:number-columns-repeated="250"/>
        </table:table-row>
        <table:table-row table:style-name="ro1">
          <table:table-cell table:number-columns-repeated="4"/>
          <table:table-cell office:value-type="string" calcext:value-type="string">
            <text:p>Loaded:</text:p>
          </table:table-cell>
          <table:table-cell table:formula="of:=INFO.OBBA.OBBA.OBADDCLASSES([.F26];[.F27])" office:value-type="string" office:string-value="/Users/fries/Documents/Development/finmath spreadsheets/spreadsheets/LIBOR Market Model with HW Dynamic" calcext:value-type="string">
            <text:p>/Users/fries/Documents/Development/finmath spreadsheets/spreadsheets/LIBOR Market Model with HW Dynamic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4"/>
          <table:table-cell table:style-name="ce4" office:value-type="string" calcext:value-type="string">
            <text:p>Reference cell below to ensure lib is loaded:</text:p>
          </table:table-cell>
          <table:table-cell table:style-name="ce4"/>
          <table:table-cell table:number-columns-repeated="250"/>
        </table:table-row>
        <table:table-row table:style-name="ro1">
          <table:table-cell table:number-columns-repeated="4"/>
          <table:table-cell table:style-name="ce11" table:formula="of:=IF(OR(ISERROR([.F12]);ISERROR([.F21]);ISERROR([.F30]));NA();&quot;&quot;)">
            <text:p/>
          </table:table-cell>
          <table:table-cell table:number-columns-repeated="251"/>
        </table:table-row>
        <table:table-row table:style-name="ro1" table:number-rows-repeated="104854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ABRModel" table:style-name="ta2" table:print="false">
        <office:forms form:automatic-focus="false" form:apply-design-mode="false"/>
        <table:shapes>
          <draw:frame draw:z-index="0" draw:style-name="gr1" draw:text-style-name="P1" svg:width="100mm" svg:height="60mm" svg:x="361.22mm" svg:y="15mm">
            <loext:p draw:notify-on-update-of-ranges="SABRModel.E7:SABRModel.E116 SABRModel.H6:SABRModel.H6 SABRModel.H7:SABRModel.H11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00mm" svg:height="60mm" svg:x="257.68mm" svg:y="14.42mm">
            <loext:p draw:notify-on-update-of-ranges="SABRModel.E7:SABRModel.E116 SABRModel.G6:SABRModel.G6 SABRModel.G7:SABRModel.G11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100mm" svg:height="60mm" svg:x="257.41mm" svg:y="76.8mm">
            <loext:p draw:notify-on-update-of-ranges="SABRModel.E7:SABRModel.E116 SABRModel.F6:SABRModel.F6 SABRModel.F7:SABRModel.F11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7" table:default-cell-style-name="ce17"/>
        <table:table-column table:style-name="co8" table:number-columns-repeated="3" table:default-cell-style-name="ce17"/>
        <table:table-column table:style-name="co8" table:number-columns-repeated="4" table:default-cell-style-name="ce29"/>
        <table:table-column table:style-name="co8" table:number-columns-repeated="227" table:default-cell-style-name="ce17"/>
        <table:table-column table:style-name="co9" table:number-columns-repeated="789" table:default-cell-style-name="Default"/>
        <table:table-row table:style-name="ro2">
          <table:table-cell table:number-columns-repeated="1024"/>
        </table:table-row>
        <table:table-row table:style-name="ro3">
          <table:table-cell/>
          <table:table-cell table:style-name="ce19" office:value-type="string" calcext:value-type="string">
            <text:p>SABR Model (the classical Hagan approximation)</text:p>
          </table:table-cell>
          <table:table-cell table:number-columns-repeated="1022"/>
        </table:table-row>
        <table:table-row table:style-name="ro2">
          <table:table-cell/>
          <table:table-cell table:style-name="ce20" office:value-type="string" calcext:value-type="string">
            <text:p>Note: This sheet requires Obba 4.0 ( <text:span text:style-name="T4">http://www.obba.info/</text:span><text:span text:style-name="T3"> )</text:span></text:p>
          </table:table-cell>
          <table:table-cell table:number-columns-repeated="1022"/>
        </table:table-row>
        <table:table-row table:style-name="ro2">
          <table:table-cell/>
          <table:table-cell table:style-name="ce21" table:formula="of:=IF(VALUE([$'Load Libs'.C18])&lt;30114;&quot;THIS SHEET REQUIRES A NEWER VERSION OF OBBA! PLEASE UPGRADE!&quot;;&quot;&quot;)">
            <text:p/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4">
          <table:table-cell table:style-name="ce18"/>
          <table:table-cell table:style-name="ce22" office:value-type="string" calcext:value-type="string">
            <text:p>SABR Parameters</text:p>
          </table:table-cell>
          <table:table-cell table:style-name="ce22"/>
          <table:table-cell table:style-name="ce27"/>
          <table:table-cell table:style-name="ce30" office:value-type="string" calcext:value-type="string">
            <text:p>strike</text:p>
          </table:table-cell>
          <table:table-cell table:style-name="ce30" office:value-type="string" calcext:value-type="string">
            <text:p>Hagan lognormal vol approximation</text:p>
          </table:table-cell>
          <table:table-cell table:style-name="ce30" office:value-type="string" calcext:value-type="string">
            <text:p>option price</text:p>
          </table:table-cell>
          <table:table-cell table:style-name="ce30" office:value-type="string" calcext:value-type="string">
            <text:p>density</text:p>
          </table:table-cell>
          <table:table-cell table:style-name="ce18" table:number-columns-repeated="227"/>
          <table:table-cell table:style-name="ce32" table:number-columns-repeated="787"/>
          <table:table-cell table:number-columns-repeated="2"/>
        </table:table-row>
        <table:table-row table:style-name="ro2">
          <table:table-cell table:number-columns-repeated="3"/>
          <table:table-cell table:style-name="ce28"/>
          <table:table-cell table:style-name="ce31" office:value-type="percentage" office:value="0.0005" calcext:value-type="percentage">
            <text:p>0.0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7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7]);[.$B$14];INFO.OBBA.OBBA.OBMAKE(&quot;&quot;;&quot;double&quot;;[.E7]);INFO.OBBA.OBBA.OBMAKE(&quot;&quot;;&quot;double&quot;;1)))" office:value-type="percentage" office:value="0.00950019298911738" calcext:value-type="percentage">
            <text:p>0.95%</text:p>
          </table:table-cell>
          <table:table-cell table:number-columns-repeated="1017"/>
        </table:table-row>
        <table:table-row table:style-name="ro2">
          <table:table-cell/>
          <table:table-cell table:style-name="ce23" office:value-type="string" calcext:value-type="string">
            <text:p>Parameters:</text:p>
          </table:table-cell>
          <table:table-cell table:style-name="ce23"/>
          <table:table-cell table:style-name="ce28"/>
          <table:table-cell table:style-name="ce31" table:formula="of:=[.E7]+0.0005" office:value-type="percentage" office:value="0.001" calcext:value-type="percentage">
            <text:p>0.1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8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8]);[.$B$14];INFO.OBBA.OBBA.OBMAKE(&quot;&quot;;&quot;double&quot;;[.E8]);INFO.OBBA.OBBA.OBMAKE(&quot;&quot;;&quot;double&quot;;1)))" office:value-type="percentage" office:value="0.00900413073516621" calcext:value-type="percentage">
            <text:p>0.90%</text:p>
          </table:table-cell>
          <table:table-cell table:formula="of:=([.G9]-2*[.G8]+[.G7])/([.E8]-[.E7])/([.E9]-[.E8])" office:value-type="float" office:value="45.7955390268591" calcext:value-type="float">
            <text:p>45.7955390269</text:p>
          </table:table-cell>
          <table:table-cell table:number-columns-repeated="1016"/>
        </table:table-row>
        <table:table-row table:style-name="ro2">
          <table:table-cell/>
          <table:table-cell table:style-name="ce24" table:formula="of:=INFO.OBBA.OBBA.OBMAKE(&quot;sabr.alpha&quot;;&quot;double&quot;;[.C9])" office:value-type="string" office:string-value="sabr.alpha &#10;[8210]" calcext:value-type="string">
            <text:p>sabr.alpha </text:p>
            <text:p>[8210]</text:p>
          </table:table-cell>
          <table:table-cell table:style-name="ce25" office:value-type="percentage" office:value="0.4" calcext:value-type="percentage">
            <text:p>40.00%</text:p>
          </table:table-cell>
          <table:table-cell table:style-name="ce28"/>
          <table:table-cell table:style-name="ce31" table:formula="of:=[.E8]+0.0005" office:value-type="percentage" office:value="0.0015" calcext:value-type="percentage">
            <text:p>0.1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9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9]);[.$B$14];INFO.OBBA.OBBA.OBMAKE(&quot;&quot;;&quot;double&quot;;[.E9]);INFO.OBBA.OBBA.OBMAKE(&quot;&quot;;&quot;double&quot;;1)))" office:value-type="percentage" office:value="0.00851951736597176" calcext:value-type="percentage">
            <text:p>0.85%</text:p>
          </table:table-cell>
          <table:table-cell table:formula="of:=([.G10]-2*[.G9]+[.G8])/([.E9]-[.E8])/([.E10]-[.E9])" office:value-type="float" office:value="72.3521293254301" calcext:value-type="float">
            <text:p>72.3521293254</text:p>
          </table:table-cell>
          <table:table-cell table:number-columns-repeated="1016"/>
        </table:table-row>
        <table:table-row table:style-name="ro2">
          <table:table-cell/>
          <table:table-cell table:style-name="ce24" table:formula="of:=INFO.OBBA.OBBA.OBMAKE(&quot;sabr.beta&quot;;&quot;double&quot;;[.C10])" office:value-type="string" office:string-value="sabr.beta &#10;[8211]" calcext:value-type="string">
            <text:p>sabr.beta </text:p>
            <text:p>[8211]</text:p>
          </table:table-cell>
          <table:table-cell table:style-name="ce26" office:value-type="float" office:value="1" calcext:value-type="float">
            <text:p>1</text:p>
          </table:table-cell>
          <table:table-cell table:style-name="ce28"/>
          <table:table-cell table:style-name="ce31" table:formula="of:=[.E9]+0.0005" office:value-type="percentage" office:value="0.002" calcext:value-type="percentage">
            <text:p>0.2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0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10]);[.$B$14];INFO.OBBA.OBBA.OBMAKE(&quot;&quot;;&quot;double&quot;;[.E10]);INFO.OBBA.OBBA.OBMAKE(&quot;&quot;;&quot;double&quot;;1)))" office:value-type="percentage" office:value="0.00805299202910866" calcext:value-type="percentage">
            <text:p>0.81%</text:p>
          </table:table-cell>
          <table:table-cell table:formula="of:=([.G11]-2*[.G10]+[.G9])/([.E10]-[.E9])/([.E11]-[.E10])" office:value-type="float" office:value="88.6932086767919" calcext:value-type="float">
            <text:p>88.6932086768</text:p>
          </table:table-cell>
          <table:table-cell table:number-columns-repeated="1016"/>
        </table:table-row>
        <table:table-row table:style-name="ro2">
          <table:table-cell/>
          <table:table-cell table:style-name="ce24" table:formula="of:=INFO.OBBA.OBBA.OBMAKE(&quot;sabr.rho&quot;;&quot;double&quot;;[.C11])" office:value-type="string" office:string-value="sabr.rho &#10;[8212]" calcext:value-type="string">
            <text:p>sabr.rho </text:p>
            <text:p>[8212]</text:p>
          </table:table-cell>
          <table:table-cell table:style-name="ce26" office:value-type="float" office:value="0" calcext:value-type="float">
            <text:p>0</text:p>
          </table:table-cell>
          <table:table-cell table:style-name="ce28"/>
          <table:table-cell table:style-name="ce31" table:formula="of:=[.E10]+0.0005" office:value-type="percentage" office:value="0.0025" calcext:value-type="percentage">
            <text:p>0.2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1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11]);[.$B$14];INFO.OBBA.OBBA.OBMAKE(&quot;&quot;;&quot;double&quot;;[.E11]);INFO.OBBA.OBBA.OBMAKE(&quot;&quot;;&quot;double&quot;;1)))" office:value-type="percentage" office:value="0.00760863999441476" calcext:value-type="percentage">
            <text:p>0.76%</text:p>
          </table:table-cell>
          <table:table-cell table:formula="of:=([.G12]-2*[.G11]+[.G10])/([.E11]-[.E10])/([.E12]-[.E11])" office:value-type="float" office:value="96.6712894123825" calcext:value-type="float">
            <text:p>96.6712894124</text:p>
          </table:table-cell>
          <table:table-cell table:number-columns-repeated="1016"/>
        </table:table-row>
        <table:table-row table:style-name="ro2">
          <table:table-cell/>
          <table:table-cell table:style-name="ce24" table:formula="of:=INFO.OBBA.OBBA.OBMAKE(&quot;sabr.nu&quot;;&quot;double&quot;;[.C12])" office:value-type="string" office:string-value="sabr.nu &#10;[8213]" calcext:value-type="string">
            <text:p>sabr.nu </text:p>
            <text:p>[8213]</text:p>
          </table:table-cell>
          <table:table-cell table:style-name="ce26" office:value-type="float" office:value="0.00001" calcext:value-type="float">
            <text:p>0.00001</text:p>
          </table:table-cell>
          <table:table-cell table:style-name="ce28"/>
          <table:table-cell table:style-name="ce31" table:formula="of:=[.E11]+0.0005" office:value-type="percentage" office:value="0.003" calcext:value-type="percentage">
            <text:p>0.3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2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12]);[.$B$14];INFO.OBBA.OBBA.OBMAKE(&quot;&quot;;&quot;double&quot;;[.E12]);INFO.OBBA.OBBA.OBMAKE(&quot;&quot;;&quot;double&quot;;1)))" office:value-type="percentage" office:value="0.00718845578207395" calcext:value-type="percentage">
            <text:p>0.72%</text:p>
          </table:table-cell>
          <table:table-cell table:formula="of:=([.G13]-2*[.G12]+[.G11])/([.E12]-[.E11])/([.E13]-[.E12])" office:value-type="float" office:value="98.9747836918076" calcext:value-type="float">
            <text:p>98.9747836918</text:p>
          </table:table-cell>
          <table:table-cell table:number-columns-repeated="1016"/>
        </table:table-row>
        <table:table-row table:style-name="ro2">
          <table:table-cell/>
          <table:table-cell table:style-name="ce24" table:formula="of:=INFO.OBBA.OBBA.OBMAKE(&quot;sabr.underlying&quot;;&quot;double&quot;;[.C13])" office:value-type="string" office:string-value="sabr.underlying &#10;[8214]" calcext:value-type="string">
            <text:p>sabr.underlying </text:p>
            <text:p>[8214]</text:p>
          </table:table-cell>
          <table:table-cell table:style-name="ce25" office:value-type="percentage" office:value="0.01" calcext:value-type="percentage">
            <text:p>1.00%</text:p>
          </table:table-cell>
          <table:table-cell table:style-name="ce28"/>
          <table:table-cell table:style-name="ce31" table:formula="of:=[.E12]+0.0005" office:value-type="percentage" office:value="0.0035" calcext:value-type="percentage">
            <text:p>0.3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3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13]);[.$B$14];INFO.OBBA.OBBA.OBMAKE(&quot;&quot;;&quot;double&quot;;[.E13]);INFO.OBBA.OBBA.OBMAKE(&quot;&quot;;&quot;double&quot;;1)))" office:value-type="percentage" office:value="0.0067930152656561" calcext:value-type="percentage">
            <text:p>0.68%</text:p>
          </table:table-cell>
          <table:table-cell table:formula="of:=([.G14]-2*[.G13]+[.G12])/([.E13]-[.E12])/([.E14]-[.E13])" office:value-type="float" office:value="97.7042874722896" calcext:value-type="float">
            <text:p>97.7042874723</text:p>
          </table:table-cell>
          <table:table-cell table:number-columns-repeated="1016"/>
        </table:table-row>
        <table:table-row table:style-name="ro2">
          <table:table-cell/>
          <table:table-cell table:style-name="ce24" table:formula="of:=INFO.OBBA.OBBA.OBMAKE(&quot;sabr.maturity&quot;;&quot;double&quot;;[.C14])" office:value-type="string" office:string-value="sabr.maturity &#10;[8215]" calcext:value-type="string">
            <text:p>sabr.maturity </text:p>
            <text:p>[8215]</text:p>
          </table:table-cell>
          <table:table-cell table:style-name="ce26" office:value-type="float" office:value="5" calcext:value-type="float">
            <text:p>5</text:p>
          </table:table-cell>
          <table:table-cell table:style-name="ce28"/>
          <table:table-cell table:style-name="ce31" table:formula="of:=[.E13]+0.0005" office:value-type="percentage" office:value="0.004" calcext:value-type="percentage">
            <text:p>0.4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4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14]);[.$B$14];INFO.OBBA.OBBA.OBMAKE(&quot;&quot;;&quot;double&quot;;[.E14]);INFO.OBBA.OBBA.OBMAKE(&quot;&quot;;&quot;double&quot;;1)))" office:value-type="percentage" office:value="0.00642200082110631" calcext:value-type="percentage">
            <text:p>0.64%</text:p>
          </table:table-cell>
          <table:table-cell table:formula="of:=([.G15]-2*[.G14]+[.G13])/([.E14]-[.E13])/([.E15]-[.E14])" office:value-type="float" office:value="94.3002975493933" calcext:value-type="float">
            <text:p>94.3002975494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14]+0.0005" office:value-type="percentage" office:value="0.0045" calcext:value-type="percentage">
            <text:p>0.4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5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15]);[.$B$14];INFO.OBBA.OBBA.OBMAKE(&quot;&quot;;&quot;double&quot;;[.E15]);INFO.OBBA.OBBA.OBMAKE(&quot;&quot;;&quot;double&quot;;1)))" office:value-type="percentage" office:value="0.00607456145094388" calcext:value-type="percentage">
            <text:p>0.61%</text:p>
          </table:table-cell>
          <table:table-cell table:formula="of:=([.G16]-2*[.G15]+[.G14])/([.E15]-[.E14])/([.E16]-[.E15])" office:value-type="float" office:value="89.7060798747927" calcext:value-type="float">
            <text:p>89.706079874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15]+0.0005" office:value-type="percentage" office:value="0.005" calcext:value-type="percentage">
            <text:p>0.5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6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16]);[.$B$14];INFO.OBBA.OBBA.OBMAKE(&quot;&quot;;&quot;double&quot;;[.E16]);INFO.OBBA.OBBA.OBMAKE(&quot;&quot;;&quot;double&quot;;1)))" office:value-type="percentage" office:value="0.00574954860075014" calcext:value-type="percentage">
            <text:p>0.57%</text:p>
          </table:table-cell>
          <table:table-cell table:formula="of:=([.G17]-2*[.G16]+[.G15])/([.E16]-[.E15])/([.E17]-[.E16])" office:value-type="float" office:value="84.525839551642" calcext:value-type="float">
            <text:p>84.5258395516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16]+0.0005" office:value-type="percentage" office:value="0.0055" calcext:value-type="percentage">
            <text:p>0.5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7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17]);[.$B$14];INFO.OBBA.OBBA.OBMAKE(&quot;&quot;;&quot;double&quot;;[.E17]);INFO.OBBA.OBBA.OBMAKE(&quot;&quot;;&quot;double&quot;;1)))" office:value-type="percentage" office:value="0.00544566721044432" calcext:value-type="percentage">
            <text:p>0.54%</text:p>
          </table:table-cell>
          <table:table-cell table:formula="of:=([.G18]-2*[.G17]+[.G16])/([.E17]-[.E16])/([.E18]-[.E17])" office:value-type="float" office:value="79.1403449319911" calcext:value-type="float">
            <text:p>79.140344932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17]+0.0005" office:value-type="percentage" office:value="0.006" calcext:value-type="percentage">
            <text:p>0.6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8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18]);[.$B$14];INFO.OBBA.OBBA.OBMAKE(&quot;&quot;;&quot;double&quot;;[.E18]);INFO.OBBA.OBBA.OBMAKE(&quot;&quot;;&quot;double&quot;;1)))" office:value-type="percentage" office:value="0.00516157090637149" calcext:value-type="percentage">
            <text:p>0.52%</text:p>
          </table:table-cell>
          <table:table-cell table:formula="of:=([.G19]-2*[.G18]+[.G17])/([.E18]-[.E17])/([.E19]-[.E18])" office:value-type="float" office:value="73.7849675561259" calcext:value-type="float">
            <text:p>73.7849675561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18]+0.0005" office:value-type="percentage" office:value="0.0065" calcext:value-type="percentage">
            <text:p>0.6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9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19]);[.$B$14];INFO.OBBA.OBBA.OBMAKE(&quot;&quot;;&quot;double&quot;;[.E19]);INFO.OBBA.OBBA.OBMAKE(&quot;&quot;;&quot;double&quot;;1)))" office:value-type="percentage" office:value="0.0048959208441877" calcext:value-type="percentage">
            <text:p>0.49%</text:p>
          </table:table-cell>
          <table:table-cell table:formula="of:=([.G20]-2*[.G19]+[.G18])/([.E19]-[.E18])/([.E20]-[.E19])" office:value-type="float" office:value="68.6009355145012" calcext:value-type="float">
            <text:p>68.600935514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19]+0.0005" office:value-type="percentage" office:value="0.007" calcext:value-type="percentage">
            <text:p>0.7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20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20]);[.$B$14];INFO.OBBA.OBBA.OBMAKE(&quot;&quot;;&quot;double&quot;;[.E20]);INFO.OBBA.OBBA.OBMAKE(&quot;&quot;;&quot;double&quot;;1)))" office:value-type="percentage" office:value="0.00464742101588253" calcext:value-type="percentage">
            <text:p>0.46%</text:p>
          </table:table-cell>
          <table:table-cell table:formula="of:=([.G21]-2*[.G20]+[.G19])/([.E20]-[.E19])/([.E21]-[.E20])" office:value-type="float" office:value="63.668714122625" calcext:value-type="float">
            <text:p>63.6687141226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20]+0.0005" office:value-type="percentage" office:value="0.0075" calcext:value-type="percentage">
            <text:p>0.7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21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21]);[.$B$14];INFO.OBBA.OBBA.OBMAKE(&quot;&quot;;&quot;double&quot;;[.E21]);INFO.OBBA.OBBA.OBMAKE(&quot;&quot;;&quot;double&quot;;1)))" office:value-type="percentage" office:value="0.00441483836610801" calcext:value-type="percentage">
            <text:p>0.44%</text:p>
          </table:table-cell>
          <table:table-cell table:formula="of:=([.G22]-2*[.G21]+[.G20])/([.E21]-[.E20])/([.E22]-[.E21])" office:value-type="float" office:value="59.029729385103" calcext:value-type="float">
            <text:p>59.0297293851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21]+0.0005" office:value-type="percentage" office:value="0.008" calcext:value-type="percentage">
            <text:p>0.8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22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22]);[.$B$14];INFO.OBBA.OBBA.OBMAKE(&quot;&quot;;&quot;double&quot;;[.E22]);INFO.OBBA.OBBA.OBMAKE(&quot;&quot;;&quot;double&quot;;1)))" office:value-type="percentage" office:value="0.00419701314867977" calcext:value-type="percentage">
            <text:p>0.42%</text:p>
          </table:table-cell>
          <table:table-cell table:formula="of:=([.G23]-2*[.G22]+[.G21])/([.E22]-[.E21])/([.E23]-[.E22])" office:value-type="float" office:value="54.7005337342768" calcext:value-type="float">
            <text:p>54.7005337343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22]+0.0005" office:value-type="percentage" office:value="0.0085" calcext:value-type="percentage">
            <text:p>0.8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23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23]);[.$B$14];INFO.OBBA.OBBA.OBMAKE(&quot;&quot;;&quot;double&quot;;[.E23]);INFO.OBBA.OBBA.OBMAKE(&quot;&quot;;&quot;double&quot;;1)))" office:value-type="percentage" office:value="0.00399286306468511" calcext:value-type="percentage">
            <text:p>0.40%</text:p>
          </table:table-cell>
          <table:table-cell table:formula="of:=([.G24]-2*[.G23]+[.G22])/([.E23]-[.E22])/([.E24]-[.E23])" office:value-type="float" office:value="50.682066103376" calcext:value-type="float">
            <text:p>50.6820661034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23]+0.0005" office:value-type="percentage" office:value="0.009" calcext:value-type="percentage">
            <text:p>0.9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24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24]);[.$B$14];INFO.OBBA.OBBA.OBMAKE(&quot;&quot;;&quot;double&quot;;[.E24]);INFO.OBBA.OBBA.OBMAKE(&quot;&quot;;&quot;double&quot;;1)))" office:value-type="percentage" office:value="0.00380138349721628" calcext:value-type="percentage">
            <text:p>0.38%</text:p>
          </table:table-cell>
          <table:table-cell table:formula="of:=([.G25]-2*[.G24]+[.G23])/([.E24]-[.E23])/([.E25]-[.E24])" office:value-type="float" office:value="46.9657143028342" calcext:value-type="float">
            <text:p>46.965714302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24]+0.0005" office:value-type="percentage" office:value="0.00950000000000001" calcext:value-type="percentage">
            <text:p>0.9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25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25]);[.$B$14];INFO.OBBA.OBBA.OBMAKE(&quot;&quot;;&quot;double&quot;;[.E25]);INFO.OBBA.OBBA.OBMAKE(&quot;&quot;;&quot;double&quot;;1)))" office:value-type="percentage" office:value="0.00362164535832316" calcext:value-type="percentage">
            <text:p>0.36%</text:p>
          </table:table-cell>
          <table:table-cell table:formula="of:=([.G26]-2*[.G25]+[.G24])/([.E25]-[.E24])/([.E26]-[.E25])" office:value-type="float" office:value="43.5372820748407" calcext:value-type="float">
            <text:p>43.537282074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25]+0.0005" office:value-type="percentage" office:value="0.01" calcext:value-type="percentage">
            <text:p>1.0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26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26]);[.$B$14];INFO.OBBA.OBBA.OBMAKE(&quot;&quot;;&quot;double&quot;;[.E26]);INFO.OBBA.OBBA.OBMAKE(&quot;&quot;;&quot;double&quot;;1)))" office:value-type="percentage" office:value="0.00345279153994876" calcext:value-type="percentage">
            <text:p>0.35%</text:p>
          </table:table-cell>
          <table:table-cell table:formula="of:=([.G27]-2*[.G26]+[.G25])/([.E26]-[.E25])/([.E27]-[.E26])" office:value-type="float" office:value="40.3795760904956" calcext:value-type="float">
            <text:p>40.379576090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26]+0.0005" office:value-type="percentage" office:value="0.0105" calcext:value-type="percentage">
            <text:p>1.0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27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27]);[.$B$14];INFO.OBBA.OBBA.OBMAKE(&quot;&quot;;&quot;double&quot;;[.E27]);INFO.OBBA.OBBA.OBMAKE(&quot;&quot;;&quot;double&quot;;1)))" office:value-type="percentage" office:value="0.00329403261559698" calcext:value-type="percentage">
            <text:p>0.33%</text:p>
          </table:table-cell>
          <table:table-cell table:formula="of:=([.G28]-2*[.G27]+[.G26])/([.E27]-[.E26])/([.E28]-[.E27])" office:value-type="float" office:value="37.4740800118835" calcext:value-type="float">
            <text:p>37.4740800119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27]+0.0005" office:value-type="percentage" office:value="0.011" calcext:value-type="percentage">
            <text:p>1.1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28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28]);[.$B$14];INFO.OBBA.OBBA.OBMAKE(&quot;&quot;;&quot;double&quot;;[.E28]);INFO.OBBA.OBBA.OBMAKE(&quot;&quot;;&quot;double&quot;;1)))" office:value-type="percentage" office:value="0.00314464221124817" calcext:value-type="percentage">
            <text:p>0.31%</text:p>
          </table:table-cell>
          <table:table-cell table:formula="of:=([.G29]-2*[.G28]+[.G27])/([.E28]-[.E27])/([.E29]-[.E28])" office:value-type="float" office:value="34.8020227580633" calcext:value-type="float">
            <text:p>34.8020227581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28]+0.0005" office:value-type="percentage" office:value="0.0115" calcext:value-type="percentage">
            <text:p>1.1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29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29]);[.$B$14];INFO.OBBA.OBBA.OBMAKE(&quot;&quot;;&quot;double&quot;;[.E29]);INFO.OBBA.OBBA.OBMAKE(&quot;&quot;;&quot;double&quot;;1)))" office:value-type="percentage" office:value="0.00300395231258887" calcext:value-type="percentage">
            <text:p>0.30%</text:p>
          </table:table-cell>
          <table:table-cell table:formula="of:=([.G30]-2*[.G29]+[.G28])/([.E29]-[.E28])/([.E30]-[.E29])" office:value-type="float" office:value="32.3450442374258" calcext:value-type="float">
            <text:p>32.3450442374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29]+0.0005" office:value-type="percentage" office:value="0.012" calcext:value-type="percentage">
            <text:p>1.2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30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30]);[.$B$14];INFO.OBBA.OBBA.OBMAKE(&quot;&quot;;&quot;double&quot;;[.E30]);INFO.OBBA.OBBA.OBMAKE(&quot;&quot;;&quot;double&quot;;1)))" office:value-type="percentage" office:value="0.00287134867498893" calcext:value-type="percentage">
            <text:p>0.29%</text:p>
          </table:table-cell>
          <table:table-cell table:formula="of:=([.G31]-2*[.G30]+[.G29])/([.E30]-[.E29])/([.E31]-[.E30])" office:value-type="float" office:value="30.0855938428975" calcext:value-type="float">
            <text:p>30.0855938429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30]+0.0005" office:value-type="percentage" office:value="0.0125" calcext:value-type="percentage">
            <text:p>1.2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31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31]);[.$B$14];INFO.OBBA.OBBA.OBMAKE(&quot;&quot;;&quot;double&quot;;[.E31]);INFO.OBBA.OBBA.OBMAKE(&quot;&quot;;&quot;double&quot;;1)))" office:value-type="percentage" office:value="0.00274626643584972" calcext:value-type="percentage">
            <text:p>0.27%</text:p>
          </table:table-cell>
          <table:table-cell table:formula="of:=([.G32]-2*[.G31]+[.G30])/([.E31]-[.E30])/([.E32]-[.E31])" office:value-type="float" office:value="28.0071522065911" calcext:value-type="float">
            <text:p>28.0071522066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31]+0.0005" office:value-type="percentage" office:value="0.013" calcext:value-type="percentage">
            <text:p>1.3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32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32]);[.$B$14];INFO.OBBA.OBBA.OBMAKE(&quot;&quot;;&quot;double&quot;;[.E32]);INFO.OBBA.OBBA.OBMAKE(&quot;&quot;;&quot;double&quot;;1)))" office:value-type="percentage" office:value="0.00262818598476215" calcext:value-type="percentage">
            <text:p>0.26%</text:p>
          </table:table-cell>
          <table:table-cell table:formula="of:=([.G33]-2*[.G32]+[.G31])/([.E32]-[.E31])/([.E33]-[.E32])" office:value-type="float" office:value="26.0943369697706" calcext:value-type="float">
            <text:p>26.094336969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32]+0.0005" office:value-type="percentage" office:value="0.0135" calcext:value-type="percentage">
            <text:p>1.3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33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33]);[.$B$14];INFO.OBBA.OBBA.OBMAKE(&quot;&quot;;&quot;double&quot;;[.E33]);INFO.OBBA.OBBA.OBMAKE(&quot;&quot;;&quot;double&quot;;1)))" office:value-type="percentage" office:value="0.00251662911791703" calcext:value-type="percentage">
            <text:p>0.25%</text:p>
          </table:table-cell>
          <table:table-cell table:formula="of:=([.G34]-2*[.G33]+[.G32])/([.E33]-[.E32])/([.E34]-[.E33])" office:value-type="float" office:value="24.3329334479702" calcext:value-type="float">
            <text:p>24.33293344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33]+0.0005" office:value-type="percentage" office:value="0.014" calcext:value-type="percentage">
            <text:p>1.4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34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34]);[.$B$14];INFO.OBBA.OBBA.OBMAKE(&quot;&quot;;&quot;double&quot;;[.E34]);INFO.OBBA.OBBA.OBMAKE(&quot;&quot;;&quot;double&quot;;1)))" office:value-type="percentage" office:value="0.0024111554844339" calcext:value-type="percentage">
            <text:p>0.24%</text:p>
          </table:table-cell>
          <table:table-cell table:formula="of:=([.G35]-2*[.G34]+[.G33])/([.E34]-[.E33])/([.E35]-[.E34])" office:value-type="float" office:value="22.7098777159911" calcext:value-type="float">
            <text:p>22.709877716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34]+0.0005" office:value-type="percentage" office:value="0.0145" calcext:value-type="percentage">
            <text:p>1.4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35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35]);[.$B$14];INFO.OBBA.OBBA.OBMAKE(&quot;&quot;;&quot;double&quot;;[.E35]);INFO.OBBA.OBBA.OBMAKE(&quot;&quot;;&quot;double&quot;;1)))" office:value-type="percentage" office:value="0.00231135932037976" calcext:value-type="percentage">
            <text:p>0.23%</text:p>
          </table:table-cell>
          <table:table-cell table:formula="of:=([.G36]-2*[.G35]+[.G34])/([.E35]-[.E34])/([.E36]-[.E35])" office:value-type="float" office:value="21.2132106144261" calcext:value-type="float">
            <text:p>21.2132106144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35]+0.0005" office:value-type="percentage" office:value="0.015" calcext:value-type="percentage">
            <text:p>1.5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36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36]);[.$B$14];INFO.OBBA.OBBA.OBMAKE(&quot;&quot;;&quot;double&quot;;[.E36]);INFO.OBBA.OBBA.OBMAKE(&quot;&quot;;&quot;double&quot;;1)))" office:value-type="percentage" office:value="0.00221686645897923" calcext:value-type="percentage">
            <text:p>0.22%</text:p>
          </table:table-cell>
          <table:table-cell table:formula="of:=([.G37]-2*[.G36]+[.G35])/([.E36]-[.E35])/([.E37]-[.E36])" office:value-type="float" office:value="19.8320150648791" calcext:value-type="float">
            <text:p>19.8320150649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36]+0.0005" office:value-type="percentage" office:value="0.0155" calcext:value-type="percentage">
            <text:p>1.5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37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37]);[.$B$14];INFO.OBBA.OBBA.OBMAKE(&quot;&quot;;&quot;double&quot;;[.E37]);INFO.OBBA.OBBA.OBMAKE(&quot;&quot;;&quot;double&quot;;1)))" office:value-type="percentage" office:value="0.00212733160134493" calcext:value-type="percentage">
            <text:p>0.21%</text:p>
          </table:table-cell>
          <table:table-cell table:formula="of:=([.G38]-2*[.G37]+[.G36])/([.E37]-[.E36])/([.E38]-[.E37])" office:value-type="float" office:value="18.5563449202827" calcext:value-type="float">
            <text:p>18.5563449203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37]+0.0005" office:value-type="percentage" office:value="0.016" calcext:value-type="percentage">
            <text:p>1.6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38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38]);[.$B$14];INFO.OBBA.OBBA.OBMAKE(&quot;&quot;;&quot;double&quot;;[.E38]);INFO.OBBA.OBBA.OBMAKE(&quot;&quot;;&quot;double&quot;;1)))" office:value-type="percentage" office:value="0.00204243582994069" calcext:value-type="percentage">
            <text:p>0.20%</text:p>
          </table:table-cell>
          <table:table-cell table:formula="of:=([.G39]-2*[.G38]+[.G37])/([.E38]-[.E37])/([.E39]-[.E38])" office:value-type="float" office:value="17.3771507473268" calcext:value-type="float">
            <text:p>17.3771507473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38]+0.0005" office:value-type="percentage" office:value="0.0165" calcext:value-type="percentage">
            <text:p>1.6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39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39]);[.$B$14];INFO.OBBA.OBBA.OBMAKE(&quot;&quot;;&quot;double&quot;;[.E39]);INFO.OBBA.OBBA.OBMAKE(&quot;&quot;;&quot;double&quot;;1)))" office:value-type="percentage" office:value="0.00196188434622329" calcext:value-type="percentage">
            <text:p>0.20%</text:p>
          </table:table-cell>
          <table:table-cell table:formula="of:=([.G40]-2*[.G39]+[.G38])/([.E39]-[.E38])/([.E40]-[.E39])" office:value-type="float" office:value="16.2862060081072" calcext:value-type="float">
            <text:p>16.2862060081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39]+0.0005" office:value-type="percentage" office:value="0.017" calcext:value-type="percentage">
            <text:p>1.7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40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40]);[.$B$14];INFO.OBBA.OBBA.OBMAKE(&quot;&quot;;&quot;double&quot;;[.E40]);INFO.OBBA.OBBA.OBMAKE(&quot;&quot;;&quot;double&quot;;1)))" office:value-type="percentage" office:value="0.00188540441400791" calcext:value-type="percentage">
            <text:p>0.19%</text:p>
          </table:table-cell>
          <table:table-cell table:formula="of:=([.G41]-2*[.G40]+[.G39])/([.E40]-[.E39])/([.E41]-[.E40])" office:value-type="float" office:value="15.2760358010165" calcext:value-type="float">
            <text:p>15.276035801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40]+0.0005" office:value-type="percentage" office:value="0.0175" calcext:value-type="percentage">
            <text:p>1.7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41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41]);[.$B$14];INFO.OBBA.OBBA.OBMAKE(&quot;&quot;;&quot;double&quot;;[.E41]);INFO.OBBA.OBBA.OBMAKE(&quot;&quot;;&quot;double&quot;;1)))" office:value-type="percentage" office:value="0.00181274349074278" calcext:value-type="percentage">
            <text:p>0.18%</text:p>
          </table:table-cell>
          <table:table-cell table:formula="of:=([.G42]-2*[.G41]+[.G40])/([.E41]-[.E40])/([.E42]-[.E41])" office:value-type="float" office:value="14.3398494315151" calcext:value-type="float">
            <text:p>14.339849431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41]+0.0005" office:value-type="percentage" office:value="0.018" calcext:value-type="percentage">
            <text:p>1.8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42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42]);[.$B$14];INFO.OBBA.OBBA.OBMAKE(&quot;&quot;;&quot;double&quot;;[.E42]);INFO.OBBA.OBBA.OBMAKE(&quot;&quot;;&quot;double&quot;;1)))" office:value-type="percentage" office:value="0.00174366752983554" calcext:value-type="percentage">
            <text:p>0.17%</text:p>
          </table:table-cell>
          <table:table-cell table:formula="of:=([.G43]-2*[.G42]+[.G41])/([.E42]-[.E41])/([.E43]-[.E42])" office:value-type="float" office:value="13.4714774928639" calcext:value-type="float">
            <text:p>13.4714774929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42]+0.0005" office:value-type="percentage" office:value="0.0185" calcext:value-type="percentage">
            <text:p>1.8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43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43]);[.$B$14];INFO.OBBA.OBBA.OBMAKE(&quot;&quot;;&quot;double&quot;;[.E43]);INFO.OBBA.OBBA.OBMAKE(&quot;&quot;;&quot;double&quot;;1)))" office:value-type="percentage" office:value="0.00167795943830151" calcext:value-type="percentage">
            <text:p>0.17%</text:p>
          </table:table-cell>
          <table:table-cell table:formula="of:=([.G44]-2*[.G43]+[.G42])/([.E43]-[.E42])/([.E44]-[.E43])" office:value-type="float" office:value="12.6653137387697" calcext:value-type="float">
            <text:p>12.665313738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43]+0.0005" office:value-type="percentage" office:value="0.019" calcext:value-type="percentage">
            <text:p>1.9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44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44]);[.$B$14];INFO.OBBA.OBBA.OBMAKE(&quot;&quot;;&quot;double&quot;;[.E44]);INFO.OBBA.OBBA.OBMAKE(&quot;&quot;;&quot;double&quot;;1)))" office:value-type="percentage" office:value="0.00161541767520217" calcext:value-type="percentage">
            <text:p>0.16%</text:p>
          </table:table-cell>
          <table:table-cell table:formula="of:=([.G45]-2*[.G44]+[.G43])/([.E44]-[.E43])/([.E45]-[.E44])" office:value-type="float" office:value="11.9162617752515" calcext:value-type="float">
            <text:p>11.9162617753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44]+0.0005" office:value-type="percentage" office:value="0.0195" calcext:value-type="percentage">
            <text:p>1.9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45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45]);[.$B$14];INFO.OBBA.OBBA.OBMAKE(&quot;&quot;;&quot;double&quot;;[.E45]);INFO.OBBA.OBBA.OBMAKE(&quot;&quot;;&quot;double&quot;;1)))" office:value-type="percentage" office:value="0.00155585497754665" calcext:value-type="percentage">
            <text:p>0.16%</text:p>
          </table:table-cell>
          <table:table-cell table:formula="of:=([.G46]-2*[.G45]+[.G44])/([.E45]-[.E44])/([.E46]-[.E45])" office:value-type="float" office:value="11.2196864366642" calcext:value-type="float">
            <text:p>11.2196864367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45]+0.0005" office:value-type="percentage" office:value="0.02" calcext:value-type="percentage">
            <text:p>2.0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46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46]);[.$B$14];INFO.OBBA.OBBA.OBMAKE(&quot;&quot;;&quot;double&quot;;[.E46]);INFO.OBBA.OBBA.OBMAKE(&quot;&quot;;&quot;double&quot;;1)))" office:value-type="percentage" office:value="0.00149909720150029" calcext:value-type="percentage">
            <text:p>0.15%</text:p>
          </table:table-cell>
          <table:table-cell table:formula="of:=([.G47]-2*[.G46]+[.G45])/([.E46]-[.E45])/([.E47]-[.E46])" office:value-type="float" office:value="10.5713696114482" calcext:value-type="float">
            <text:p>10.5713696114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46]+0.0005" office:value-type="percentage" office:value="0.0205" calcext:value-type="percentage">
            <text:p>2.0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47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47]);[.$B$14];INFO.OBBA.OBBA.OBMAKE(&quot;&quot;;&quot;double&quot;;[.E47]);INFO.OBBA.OBBA.OBMAKE(&quot;&quot;;&quot;double&quot;;1)))" office:value-type="percentage" office:value="0.00144498226785679" calcext:value-type="percentage">
            <text:p>0.14%</text:p>
          </table:table-cell>
          <table:table-cell table:formula="of:=([.G48]-2*[.G47]+[.G46])/([.E47]-[.E46])/([.E48]-[.E47])" office:value-type="float" office:value="9.96747023039068" calcext:value-type="float">
            <text:p>9.9674702304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47]+0.0005" office:value-type="percentage" office:value="0.021" calcext:value-type="percentage">
            <text:p>2.1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48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48]);[.$B$14];INFO.OBBA.OBBA.OBMAKE(&quot;&quot;;&quot;double&quot;;[.E48]);INFO.OBBA.OBBA.OBMAKE(&quot;&quot;;&quot;double&quot;;1)))" office:value-type="percentage" office:value="0.0013933592017709" calcext:value-type="percentage">
            <text:p>0.14%</text:p>
          </table:table-cell>
          <table:table-cell table:formula="of:=([.G49]-2*[.G48]+[.G47])/([.E48]-[.E47])/([.E49]-[.E48])" office:value-type="float" office:value="9.40448810383269" calcext:value-type="float">
            <text:p>9.404488103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48]+0.0005" office:value-type="percentage" office:value="0.0215" calcext:value-type="percentage">
            <text:p>2.1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49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49]);[.$B$14];INFO.OBBA.OBBA.OBMAKE(&quot;&quot;;&quot;double&quot;;[.E49]);INFO.OBBA.OBBA.OBMAKE(&quot;&quot;;&quot;double&quot;;1)))" office:value-type="percentage" office:value="0.00134408725771096" calcext:value-type="percentage">
            <text:p>0.13%</text:p>
          </table:table-cell>
          <table:table-cell table:formula="of:=([.G50]-2*[.G49]+[.G48])/([.E49]-[.E48])/([.E50]-[.E49])" office:value-type="float" office:value="8.87923128985173" calcext:value-type="float">
            <text:p>8.8792312899</text:p>
          </table:table-cell>
          <table:table-cell table:number-columns-repeated="227"/>
          <table:table-cell table:style-name="ce17" table:number-columns-repeated="768"/>
          <table:table-cell table:number-columns-repeated="21"/>
        </table:table-row>
        <table:table-row table:style-name="ro2">
          <table:table-cell table:number-columns-repeated="3"/>
          <table:table-cell table:style-name="ce28"/>
          <table:table-cell table:style-name="ce31" table:formula="of:=[.E49]+0.0005" office:value-type="percentage" office:value="0.022" calcext:value-type="percentage">
            <text:p>2.2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50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50]);[.$B$14];INFO.OBBA.OBBA.OBMAKE(&quot;&quot;;&quot;double&quot;;[.E50]);INFO.OBBA.OBBA.OBMAKE(&quot;&quot;;&quot;double&quot;;1)))" office:value-type="percentage" office:value="0.00129703512147348" calcext:value-type="percentage">
            <text:p>0.13%</text:p>
          </table:table-cell>
          <table:table-cell table:formula="of:=([.G51]-2*[.G50]+[.G49])/([.E50]-[.E49])/([.E51]-[.E50])" office:value-type="float" office:value="8.38878667976278" calcext:value-type="float">
            <text:p>8.3887866798</text:p>
          </table:table-cell>
          <table:table-cell table:number-columns-repeated="227"/>
          <table:table-cell table:style-name="ce17" table:number-columns-repeated="768"/>
          <table:table-cell table:number-columns-repeated="21"/>
        </table:table-row>
        <table:table-row table:style-name="ro2">
          <table:table-cell table:number-columns-repeated="3"/>
          <table:table-cell table:style-name="ce28"/>
          <table:table-cell table:style-name="ce31" table:formula="of:=[.E50]+0.0005" office:value-type="percentage" office:value="0.0225" calcext:value-type="percentage">
            <text:p>2.2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51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51]);[.$B$14];INFO.OBBA.OBBA.OBMAKE(&quot;&quot;;&quot;double&quot;;[.E51]);INFO.OBBA.OBBA.OBMAKE(&quot;&quot;;&quot;double&quot;;1)))" office:value-type="percentage" office:value="0.00125208018190594" calcext:value-type="percentage">
            <text:p>0.13%</text:p>
          </table:table-cell>
          <table:table-cell table:formula="of:=([.G52]-2*[.G51]+[.G50])/([.E51]-[.E50])/([.E52]-[.E51])" office:value-type="float" office:value="7.93049350372199" calcext:value-type="float">
            <text:p>7.9304935037</text:p>
          </table:table-cell>
          <table:table-cell table:number-columns-repeated="227"/>
          <table:table-cell table:style-name="ce17" table:number-columns-repeated="768"/>
          <table:table-cell table:number-columns-repeated="21"/>
        </table:table-row>
        <table:table-row table:style-name="ro2">
          <table:table-cell table:number-columns-repeated="3"/>
          <table:table-cell table:style-name="ce28"/>
          <table:table-cell table:style-name="ce31" table:formula="of:=[.E51]+0.0005" office:value-type="percentage" office:value="0.023" calcext:value-type="percentage">
            <text:p>2.3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52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52]);[.$B$14];INFO.OBBA.OBBA.OBMAKE(&quot;&quot;;&quot;double&quot;;[.E52]);INFO.OBBA.OBBA.OBMAKE(&quot;&quot;;&quot;double&quot;;1)))" office:value-type="percentage" office:value="0.00120910786571434" calcext:value-type="percentage">
            <text:p>0.12%</text:p>
          </table:table-cell>
          <table:table-cell table:formula="of:=([.G53]-2*[.G52]+[.G51])/([.E52]-[.E51])/([.E53]-[.E52])" office:value-type="float" office:value="7.50191947628858" calcext:value-type="float">
            <text:p>7.5019194763</text:p>
          </table:table-cell>
          <table:table-cell table:number-columns-repeated="227"/>
          <table:table-cell table:style-name="ce17" table:number-columns-repeated="768"/>
          <table:table-cell table:number-columns-repeated="21"/>
        </table:table-row>
        <table:table-row table:style-name="ro2">
          <table:table-cell table:number-columns-repeated="3"/>
          <table:table-cell table:style-name="ce28"/>
          <table:table-cell table:style-name="ce31" table:formula="of:=[.E52]+0.0005" office:value-type="percentage" office:value="0.0235" calcext:value-type="percentage">
            <text:p>2.3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53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53]);[.$B$14];INFO.OBBA.OBBA.OBMAKE(&quot;&quot;;&quot;double&quot;;[.E53]);INFO.OBBA.OBBA.OBMAKE(&quot;&quot;;&quot;double&quot;;1)))" office:value-type="percentage" office:value="0.0011680110293918" calcext:value-type="percentage">
            <text:p>0.12%</text:p>
          </table:table-cell>
          <table:table-cell table:formula="of:=([.G54]-2*[.G53]+[.G52])/([.E53]-[.E52])/([.E54]-[.E53])" office:value-type="float" office:value="7.10083932176259" calcext:value-type="float">
            <text:p>7.1008393218</text:p>
          </table:table-cell>
          <table:table-cell table:number-columns-repeated="227"/>
          <table:table-cell table:style-name="ce17" table:number-columns-repeated="768"/>
          <table:table-cell table:number-columns-repeated="21"/>
        </table:table-row>
        <table:table-row table:style-name="ro2">
          <table:table-cell table:number-columns-repeated="3"/>
          <table:table-cell table:style-name="ce28"/>
          <table:table-cell table:style-name="ce31" table:formula="of:=[.E53]+0.0005" office:value-type="percentage" office:value="0.024" calcext:value-type="percentage">
            <text:p>2.4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54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54]);[.$B$14];INFO.OBBA.OBBA.OBMAKE(&quot;&quot;;&quot;double&quot;;[.E54]);INFO.OBBA.OBBA.OBMAKE(&quot;&quot;;&quot;double&quot;;1)))" office:value-type="percentage" office:value="0.00112868940289971" calcext:value-type="percentage">
            <text:p>0.11%</text:p>
          </table:table-cell>
          <table:table-cell table:formula="of:=([.G55]-2*[.G54]+[.G53])/([.E54]-[.E53])/([.E55]-[.E54])" office:value-type="float" office:value="6.72521544300019" calcext:value-type="float">
            <text:p>6.725215443</text:p>
          </table:table-cell>
          <table:table-cell table:number-columns-repeated="227"/>
          <table:table-cell table:style-name="ce17" table:number-columns-repeated="768"/>
          <table:table-cell table:number-columns-repeated="21"/>
        </table:table-row>
        <table:table-row table:style-name="ro2">
          <table:table-cell table:number-columns-repeated="3"/>
          <table:table-cell table:style-name="ce28"/>
          <table:table-cell table:style-name="ce31" table:formula="of:=[.E54]+0.0005" office:value-type="percentage" office:value="0.0245" calcext:value-type="percentage">
            <text:p>2.4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55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55]);[.$B$14];INFO.OBBA.OBBA.OBMAKE(&quot;&quot;;&quot;double&quot;;[.E55]);INFO.OBBA.OBBA.OBMAKE(&quot;&quot;;&quot;double&quot;;1)))" office:value-type="percentage" office:value="0.00109104908026837" calcext:value-type="percentage">
            <text:p>0.11%</text:p>
          </table:table-cell>
          <table:table-cell table:formula="of:=([.G56]-2*[.G55]+[.G54])/([.E55]-[.E54])/([.E56]-[.E55])" office:value-type="float" office:value="6.37318051504176" calcext:value-type="float">
            <text:p>6.373180515</text:p>
          </table:table-cell>
          <table:table-cell table:number-columns-repeated="227"/>
          <table:table-cell table:style-name="ce17" table:number-columns-repeated="768"/>
          <table:table-cell table:number-columns-repeated="21"/>
        </table:table-row>
        <table:table-row table:style-name="ro2">
          <table:table-cell table:number-columns-repeated="3"/>
          <table:table-cell table:style-name="ce28"/>
          <table:table-cell table:style-name="ce31" table:formula="of:=[.E55]+0.0005" office:value-type="percentage" office:value="0.025" calcext:value-type="percentage">
            <text:p>2.5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56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56]);[.$B$14];INFO.OBBA.OBBA.OBMAKE(&quot;&quot;;&quot;double&quot;;[.E56]);INFO.OBBA.OBBA.OBMAKE(&quot;&quot;;&quot;double&quot;;1)))" office:value-type="percentage" office:value="0.00105500205276578" calcext:value-type="percentage">
            <text:p>0.11%</text:p>
          </table:table-cell>
          <table:table-cell table:formula="of:=([.G57]-2*[.G56]+[.G55])/([.E56]-[.E55])/([.E57]-[.E56])" office:value-type="float" office:value="6.04302180870138" calcext:value-type="float">
            <text:p>6.0430218087</text:p>
          </table:table-cell>
          <table:table-cell table:number-columns-repeated="227"/>
          <table:table-cell table:style-name="ce17" table:number-columns-repeated="768"/>
          <table:table-cell table:number-columns-repeated="21"/>
        </table:table-row>
        <table:table-row table:style-name="ro2">
          <table:table-cell table:number-columns-repeated="3"/>
          <table:table-cell table:style-name="ce28"/>
          <table:table-cell table:style-name="ce31" table:formula="of:=[.E56]+0.0005" office:value-type="percentage" office:value="0.0255" calcext:value-type="percentage">
            <text:p>2.5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57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57]);[.$B$14];INFO.OBBA.OBBA.OBMAKE(&quot;&quot;;&quot;double&quot;;[.E57]);INFO.OBBA.OBBA.OBMAKE(&quot;&quot;;&quot;double&quot;;1)))" office:value-type="percentage" office:value="0.00102046578071538" calcext:value-type="percentage">
            <text:p>0.10%</text:p>
          </table:table-cell>
          <table:table-cell table:formula="of:=([.G58]-2*[.G57]+[.G56])/([.E57]-[.E56])/([.E58]-[.E57])" office:value-type="float" office:value="5.73316706394682" calcext:value-type="float">
            <text:p>5.7331670639</text:p>
          </table:table-cell>
          <table:table-cell table:number-columns-repeated="227"/>
          <table:table-cell table:style-name="ce17" table:number-columns-repeated="768"/>
          <table:table-cell table:number-columns-repeated="21"/>
        </table:table-row>
        <table:table-row table:style-name="ro2">
          <table:table-cell table:number-columns-repeated="3"/>
          <table:table-cell table:style-name="ce28"/>
          <table:table-cell table:style-name="ce31" table:formula="of:=[.E57]+0.0005" office:value-type="percentage" office:value="0.026" calcext:value-type="percentage">
            <text:p>2.6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58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58]);[.$B$14];INFO.OBBA.OBBA.OBMAKE(&quot;&quot;;&quot;double&quot;;[.E58]);INFO.OBBA.OBBA.OBMAKE(&quot;&quot;;&quot;double&quot;;1)))" office:value-type="percentage" office:value="0.000987362800430956" calcext:value-type="percentage">
            <text:p>0.10%</text:p>
          </table:table-cell>
          <table:table-cell table:formula="of:=([.G59]-2*[.G58]+[.G57])/([.E58]-[.E57])/([.E59]-[.E58])" office:value-type="float" office:value="5.44217175695374" calcext:value-type="float">
            <text:p>5.442171757</text:p>
          </table:table-cell>
          <table:table-cell table:number-columns-repeated="227"/>
          <table:table-cell table:style-name="ce17" table:number-columns-repeated="768"/>
          <table:table-cell table:number-columns-repeated="21"/>
        </table:table-row>
        <table:table-row table:style-name="ro2">
          <table:table-cell table:number-columns-repeated="3"/>
          <table:table-cell table:style-name="ce28"/>
          <table:table-cell table:style-name="ce31" table:formula="of:=[.E58]+0.0005" office:value-type="percentage" office:value="0.0265" calcext:value-type="percentage">
            <text:p>2.6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59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59]);[.$B$14];INFO.OBBA.OBBA.OBMAKE(&quot;&quot;;&quot;double&quot;;[.E59]);INFO.OBBA.OBBA.OBMAKE(&quot;&quot;;&quot;double&quot;;1)))" office:value-type="percentage" office:value="0.000955620363085774" calcext:value-type="percentage">
            <text:p>0.10%</text:p>
          </table:table-cell>
          <table:table-cell table:formula="of:=([.G60]-2*[.G59]+[.G58])/([.E59]-[.E58])/([.E60]-[.E59])" office:value-type="float" office:value="5.1687076132387" calcext:value-type="float">
            <text:p>5.1687076132</text:p>
          </table:table-cell>
          <table:table-cell table:number-columns-repeated="227"/>
          <table:table-cell table:style-name="ce17" table:number-columns-repeated="768"/>
          <table:table-cell table:number-columns-repeated="21"/>
        </table:table-row>
        <table:table-row table:style-name="ro2">
          <table:table-cell table:number-columns-repeated="3"/>
          <table:table-cell table:style-name="ce28"/>
          <table:table-cell table:style-name="ce31" table:formula="of:=[.E59]+0.0005" office:value-type="percentage" office:value="0.027" calcext:value-type="percentage">
            <text:p>2.7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60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60]);[.$B$14];INFO.OBBA.OBBA.OBMAKE(&quot;&quot;;&quot;double&quot;;[.E60]);INFO.OBBA.OBBA.OBMAKE(&quot;&quot;;&quot;double&quot;;1)))" office:value-type="percentage" office:value="0.000925170102643901" calcext:value-type="percentage">
            <text:p>0.09%</text:p>
          </table:table-cell>
          <table:table-cell table:formula="of:=([.G61]-2*[.G60]+[.G59])/([.E60]-[.E59])/([.E61]-[.E60])" office:value-type="float" office:value="4.91155224090648" calcext:value-type="float">
            <text:p>4.9115522409</text:p>
          </table:table-cell>
          <table:table-cell table:number-columns-repeated="227"/>
          <table:table-cell table:style-name="ce17" table:number-columns-repeated="768"/>
          <table:table-cell table:number-columns-repeated="21"/>
        </table:table-row>
        <table:table-row table:style-name="ro2">
          <table:table-cell table:number-columns-repeated="3"/>
          <table:table-cell table:style-name="ce28"/>
          <table:table-cell table:style-name="ce31" table:formula="of:=[.E60]+0.0005" office:value-type="percentage" office:value="0.0275" calcext:value-type="percentage">
            <text:p>2.7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61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61]);[.$B$14];INFO.OBBA.OBBA.OBMAKE(&quot;&quot;;&quot;double&quot;;[.E61]);INFO.OBBA.OBBA.OBMAKE(&quot;&quot;;&quot;double&quot;;1)))" office:value-type="percentage" office:value="0.000895947730262255" calcext:value-type="percentage">
            <text:p>0.09%</text:p>
          </table:table-cell>
          <table:table-cell table:formula="of:=([.G62]-2*[.G61]+[.G60])/([.E61]-[.E60])/([.E62]-[.E61])" office:value-type="float" office:value="4.66957976747415" calcext:value-type="float">
            <text:p>4.6695797675</text:p>
          </table:table-cell>
          <table:table-cell table:number-columns-repeated="227"/>
          <table:table-cell table:style-name="ce17" table:number-columns-repeated="768"/>
          <table:table-cell table:number-columns-repeated="21"/>
        </table:table-row>
        <table:table-row table:style-name="ro2">
          <table:table-cell table:number-columns-repeated="3"/>
          <table:table-cell table:style-name="ce28"/>
          <table:table-cell table:style-name="ce31" table:formula="of:=[.E61]+0.0005" office:value-type="percentage" office:value="0.028" calcext:value-type="percentage">
            <text:p>2.8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62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62]);[.$B$14];INFO.OBBA.OBBA.OBMAKE(&quot;&quot;;&quot;double&quot;;[.E62]);INFO.OBBA.OBBA.OBMAKE(&quot;&quot;;&quot;double&quot;;1)))" office:value-type="percentage" office:value="0.000867892752822478" calcext:value-type="percentage">
            <text:p>0.09%</text:p>
          </table:table-cell>
          <table:table-cell table:formula="of:=([.G63]-2*[.G62]+[.G61])/([.E62]-[.E61])/([.E63]-[.E62])" office:value-type="float" office:value="4.44175237786746" calcext:value-type="float">
            <text:p>4.4417523779</text:p>
          </table:table-cell>
          <table:table-cell table:number-columns-repeated="227"/>
          <table:table-cell table:style-name="ce17" table:number-columns-repeated="768"/>
          <table:table-cell table:number-columns-repeated="21"/>
        </table:table-row>
        <table:table-row table:style-name="ro2">
          <table:table-cell table:number-columns-repeated="3"/>
          <table:table-cell table:style-name="ce28"/>
          <table:table-cell table:style-name="ce31" table:formula="of:=[.E62]+0.0005" office:value-type="percentage" office:value="0.0285" calcext:value-type="percentage">
            <text:p>2.8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63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63]);[.$B$14];INFO.OBBA.OBBA.OBMAKE(&quot;&quot;;&quot;double&quot;;[.E63]);INFO.OBBA.OBBA.OBMAKE(&quot;&quot;;&quot;double&quot;;1)))" office:value-type="percentage" office:value="0.000840948213477168" calcext:value-type="percentage">
            <text:p>0.08%</text:p>
          </table:table-cell>
          <table:table-cell table:formula="of:=([.G64]-2*[.G63]+[.G62])/([.E63]-[.E62])/([.E64]-[.E63])" office:value-type="float" office:value="4.22711265934179" calcext:value-type="float">
            <text:p>4.2271126593</text:p>
          </table:table-cell>
          <table:table-cell table:number-columns-repeated="227"/>
          <table:table-cell table:style-name="ce17" table:number-columns-repeated="768"/>
          <table:table-cell table:number-columns-repeated="21"/>
        </table:table-row>
        <table:table-row table:style-name="ro2">
          <table:table-cell table:number-columns-repeated="3"/>
          <table:table-cell table:style-name="ce28"/>
          <table:table-cell table:style-name="ce31" table:formula="of:=[.E63]+0.0005" office:value-type="percentage" office:value="0.029" calcext:value-type="percentage">
            <text:p>2.9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64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64]);[.$B$14];INFO.OBBA.OBBA.OBMAKE(&quot;&quot;;&quot;double&quot;;[.E64]);INFO.OBBA.OBBA.OBMAKE(&quot;&quot;;&quot;double&quot;;1)))" office:value-type="percentage" office:value="0.000815060452296692" calcext:value-type="percentage">
            <text:p>0.08%</text:p>
          </table:table-cell>
          <table:table-cell table:formula="of:=([.G65]-2*[.G64]+[.G63])/([.E64]-[.E63])/([.E65]-[.E64])" office:value-type="float" office:value="4.02477667529356" calcext:value-type="float">
            <text:p>4.0247766753</text:p>
          </table:table-cell>
          <table:table-cell table:number-columns-repeated="227"/>
          <table:table-cell table:style-name="ce17" table:number-columns-repeated="768"/>
          <table:table-cell table:number-columns-repeated="21"/>
        </table:table-row>
        <table:table-row table:style-name="ro2">
          <table:table-cell table:number-columns-repeated="4"/>
          <table:table-cell table:style-name="ce31" table:formula="of:=[.E64]+0.0005" office:value-type="percentage" office:value="0.0295" calcext:value-type="percentage">
            <text:p>2.9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65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65]);[.$B$14];INFO.OBBA.OBBA.OBMAKE(&quot;&quot;;&quot;double&quot;;[.E65]);INFO.OBBA.OBBA.OBMAKE(&quot;&quot;;&quot;double&quot;;1)))" office:value-type="percentage" office:value="0.000790178885285041" calcext:value-type="percentage">
            <text:p>0.08%</text:p>
          </table:table-cell>
          <table:table-cell table:formula="of:=([.G66]-2*[.G65]+[.G64])/([.E65]-[.E64])/([.E66]-[.E65])" office:value-type="float" office:value="3.8339276872291" calcext:value-type="float">
            <text:p>3.8339276872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65]+0.0005" office:value-type="percentage" office:value="0.03" calcext:value-type="percentage">
            <text:p>3.0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66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66]);[.$B$14];INFO.OBBA.OBBA.OBMAKE(&quot;&quot;;&quot;double&quot;;[.E66]);INFO.OBBA.OBBA.OBMAKE(&quot;&quot;;&quot;double&quot;;1)))" office:value-type="percentage" office:value="0.000766255800195196" calcext:value-type="percentage">
            <text:p>0.08%</text:p>
          </table:table-cell>
          <table:table-cell table:formula="of:=([.G67]-2*[.G66]+[.G65])/([.E66]-[.E65])/([.E67]-[.E66])" office:value-type="float" office:value="3.65381046733316" calcext:value-type="float">
            <text:p>3.6538104673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66]+0.0005" office:value-type="percentage" office:value="0.0305" calcext:value-type="percentage">
            <text:p>3.0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67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67]);[.$B$14];INFO.OBBA.OBBA.OBMAKE(&quot;&quot;;&quot;double&quot;;[.E67]);INFO.OBBA.OBBA.OBMAKE(&quot;&quot;;&quot;double&quot;;1)))" office:value-type="percentage" office:value="0.000743246167722185" calcext:value-type="percentage">
            <text:p>0.07%</text:p>
          </table:table-cell>
          <table:table-cell table:formula="of:=([.G68]-2*[.G67]+[.G66])/([.E67]-[.E66])/([.E68]-[.E67])" office:value-type="float" office:value="3.48372613511414" calcext:value-type="float">
            <text:p>3.4837261351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67]+0.0005" office:value-type="percentage" office:value="0.031" calcext:value-type="percentage">
            <text:p>3.1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68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68]);[.$B$14];INFO.OBBA.OBBA.OBMAKE(&quot;&quot;;&quot;double&quot;;[.E68]);INFO.OBBA.OBBA.OBMAKE(&quot;&quot;;&quot;double&quot;;1)))" office:value-type="percentage" office:value="0.000721107466782953" calcext:value-type="percentage">
            <text:p>0.07%</text:p>
          </table:table-cell>
          <table:table-cell table:formula="of:=([.G69]-2*[.G68]+[.G67])/([.E68]-[.E67])/([.E69]-[.E68])" office:value-type="float" office:value="3.32302747144393" calcext:value-type="float">
            <text:p>3.3230274714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68]+0.0005" office:value-type="percentage" office:value="0.0315" calcext:value-type="percentage">
            <text:p>3.1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69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69]);[.$B$14];INFO.OBBA.OBBA.OBMAKE(&quot;&quot;;&quot;double&quot;;[.E69]);INFO.OBBA.OBBA.OBMAKE(&quot;&quot;;&quot;double&quot;;1)))" office:value-type="percentage" office:value="0.000699799522711581" calcext:value-type="percentage">
            <text:p>0.07%</text:p>
          </table:table-cell>
          <table:table-cell table:formula="of:=([.G70]-2*[.G69]+[.G68])/([.E69]-[.E68])/([.E70]-[.E69])" office:value-type="float" office:value="3.17111465787233" calcext:value-type="float">
            <text:p>3.1711146579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69]+0.0005" office:value-type="percentage" office:value="0.032" calcext:value-type="percentage">
            <text:p>3.2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70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70]);[.$B$14];INFO.OBBA.OBBA.OBMAKE(&quot;&quot;;&quot;double&quot;;[.E70]);INFO.OBBA.OBBA.OBMAKE(&quot;&quot;;&quot;double&quot;;1)))" office:value-type="percentage" office:value="0.000679284357304678" calcext:value-type="percentage">
            <text:p>0.07%</text:p>
          </table:table-cell>
          <table:table-cell table:formula="of:=([.G71]-2*[.G70]+[.G69])/([.E70]-[.E69])/([.E71]-[.E70])" office:value-type="float" office:value="3.02743140410434" calcext:value-type="float">
            <text:p>3.0274314041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70]+0.0005" office:value-type="percentage" office:value="0.0325" calcext:value-type="percentage">
            <text:p>3.2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71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71]);[.$B$14];INFO.OBBA.OBBA.OBMAKE(&quot;&quot;;&quot;double&quot;;[.E71]);INFO.OBBA.OBBA.OBMAKE(&quot;&quot;;&quot;double&quot;;1)))" office:value-type="percentage" office:value="0.0006595260497488" calcext:value-type="percentage">
            <text:p>0.07%</text:p>
          </table:table-cell>
          <table:table-cell table:formula="of:=([.G72]-2*[.G71]+[.G70])/([.E71]-[.E70])/([.E72]-[.E71])" office:value-type="float" office:value="2.89146142082568" calcext:value-type="float">
            <text:p>2.8914614208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71]+0.0005" office:value-type="percentage" office:value="0.033" calcext:value-type="percentage">
            <text:p>3.3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72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72]);[.$B$14];INFO.OBBA.OBBA.OBMAKE(&quot;&quot;;&quot;double&quot;;[.E72]);INFO.OBBA.OBBA.OBMAKE(&quot;&quot;;&quot;double&quot;;1)))" office:value-type="percentage" office:value="0.000640490607548129" calcext:value-type="percentage">
            <text:p>0.06%</text:p>
          </table:table-cell>
          <table:table-cell table:formula="of:=([.G73]-2*[.G72]+[.G71])/([.E72]-[.E71])/([.E73]-[.E72])" office:value-type="float" office:value="2.76272520855283" calcext:value-type="float">
            <text:p>2.7627252086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72]+0.0005" office:value-type="percentage" office:value="0.0335" calcext:value-type="percentage">
            <text:p>3.3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73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73]);[.$B$14];INFO.OBBA.OBBA.OBMAKE(&quot;&quot;;&quot;double&quot;;[.E73]);INFO.OBBA.OBBA.OBMAKE(&quot;&quot;;&quot;double&quot;;1)))" office:value-type="percentage" office:value="0.000622145846649597" calcext:value-type="percentage">
            <text:p>0.06%</text:p>
          </table:table-cell>
          <table:table-cell table:formula="of:=([.G74]-2*[.G73]+[.G72])/([.E73]-[.E72])/([.E74]-[.E73])" office:value-type="float" office:value="2.64077712864001" calcext:value-type="float">
            <text:p>2.6407771286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73]+0.0005" office:value-type="percentage" office:value="0.034" calcext:value-type="percentage">
            <text:p>3.4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74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74]);[.$B$14];INFO.OBBA.OBBA.OBMAKE(&quot;&quot;;&quot;double&quot;;[.E74]);INFO.OBBA.OBBA.OBMAKE(&quot;&quot;;&quot;double&quot;;1)))" office:value-type="percentage" office:value="0.000604461280033224" calcext:value-type="percentage">
            <text:p>0.06%</text:p>
          </table:table-cell>
          <table:table-cell table:formula="of:=([.G75]-2*[.G74]+[.G73])/([.E74]-[.E73])/([.E75]-[.E74])" office:value-type="float" office:value="2.52520273214245" calcext:value-type="float">
            <text:p>2.5252027321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74]+0.0005" office:value-type="percentage" office:value="0.0345" calcext:value-type="percentage">
            <text:p>3.4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75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75]);[.$B$14];INFO.OBBA.OBBA.OBMAKE(&quot;&quot;;&quot;double&quot;;[.E75]);INFO.OBBA.OBBA.OBMAKE(&quot;&quot;;&quot;double&quot;;1)))" office:value-type="percentage" office:value="0.000587408014099887" calcext:value-type="percentage">
            <text:p>0.06%</text:p>
          </table:table-cell>
          <table:table-cell table:formula="of:=([.G76]-2*[.G75]+[.G74])/([.E75]-[.E74])/([.E76]-[.E75])" office:value-type="float" office:value="2.4156163194941" calcext:value-type="float">
            <text:p>2.4156163195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75]+0.0005" office:value-type="percentage" office:value="0.035" calcext:value-type="percentage">
            <text:p>3.5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76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76]);[.$B$14];INFO.OBBA.OBBA.OBMAKE(&quot;&quot;;&quot;double&quot;;[.E76]);INFO.OBBA.OBBA.OBMAKE(&quot;&quot;;&quot;double&quot;;1)))" office:value-type="percentage" office:value="0.000570958652246423" calcext:value-type="percentage">
            <text:p>0.06%</text:p>
          </table:table-cell>
          <table:table-cell table:formula="of:=([.G77]-2*[.G76]+[.G75])/([.E76]-[.E75])/([.E77]-[.E76])" office:value-type="float" office:value="2.31165871174103" calcext:value-type="float">
            <text:p>2.3116587117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76]+0.0005" office:value-type="percentage" office:value="0.0355" calcext:value-type="percentage">
            <text:p>3.5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77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77]);[.$B$14];INFO.OBBA.OBBA.OBMAKE(&quot;&quot;;&quot;double&quot;;[.E77]);INFO.OBBA.OBBA.OBMAKE(&quot;&quot;;&quot;double&quot;;1)))" office:value-type="percentage" office:value="0.000555087205070895" calcext:value-type="percentage">
            <text:p>0.06%</text:p>
          </table:table-cell>
          <table:table-cell table:formula="of:=([.G78]-2*[.G77]+[.G76])/([.E77]-[.E76])/([.E78]-[.E77])" office:value-type="float" office:value="2.212995211197" calcext:value-type="float">
            <text:p>2.2129952112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77]+0.0005" office:value-type="percentage" office:value="0.036" calcext:value-type="percentage">
            <text:p>3.6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78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78]);[.$B$14];INFO.OBBA.OBBA.OBMAKE(&quot;&quot;;&quot;double&quot;;[.E78]);INFO.OBBA.OBBA.OBMAKE(&quot;&quot;;&quot;double&quot;;1)))" office:value-type="percentage" office:value="0.000539769006698166" calcext:value-type="percentage">
            <text:p>0.05%</text:p>
          </table:table-cell>
          <table:table-cell table:formula="of:=([.G79]-2*[.G78]+[.G77])/([.E78]-[.E77])/([.E79]-[.E78])" office:value-type="float" office:value="2.11931373552722" calcext:value-type="float">
            <text:p>2.1193137355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78]+0.0005" office:value-type="percentage" office:value="0.0365" calcext:value-type="percentage">
            <text:p>3.6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79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79]);[.$B$14];INFO.OBBA.OBBA.OBMAKE(&quot;&quot;;&quot;double&quot;;[.E79]);INFO.OBBA.OBBA.OBMAKE(&quot;&quot;;&quot;double&quot;;1)))" office:value-type="percentage" office:value="0.000524980636759318" calcext:value-type="percentage">
            <text:p>0.05%</text:p>
          </table:table-cell>
          <table:table-cell table:formula="of:=([.G80]-2*[.G79]+[.G78])/([.E79]-[.E78])/([.E80]-[.E79])" office:value-type="float" office:value="2.03032310853223" calcext:value-type="float">
            <text:p>2.0303231085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79]+0.0005" office:value-type="percentage" office:value="0.037" calcext:value-type="percentage">
            <text:p>3.7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80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80]);[.$B$14];INFO.OBBA.OBBA.OBMAKE(&quot;&quot;;&quot;double&quot;;[.E80]);INFO.OBBA.OBBA.OBMAKE(&quot;&quot;;&quot;double&quot;;1)))" office:value-type="percentage" office:value="0.000510699847597604" calcext:value-type="percentage">
            <text:p>0.05%</text:p>
          </table:table-cell>
          <table:table-cell table:formula="of:=([.G81]-2*[.G80]+[.G79])/([.E80]-[.E79])/([.E81]-[.E80])" office:value-type="float" office:value="1.94575149332999" calcext:value-type="float">
            <text:p>1.9457514933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80]+0.0005" office:value-type="percentage" office:value="0.0375" calcext:value-type="percentage">
            <text:p>3.7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81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81]);[.$B$14];INFO.OBBA.OBBA.OBMAKE(&quot;&quot;;&quot;double&quot;;[.E81]);INFO.OBBA.OBBA.OBMAKE(&quot;&quot;;&quot;double&quot;;1)))" office:value-type="percentage" office:value="0.000496905496309222" calcext:value-type="percentage">
            <text:p>0.05%</text:p>
          </table:table-cell>
          <table:table-cell table:formula="of:=([.G82]-2*[.G81]+[.G80])/([.E81]-[.E80])/([.E82]-[.E81])" office:value-type="float" office:value="1.86534495553482" calcext:value-type="float">
            <text:p>1.8653449555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81]+0.0005" office:value-type="percentage" office:value="0.038" calcext:value-type="percentage">
            <text:p>3.8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82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82]);[.$B$14];INFO.OBBA.OBBA.OBMAKE(&quot;&quot;;&quot;double&quot;;[.E82]);INFO.OBBA.OBBA.OBMAKE(&quot;&quot;;&quot;double&quot;;1)))" office:value-type="percentage" office:value="0.000483577481259724" calcext:value-type="percentage">
            <text:p>0.05%</text:p>
          </table:table-cell>
          <table:table-cell table:formula="of:=([.G83]-2*[.G82]+[.G81])/([.E82]-[.E81])/([.E83]-[.E82])" office:value-type="float" office:value="1.78886614353489" calcext:value-type="float">
            <text:p>1.7888661435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82]+0.0005" office:value-type="percentage" office:value="0.0385" calcext:value-type="percentage">
            <text:p>3.8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83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83]);[.$B$14];INFO.OBBA.OBBA.OBMAKE(&quot;&quot;;&quot;double&quot;;[.E83]);INFO.OBBA.OBBA.OBMAKE(&quot;&quot;;&quot;double&quot;;1)))" office:value-type="percentage" office:value="0.00047069668274611" calcext:value-type="percentage">
            <text:p>0.05%</text:p>
          </table:table-cell>
          <table:table-cell table:formula="of:=([.G84]-2*[.G83]+[.G82])/([.E83]-[.E82])/([.E84]-[.E83])" office:value-type="float" office:value="1.71609307703145" calcext:value-type="float">
            <text:p>1.716093077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83]+0.0005" office:value-type="percentage" office:value="0.039" calcext:value-type="percentage">
            <text:p>3.9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84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84]);[.$B$14];INFO.OBBA.OBBA.OBMAKE(&quot;&quot;;&quot;double&quot;;[.E84]);INFO.OBBA.OBBA.OBMAKE(&quot;&quot;;&quot;double&quot;;1)))" office:value-type="percentage" office:value="0.000458244907501754" calcext:value-type="percentage">
            <text:p>0.05%</text:p>
          </table:table-cell>
          <table:table-cell table:formula="of:=([.G85]-2*[.G84]+[.G83])/([.E84]-[.E83])/([.E85]-[.E84])" office:value-type="float" office:value="1.64681803254849" calcext:value-type="float">
            <text:p>1.6468180325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84]+0.0005" office:value-type="percentage" office:value="0.0395" calcext:value-type="percentage">
            <text:p>3.9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85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85]);[.$B$14];INFO.OBBA.OBBA.OBMAKE(&quot;&quot;;&quot;double&quot;;[.E85]);INFO.OBBA.OBBA.OBMAKE(&quot;&quot;;&quot;double&quot;;1)))" office:value-type="percentage" office:value="0.000446204836765534" calcext:value-type="percentage">
            <text:p>0.04%</text:p>
          </table:table-cell>
          <table:table-cell table:formula="of:=([.G86]-2*[.G85]+[.G84])/([.E85]-[.E84])/([.E86]-[.E85])" office:value-type="float" office:value="1.58084651881744" calcext:value-type="float">
            <text:p>1.5808465188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85]+0.0005" office:value-type="percentage" office:value="0.04" calcext:value-type="percentage">
            <text:p>4.0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86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86]);[.$B$14];INFO.OBBA.OBBA.OBMAKE(&quot;&quot;;&quot;double&quot;;[.E86]);INFO.OBBA.OBBA.OBMAKE(&quot;&quot;;&quot;double&quot;;1)))" office:value-type="percentage" office:value="0.000434559977659019" calcext:value-type="percentage">
            <text:p>0.04%</text:p>
          </table:table-cell>
          <table:table-cell table:formula="of:=([.G87]-2*[.G86]+[.G85])/([.E86]-[.E85])/([.E87]-[.E86])" office:value-type="float" office:value="1.51799633301558" calcext:value-type="float">
            <text:p>1.517996333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86]+0.0005" office:value-type="percentage" office:value="0.0405" calcext:value-type="percentage">
            <text:p>4.0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87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87]);[.$B$14];INFO.OBBA.OBBA.OBMAKE(&quot;&quot;;&quot;double&quot;;[.E87]);INFO.OBBA.OBBA.OBMAKE(&quot;&quot;;&quot;double&quot;;1)))" office:value-type="percentage" office:value="0.000423294617635758" calcext:value-type="percentage">
            <text:p>0.04%</text:p>
          </table:table-cell>
          <table:table-cell table:formula="of:=([.G88]-2*[.G87]+[.G86])/([.E87]-[.E86])/([.E88]-[.E87])" office:value-type="float" office:value="1.45809669176155" calcext:value-type="float">
            <text:p>1.4580966918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87]+0.0005" office:value-type="percentage" office:value="0.041" calcext:value-type="percentage">
            <text:p>4.1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88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88]);[.$B$14];INFO.OBBA.OBBA.OBMAKE(&quot;&quot;;&quot;double&quot;;[.E88]);INFO.OBBA.OBBA.OBMAKE(&quot;&quot;;&quot;double&quot;;1)))" office:value-type="percentage" office:value="0.000412393781785437" calcext:value-type="percentage">
            <text:p>0.04%</text:p>
          </table:table-cell>
          <table:table-cell table:formula="of:=([.G89]-2*[.G88]+[.G87])/([.E88]-[.E87])/([.E89]-[.E88])" office:value-type="float" office:value="1.40098742985178" calcext:value-type="float">
            <text:p>1.4009874299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88]+0.0005" office:value-type="percentage" office:value="0.0415" calcext:value-type="percentage">
            <text:p>4.1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89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89]);[.$B$14];INFO.OBBA.OBBA.OBMAKE(&quot;&quot;;&quot;double&quot;;[.E89]);INFO.OBBA.OBBA.OBMAKE(&quot;&quot;;&quot;double&quot;;1)))" office:value-type="percentage" office:value="0.00040184319279258" calcext:value-type="percentage">
            <text:p>0.04%</text:p>
          </table:table-cell>
          <table:table-cell table:formula="of:=([.G90]-2*[.G89]+[.G88])/([.E89]-[.E88])/([.E90]-[.E89])" office:value-type="float" office:value="1.34651826088228" calcext:value-type="float">
            <text:p>1.3465182609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89]+0.0005" office:value-type="percentage" office:value="0.042" calcext:value-type="percentage">
            <text:p>4.2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90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90]);[.$B$14];INFO.OBBA.OBBA.OBMAKE(&quot;&quot;;&quot;double&quot;;[.E90]);INFO.OBBA.OBBA.OBMAKE(&quot;&quot;;&quot;double&quot;;1)))" office:value-type="percentage" office:value="0.000391629233364942" calcext:value-type="percentage">
            <text:p>0.04%</text:p>
          </table:table-cell>
          <table:table-cell table:formula="of:=([.G91]-2*[.G90]+[.G89])/([.E90]-[.E89])/([.E91]-[.E90])" office:value-type="float" office:value="1.29454809563896" calcext:value-type="float">
            <text:p>1.2945480956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90]+0.0005" office:value-type="percentage" office:value="0.0425" calcext:value-type="percentage">
            <text:p>4.2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91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91]);[.$B$14];INFO.OBBA.OBBA.OBMAKE(&quot;&quot;;&quot;double&quot;;[.E91]);INFO.OBBA.OBBA.OBMAKE(&quot;&quot;;&quot;double&quot;;1)))" office:value-type="percentage" office:value="0.000381738910961215" calcext:value-type="percentage">
            <text:p>0.04%</text:p>
          </table:table-cell>
          <table:table-cell table:formula="of:=([.G92]-2*[.G91]+[.G90])/([.E91]-[.E90])/([.E92]-[.E91])" office:value-type="float" office:value="1.24494441113183" calcext:value-type="float">
            <text:p>1.2449444111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91]+0.0005" office:value-type="percentage" office:value="0.043" calcext:value-type="percentage">
            <text:p>4.3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92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92]);[.$B$14];INFO.OBBA.OBBA.OBMAKE(&quot;&quot;;&quot;double&quot;;[.E92]);INFO.OBBA.OBBA.OBMAKE(&quot;&quot;;&quot;double&quot;;1)))" office:value-type="percentage" office:value="0.000372159824660271" calcext:value-type="percentage">
            <text:p>0.04%</text:p>
          </table:table-cell>
          <table:table-cell table:formula="of:=([.G93]-2*[.G92]+[.G91])/([.E92]-[.E91])/([.E93]-[.E92])" office:value-type="float" office:value="1.1975826689518" calcext:value-type="float">
            <text:p>1.197582669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92]+0.0005" office:value-type="percentage" office:value="0.0435" calcext:value-type="percentage">
            <text:p>4.3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93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93]);[.$B$14];INFO.OBBA.OBBA.OBMAKE(&quot;&quot;;&quot;double&quot;;[.E93]);INFO.OBBA.OBBA.OBMAKE(&quot;&quot;;&quot;double&quot;;1)))" office:value-type="percentage" office:value="0.000362880134026564" calcext:value-type="percentage">
            <text:p>0.04%</text:p>
          </table:table-cell>
          <table:table-cell table:formula="of:=([.G94]-2*[.G93]+[.G92])/([.E93]-[.E92])/([.E94]-[.E93])" office:value-type="float" office:value="1.15234577609389" calcext:value-type="float">
            <text:p>1.1523457761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93]+0.0005" office:value-type="percentage" office:value="0.044" calcext:value-type="percentage">
            <text:p>4.4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94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94]);[.$B$14];INFO.OBBA.OBBA.OBMAKE(&quot;&quot;;&quot;double&quot;;[.E94]);INFO.OBBA.OBBA.OBMAKE(&quot;&quot;;&quot;double&quot;;1)))" office:value-type="percentage" office:value="0.000353888529836881" calcext:value-type="percentage">
            <text:p>0.04%</text:p>
          </table:table-cell>
          <table:table-cell table:formula="of:=([.G95]-2*[.G94]+[.G93])/([.E94]-[.E93])/([.E95]-[.E94])" office:value-type="float" office:value="1.10912358687294" calcext:value-type="float">
            <text:p>1.1091235869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94]+0.0005" office:value-type="percentage" office:value="0.0445" calcext:value-type="percentage">
            <text:p>4.4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95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95]);[.$B$14];INFO.OBBA.OBBA.OBMAKE(&quot;&quot;;&quot;double&quot;;[.E95]);INFO.OBBA.OBBA.OBMAKE(&quot;&quot;;&quot;double&quot;;1)))" office:value-type="percentage" office:value="0.000345174206543916" calcext:value-type="percentage">
            <text:p>0.03%</text:p>
          </table:table-cell>
          <table:table-cell table:formula="of:=([.G96]-2*[.G95]+[.G94])/([.E95]-[.E94])/([.E96]-[.E95])" office:value-type="float" office:value="1.06781244117683" calcext:value-type="float">
            <text:p>1.0678124412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95]+0.0005" office:value-type="percentage" office:value="0.045" calcext:value-type="percentage">
            <text:p>4.5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96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96]);[.$B$14];INFO.OBBA.OBBA.OBMAKE(&quot;&quot;;&quot;double&quot;;[.E96]);INFO.OBBA.OBBA.OBMAKE(&quot;&quot;;&quot;double&quot;;1)))" office:value-type="percentage" office:value="0.000336726836361245" calcext:value-type="percentage">
            <text:p>0.03%</text:p>
          </table:table-cell>
          <table:table-cell table:formula="of:=([.G97]-2*[.G96]+[.G95])/([.E96]-[.E95])/([.E97]-[.E96])" office:value-type="float" office:value="1.02831473692764" calcext:value-type="float">
            <text:p>1.0283147369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96]+0.0005" office:value-type="percentage" office:value="0.0455" calcext:value-type="percentage">
            <text:p>4.5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97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97]);[.$B$14];INFO.OBBA.OBBA.OBMAKE(&quot;&quot;;&quot;double&quot;;[.E97]);INFO.OBBA.OBBA.OBMAKE(&quot;&quot;;&quot;double&quot;;1)))" office:value-type="percentage" office:value="0.000328536544862807" calcext:value-type="percentage">
            <text:p>0.03%</text:p>
          </table:table-cell>
          <table:table-cell table:formula="of:=([.G98]-2*[.G97]+[.G96])/([.E97]-[.E96])/([.E98]-[.E97])" office:value-type="float" office:value="0.990538533681815" calcext:value-type="float">
            <text:p>0.9905385337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97]+0.0005" office:value-type="percentage" office:value="0.046" calcext:value-type="percentage">
            <text:p>4.6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98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98]);[.$B$14];INFO.OBBA.OBBA.OBMAKE(&quot;&quot;;&quot;double&quot;;[.E98]);INFO.OBBA.OBBA.OBMAKE(&quot;&quot;;&quot;double&quot;;1)))" office:value-type="percentage" office:value="0.000320593887997789" calcext:value-type="percentage">
            <text:p>0.03%</text:p>
          </table:table-cell>
          <table:table-cell table:formula="of:=([.G99]-2*[.G98]+[.G97])/([.E98]-[.E97])/([.E99]-[.E98])" office:value-type="float" office:value="0.954397184758664" calcext:value-type="float">
            <text:p>0.9543971848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98]+0.0005" office:value-type="percentage" office:value="0.0465" calcext:value-type="percentage">
            <text:p>4.6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99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99]);[.$B$14];INFO.OBBA.OBBA.OBMAKE(&quot;&quot;;&quot;double&quot;;[.E99]);INFO.OBBA.OBBA.OBMAKE(&quot;&quot;;&quot;double&quot;;1)))" office:value-type="percentage" office:value="0.00031288983042896" calcext:value-type="percentage">
            <text:p>0.03%</text:p>
          </table:table-cell>
          <table:table-cell table:formula="of:=([.G100]-2*[.G99]+[.G98])/([.E99]-[.E98])/([.E100]-[.E99])" office:value-type="float" office:value="0.919808996143344" calcext:value-type="float">
            <text:p>0.9198089961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99]+0.0005" office:value-type="percentage" office:value="0.047" calcext:value-type="percentage">
            <text:p>4.7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00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100]);[.$B$14];INFO.OBBA.OBBA.OBMAKE(&quot;&quot;;&quot;double&quot;;[.E100]);INFO.OBBA.OBBA.OBMAKE(&quot;&quot;;&quot;double&quot;;1)))" office:value-type="percentage" office:value="0.000305415725109167" calcext:value-type="percentage">
            <text:p>0.03%</text:p>
          </table:table-cell>
          <table:table-cell table:formula="of:=([.G101]-2*[.G100]+[.G99])/([.E100]-[.E99])/([.E101]-[.E100])" office:value-type="float" office:value="0.886696909250215" calcext:value-type="float">
            <text:p>0.8866969093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100]+0.0005" office:value-type="percentage" office:value="0.0475" calcext:value-type="percentage">
            <text:p>4.7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01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101]);[.$B$14];INFO.OBBA.OBBA.OBMAKE(&quot;&quot;;&quot;double&quot;;[.E101]);INFO.OBBA.OBBA.OBMAKE(&quot;&quot;;&quot;double&quot;;1)))" office:value-type="percentage" office:value="0.000298163294016687" calcext:value-type="percentage">
            <text:p>0.03%</text:p>
          </table:table-cell>
          <table:table-cell table:formula="of:=([.G102]-2*[.G101]+[.G100])/([.E101]-[.E100])/([.E102]-[.E101])" office:value-type="float" office:value="0.854988206702883" calcext:value-type="float">
            <text:p>0.8549882067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101]+0.0005" office:value-type="percentage" office:value="0.048" calcext:value-type="percentage">
            <text:p>4.8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02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102]);[.$B$14];INFO.OBBA.OBBA.OBMAKE(&quot;&quot;;&quot;double&quot;;[.E102]);INFO.OBBA.OBBA.OBMAKE(&quot;&quot;;&quot;double&quot;;1)))" office:value-type="percentage" office:value="0.000291124609975883" calcext:value-type="percentage">
            <text:p>0.03%</text:p>
          </table:table-cell>
          <table:table-cell table:formula="of:=([.G103]-2*[.G102]+[.G101])/([.E102]-[.E101])/([.E103]-[.E102])" office:value-type="float" office:value="0.824614238148588" calcext:value-type="float">
            <text:p>0.8246142381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102]+0.0005" office:value-type="percentage" office:value="0.0485" calcext:value-type="percentage">
            <text:p>4.8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03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103]);[.$B$14];INFO.OBBA.OBBA.OBMAKE(&quot;&quot;;&quot;double&quot;;[.E103]);INFO.OBBA.OBBA.OBMAKE(&quot;&quot;;&quot;double&quot;;1)))" office:value-type="percentage" office:value="0.000284292079494615" calcext:value-type="percentage">
            <text:p>0.03%</text:p>
          </table:table-cell>
          <table:table-cell table:formula="of:=([.G104]-2*[.G103]+[.G102])/([.E103]-[.E102])/([.E104]-[.E103])" office:value-type="float" office:value="0.795510165975918" calcext:value-type="float">
            <text:p>0.795510166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103]+0.0005" office:value-type="percentage" office:value="0.049" calcext:value-type="percentage">
            <text:p>4.9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04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104]);[.$B$14];INFO.OBBA.OBBA.OBMAKE(&quot;&quot;;&quot;double&quot;;[.E104]);INFO.OBBA.OBBA.OBMAKE(&quot;&quot;;&quot;double&quot;;1)))" office:value-type="percentage" office:value="0.000277658426554842" calcext:value-type="percentage">
            <text:p>0.03%</text:p>
          </table:table-cell>
          <table:table-cell table:formula="of:=([.G105]-2*[.G104]+[.G103])/([.E104]-[.E103])/([.E105]-[.E104])" office:value-type="float" office:value="0.7676147278572" calcext:value-type="float">
            <text:p>0.7676147279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104]+0.0005" office:value-type="percentage" office:value="0.0495" calcext:value-type="percentage">
            <text:p>4.9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05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105]);[.$B$14];INFO.OBBA.OBBA.OBMAKE(&quot;&quot;;&quot;double&quot;;[.E105]);INFO.OBBA.OBBA.OBMAKE(&quot;&quot;;&quot;double&quot;;1)))" office:value-type="percentage" office:value="0.000271216677297033" calcext:value-type="percentage">
            <text:p>0.03%</text:p>
          </table:table-cell>
          <table:table-cell table:formula="of:=([.G106]-2*[.G105]+[.G104])/([.E105]-[.E104])/([.E106]-[.E105])" office:value-type="float" office:value="0.740870016221767" calcext:value-type="float">
            <text:p>0.7408700162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105]+0.0005" office:value-type="percentage" office:value="0.05" calcext:value-type="percentage">
            <text:p>5.0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06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106]);[.$B$14];INFO.OBBA.OBBA.OBMAKE(&quot;&quot;;&quot;double&quot;;[.E106]);INFO.OBBA.OBBA.OBMAKE(&quot;&quot;;&quot;double&quot;;1)))" office:value-type="percentage" office:value="0.000264960145543279" calcext:value-type="percentage">
            <text:p>0.03%</text:p>
          </table:table-cell>
          <table:table-cell table:formula="of:=([.G107]-2*[.G106]+[.G105])/([.E106]-[.E105])/([.E107]-[.E106])" office:value-type="float" office:value="0.715221272603628" calcext:value-type="float">
            <text:p>0.7152212726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106]+0.0005" office:value-type="percentage" office:value="0.0505" calcext:value-type="percentage">
            <text:p>5.0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07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107]);[.$B$14];INFO.OBBA.OBBA.OBMAKE(&quot;&quot;;&quot;double&quot;;[.E107]);INFO.OBBA.OBBA.OBMAKE(&quot;&quot;;&quot;double&quot;;1)))" office:value-type="percentage" office:value="0.000258882419107676" calcext:value-type="percentage">
            <text:p>0.03%</text:p>
          </table:table-cell>
          <table:table-cell table:formula="of:=([.G108]-2*[.G107]+[.G106])/([.E107]-[.E106])/([.E108]-[.E107])" office:value-type="float" office:value="0.690616695759801" calcext:value-type="float">
            <text:p>0.6906166958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107]+0.0005" office:value-type="percentage" office:value="0.051" calcext:value-type="percentage">
            <text:p>5.1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08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108]);[.$B$14];INFO.OBBA.OBBA.OBMAKE(&quot;&quot;;&quot;double&quot;;[.E108]);INFO.OBBA.OBBA.OBMAKE(&quot;&quot;;&quot;double&quot;;1)))" office:value-type="percentage" office:value="0.000252977346846014" calcext:value-type="percentage">
            <text:p>0.03%</text:p>
          </table:table-cell>
          <table:table-cell table:formula="of:=([.G109]-2*[.G108]+[.G107])/([.E108]-[.E107])/([.E109]-[.E108])" office:value-type="float" office:value="0.667007263012008" calcext:value-type="float">
            <text:p>0.667007263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108]+0.0005" office:value-type="percentage" office:value="0.0515" calcext:value-type="percentage">
            <text:p>5.1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09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109]);[.$B$14];INFO.OBBA.OBBA.OBMAKE(&quot;&quot;;&quot;double&quot;;[.E109]);INFO.OBBA.OBBA.OBMAKE(&quot;&quot;;&quot;double&quot;;1)))" office:value-type="percentage" office:value="0.000247239026400104" calcext:value-type="percentage">
            <text:p>0.02%</text:p>
          </table:table-cell>
          <table:table-cell table:formula="of:=([.G110]-2*[.G109]+[.G108])/([.E109]-[.E108])/([.E110]-[.E109])" office:value-type="float" office:value="0.644346563397502" calcext:value-type="float">
            <text:p>0.6443465634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109]+0.0005" office:value-type="percentage" office:value="0.052" calcext:value-type="percentage">
            <text:p>5.2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10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110]);[.$B$14];INFO.OBBA.OBBA.OBMAKE(&quot;&quot;;&quot;double&quot;;[.E110]);INFO.OBBA.OBBA.OBMAKE(&quot;&quot;;&quot;double&quot;;1)))" office:value-type="percentage" office:value="0.000241661792595044" calcext:value-type="percentage">
            <text:p>0.02%</text:p>
          </table:table-cell>
          <table:table-cell table:formula="of:=([.G111]-2*[.G110]+[.G109])/([.E110]-[.E109])/([.E111]-[.E110])" office:value-type="float" office:value="0.622590641778143" calcext:value-type="float">
            <text:p>0.6225906418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110]+0.0005" office:value-type="percentage" office:value="0.0525" calcext:value-type="percentage">
            <text:p>5.2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11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111]);[.$B$14];INFO.OBBA.OBBA.OBMAKE(&quot;&quot;;&quot;double&quot;;[.E111]);INFO.OBBA.OBBA.OBMAKE(&quot;&quot;;&quot;double&quot;;1)))" office:value-type="percentage" office:value="0.000236240206450428" calcext:value-type="percentage">
            <text:p>0.02%</text:p>
          </table:table-cell>
          <table:table-cell table:formula="of:=([.G112]-2*[.G111]+[.G110])/([.E111]-[.E110])/([.E112]-[.E111])" office:value-type="float" office:value="0.601697853559049" calcext:value-type="float">
            <text:p>0.6016978536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111]+0.0005" office:value-type="percentage" office:value="0.053" calcext:value-type="percentage">
            <text:p>5.3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12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112]);[.$B$14];INFO.OBBA.OBBA.OBMAKE(&quot;&quot;;&quot;double&quot;;[.E112]);INFO.OBBA.OBBA.OBMAKE(&quot;&quot;;&quot;double&quot;;1)))" office:value-type="percentage" office:value="0.000230969044769202" calcext:value-type="percentage">
            <text:p>0.02%</text:p>
          </table:table-cell>
          <table:table-cell table:formula="of:=([.G113]-2*[.G112]+[.G111])/([.E112]-[.E111])/([.E113]-[.E112])" office:value-type="float" office:value="0.581628728635058" calcext:value-type="float">
            <text:p>0.5816287286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112]+0.0005" office:value-type="percentage" office:value="0.0535" calcext:value-type="percentage">
            <text:p>5.3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13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113]);[.$B$14];INFO.OBBA.OBBA.OBMAKE(&quot;&quot;;&quot;double&quot;;[.E113]);INFO.OBBA.OBBA.OBMAKE(&quot;&quot;;&quot;double&quot;;1)))" office:value-type="percentage" office:value="0.000225843290270134" calcext:value-type="percentage">
            <text:p>0.02%</text:p>
          </table:table-cell>
          <table:table-cell table:formula="of:=([.G114]-2*[.G113]+[.G112])/([.E113]-[.E112])/([.E114]-[.E113])" office:value-type="float" office:value="0.562345844346174" calcext:value-type="float">
            <text:p>0.5623458443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113]+0.0005" office:value-type="percentage" office:value="0.054" calcext:value-type="percentage">
            <text:p>5.4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14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114]);[.$B$14];INFO.OBBA.OBBA.OBMAKE(&quot;&quot;;&quot;double&quot;;[.E114]);INFO.OBBA.OBBA.OBMAKE(&quot;&quot;;&quot;double&quot;;1)))" office:value-type="percentage" office:value="0.000220858122232154" calcext:value-type="percentage">
            <text:p>0.02%</text:p>
          </table:table-cell>
          <table:table-cell table:formula="of:=([.G115]-2*[.G114]+[.G113])/([.E114]-[.E113])/([.E115]-[.E114])" office:value-type="float" office:value="0.543813706516221" calcext:value-type="float">
            <text:p>0.5438137065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114]+0.0005" office:value-type="percentage" office:value="0.0545" calcext:value-type="percentage">
            <text:p>5.4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15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115]);[.$B$14];INFO.OBBA.OBBA.OBMAKE(&quot;&quot;;&quot;double&quot;;[.E115]);INFO.OBBA.OBBA.OBMAKE(&quot;&quot;;&quot;double&quot;;1)))" office:value-type="percentage" office:value="0.000216008907620802" calcext:value-type="percentage">
            <text:p>0.02%</text:p>
          </table:table-cell>
          <table:table-cell table:formula="of:=([.G116]-2*[.G115]+[.G114])/([.E115]-[.E114])/([.E116]-[.E115])" office:value-type="float" office:value="0.525998638387179" calcext:value-type="float">
            <text:p>0.5259986384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115]+0.0005" office:value-type="percentage" office:value="0.055" calcext:value-type="percentage">
            <text:p>5.5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16]);[.$B$14]))" office:value-type="percentage" office:value="0.400000000016667" calcext:value-type="percentage">
            <text:p>40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[.$B$13];INFO.OBBA.OBBA.OBMAKE(&quot;&quot;;&quot;double&quot;;[.F116]);[.$B$14];INFO.OBBA.OBBA.OBMAKE(&quot;&quot;;&quot;double&quot;;[.E116]);INFO.OBBA.OBBA.OBMAKE(&quot;&quot;;&quot;double&quot;;1)))" office:value-type="percentage" office:value="0.000211291192669047" calcext:value-type="percentage">
            <text:p>0.02%</text:p>
          </table:table-cell>
          <table:table-cell table:formula="of:=([.G117]-2*[.G116]+[.G115])/([.E116]-[.E115])/([.E117]-[.E116])" office:value-type="float" office:value="7.51176282608334" calcext:value-type="float">
            <text:p>7.5117628261</text:p>
          </table:table-cell>
          <table:table-cell table:number-columns-repeated="1016"/>
        </table:table-row>
        <table:table-row table:style-name="ro2" table:number-rows-repeated="10484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splaced SABRModel" table:style-name="ta2" table:print="false">
        <office:forms form:automatic-focus="false" form:apply-design-mode="false"/>
        <table:shapes>
          <draw:frame draw:z-index="0" draw:style-name="gr1" draw:text-style-name="P1" svg:width="100mm" svg:height="60mm" svg:x="361.22mm" svg:y="15mm">
            <loext:p draw:notify-on-update-of-ranges="'Displaced SABRModel'.E7:'Displaced SABRModel'.E116 'Displaced SABRModel'.H6:'Displaced SABRModel'.H6 'Displaced SABRModel'.H7:'Displaced SABRModel'.H1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00mm" svg:height="60mm" svg:x="257.68mm" svg:y="14.42mm">
            <loext:p draw:notify-on-update-of-ranges="'Displaced SABRModel'.E7:'Displaced SABRModel'.E116 'Displaced SABRModel'.G6:'Displaced SABRModel'.G6 'Displaced SABRModel'.G7:'Displaced SABRModel'.G11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00mm" svg:height="60mm" svg:x="257.41mm" svg:y="76.8mm">
            <loext:p draw:notify-on-update-of-ranges="'Displaced SABRModel'.E7:'Displaced SABRModel'.E116 'Displaced SABRModel'.F6:'Displaced SABRModel'.F6 'Displaced SABRModel'.F7:'Displaced SABRModel'.F11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7" table:default-cell-style-name="ce17"/>
        <table:table-column table:style-name="co8" table:number-columns-repeated="3" table:default-cell-style-name="ce17"/>
        <table:table-column table:style-name="co8" table:number-columns-repeated="4" table:default-cell-style-name="ce29"/>
        <table:table-column table:style-name="co8" table:number-columns-repeated="227" table:default-cell-style-name="ce17"/>
        <table:table-column table:style-name="co9" table:number-columns-repeated="789" table:default-cell-style-name="Default"/>
        <table:table-row table:style-name="ro2">
          <table:table-cell table:number-columns-repeated="1024"/>
        </table:table-row>
        <table:table-row table:style-name="ro3">
          <table:table-cell/>
          <table:table-cell table:style-name="ce19" office:value-type="string" calcext:value-type="string">
            <text:p>Displaced SABR Model (using the classical Hagan approximation)</text:p>
          </table:table-cell>
          <table:table-cell table:number-columns-repeated="1022"/>
        </table:table-row>
        <table:table-row table:style-name="ro2">
          <table:table-cell/>
          <table:table-cell table:style-name="ce20" office:value-type="string" calcext:value-type="string">
            <text:p>Note: This sheet requires Obba 4.0 ( <text:span text:style-name="T4">http://www.obba.info/</text:span><text:span text:style-name="T3"> )</text:span></text:p>
          </table:table-cell>
          <table:table-cell table:number-columns-repeated="1022"/>
        </table:table-row>
        <table:table-row table:style-name="ro2">
          <table:table-cell/>
          <table:table-cell table:style-name="ce21" table:formula="of:=IF(VALUE([$'Load Libs'.C18])&lt;30114;&quot;THIS SHEET REQUIRES A NEWER VERSION OF OBBA! PLEASE UPGRADE!&quot;;&quot;&quot;)">
            <text:p/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4">
          <table:table-cell table:style-name="ce18"/>
          <table:table-cell table:style-name="ce22" office:value-type="string" calcext:value-type="string">
            <text:p>SABR Parameters</text:p>
          </table:table-cell>
          <table:table-cell table:style-name="ce22"/>
          <table:table-cell table:style-name="ce27"/>
          <table:table-cell table:style-name="ce30" office:value-type="string" calcext:value-type="string">
            <text:p>strike</text:p>
          </table:table-cell>
          <table:table-cell table:style-name="ce30" office:value-type="string" calcext:value-type="string">
            <text:p>Hagan lognormal vol approximation</text:p>
          </table:table-cell>
          <table:table-cell table:style-name="ce30" office:value-type="string" calcext:value-type="string">
            <text:p>option price</text:p>
          </table:table-cell>
          <table:table-cell table:style-name="ce30" office:value-type="string" calcext:value-type="string">
            <text:p>density</text:p>
          </table:table-cell>
          <table:table-cell table:style-name="ce18" table:number-columns-repeated="227"/>
          <table:table-cell table:style-name="ce32" table:number-columns-repeated="787"/>
          <table:table-cell table:number-columns-repeated="2"/>
        </table:table-row>
        <table:table-row table:style-name="ro2">
          <table:table-cell table:number-columns-repeated="3"/>
          <table:table-cell table:style-name="ce28"/>
          <table:table-cell table:style-name="ce31" table:formula="of:=-[.$C$15]+0.0005" office:value-type="percentage" office:value="0.0005" calcext:value-type="percentage">
            <text:p>0.0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7]+[.$C$15]);[.$B$14]))" office:value-type="percentage" office:value="0.581431504493579" calcext:value-type="percentage">
            <text:p>58.14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7]+[.$C$15]);[.$B$14];INFO.OBBA.OBBA.OBMAKE(&quot;&quot;;&quot;double&quot;;[.E7]+[.$C$15]);INFO.OBBA.OBBA.OBMAKE(&quot;&quot;;&quot;double&quot;;1)))" office:value-type="percentage" office:value="0.00950885379486179" calcext:value-type="percentage">
            <text:p>0.95%</text:p>
          </table:table-cell>
          <table:table-cell table:number-columns-repeated="1017"/>
        </table:table-row>
        <table:table-row table:style-name="ro2">
          <table:table-cell/>
          <table:table-cell table:style-name="ce23" office:value-type="string" calcext:value-type="string">
            <text:p>Parameters:</text:p>
          </table:table-cell>
          <table:table-cell table:style-name="ce23"/>
          <table:table-cell table:style-name="ce28"/>
          <table:table-cell table:style-name="ce31" table:formula="of:=[.E7]+0.0005" office:value-type="percentage" office:value="0.001" calcext:value-type="percentage">
            <text:p>0.1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8]+[.$C$15]);[.$B$14]))" office:value-type="percentage" office:value="0.534561098144917" calcext:value-type="percentage">
            <text:p>53.46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8]+[.$C$15]);[.$B$14];INFO.OBBA.OBBA.OBMAKE(&quot;&quot;;&quot;double&quot;;[.E8]+[.$C$15]);INFO.OBBA.OBBA.OBMAKE(&quot;&quot;;&quot;double&quot;;1)))" office:value-type="percentage" office:value="0.00903396198588978" calcext:value-type="percentage">
            <text:p>0.90%</text:p>
          </table:table-cell>
          <table:table-cell table:formula="of:=([.G9]-2*[.G8]+[.G7])/([.E8]-[.E7])/([.E9]-[.E8])" office:value-type="float" office:value="65.5469523666227" calcext:value-type="float">
            <text:p>65.5469523666</text:p>
          </table:table-cell>
          <table:table-cell table:number-columns-repeated="1016"/>
        </table:table-row>
        <table:table-row table:style-name="ro2">
          <table:table-cell/>
          <table:table-cell table:style-name="ce24" table:formula="of:=INFO.OBBA.OBBA.OBMAKE(&quot;d-sabr.alpha&quot;;&quot;double&quot;;[.C9])" office:value-type="string" office:string-value="d-sabr.alpha &#10;[8878]" calcext:value-type="string">
            <text:p>d-sabr.alpha </text:p>
            <text:p>[8878]</text:p>
          </table:table-cell>
          <table:table-cell table:style-name="ce25" office:value-type="percentage" office:value="0.4" calcext:value-type="percentage">
            <text:p>40.00%</text:p>
          </table:table-cell>
          <table:table-cell table:style-name="ce28"/>
          <table:table-cell table:style-name="ce31" table:formula="of:=[.E8]+0.0005" office:value-type="percentage" office:value="0.0015" calcext:value-type="percentage">
            <text:p>0.1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9]+[.$C$15]);[.$B$14]))" office:value-type="percentage" office:value="0.506265858189219" calcext:value-type="percentage">
            <text:p>50.63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9]+[.$C$15]);[.$B$14];INFO.OBBA.OBBA.OBMAKE(&quot;&quot;;&quot;double&quot;;[.E9]+[.$C$15]);INFO.OBBA.OBBA.OBMAKE(&quot;&quot;;&quot;double&quot;;1)))" office:value-type="percentage" office:value="0.00857545691500942" calcext:value-type="percentage">
            <text:p>0.86%</text:p>
          </table:table-cell>
          <table:table-cell table:formula="of:=([.G10]-2*[.G9]+[.G8])/([.E9]-[.E8])/([.E10]-[.E9])" office:value-type="float" office:value="66.0993008009189" calcext:value-type="float">
            <text:p>66.0993008009</text:p>
          </table:table-cell>
          <table:table-cell table:number-columns-repeated="1016"/>
        </table:table-row>
        <table:table-row table:style-name="ro2">
          <table:table-cell/>
          <table:table-cell table:style-name="ce24" table:formula="of:=INFO.OBBA.OBBA.OBMAKE(&quot;d-sabr.beta&quot;;&quot;double&quot;;[.C10])" office:value-type="string" office:string-value="d-sabr.beta &#10;[8065]" calcext:value-type="string">
            <text:p>d-sabr.beta </text:p>
            <text:p>[8065]</text:p>
          </table:table-cell>
          <table:table-cell table:style-name="ce26" office:value-type="float" office:value="1" calcext:value-type="float">
            <text:p>1</text:p>
          </table:table-cell>
          <table:table-cell table:style-name="ce28"/>
          <table:table-cell table:style-name="ce31" table:formula="of:=[.E9]+0.0005" office:value-type="percentage" office:value="0.002" calcext:value-type="percentage">
            <text:p>0.2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0]+[.$C$15]);[.$B$14]))" office:value-type="percentage" office:value="0.485746028839563" calcext:value-type="percentage">
            <text:p>48.57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10]+[.$C$15]);[.$B$14];INFO.OBBA.OBBA.OBMAKE(&quot;&quot;;&quot;double&quot;;[.E10]+[.$C$15]);INFO.OBBA.OBBA.OBMAKE(&quot;&quot;;&quot;double&quot;;1)))" office:value-type="percentage" office:value="0.0081334766693293" calcext:value-type="percentage">
            <text:p>0.81%</text:p>
          </table:table-cell>
          <table:table-cell table:formula="of:=([.G11]-2*[.G10]+[.G9])/([.E10]-[.E9])/([.E11]-[.E10])" office:value-type="float" office:value="66.196830049027" calcext:value-type="float">
            <text:p>66.196830049</text:p>
          </table:table-cell>
          <table:table-cell table:number-columns-repeated="1016"/>
        </table:table-row>
        <table:table-row table:style-name="ro2">
          <table:table-cell/>
          <table:table-cell table:style-name="ce24" table:formula="of:=INFO.OBBA.OBBA.OBMAKE(&quot;d-sabr.rho&quot;;&quot;double&quot;;[.C11])" office:value-type="string" office:string-value="d-sabr.rho &#10;[8066]" calcext:value-type="string">
            <text:p>d-sabr.rho </text:p>
            <text:p>[8066]</text:p>
          </table:table-cell>
          <table:table-cell table:style-name="ce26" office:value-type="float" office:value="-0.9" calcext:value-type="float">
            <text:p>-0.9</text:p>
          </table:table-cell>
          <table:table-cell table:style-name="ce28"/>
          <table:table-cell table:style-name="ce31" table:formula="of:=[.E10]+0.0005" office:value-type="percentage" office:value="0.0025" calcext:value-type="percentage">
            <text:p>0.2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1]+[.$C$15]);[.$B$14]))" office:value-type="percentage" office:value="0.469553614632732" calcext:value-type="percentage">
            <text:p>46.96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11]+[.$C$15]);[.$B$14];INFO.OBBA.OBBA.OBMAKE(&quot;&quot;;&quot;double&quot;;[.E11]+[.$C$15]);INFO.OBBA.OBBA.OBMAKE(&quot;&quot;;&quot;double&quot;;1)))" office:value-type="percentage" office:value="0.00770804563116143" calcext:value-type="percentage">
            <text:p>0.77%</text:p>
          </table:table-cell>
          <table:table-cell table:formula="of:=([.G12]-2*[.G11]+[.G10])/([.E11]-[.E10])/([.E12]-[.E11])" office:value-type="float" office:value="65.9138729871001" calcext:value-type="float">
            <text:p>65.9138729871</text:p>
          </table:table-cell>
          <table:table-cell table:number-columns-repeated="1016"/>
        </table:table-row>
        <table:table-row table:style-name="ro2">
          <table:table-cell/>
          <table:table-cell table:style-name="ce24" table:formula="of:=INFO.OBBA.OBBA.OBMAKE(&quot;d-sabr.nu&quot;;&quot;double&quot;;[.C12])" office:value-type="string" office:string-value="d-sabr.nu &#10;[8067]" calcext:value-type="string">
            <text:p>d-sabr.nu </text:p>
            <text:p>[8067]</text:p>
          </table:table-cell>
          <table:table-cell table:style-name="ce25" office:value-type="percentage" office:value="0.2" calcext:value-type="percentage">
            <text:p>20.00%</text:p>
          </table:table-cell>
          <table:table-cell table:style-name="ce28"/>
          <table:table-cell table:style-name="ce31" table:formula="of:=[.E11]+0.0005" office:value-type="percentage" office:value="0.003" calcext:value-type="percentage">
            <text:p>0.3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2]+[.$C$15]);[.$B$14]))" office:value-type="percentage" office:value="0.456132644304702" calcext:value-type="percentage">
            <text:p>45.61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12]+[.$C$15]);[.$B$14];INFO.OBBA.OBBA.OBMAKE(&quot;&quot;;&quot;double&quot;;[.E12]+[.$C$15]);INFO.OBBA.OBBA.OBMAKE(&quot;&quot;;&quot;double&quot;;1)))" office:value-type="percentage" office:value="0.00729909306124033" calcext:value-type="percentage">
            <text:p>0.73%</text:p>
          </table:table-cell>
          <table:table-cell table:formula="of:=([.G13]-2*[.G12]+[.G11])/([.E12]-[.E11])/([.E13]-[.E12])" office:value-type="float" office:value="65.3270278329204" calcext:value-type="float">
            <text:p>65.3270278329</text:p>
          </table:table-cell>
          <table:table-cell table:number-columns-repeated="1016"/>
        </table:table-row>
        <table:table-row table:style-name="ro2">
          <table:table-cell/>
          <table:table-cell table:style-name="ce24" table:formula="of:=INFO.OBBA.OBBA.OBMAKE(&quot;d-sabr.underlying&quot;;&quot;double&quot;;[.C13])" office:value-type="string" office:string-value="d-sabr.underlying &#10;[8068]" calcext:value-type="string">
            <text:p>d-sabr.underlying </text:p>
            <text:p>[8068]</text:p>
          </table:table-cell>
          <table:table-cell table:style-name="ce25" office:value-type="percentage" office:value="0.01" calcext:value-type="percentage">
            <text:p>1.00%</text:p>
          </table:table-cell>
          <table:table-cell table:style-name="ce28"/>
          <table:table-cell table:style-name="ce31" table:formula="of:=[.E12]+0.0005" office:value-type="percentage" office:value="0.0035" calcext:value-type="percentage">
            <text:p>0.3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3]+[.$C$15]);[.$B$14]))" office:value-type="percentage" office:value="0.444644478981822" calcext:value-type="percentage">
            <text:p>44.46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13]+[.$C$15]);[.$B$14];INFO.OBBA.OBBA.OBMAKE(&quot;&quot;;&quot;double&quot;;[.E13]+[.$C$15]);INFO.OBBA.OBBA.OBMAKE(&quot;&quot;;&quot;double&quot;;1)))" office:value-type="percentage" office:value="0.00690647224827746" calcext:value-type="percentage">
            <text:p>0.69%</text:p>
          </table:table-cell>
          <table:table-cell table:formula="of:=([.G14]-2*[.G13]+[.G12])/([.E13]-[.E12])/([.E14]-[.E13])" office:value-type="float" office:value="64.4964292862669" calcext:value-type="float">
            <text:p>64.4964292863</text:p>
          </table:table-cell>
          <table:table-cell table:number-columns-repeated="1016"/>
        </table:table-row>
        <table:table-row table:style-name="ro2">
          <table:table-cell/>
          <table:table-cell table:style-name="ce24" table:formula="of:=INFO.OBBA.OBBA.OBMAKE(&quot;d-sabr.maturity&quot;;&quot;double&quot;;[.C14])" office:value-type="string" office:string-value="d-sabr.maturity &#10;[8069]" calcext:value-type="string">
            <text:p>d-sabr.maturity </text:p>
            <text:p>[8069]</text:p>
          </table:table-cell>
          <table:table-cell table:style-name="ce26" office:value-type="float" office:value="5" calcext:value-type="float">
            <text:p>5</text:p>
          </table:table-cell>
          <table:table-cell table:style-name="ce28"/>
          <table:table-cell table:style-name="ce31" table:formula="of:=[.E13]+0.0005" office:value-type="percentage" office:value="0.004" calcext:value-type="percentage">
            <text:p>0.4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4]+[.$C$15]);[.$B$14]))" office:value-type="percentage" office:value="0.434584153060873" calcext:value-type="percentage">
            <text:p>43.46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14]+[.$C$15]);[.$B$14];INFO.OBBA.OBBA.OBMAKE(&quot;&quot;;&quot;double&quot;;[.E14]+[.$C$15]);INFO.OBBA.OBBA.OBMAKE(&quot;&quot;;&quot;double&quot;;1)))" office:value-type="percentage" office:value="0.00652997554263617" calcext:value-type="percentage">
            <text:p>0.65%</text:p>
          </table:table-cell>
          <table:table-cell table:formula="of:=([.G15]-2*[.G14]+[.G13])/([.E14]-[.E13])/([.E15]-[.E14])" office:value-type="float" office:value="63.4687179743992" calcext:value-type="float">
            <text:p>63.4687179744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displacement</text:p>
          </table:table-cell>
          <table:table-cell table:style-name="ce26" office:value-type="float" office:value="0" calcext:value-type="float">
            <text:p>0</text:p>
          </table:table-cell>
          <table:table-cell table:style-name="ce28"/>
          <table:table-cell table:style-name="ce31" table:formula="of:=[.E14]+0.0005" office:value-type="percentage" office:value="0.0045" calcext:value-type="percentage">
            <text:p>0.4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5]+[.$C$15]);[.$B$14]))" office:value-type="percentage" office:value="0.425623485357338" calcext:value-type="percentage">
            <text:p>42.56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15]+[.$C$15]);[.$B$14];INFO.OBBA.OBBA.OBMAKE(&quot;&quot;;&quot;double&quot;;[.E15]+[.$C$15]);INFO.OBBA.OBBA.OBMAKE(&quot;&quot;;&quot;double&quot;;1)))" office:value-type="percentage" office:value="0.00616934601648847" calcext:value-type="percentage">
            <text:p>0.62%</text:p>
          </table:table-cell>
          <table:table-cell table:formula="of:=([.G16]-2*[.G15]+[.G14])/([.E15]-[.E14])/([.E16]-[.E15])" office:value-type="float" office:value="62.2807487957316" calcext:value-type="float">
            <text:p>62.2807487957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15]+0.0005" office:value-type="percentage" office:value="0.005" calcext:value-type="percentage">
            <text:p>0.5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6]+[.$C$15]);[.$B$14]))" office:value-type="percentage" office:value="0.417536891483439" calcext:value-type="percentage">
            <text:p>41.75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16]+[.$C$15]);[.$B$14];INFO.OBBA.OBBA.OBMAKE(&quot;&quot;;&quot;double&quot;;[.E16]+[.$C$15]);INFO.OBBA.OBBA.OBMAKE(&quot;&quot;;&quot;double&quot;;1)))" office:value-type="percentage" office:value="0.0058242866775397" calcext:value-type="percentage">
            <text:p>0.58%</text:p>
          </table:table-cell>
          <table:table-cell table:formula="of:=([.G17]-2*[.G16]+[.G15])/([.E16]-[.E15])/([.E17]-[.E16])" office:value-type="float" office:value="60.9622896119572" calcext:value-type="float">
            <text:p>60.962289612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16]+0.0005" office:value-type="percentage" office:value="0.0055" calcext:value-type="percentage">
            <text:p>0.5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7]+[.$C$15]);[.$B$14]))" office:value-type="percentage" office:value="0.410162499487652" calcext:value-type="percentage">
            <text:p>41.02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17]+[.$C$15]);[.$B$14];INFO.OBBA.OBBA.OBMAKE(&quot;&quot;;&quot;double&quot;;[.E17]+[.$C$15]);INFO.OBBA.OBBA.OBMAKE(&quot;&quot;;&quot;double&quot;;1)))" office:value-type="percentage" office:value="0.00549446791099392" calcext:value-type="percentage">
            <text:p>0.55%</text:p>
          </table:table-cell>
          <table:table-cell table:formula="of:=([.G18]-2*[.G17]+[.G16])/([.E17]-[.E16])/([.E18]-[.E17])" office:value-type="float" office:value="59.5378648978878" calcext:value-type="float">
            <text:p>59.5378648979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17]+0.0005" office:value-type="percentage" office:value="0.006" calcext:value-type="percentage">
            <text:p>0.6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8]+[.$C$15]);[.$B$14]))" office:value-type="percentage" office:value="0.403380132624528" calcext:value-type="percentage">
            <text:p>40.34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18]+[.$C$15]);[.$B$14];INFO.OBBA.OBBA.OBMAKE(&quot;&quot;;&quot;double&quot;;[.E18]+[.$C$15]);INFO.OBBA.OBBA.OBMAKE(&quot;&quot;;&quot;double&quot;;1)))" office:value-type="percentage" office:value="0.00517953361067262" calcext:value-type="percentage">
            <text:p>0.52%</text:p>
          </table:table-cell>
          <table:table-cell table:formula="of:=([.G19]-2*[.G18]+[.G17])/([.E18]-[.E17])/([.E19]-[.E18])" office:value-type="float" office:value="58.0280196362248" calcext:value-type="float">
            <text:p>58.0280196362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18]+0.0005" office:value-type="percentage" office:value="0.0065" calcext:value-type="percentage">
            <text:p>0.6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9]+[.$C$15]);[.$B$14]))" office:value-type="percentage" office:value="0.397098067697146" calcext:value-type="percentage">
            <text:p>39.71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19]+[.$C$15]);[.$B$14];INFO.OBBA.OBBA.OBMAKE(&quot;&quot;;&quot;double&quot;;[.E19]+[.$C$15]);INFO.OBBA.OBBA.OBMAKE(&quot;&quot;;&quot;double&quot;;1)))" office:value-type="percentage" office:value="0.00487910631526037" calcext:value-type="percentage">
            <text:p>0.49%</text:p>
          </table:table-cell>
          <table:table-cell table:formula="of:=([.G20]-2*[.G19]+[.G18])/([.E19]-[.E18])/([.E20]-[.E19])" office:value-type="float" office:value="56.4502027348979" calcext:value-type="float">
            <text:p>56.4502027349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19]+0.0005" office:value-type="percentage" office:value="0.007" calcext:value-type="percentage">
            <text:p>0.7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20]+[.$C$15]);[.$B$14]))" office:value-type="percentage" office:value="0.391244675459936" calcext:value-type="percentage">
            <text:p>39.12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20]+[.$C$15]);[.$B$14];INFO.OBBA.OBBA.OBMAKE(&quot;&quot;;&quot;double&quot;;[.E20]+[.$C$15]);INFO.OBBA.OBBA.OBMAKE(&quot;&quot;;&quot;double&quot;;1)))" office:value-type="percentage" office:value="0.00459279157053184" calcext:value-type="percentage">
            <text:p>0.46%</text:p>
          </table:table-cell>
          <table:table-cell table:formula="of:=([.G21]-2*[.G20]+[.G19])/([.E20]-[.E19])/([.E21]-[.E20])" office:value-type="float" office:value="54.8193988453571" calcext:value-type="float">
            <text:p>54.8193988454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20]+0.0005" office:value-type="percentage" office:value="0.0075" calcext:value-type="percentage">
            <text:p>0.7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21]+[.$C$15]);[.$B$14]))" office:value-type="percentage" office:value="0.385762928257494" calcext:value-type="percentage">
            <text:p>38.58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21]+[.$C$15]);[.$B$14];INFO.OBBA.OBBA.OBMAKE(&quot;&quot;;&quot;double&quot;;[.E21]+[.$C$15]);INFO.OBBA.OBBA.OBMAKE(&quot;&quot;;&quot;double&quot;;1)))" office:value-type="percentage" office:value="0.00432018167551466" calcext:value-type="percentage">
            <text:p>0.43%</text:p>
          </table:table-cell>
          <table:table-cell table:formula="of:=([.G22]-2*[.G21]+[.G20])/([.E21]-[.E20])/([.E22]-[.E21])" office:value-type="float" office:value="53.1485906654118" calcext:value-type="float">
            <text:p>53.1485906654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21]+0.0005" office:value-type="percentage" office:value="0.008" calcext:value-type="percentage">
            <text:p>0.8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22]+[.$C$15]);[.$B$14]))" office:value-type="percentage" office:value="0.380606668760272" calcext:value-type="percentage">
            <text:p>38.06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22]+[.$C$15]);[.$B$14];INFO.OBBA.OBBA.OBMAKE(&quot;&quot;;&quot;double&quot;;[.E22]+[.$C$15]);INFO.OBBA.OBBA.OBMAKE(&quot;&quot;;&quot;double&quot;;1)))" office:value-type="percentage" office:value="0.00406085892816382" calcext:value-type="percentage">
            <text:p>0.41%</text:p>
          </table:table-cell>
          <table:table-cell table:formula="of:=([.G23]-2*[.G22]+[.G21])/([.E22]-[.E21])/([.E23]-[.E22])" office:value-type="float" office:value="51.4491045705973" calcext:value-type="float">
            <text:p>51.4491045706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22]+0.0005" office:value-type="percentage" office:value="0.0085" calcext:value-type="percentage">
            <text:p>0.8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23]+[.$C$15]);[.$B$14]))" office:value-type="percentage" office:value="0.375738001963013" calcext:value-type="percentage">
            <text:p>37.57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23]+[.$C$15]);[.$B$14];INFO.OBBA.OBBA.OBMAKE(&quot;&quot;;&quot;double&quot;;[.E23]+[.$C$15]);INFO.OBBA.OBBA.OBMAKE(&quot;&quot;;&quot;double&quot;;1)))" office:value-type="percentage" office:value="0.00381439845695564" calcext:value-type="percentage">
            <text:p>0.38%</text:p>
          </table:table-cell>
          <table:table-cell table:formula="of:=([.G24]-2*[.G23]+[.G22])/([.E23]-[.E22])/([.E24]-[.E23])" office:value-type="float" office:value="49.730874236483" calcext:value-type="float">
            <text:p>49.730874236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23]+0.0005" office:value-type="percentage" office:value="0.009" calcext:value-type="percentage">
            <text:p>0.9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24]+[.$C$15]);[.$B$14]))" office:value-type="percentage" office:value="0.371125427071176" calcext:value-type="percentage">
            <text:p>37.11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24]+[.$C$15]);[.$B$14];INFO.OBBA.OBBA.OBMAKE(&quot;&quot;;&quot;double&quot;;[.E24]+[.$C$15]);INFO.OBBA.OBBA.OBMAKE(&quot;&quot;;&quot;double&quot;;1)))" office:value-type="percentage" office:value="0.00358037070430658" calcext:value-type="percentage">
            <text:p>0.36%</text:p>
          </table:table-cell>
          <table:table-cell table:formula="of:=([.G25]-2*[.G24]+[.G23])/([.E24]-[.E23])/([.E25]-[.E24])" office:value-type="float" office:value="48.0026454688321" calcext:value-type="float">
            <text:p>48.0026454688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24]+0.0005" office:value-type="percentage" office:value="0.00950000000000001" calcext:value-type="percentage">
            <text:p>0.9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25]+[.$C$15]);[.$B$14]))" office:value-type="percentage" office:value="0.366742470506147" calcext:value-type="percentage">
            <text:p>36.67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25]+[.$C$15]);[.$B$14];INFO.OBBA.OBBA.OBMAKE(&quot;&quot;;&quot;double&quot;;[.E25]+[.$C$15]);INFO.OBBA.OBBA.OBMAKE(&quot;&quot;;&quot;double&quot;;1)))" office:value-type="percentage" office:value="0.00335834361302473" calcext:value-type="percentage">
            <text:p>0.34%</text:p>
          </table:table-cell>
          <table:table-cell table:formula="of:=([.G26]-2*[.G25]+[.G24])/([.E25]-[.E24])/([.E26]-[.E25])" office:value-type="float" office:value="46.2721381099315" calcext:value-type="float">
            <text:p>46.2721381099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25]+0.0005" office:value-type="percentage" office:value="0.01" calcext:value-type="percentage">
            <text:p>1.0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26]+[.$C$15]);[.$B$14]))" office:value-type="percentage" office:value="0.362566666666667" calcext:value-type="percentage">
            <text:p>36.26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26]+[.$C$15]);[.$B$14];INFO.OBBA.OBBA.OBMAKE(&quot;&quot;;&quot;double&quot;;[.E26]+[.$C$15]);INFO.OBBA.OBBA.OBMAKE(&quot;&quot;;&quot;double&quot;;1)))" office:value-type="percentage" office:value="0.00314788455627035" calcext:value-type="percentage">
            <text:p>0.31%</text:p>
          </table:table-cell>
          <table:table-cell table:formula="of:=([.G27]-2*[.G26]+[.G25])/([.E26]-[.E25])/([.E27]-[.E26])" office:value-type="float" office:value="44.5461760835161" calcext:value-type="float">
            <text:p>44.546176083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26]+0.0005" office:value-type="percentage" office:value="0.0105" calcext:value-type="percentage">
            <text:p>1.0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27]+[.$C$15]);[.$B$14]))" office:value-type="percentage" office:value="0.3585787852456" calcext:value-type="percentage">
            <text:p>35.86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27]+[.$C$15]);[.$B$14];INFO.OBBA.OBBA.OBMAKE(&quot;&quot;;&quot;double&quot;;[.E27]+[.$C$15]);INFO.OBBA.OBBA.OBMAKE(&quot;&quot;;&quot;double&quot;;1)))" office:value-type="percentage" office:value="0.00294856204353686" calcext:value-type="percentage">
            <text:p>0.29%</text:p>
          </table:table-cell>
          <table:table-cell table:formula="of:=([.G28]-2*[.G27]+[.G26])/([.E27]-[.E26])/([.E28]-[.E27])" office:value-type="float" office:value="42.8307934294791" calcext:value-type="float">
            <text:p>42.830793429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27]+0.0005" office:value-type="percentage" office:value="0.011" calcext:value-type="percentage">
            <text:p>1.1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28]+[.$C$15]);[.$B$14]))" office:value-type="percentage" office:value="0.354762236709989" calcext:value-type="percentage">
            <text:p>35.48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28]+[.$C$15]);[.$B$14];INFO.OBBA.OBBA.OBMAKE(&quot;&quot;;&quot;double&quot;;[.E28]+[.$C$15]);INFO.OBBA.OBBA.OBMAKE(&quot;&quot;;&quot;double&quot;;1)))" office:value-type="percentage" office:value="0.00275994722916074" calcext:value-type="percentage">
            <text:p>0.28%</text:p>
          </table:table-cell>
          <table:table-cell table:formula="of:=([.G29]-2*[.G28]+[.G27])/([.E28]-[.E27])/([.E29]-[.E28])" office:value-type="float" office:value="41.1313219909598" calcext:value-type="float">
            <text:p>41.131321991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28]+0.0005" office:value-type="percentage" office:value="0.0115" calcext:value-type="percentage">
            <text:p>1.1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29]+[.$C$15]);[.$B$14]))" office:value-type="percentage" office:value="0.351102608733042" calcext:value-type="percentage">
            <text:p>35.11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29]+[.$C$15]);[.$B$14];INFO.OBBA.OBBA.OBMAKE(&quot;&quot;;&quot;double&quot;;[.E29]+[.$C$15]);INFO.OBBA.OBBA.OBMAKE(&quot;&quot;;&quot;double&quot;;1)))" office:value-type="percentage" office:value="0.00258161524528236" calcext:value-type="percentage">
            <text:p>0.26%</text:p>
          </table:table-cell>
          <table:table-cell table:formula="of:=([.G30]-2*[.G29]+[.G28])/([.E29]-[.E28])/([.E30]-[.E29])" office:value-type="float" office:value="39.4524649059632" calcext:value-type="float">
            <text:p>39.452464906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29]+0.0005" office:value-type="percentage" office:value="0.012" calcext:value-type="percentage">
            <text:p>1.2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30]+[.$C$15]);[.$B$14]))" office:value-type="percentage" office:value="0.34758730036212" calcext:value-type="percentage">
            <text:p>34.76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30]+[.$C$15]);[.$B$14];INFO.OBBA.OBBA.OBMAKE(&quot;&quot;;&quot;double&quot;;[.E30]+[.$C$15]);INFO.OBBA.OBBA.OBMAKE(&quot;&quot;;&quot;double&quot;;1)))" office:value-type="percentage" office:value="0.00241314637763046" calcext:value-type="percentage">
            <text:p>0.24%</text:p>
          </table:table-cell>
          <table:table-cell table:formula="of:=([.G31]-2*[.G30]+[.G29])/([.E30]-[.E29])/([.E31]-[.E30])" office:value-type="float" office:value="37.7983589801098" calcext:value-type="float">
            <text:p>37.7983589801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30]+0.0005" office:value-type="percentage" office:value="0.0125" calcext:value-type="percentage">
            <text:p>1.2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31]+[.$C$15]);[.$B$14]))" office:value-type="percentage" office:value="0.344205230149097" calcext:value-type="percentage">
            <text:p>34.42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31]+[.$C$15]);[.$B$14];INFO.OBBA.OBBA.OBMAKE(&quot;&quot;;&quot;double&quot;;[.E31]+[.$C$15]);INFO.OBBA.OBBA.OBMAKE(&quot;&quot;;&quot;double&quot;;1)))" office:value-type="percentage" office:value="0.0022541270997236" calcext:value-type="percentage">
            <text:p>0.23%</text:p>
          </table:table-cell>
          <table:table-cell table:formula="of:=([.G32]-2*[.G31]+[.G30])/([.E31]-[.E30])/([.E32]-[.E31])" office:value-type="float" office:value="36.1726282630363" calcext:value-type="float">
            <text:p>36.172628263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31]+0.0005" office:value-type="percentage" office:value="0.013" calcext:value-type="percentage">
            <text:p>1.3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32]+[.$C$15]);[.$B$14]))" office:value-type="percentage" office:value="0.340946600961385" calcext:value-type="percentage">
            <text:p>34.09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32]+[.$C$15]);[.$B$14];INFO.OBBA.OBBA.OBMAKE(&quot;&quot;;&quot;double&quot;;[.E32]+[.$C$15]);INFO.OBBA.OBBA.OBMAKE(&quot;&quot;;&quot;double&quot;;1)))" office:value-type="percentage" office:value="0.00210415097888249" calcext:value-type="percentage">
            <text:p>0.21%</text:p>
          </table:table-cell>
          <table:table-cell table:formula="of:=([.G33]-2*[.G32]+[.G31])/([.E32]-[.E31])/([.E33]-[.E32])" office:value-type="float" office:value="34.5784305856544" calcext:value-type="float">
            <text:p>34.5784305857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32]+0.0005" office:value-type="percentage" office:value="0.0135" calcext:value-type="percentage">
            <text:p>1.3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33]+[.$C$15]);[.$B$14]))" office:value-type="percentage" office:value="0.337802708731928" calcext:value-type="percentage">
            <text:p>33.78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33]+[.$C$15]);[.$B$14];INFO.OBBA.OBBA.OBMAKE(&quot;&quot;;&quot;double&quot;;[.E33]+[.$C$15]);INFO.OBBA.OBBA.OBMAKE(&quot;&quot;;&quot;double&quot;;1)))" office:value-type="percentage" office:value="0.0019628194656878" calcext:value-type="percentage">
            <text:p>0.20%</text:p>
          </table:table-cell>
          <table:table-cell table:formula="of:=([.G34]-2*[.G33]+[.G32])/([.E33]-[.E32])/([.E34]-[.E33])" office:value-type="float" office:value="33.0184984151713" calcext:value-type="float">
            <text:p>33.0184984152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33]+0.0005" office:value-type="percentage" office:value="0.014" calcext:value-type="percentage">
            <text:p>1.4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34]+[.$C$15]);[.$B$14]))" office:value-type="percentage" office:value="0.334765785631632" calcext:value-type="percentage">
            <text:p>33.48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34]+[.$C$15]);[.$B$14];INFO.OBBA.OBBA.OBMAKE(&quot;&quot;;&quot;double&quot;;[.E34]+[.$C$15]);INFO.OBBA.OBBA.OBMAKE(&quot;&quot;;&quot;double&quot;;1)))" office:value-type="percentage" office:value="0.0018297425770969" calcext:value-type="percentage">
            <text:p>0.18%</text:p>
          </table:table-cell>
          <table:table-cell table:formula="of:=([.G35]-2*[.G34]+[.G33])/([.E34]-[.E33])/([.E35]-[.E34])" office:value-type="float" office:value="31.4951750752159" calcext:value-type="float">
            <text:p>31.4951750752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34]+0.0005" office:value-type="percentage" office:value="0.0145" calcext:value-type="percentage">
            <text:p>1.4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35]+[.$C$15]);[.$B$14]))" office:value-type="percentage" office:value="0.331828870471479" calcext:value-type="percentage">
            <text:p>33.18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35]+[.$C$15]);[.$B$14];INFO.OBBA.OBBA.OBMAKE(&quot;&quot;;&quot;double&quot;;[.E35]+[.$C$15]);INFO.OBBA.OBBA.OBMAKE(&quot;&quot;;&quot;double&quot;;1)))" office:value-type="percentage" office:value="0.00170453948227481" calcext:value-type="percentage">
            <text:p>0.17%</text:p>
          </table:table-cell>
          <table:table-cell table:formula="of:=([.G36]-2*[.G35]+[.G34])/([.E35]-[.E34])/([.E36]-[.E35])" office:value-type="float" office:value="30.0104471532715" calcext:value-type="float">
            <text:p>30.0104471533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35]+0.0005" office:value-type="percentage" office:value="0.015" calcext:value-type="percentage">
            <text:p>1.5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36]+[.$C$15]);[.$B$14]))" office:value-type="percentage" office:value="0.328985700838257" calcext:value-type="percentage">
            <text:p>32.90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36]+[.$C$15]);[.$B$14];INFO.OBBA.OBBA.OBMAKE(&quot;&quot;;&quot;double&quot;;[.E36]+[.$C$15]);INFO.OBBA.OBBA.OBMAKE(&quot;&quot;;&quot;double&quot;;1)))" office:value-type="percentage" office:value="0.00158683899924103" calcext:value-type="percentage">
            <text:p>0.16%</text:p>
          </table:table-cell>
          <table:table-cell table:formula="of:=([.G37]-2*[.G36]+[.G35])/([.E36]-[.E35])/([.E37]-[.E36])" office:value-type="float" office:value="28.5659737399441" calcext:value-type="float">
            <text:p>28.5659737399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36]+0.0005" office:value-type="percentage" office:value="0.0155" calcext:value-type="percentage">
            <text:p>1.5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37]+[.$C$15]);[.$B$14]))" office:value-type="percentage" office:value="0.326230622721494" calcext:value-type="percentage">
            <text:p>32.62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37]+[.$C$15]);[.$B$14];INFO.OBBA.OBBA.OBMAKE(&quot;&quot;;&quot;double&quot;;[.E37]+[.$C$15]);INFO.OBBA.OBBA.OBMAKE(&quot;&quot;;&quot;double&quot;;1)))" office:value-type="percentage" office:value="0.00147628000964224" calcext:value-type="percentage">
            <text:p>0.15%</text:p>
          </table:table-cell>
          <table:table-cell table:formula="of:=([.G38]-2*[.G37]+[.G36])/([.E37]-[.E36])/([.E38]-[.E37])" office:value-type="float" office:value="27.163113012903" calcext:value-type="float">
            <text:p>27.1631130129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37]+0.0005" office:value-type="percentage" office:value="0.016" calcext:value-type="percentage">
            <text:p>1.6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38]+[.$C$15]);[.$B$14]))" office:value-type="percentage" office:value="0.323558514326126" calcext:value-type="percentage">
            <text:p>32.36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38]+[.$C$15]);[.$B$14];INFO.OBBA.OBBA.OBMAKE(&quot;&quot;;&quot;double&quot;;[.E38]+[.$C$15]);INFO.OBBA.OBBA.OBMAKE(&quot;&quot;;&quot;double&quot;;1)))" office:value-type="percentage" office:value="0.00137251179829668" calcext:value-type="percentage">
            <text:p>0.14%</text:p>
          </table:table-cell>
          <table:table-cell table:formula="of:=([.G39]-2*[.G38]+[.G37])/([.E38]-[.E37])/([.E39]-[.E38])" office:value-type="float" office:value="25.8029465733475" calcext:value-type="float">
            <text:p>25.8029465733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38]+0.0005" office:value-type="percentage" office:value="0.0165" calcext:value-type="percentage">
            <text:p>1.6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39]+[.$C$15]);[.$B$14]))" office:value-type="percentage" office:value="0.320964721472823" calcext:value-type="percentage">
            <text:p>32.10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39]+[.$C$15]);[.$B$14];INFO.OBBA.OBBA.OBMAKE(&quot;&quot;;&quot;double&quot;;[.E39]+[.$C$15]);INFO.OBBA.OBBA.OBMAKE(&quot;&quot;;&quot;double&quot;;1)))" office:value-type="percentage" office:value="0.00127519432359445" calcext:value-type="percentage">
            <text:p>0.13%</text:p>
          </table:table-cell>
          <table:table-cell table:formula="of:=([.G40]-2*[.G39]+[.G38])/([.E39]-[.E38])/([.E40]-[.E39])" office:value-type="float" office:value="24.4863018617098" calcext:value-type="float">
            <text:p>24.4863018617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39]+0.0005" office:value-type="percentage" office:value="0.017" calcext:value-type="percentage">
            <text:p>1.7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40]+[.$C$15]);[.$B$14]))" office:value-type="percentage" office:value="0.318445002527324" calcext:value-type="percentage">
            <text:p>31.84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40]+[.$C$15]);[.$B$14];INFO.OBBA.OBBA.OBMAKE(&quot;&quot;;&quot;double&quot;;[.E40]+[.$C$15]);INFO.OBBA.OBBA.OBMAKE(&quot;&quot;;&quot;double&quot;;1)))" office:value-type="percentage" office:value="0.00118399842435765" calcext:value-type="percentage">
            <text:p>0.12%</text:p>
          </table:table-cell>
          <table:table-cell table:formula="of:=([.G41]-2*[.G40]+[.G39])/([.E40]-[.E39])/([.E41]-[.E40])" office:value-type="float" office:value="23.2137729152832" calcext:value-type="float">
            <text:p>23.2137729153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40]+0.0005" office:value-type="percentage" office:value="0.0175" calcext:value-type="percentage">
            <text:p>1.7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41]+[.$C$15]);[.$B$14]))" office:value-type="percentage" office:value="0.315995481215052" calcext:value-type="percentage">
            <text:p>31.60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41]+[.$C$15]);[.$B$14];INFO.OBBA.OBBA.OBMAKE(&quot;&quot;;&quot;double&quot;;[.E41]+[.$C$15]);INFO.OBBA.OBBA.OBMAKE(&quot;&quot;;&quot;double&quot;;1)))" office:value-type="percentage" office:value="0.00109860596834967" calcext:value-type="percentage">
            <text:p>0.11%</text:p>
          </table:table-cell>
          <table:table-cell table:formula="of:=([.G42]-2*[.G41]+[.G40])/([.E41]-[.E40])/([.E42]-[.E41])" office:value-type="float" office:value="21.9857396808759" calcext:value-type="float">
            <text:p>21.9857396809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41]+0.0005" office:value-type="percentage" office:value="0.018" calcext:value-type="percentage">
            <text:p>1.8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42]+[.$C$15]);[.$B$14]))" office:value-type="percentage" office:value="0.313612605999255" calcext:value-type="percentage">
            <text:p>31.36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42]+[.$C$15]);[.$B$14];INFO.OBBA.OBBA.OBMAKE(&quot;&quot;;&quot;double&quot;;[.E42]+[.$C$15]);INFO.OBBA.OBBA.OBMAKE(&quot;&quot;;&quot;double&quot;;1)))" office:value-type="percentage" office:value="0.0010187099472619" calcext:value-type="percentage">
            <text:p>0.10%</text:p>
          </table:table-cell>
          <table:table-cell table:formula="of:=([.G43]-2*[.G42]+[.G41])/([.E42]-[.E41])/([.E43]-[.E42])" office:value-type="float" office:value="20.8023860531116" calcext:value-type="float">
            <text:p>20.8023860531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42]+0.0005" office:value-type="percentage" office:value="0.0185" calcext:value-type="percentage">
            <text:p>1.8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43]+[.$C$15]);[.$B$14]))" office:value-type="percentage" office:value="0.311293114952723" calcext:value-type="percentage">
            <text:p>31.13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43]+[.$C$15]);[.$B$14];INFO.OBBA.OBBA.OBMAKE(&quot;&quot;;&quot;double&quot;;[.E43]+[.$C$15]);INFO.OBBA.OBBA.OBMAKE(&quot;&quot;;&quot;double&quot;;1)))" office:value-type="percentage" office:value="0.000944014522687421" calcext:value-type="percentage">
            <text:p>0.09%</text:p>
          </table:table-cell>
          <table:table-cell table:formula="of:=([.G44]-2*[.G43]+[.G42])/([.E43]-[.E42])/([.E44]-[.E43])" office:value-type="float" office:value="19.6637167793951" calcext:value-type="float">
            <text:p>19.6637167794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43]+0.0005" office:value-type="percentage" office:value="0.019" calcext:value-type="percentage">
            <text:p>1.9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44]+[.$C$15]);[.$B$14]))" office:value-type="percentage" office:value="0.309034005251459" calcext:value-type="percentage">
            <text:p>30.90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44]+[.$C$15]);[.$B$14];INFO.OBBA.OBBA.OBMAKE(&quot;&quot;;&quot;double&quot;;[.E44]+[.$C$15]);INFO.OBBA.OBBA.OBMAKE(&quot;&quot;;&quot;double&quot;;1)))" office:value-type="percentage" office:value="0.000874235027307787" calcext:value-type="percentage">
            <text:p>0.09%</text:p>
          </table:table-cell>
          <table:table-cell table:formula="of:=([.G45]-2*[.G44]+[.G43])/([.E44]-[.E43])/([.E45]-[.E44])" office:value-type="float" office:value="18.5695733439145" calcext:value-type="float">
            <text:p>18.5695733439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44]+0.0005" office:value-type="percentage" office:value="0.0195" calcext:value-type="percentage">
            <text:p>1.9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45]+[.$C$15]);[.$B$14]))" office:value-type="percentage" office:value="0.306832506576103" calcext:value-type="percentage">
            <text:p>30.68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45]+[.$C$15]);[.$B$14];INFO.OBBA.OBBA.OBMAKE(&quot;&quot;;&quot;double&quot;;[.E45]+[.$C$15]);INFO.OBBA.OBBA.OBMAKE(&quot;&quot;;&quot;double&quot;;1)))" office:value-type="percentage" office:value="0.000809097925264131" calcext:value-type="percentage">
            <text:p>0.08%</text:p>
          </table:table-cell>
          <table:table-cell table:formula="of:=([.G46]-2*[.G45]+[.G44])/([.E45]-[.E44])/([.E46]-[.E45])" office:value-type="float" office:value="17.5196489244902" calcext:value-type="float">
            <text:p>17.5196489245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45]+0.0005" office:value-type="percentage" office:value="0.02" calcext:value-type="percentage">
            <text:p>2.0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46]+[.$C$15]);[.$B$14]))" office:value-type="percentage" office:value="0.30468605783259" calcext:value-type="percentage">
            <text:p>30.47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46]+[.$C$15]);[.$B$14];INFO.OBBA.OBBA.OBMAKE(&quot;&quot;;&quot;double&quot;;[.E46]+[.$C$15]);INFO.OBBA.OBBA.OBMAKE(&quot;&quot;;&quot;double&quot;;1)))" office:value-type="percentage" office:value="0.000748340735451597" calcext:value-type="percentage">
            <text:p>0.07%</text:p>
          </table:table-cell>
          <table:table-cell table:formula="of:=([.G47]-2*[.G46]+[.G45])/([.E46]-[.E45])/([.E47]-[.E46])" office:value-type="float" office:value="16.5135024976356" calcext:value-type="float">
            <text:p>16.5135024976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46]+0.0005" office:value-type="percentage" office:value="0.0205" calcext:value-type="percentage">
            <text:p>2.0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47]+[.$C$15]);[.$B$14]))" office:value-type="percentage" office:value="0.302592286704532" calcext:value-type="percentage">
            <text:p>30.26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47]+[.$C$15]);[.$B$14];INFO.OBBA.OBBA.OBMAKE(&quot;&quot;;&quot;double&quot;;[.E47]+[.$C$15]);INFO.OBBA.OBBA.OBMAKE(&quot;&quot;;&quot;double&quot;;1)))" office:value-type="percentage" office:value="0.000691711921263473" calcext:value-type="percentage">
            <text:p>0.07%</text:p>
          </table:table-cell>
          <table:table-cell table:formula="of:=([.G48]-2*[.G47]+[.G46])/([.E47]-[.E46])/([.E48]-[.E47])" office:value-type="float" office:value="15.5505721542966" calcext:value-type="float">
            <text:p>15.5505721543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47]+0.0005" office:value-type="percentage" office:value="0.021" calcext:value-type="percentage">
            <text:p>2.1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48]+[.$C$15]);[.$B$14]))" office:value-type="percentage" office:value="0.30054899163149" calcext:value-type="percentage">
            <text:p>30.05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48]+[.$C$15]);[.$B$14];INFO.OBBA.OBBA.OBMAKE(&quot;&quot;;&quot;double&quot;;[.E48]+[.$C$15]);INFO.OBBA.OBBA.OBMAKE(&quot;&quot;;&quot;double&quot;;1)))" office:value-type="percentage" office:value="0.000638970750113923" calcext:value-type="percentage">
            <text:p>0.06%</text:p>
          </table:table-cell>
          <table:table-cell table:formula="of:=([.G49]-2*[.G48]+[.G47])/([.E48]-[.E47])/([.E49]-[.E48])" office:value-type="float" office:value="14.6301876771566" calcext:value-type="float">
            <text:p>14.6301876772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8"/>
          <table:table-cell table:style-name="ce31" table:formula="of:=[.E48]+0.0005" office:value-type="percentage" office:value="0.0215" calcext:value-type="percentage">
            <text:p>2.1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49]+[.$C$15]);[.$B$14]))" office:value-type="percentage" office:value="0.298554125873667" calcext:value-type="percentage">
            <text:p>29.86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49]+[.$C$15]);[.$B$14];INFO.OBBA.OBBA.OBMAKE(&quot;&quot;;&quot;double&quot;;[.E49]+[.$C$15]);INFO.OBBA.OBBA.OBMAKE(&quot;&quot;;&quot;double&quot;;1)))" office:value-type="percentage" office:value="0.000589887125883661" calcext:value-type="percentage">
            <text:p>0.06%</text:p>
          </table:table-cell>
          <table:table-cell table:formula="of:=([.G50]-2*[.G49]+[.G48])/([.E49]-[.E48])/([.E50]-[.E49])" office:value-type="float" office:value="13.7515824230242" calcext:value-type="float">
            <text:p>13.751582423</text:p>
          </table:table-cell>
          <table:table-cell table:number-columns-repeated="227"/>
          <table:table-cell table:style-name="ce17" table:number-columns-repeated="768"/>
          <table:table-cell table:number-columns-repeated="21"/>
        </table:table-row>
        <table:table-row table:style-name="ro2">
          <table:table-cell table:number-columns-repeated="3"/>
          <table:table-cell table:style-name="ce28"/>
          <table:table-cell table:style-name="ce31" table:formula="of:=[.E49]+0.0005" office:value-type="percentage" office:value="0.022" calcext:value-type="percentage">
            <text:p>2.2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50]+[.$C$15]);[.$B$14]))" office:value-type="percentage" office:value="0.296605783377813" calcext:value-type="percentage">
            <text:p>29.66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50]+[.$C$15]);[.$B$14];INFO.OBBA.OBBA.OBMAKE(&quot;&quot;;&quot;double&quot;;[.E50]+[.$C$15]);INFO.OBBA.OBBA.OBMAKE(&quot;&quot;;&quot;double&quot;;1)))" office:value-type="percentage" office:value="0.000544241397259156" calcext:value-type="percentage">
            <text:p>0.05%</text:p>
          </table:table-cell>
          <table:table-cell table:formula="of:=([.G51]-2*[.G50]+[.G49])/([.E50]-[.E49])/([.E51]-[.E50])" office:value-type="float" office:value="12.9139045443229" calcext:value-type="float">
            <text:p>12.9139045443</text:p>
          </table:table-cell>
          <table:table-cell table:number-columns-repeated="227"/>
          <table:table-cell table:style-name="ce17" table:number-columns-repeated="768"/>
          <table:table-cell table:number-columns-repeated="21"/>
        </table:table-row>
        <table:table-row table:style-name="ro2">
          <table:table-cell table:number-columns-repeated="3"/>
          <table:table-cell table:style-name="ce28"/>
          <table:table-cell table:style-name="ce31" table:formula="of:=[.E50]+0.0005" office:value-type="percentage" office:value="0.0225" calcext:value-type="percentage">
            <text:p>2.2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51]+[.$C$15]);[.$B$14]))" office:value-type="percentage" office:value="0.294702186203678" calcext:value-type="percentage">
            <text:p>29.47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51]+[.$C$15]);[.$B$14];INFO.OBBA.OBBA.OBMAKE(&quot;&quot;;&quot;double&quot;;[.E51]+[.$C$15]);INFO.OBBA.OBBA.OBMAKE(&quot;&quot;;&quot;double&quot;;1)))" office:value-type="percentage" office:value="0.000501824144770732" calcext:value-type="percentage">
            <text:p>0.05%</text:p>
          </table:table-cell>
          <table:table-cell table:formula="of:=([.G52]-2*[.G51]+[.G50])/([.E51]-[.E50])/([.E52]-[.E51])" office:value-type="float" office:value="12.1162275801565" calcext:value-type="float">
            <text:p>12.1162275802</text:p>
          </table:table-cell>
          <table:table-cell table:number-columns-repeated="227"/>
          <table:table-cell table:style-name="ce17" table:number-columns-repeated="768"/>
          <table:table-cell table:number-columns-repeated="21"/>
        </table:table-row>
        <table:table-row table:style-name="ro2">
          <table:table-cell table:number-columns-repeated="3"/>
          <table:table-cell table:style-name="ce28"/>
          <table:table-cell table:style-name="ce31" table:formula="of:=[.E51]+0.0005" office:value-type="percentage" office:value="0.023" calcext:value-type="percentage">
            <text:p>2.3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52]+[.$C$15]);[.$B$14]))" office:value-type="percentage" office:value="0.292841673307151" calcext:value-type="percentage">
            <text:p>29.28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52]+[.$C$15]);[.$B$14];INFO.OBBA.OBBA.OBMAKE(&quot;&quot;;&quot;double&quot;;[.E52]+[.$C$15]);INFO.OBBA.OBBA.OBMAKE(&quot;&quot;;&quot;double&quot;;1)))" office:value-type="percentage" office:value="0.000462435949177347" calcext:value-type="percentage">
            <text:p>0.05%</text:p>
          </table:table-cell>
          <table:table-cell table:formula="of:=([.G53]-2*[.G52]+[.G51])/([.E52]-[.E51])/([.E53]-[.E52])" office:value-type="float" office:value="11.3575604421737" calcext:value-type="float">
            <text:p>11.3575604422</text:p>
          </table:table-cell>
          <table:table-cell table:number-columns-repeated="227"/>
          <table:table-cell table:style-name="ce17" table:number-columns-repeated="768"/>
          <table:table-cell table:number-columns-repeated="21"/>
        </table:table-row>
        <table:table-row table:style-name="ro2">
          <table:table-cell table:number-columns-repeated="3"/>
          <table:table-cell table:style-name="ce28"/>
          <table:table-cell table:style-name="ce31" table:formula="of:=[.E52]+0.0005" office:value-type="percentage" office:value="0.0235" calcext:value-type="percentage">
            <text:p>2.3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53]+[.$C$15]);[.$B$14]))" office:value-type="percentage" office:value="0.291022690506677" calcext:value-type="percentage">
            <text:p>29.10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53]+[.$C$15]);[.$B$14];INFO.OBBA.OBBA.OBMAKE(&quot;&quot;;&quot;double&quot;;[.E53]+[.$C$15]);INFO.OBBA.OBBA.OBMAKE(&quot;&quot;;&quot;double&quot;;1)))" office:value-type="percentage" office:value="0.000425887143694505" calcext:value-type="percentage">
            <text:p>0.04%</text:p>
          </table:table-cell>
          <table:table-cell table:formula="of:=([.G54]-2*[.G53]+[.G52])/([.E53]-[.E52])/([.E54]-[.E53])" office:value-type="float" office:value="10.6368568166086" calcext:value-type="float">
            <text:p>10.6368568166</text:p>
          </table:table-cell>
          <table:table-cell table:number-columns-repeated="227"/>
          <table:table-cell table:style-name="ce17" table:number-columns-repeated="768"/>
          <table:table-cell table:number-columns-repeated="21"/>
        </table:table-row>
        <table:table-row table:style-name="ro2">
          <table:table-cell table:number-columns-repeated="3"/>
          <table:table-cell table:style-name="ce28"/>
          <table:table-cell table:style-name="ce31" table:formula="of:=[.E53]+0.0005" office:value-type="percentage" office:value="0.024" calcext:value-type="percentage">
            <text:p>2.4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54]+[.$C$15]);[.$B$14]))" office:value-type="percentage" office:value="0.289243781484956" calcext:value-type="percentage">
            <text:p>28.92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54]+[.$C$15]);[.$B$14];INFO.OBBA.OBBA.OBMAKE(&quot;&quot;;&quot;double&quot;;[.E54]+[.$C$15]);INFO.OBBA.OBBA.OBMAKE(&quot;&quot;;&quot;double&quot;;1)))" office:value-type="percentage" office:value="0.000391997552415815" calcext:value-type="percentage">
            <text:p>0.04%</text:p>
          </table:table-cell>
          <table:table-cell table:formula="of:=([.G55]-2*[.G54]+[.G53])/([.E54]-[.E53])/([.E55]-[.E54])" office:value-type="float" office:value="9.95302400192547" calcext:value-type="float">
            <text:p>9.9530240019</text:p>
          </table:table-cell>
          <table:table-cell table:number-columns-repeated="227"/>
          <table:table-cell table:style-name="ce17" table:number-columns-repeated="768"/>
          <table:table-cell table:number-columns-repeated="21"/>
        </table:table-row>
        <table:table-row table:style-name="ro2">
          <table:table-cell table:number-columns-repeated="3"/>
          <table:table-cell table:style-name="ce28"/>
          <table:table-cell table:style-name="ce31" table:formula="of:=[.E54]+0.0005" office:value-type="percentage" office:value="0.0245" calcext:value-type="percentage">
            <text:p>2.4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55]+[.$C$15]);[.$B$14]))" office:value-type="percentage" office:value="0.287503579699148" calcext:value-type="percentage">
            <text:p>28.75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55]+[.$C$15]);[.$B$14];INFO.OBBA.OBBA.OBMAKE(&quot;&quot;;&quot;double&quot;;[.E55]+[.$C$15]);INFO.OBBA.OBBA.OBMAKE(&quot;&quot;;&quot;double&quot;;1)))" office:value-type="percentage" office:value="0.000360596217137607" calcext:value-type="percentage">
            <text:p>0.04%</text:p>
          </table:table-cell>
          <table:table-cell table:formula="of:=([.G56]-2*[.G55]+[.G54])/([.E55]-[.E54])/([.E56]-[.E55])" office:value-type="float" office:value="9.30493119878117" calcext:value-type="float">
            <text:p>9.3049311988</text:p>
          </table:table-cell>
          <table:table-cell table:number-columns-repeated="227"/>
          <table:table-cell table:style-name="ce17" table:number-columns-repeated="768"/>
          <table:table-cell table:number-columns-repeated="21"/>
        </table:table-row>
        <table:table-row table:style-name="ro2">
          <table:table-cell table:number-columns-repeated="3"/>
          <table:table-cell table:style-name="ce28"/>
          <table:table-cell table:style-name="ce31" table:formula="of:=[.E55]+0.0005" office:value-type="percentage" office:value="0.025" calcext:value-type="percentage">
            <text:p>2.5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56]+[.$C$15]);[.$B$14]))" office:value-type="percentage" office:value="0.285800801090628" calcext:value-type="percentage">
            <text:p>28.58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56]+[.$C$15]);[.$B$14];INFO.OBBA.OBBA.OBMAKE(&quot;&quot;;&quot;double&quot;;[.E56]+[.$C$15]);INFO.OBBA.OBBA.OBMAKE(&quot;&quot;;&quot;double&quot;;1)))" office:value-type="percentage" office:value="0.000331521114659094" calcext:value-type="percentage">
            <text:p>0.03%</text:p>
          </table:table-cell>
          <table:table-cell table:formula="of:=([.G57]-2*[.G56]+[.G55])/([.E56]-[.E55])/([.E57]-[.E56])" office:value-type="float" office:value="8.69141726815482" calcext:value-type="float">
            <text:p>8.6914172682</text:p>
          </table:table-cell>
          <table:table-cell table:number-columns-repeated="227"/>
          <table:table-cell table:style-name="ce17" table:number-columns-repeated="768"/>
          <table:table-cell table:number-columns-repeated="21"/>
        </table:table-row>
        <table:table-row table:style-name="ro2">
          <table:table-cell table:number-columns-repeated="3"/>
          <table:table-cell table:style-name="ce28"/>
          <table:table-cell table:style-name="ce31" table:formula="of:=[.E56]+0.0005" office:value-type="percentage" office:value="0.0255" calcext:value-type="percentage">
            <text:p>2.5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57]+[.$C$15]);[.$B$14]))" office:value-type="percentage" office:value="0.284134237500361" calcext:value-type="percentage">
            <text:p>28.41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57]+[.$C$15]);[.$B$14];INFO.OBBA.OBBA.OBMAKE(&quot;&quot;;&quot;double&quot;;[.E57]+[.$C$15]);INFO.OBBA.OBBA.OBMAKE(&quot;&quot;;&quot;double&quot;;1)))" office:value-type="percentage" office:value="0.000304618866497619" calcext:value-type="percentage">
            <text:p>0.03%</text:p>
          </table:table-cell>
          <table:table-cell table:formula="of:=([.G58]-2*[.G57]+[.G56])/([.E57]-[.E56])/([.E58]-[.E57])" office:value-type="float" office:value="8.11129797277696" calcext:value-type="float">
            <text:p>8.1112979728</text:p>
          </table:table-cell>
          <table:table-cell table:number-columns-repeated="227"/>
          <table:table-cell table:style-name="ce17" table:number-columns-repeated="768"/>
          <table:table-cell table:number-columns-repeated="21"/>
        </table:table-row>
        <table:table-row table:style-name="ro2">
          <table:table-cell table:number-columns-repeated="3"/>
          <table:table-cell table:style-name="ce28"/>
          <table:table-cell table:style-name="ce31" table:formula="of:=[.E57]+0.0005" office:value-type="percentage" office:value="0.026" calcext:value-type="percentage">
            <text:p>2.6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58]+[.$C$15]);[.$B$14]))" office:value-type="percentage" office:value="0.282502750708639" calcext:value-type="percentage">
            <text:p>28.25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58]+[.$C$15]);[.$B$14];INFO.OBBA.OBBA.OBMAKE(&quot;&quot;;&quot;double&quot;;[.E58]+[.$C$15]);INFO.OBBA.OBBA.OBMAKE(&quot;&quot;;&quot;double&quot;;1)))" office:value-type="percentage" office:value="0.000279744442829339" calcext:value-type="percentage">
            <text:p>0.03%</text:p>
          </table:table-cell>
          <table:table-cell table:formula="of:=([.G59]-2*[.G58]+[.G57])/([.E58]-[.E57])/([.E59]-[.E58])" office:value-type="float" office:value="7.56337271409605" calcext:value-type="float">
            <text:p>7.5633727141</text:p>
          </table:table-cell>
          <table:table-cell table:number-columns-repeated="227"/>
          <table:table-cell table:style-name="ce17" table:number-columns-repeated="768"/>
          <table:table-cell table:number-columns-repeated="21"/>
        </table:table-row>
        <table:table-row table:style-name="ro2">
          <table:table-cell table:number-columns-repeated="3"/>
          <table:table-cell table:style-name="ce28"/>
          <table:table-cell table:style-name="ce31" table:formula="of:=[.E58]+0.0005" office:value-type="percentage" office:value="0.0265" calcext:value-type="percentage">
            <text:p>2.6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59]+[.$C$15]);[.$B$14]))" office:value-type="percentage" office:value="0.28090526702875" calcext:value-type="percentage">
            <text:p>28.09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59]+[.$C$15]);[.$B$14];INFO.OBBA.OBBA.OBMAKE(&quot;&quot;;&quot;double&quot;;[.E59]+[.$C$15]);INFO.OBBA.OBBA.OBMAKE(&quot;&quot;;&quot;double&quot;;1)))" office:value-type="percentage" office:value="0.000256760862339583" calcext:value-type="percentage">
            <text:p>0.03%</text:p>
          </table:table-cell>
          <table:table-cell table:formula="of:=([.G60]-2*[.G59]+[.G58])/([.E59]-[.E58])/([.E60]-[.E59])" office:value-type="float" office:value="7.04643078112882" calcext:value-type="float">
            <text:p>7.0464307811</text:p>
          </table:table-cell>
          <table:table-cell table:number-columns-repeated="227"/>
          <table:table-cell table:style-name="ce17" table:number-columns-repeated="768"/>
          <table:table-cell table:number-columns-repeated="21"/>
        </table:table-row>
        <table:table-row table:style-name="ro2">
          <table:table-cell table:number-columns-repeated="3"/>
          <table:table-cell table:style-name="ce28"/>
          <table:table-cell table:style-name="ce31" table:formula="of:=[.E59]+0.0005" office:value-type="percentage" office:value="0.027" calcext:value-type="percentage">
            <text:p>2.7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60]+[.$C$15]);[.$B$14]))" office:value-type="percentage" office:value="0.279340772393275" calcext:value-type="percentage">
            <text:p>27.93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60]+[.$C$15]);[.$B$14];INFO.OBBA.OBBA.OBMAKE(&quot;&quot;;&quot;double&quot;;[.E60]+[.$C$15]);INFO.OBBA.OBBA.OBMAKE(&quot;&quot;;&quot;double&quot;;1)))" office:value-type="percentage" office:value="0.000235538889545109" calcext:value-type="percentage">
            <text:p>0.02%</text:p>
          </table:table-cell>
          <table:table-cell table:formula="of:=([.G61]-2*[.G60]+[.G59])/([.E60]-[.E59])/([.E61]-[.E60])" office:value-type="float" office:value="6.55925712234792" calcext:value-type="float">
            <text:p>6.5592571223</text:p>
          </table:table-cell>
          <table:table-cell table:number-columns-repeated="227"/>
          <table:table-cell table:style-name="ce17" table:number-columns-repeated="768"/>
          <table:table-cell table:number-columns-repeated="21"/>
        </table:table-row>
        <table:table-row table:style-name="ro2">
          <table:table-cell table:number-columns-repeated="3"/>
          <table:table-cell table:style-name="ce28"/>
          <table:table-cell table:style-name="ce31" table:formula="of:=[.E60]+0.0005" office:value-type="percentage" office:value="0.0275" calcext:value-type="percentage">
            <text:p>2.7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61]+[.$C$15]);[.$B$14]))" office:value-type="percentage" office:value="0.277808307879582" calcext:value-type="percentage">
            <text:p>27.78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61]+[.$C$15]);[.$B$14];INFO.OBBA.OBBA.OBMAKE(&quot;&quot;;&quot;double&quot;;[.E61]+[.$C$15]);INFO.OBBA.OBBA.OBMAKE(&quot;&quot;;&quot;double&quot;;1)))" office:value-type="percentage" office:value="0.000215956731031223" calcext:value-type="percentage">
            <text:p>0.02%</text:p>
          </table:table-cell>
          <table:table-cell table:formula="of:=([.G62]-2*[.G61]+[.G60])/([.E61]-[.E60])/([.E62]-[.E61])" office:value-type="float" office:value="6.10063765603277" calcext:value-type="float">
            <text:p>6.100637656</text:p>
          </table:table-cell>
          <table:table-cell table:number-columns-repeated="227"/>
          <table:table-cell table:style-name="ce17" table:number-columns-repeated="768"/>
          <table:table-cell table:number-columns-repeated="21"/>
        </table:table-row>
        <table:table-row table:style-name="ro2">
          <table:table-cell table:number-columns-repeated="3"/>
          <table:table-cell table:style-name="ce28"/>
          <table:table-cell table:style-name="ce31" table:formula="of:=[.E61]+0.0005" office:value-type="percentage" office:value="0.028" calcext:value-type="percentage">
            <text:p>2.8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62]+[.$C$15]);[.$B$14]))" office:value-type="percentage" office:value="0.276306965627793" calcext:value-type="percentage">
            <text:p>27.63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62]+[.$C$15]);[.$B$14];INFO.OBBA.OBBA.OBMAKE(&quot;&quot;;&quot;double&quot;;[.E62]+[.$C$15]);INFO.OBBA.OBBA.OBMAKE(&quot;&quot;;&quot;double&quot;;1)))" office:value-type="percentage" office:value="0.000197899731931344" calcext:value-type="percentage">
            <text:p>0.02%</text:p>
          </table:table-cell>
          <table:table-cell table:formula="of:=([.G63]-2*[.G62]+[.G61])/([.E62]-[.E61])/([.E63]-[.E62])" office:value-type="float" office:value="5.66936413183473" calcext:value-type="float">
            <text:p>5.6693641318</text:p>
          </table:table-cell>
          <table:table-cell table:number-columns-repeated="227"/>
          <table:table-cell table:style-name="ce17" table:number-columns-repeated="768"/>
          <table:table-cell table:number-columns-repeated="21"/>
        </table:table-row>
        <table:table-row table:style-name="ro2">
          <table:table-cell table:number-columns-repeated="3"/>
          <table:table-cell table:style-name="ce28"/>
          <table:table-cell table:style-name="ce31" table:formula="of:=[.E62]+0.0005" office:value-type="percentage" office:value="0.0285" calcext:value-type="percentage">
            <text:p>2.8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63]+[.$C$15]);[.$B$14]))" office:value-type="percentage" office:value="0.274835885110276" calcext:value-type="percentage">
            <text:p>27.48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63]+[.$C$15]);[.$B$14];INFO.OBBA.OBBA.OBMAKE(&quot;&quot;;&quot;double&quot;;[.E63]+[.$C$15]);INFO.OBBA.OBBA.OBMAKE(&quot;&quot;;&quot;double&quot;;1)))" office:value-type="percentage" office:value="0.000181260073864424" calcext:value-type="percentage">
            <text:p>0.02%</text:p>
          </table:table-cell>
          <table:table-cell table:formula="of:=([.G64]-2*[.G63]+[.G62])/([.E63]-[.E62])/([.E64]-[.E63])" office:value-type="float" office:value="5.26423855900636" calcext:value-type="float">
            <text:p>5.264238559</text:p>
          </table:table-cell>
          <table:table-cell table:number-columns-repeated="227"/>
          <table:table-cell table:style-name="ce17" table:number-columns-repeated="768"/>
          <table:table-cell table:number-columns-repeated="21"/>
        </table:table-row>
        <table:table-row table:style-name="ro2">
          <table:table-cell table:number-columns-repeated="3"/>
          <table:table-cell table:style-name="ce28"/>
          <table:table-cell table:style-name="ce31" table:formula="of:=[.E63]+0.0005" office:value-type="percentage" office:value="0.029" calcext:value-type="percentage">
            <text:p>2.9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64]+[.$C$15]);[.$B$14]))" office:value-type="percentage" office:value="0.273394249716675" calcext:value-type="percentage">
            <text:p>27.34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64]+[.$C$15]);[.$B$14];INFO.OBBA.OBBA.OBMAKE(&quot;&quot;;&quot;double&quot;;[.E64]+[.$C$15]);INFO.OBBA.OBBA.OBMAKE(&quot;&quot;;&quot;double&quot;;1)))" office:value-type="percentage" office:value="0.000165936475437256" calcext:value-type="percentage">
            <text:p>0.02%</text:p>
          </table:table-cell>
          <table:table-cell table:formula="of:=([.G65]-2*[.G64]+[.G63])/([.E64]-[.E63])/([.E65]-[.E64])" office:value-type="float" office:value="4.88407721504222" calcext:value-type="float">
            <text:p>4.884077215</text:p>
          </table:table-cell>
          <table:table-cell table:number-columns-repeated="227"/>
          <table:table-cell table:style-name="ce17" table:number-columns-repeated="768"/>
          <table:table-cell table:number-columns-repeated="21"/>
        </table:table-row>
        <table:table-row table:style-name="ro2">
          <table:table-cell table:number-columns-repeated="4"/>
          <table:table-cell table:style-name="ce31" table:formula="of:=[.E64]+0.0005" office:value-type="percentage" office:value="0.0295" calcext:value-type="percentage">
            <text:p>2.9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65]+[.$C$15]);[.$B$14]))" office:value-type="percentage" office:value="0.271981283622816" calcext:value-type="percentage">
            <text:p>27.20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65]+[.$C$15]);[.$B$14];INFO.OBBA.OBBA.OBMAKE(&quot;&quot;;&quot;double&quot;;[.E65]+[.$C$15]);INFO.OBBA.OBBA.OBMAKE(&quot;&quot;;&quot;double&quot;;1)))" office:value-type="percentage" office:value="0.000151833896313848" calcext:value-type="percentage">
            <text:p>0.02%</text:p>
          </table:table-cell>
          <table:table-cell table:formula="of:=([.G66]-2*[.G65]+[.G64])/([.E65]-[.E64])/([.E66]-[.E65])" office:value-type="float" office:value="4.5277142507309" calcext:value-type="float">
            <text:p>4.5277142507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65]+0.0005" office:value-type="percentage" office:value="0.03" calcext:value-type="percentage">
            <text:p>3.0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66]+[.$C$15]);[.$B$14]))" office:value-type="percentage" office:value="0.270596248915526" calcext:value-type="percentage">
            <text:p>27.06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66]+[.$C$15]);[.$B$14];INFO.OBBA.OBBA.OBMAKE(&quot;&quot;;&quot;double&quot;;[.E66]+[.$C$15]);INFO.OBBA.OBBA.OBMAKE(&quot;&quot;;&quot;double&quot;;1)))" office:value-type="percentage" office:value="0.000138863245753123" calcext:value-type="percentage">
            <text:p>0.01%</text:p>
          </table:table-cell>
          <table:table-cell table:formula="of:=([.G67]-2*[.G66]+[.G65])/([.E66]-[.E65])/([.E67]-[.E66])" office:value-type="float" office:value="4.19400490652647" calcext:value-type="float">
            <text:p>4.1940049065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66]+0.0005" office:value-type="percentage" office:value="0.0305" calcext:value-type="percentage">
            <text:p>3.0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67]+[.$C$15]);[.$B$14]))" office:value-type="percentage" office:value="0.269238442948647" calcext:value-type="percentage">
            <text:p>26.92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67]+[.$C$15]);[.$B$14];INFO.OBBA.OBBA.OBMAKE(&quot;&quot;;&quot;double&quot;;[.E67]+[.$C$15]);INFO.OBBA.OBBA.OBMAKE(&quot;&quot;;&quot;double&quot;;1)))" office:value-type="percentage" office:value="0.000126941096419029" calcext:value-type="percentage">
            <text:p>0.01%</text:p>
          </table:table-cell>
          <table:table-cell table:formula="of:=([.G68]-2*[.G67]+[.G66])/([.E67]-[.E66])/([.E68]-[.E67])" office:value-type="float" office:value="3.88182835728972" calcext:value-type="float">
            <text:p>3.8818283573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67]+0.0005" office:value-type="percentage" office:value="0.031" calcext:value-type="percentage">
            <text:p>3.1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68]+[.$C$15]);[.$B$14]))" office:value-type="percentage" office:value="0.267907195908337" calcext:value-type="percentage">
            <text:p>26.79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68]+[.$C$15]);[.$B$14];INFO.OBBA.OBBA.OBMAKE(&quot;&quot;;&quot;double&quot;;[.E68]+[.$C$15]);INFO.OBBA.OBBA.OBMAKE(&quot;&quot;;&quot;double&quot;;1)))" office:value-type="percentage" office:value="0.000115989404174258" calcext:value-type="percentage">
            <text:p>0.01%</text:p>
          </table:table-cell>
          <table:table-cell table:formula="of:=([.G69]-2*[.G68]+[.G67])/([.E68]-[.E67])/([.E69]-[.E68])" office:value-type="float" office:value="3.59009020090399" calcext:value-type="float">
            <text:p>3.5900902009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68]+0.0005" office:value-type="percentage" office:value="0.0315" calcext:value-type="percentage">
            <text:p>3.1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69]+[.$C$15]);[.$B$14]))" office:value-type="percentage" office:value="0.266601868568217" calcext:value-type="percentage">
            <text:p>26.66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69]+[.$C$15]);[.$B$14];INFO.OBBA.OBBA.OBMAKE(&quot;&quot;;&quot;double&quot;;[.E69]+[.$C$15]);INFO.OBBA.OBBA.OBMAKE(&quot;&quot;;&quot;double&quot;;1)))" office:value-type="percentage" office:value="0.000105935234479713" calcext:value-type="percentage">
            <text:p>0.01%</text:p>
          </table:table-cell>
          <table:table-cell table:formula="of:=([.G70]-2*[.G69]+[.G68])/([.E69]-[.E68])/([.E70]-[.E69])" office:value-type="float" office:value="3.31772460886018" calcext:value-type="float">
            <text:p>3.3177246089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69]+0.0005" office:value-type="percentage" office:value="0.032" calcext:value-type="percentage">
            <text:p>3.2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70]+[.$C$15]);[.$B$14]))" office:value-type="percentage" office:value="0.26532185021705" calcext:value-type="percentage">
            <text:p>26.53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70]+[.$C$15]);[.$B$14];INFO.OBBA.OBBA.OBMAKE(&quot;&quot;;&quot;double&quot;;[.E70]+[.$C$15]);INFO.OBBA.OBBA.OBMAKE(&quot;&quot;;&quot;double&quot;;1)))" office:value-type="percentage" office:value="0.0000967104959373827" calcext:value-type="percentage">
            <text:p>0.01%</text:p>
          </table:table-cell>
          <table:table-cell table:formula="of:=([.G71]-2*[.G70]+[.G69])/([.E70]-[.E69])/([.E71]-[.E70])" office:value-type="float" office:value="3.06369615485292" calcext:value-type="float">
            <text:p>3.0636961549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70]+0.0005" office:value-type="percentage" office:value="0.0325" calcext:value-type="percentage">
            <text:p>3.2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71]+[.$C$15]);[.$B$14]))" office:value-type="percentage" office:value="0.264066556743537" calcext:value-type="percentage">
            <text:p>26.41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71]+[.$C$15]);[.$B$14];INFO.OBBA.OBBA.OBMAKE(&quot;&quot;;&quot;double&quot;;[.E71]+[.$C$15]);INFO.OBBA.OBBA.OBMAKE(&quot;&quot;;&quot;double&quot;;1)))" office:value-type="percentage" office:value="0.0000882516814337659" calcext:value-type="percentage">
            <text:p>0.01%</text:p>
          </table:table-cell>
          <table:table-cell table:formula="of:=([.G72]-2*[.G71]+[.G70])/([.E71]-[.E70])/([.E72]-[.E71])" office:value-type="float" office:value="2.82700134028568" calcext:value-type="float">
            <text:p>2.8270013403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71]+0.0005" office:value-type="percentage" office:value="0.033" calcext:value-type="percentage">
            <text:p>3.3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72]+[.$C$15]);[.$B$14]))" office:value-type="percentage" office:value="0.262835428864457" calcext:value-type="percentage">
            <text:p>26.28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72]+[.$C$15]);[.$B$14];INFO.OBBA.OBBA.OBMAKE(&quot;&quot;;&quot;double&quot;;[.E72]+[.$C$15]);INFO.OBBA.OBBA.OBMAKE(&quot;&quot;;&quot;double&quot;;1)))" office:value-type="percentage" office:value="0.0000804996172652205" calcext:value-type="percentage">
            <text:p>0.01%</text:p>
          </table:table-cell>
          <table:table-cell table:formula="of:=([.G73]-2*[.G72]+[.G71])/([.E72]-[.E71])/([.E73]-[.E72])" office:value-type="float" office:value="2.60666983317465" calcext:value-type="float">
            <text:p>2.6066698332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72]+0.0005" office:value-type="percentage" office:value="0.0335" calcext:value-type="percentage">
            <text:p>3.3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73]+[.$C$15]);[.$B$14]))" office:value-type="percentage" office:value="0.261627930483824" calcext:value-type="percentage">
            <text:p>26.16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73]+[.$C$15]);[.$B$14];INFO.OBBA.OBBA.OBMAKE(&quot;&quot;;&quot;double&quot;;[.E73]+[.$C$15]);INFO.OBBA.OBBA.OBMAKE(&quot;&quot;;&quot;double&quot;;1)))" office:value-type="percentage" office:value="0.0000733992205549688" calcext:value-type="percentage">
            <text:p>0.01%</text:p>
          </table:table-cell>
          <table:table-cell table:formula="of:=([.G74]-2*[.G73]+[.G72])/([.E73]-[.E72])/([.E74]-[.E73])" office:value-type="float" office:value="2.40176543931281" calcext:value-type="float">
            <text:p>2.4017654393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73]+0.0005" office:value-type="percentage" office:value="0.034" calcext:value-type="percentage">
            <text:p>3.4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74]+[.$C$15]);[.$B$14]))" office:value-type="percentage" office:value="0.26044354717203" calcext:value-type="percentage">
            <text:p>26.04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74]+[.$C$15]);[.$B$14];INFO.OBBA.OBBA.OBMAKE(&quot;&quot;;&quot;double&quot;;[.E74]+[.$C$15]);INFO.OBBA.OBBA.OBMAKE(&quot;&quot;;&quot;double&quot;;1)))" office:value-type="percentage" office:value="0.0000668992652045453" calcext:value-type="percentage">
            <text:p>0.01%</text:p>
          </table:table-cell>
          <table:table-cell table:formula="of:=([.G75]-2*[.G74]+[.G73])/([.E74]-[.E73])/([.E75]-[.E74])" office:value-type="float" office:value="2.21138682283093" calcext:value-type="float">
            <text:p>2.2113868228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74]+0.0005" office:value-type="percentage" office:value="0.0345" calcext:value-type="percentage">
            <text:p>3.4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75]+[.$C$15]);[.$B$14]))" office:value-type="percentage" office:value="0.259281784755046" calcext:value-type="percentage">
            <text:p>25.93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75]+[.$C$15]);[.$B$14];INFO.OBBA.OBBA.OBMAKE(&quot;&quot;;&quot;double&quot;;[.E75]+[.$C$15]);INFO.OBBA.OBBA.OBMAKE(&quot;&quot;;&quot;double&quot;;1)))" office:value-type="percentage" office:value="0.0000609521565598295" calcext:value-type="percentage">
            <text:p>0.01%</text:p>
          </table:table-cell>
          <table:table-cell table:formula="of:=([.G76]-2*[.G75]+[.G74])/([.E75]-[.E74])/([.E76]-[.E75])" office:value-type="float" office:value="2.0346679946117" calcext:value-type="float">
            <text:p>2.0346679946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75]+0.0005" office:value-type="percentage" office:value="0.035" calcext:value-type="percentage">
            <text:p>3.5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76]+[.$C$15]);[.$B$14]))" office:value-type="percentage" office:value="0.258142168004776" calcext:value-type="percentage">
            <text:p>25.81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76]+[.$C$15]);[.$B$14];INFO.OBBA.OBBA.OBMAKE(&quot;&quot;;&quot;double&quot;;[.E76]+[.$C$15]);INFO.OBBA.OBBA.OBMAKE(&quot;&quot;;&quot;double&quot;;1)))" office:value-type="percentage" office:value="0.0000555137149137666" calcext:value-type="percentage">
            <text:p>0.01%</text:p>
          </table:table-cell>
          <table:table-cell table:formula="of:=([.G77]-2*[.G76]+[.G75])/([.E76]-[.E75])/([.E77]-[.E76])" office:value-type="float" office:value="1.87077858588311" calcext:value-type="float">
            <text:p>1.8707785859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76]+0.0005" office:value-type="percentage" office:value="0.0355" calcext:value-type="percentage">
            <text:p>3.5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77]+[.$C$15]);[.$B$14]))" office:value-type="percentage" office:value="0.25702423942251" calcext:value-type="percentage">
            <text:p>25.70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77]+[.$C$15]);[.$B$14];INFO.OBBA.OBBA.OBMAKE(&quot;&quot;;&quot;double&quot;;[.E77]+[.$C$15]);INFO.OBBA.OBBA.OBMAKE(&quot;&quot;;&quot;double&quot;;1)))" office:value-type="percentage" office:value="0.0000505429679141745" calcext:value-type="percentage">
            <text:p>0.01%</text:p>
          </table:table-cell>
          <table:table-cell table:formula="of:=([.G78]-2*[.G77]+[.G76])/([.E77]-[.E76])/([.E78]-[.E77])" office:value-type="float" office:value="1.71892392436057" calcext:value-type="float">
            <text:p>1.7189239244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77]+0.0005" office:value-type="percentage" office:value="0.036" calcext:value-type="percentage">
            <text:p>3.6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78]+[.$C$15]);[.$B$14]))" office:value-type="percentage" office:value="0.255927558108241" calcext:value-type="percentage">
            <text:p>25.59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78]+[.$C$15]);[.$B$14];INFO.OBBA.OBBA.OBMAKE(&quot;&quot;;&quot;double&quot;;[.E78]+[.$C$15]);INFO.OBBA.OBBA.OBMAKE(&quot;&quot;;&quot;double&quot;;1)))" office:value-type="percentage" office:value="0.0000460019518956725" calcext:value-type="percentage">
            <text:p>0.00%</text:p>
          </table:table-cell>
          <table:table-cell table:formula="of:=([.G79]-2*[.G78]+[.G77])/([.E78]-[.E77])/([.E79]-[.E78])" office:value-type="float" office:value="1.57834493074284" calcext:value-type="float">
            <text:p>1.5783449307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78]+0.0005" office:value-type="percentage" office:value="0.0365" calcext:value-type="percentage">
            <text:p>3.6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79]+[.$C$15]);[.$B$14]))" office:value-type="percentage" office:value="0.254851698709259" calcext:value-type="percentage">
            <text:p>25.49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79]+[.$C$15]);[.$B$14];INFO.OBBA.OBBA.OBMAKE(&quot;&quot;;&quot;double&quot;;[.E79]+[.$C$15]);INFO.OBBA.OBBA.OBMAKE(&quot;&quot;;&quot;double&quot;;1)))" office:value-type="percentage" office:value="0.0000418555221098563" calcext:value-type="percentage">
            <text:p>0.00%</text:p>
          </table:table-cell>
          <table:table-cell table:formula="of:=([.G80]-2*[.G79]+[.G78])/([.E79]-[.E78])/([.E80]-[.E79])" office:value-type="float" office:value="1.44831785155686" calcext:value-type="float">
            <text:p>1.4483178516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79]+0.0005" office:value-type="percentage" office:value="0.037" calcext:value-type="percentage">
            <text:p>3.7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80]+[.$C$15]);[.$B$14]))" office:value-type="percentage" office:value="0.253796250442096" calcext:value-type="percentage">
            <text:p>25.38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80]+[.$C$15]);[.$B$14];INFO.OBBA.OBBA.OBMAKE(&quot;&quot;;&quot;double&quot;;[.E80]+[.$C$15]);INFO.OBBA.OBBA.OBMAKE(&quot;&quot;;&quot;double&quot;;1)))" office:value-type="percentage" office:value="0.0000380711717869293" calcext:value-type="percentage">
            <text:p>0.00%</text:p>
          </table:table-cell>
          <table:table-cell table:formula="of:=([.G81]-2*[.G80]+[.G79])/([.E80]-[.E79])/([.E81]-[.E80])" office:value-type="float" office:value="1.32815384521554" calcext:value-type="float">
            <text:p>1.3281538452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80]+0.0005" office:value-type="percentage" office:value="0.0375" calcext:value-type="percentage">
            <text:p>3.7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81]+[.$C$15]);[.$B$14]))" office:value-type="percentage" office:value="0.252760816182405" calcext:value-type="percentage">
            <text:p>25.28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81]+[.$C$15]);[.$B$14];INFO.OBBA.OBBA.OBMAKE(&quot;&quot;;&quot;double&quot;;[.E81]+[.$C$15]);INFO.OBBA.OBBA.OBMAKE(&quot;&quot;;&quot;double&quot;;1)))" office:value-type="percentage" office:value="0.0000346188599253061" calcext:value-type="percentage">
            <text:p>0.00%</text:p>
          </table:table-cell>
          <table:table-cell table:formula="of:=([.G82]-2*[.G81]+[.G80])/([.E81]-[.E80])/([.E82]-[.E81])" office:value-type="float" office:value="1.21719843701104" calcext:value-type="float">
            <text:p>1.217198437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81]+0.0005" office:value-type="percentage" office:value="0.038" calcext:value-type="percentage">
            <text:p>3.8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82]+[.$C$15]);[.$B$14]))" office:value-type="percentage" office:value="0.251745011617872" calcext:value-type="percentage">
            <text:p>25.17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82]+[.$C$15]);[.$B$14];INFO.OBBA.OBBA.OBMAKE(&quot;&quot;;&quot;double&quot;;[.E82]+[.$C$15]);INFO.OBBA.OBBA.OBMAKE(&quot;&quot;;&quot;double&quot;;1)))" office:value-type="percentage" office:value="0.0000314708476729357" calcext:value-type="percentage">
            <text:p>0.00%</text:p>
          </table:table-cell>
          <table:table-cell table:formula="of:=([.G83]-2*[.G82]+[.G81])/([.E82]-[.E81])/([.E83]-[.E82])" office:value-type="float" office:value="1.11483085813585" calcext:value-type="float">
            <text:p>1.1148308581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82]+0.0005" office:value-type="percentage" office:value="0.0385" calcext:value-type="percentage">
            <text:p>3.8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83]+[.$C$15]);[.$B$14]))" office:value-type="percentage" office:value="0.250748464459666" calcext:value-type="percentage">
            <text:p>25.07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83]+[.$C$15]);[.$B$14];INFO.OBBA.OBBA.OBMAKE(&quot;&quot;;&quot;double&quot;;[.E83]+[.$C$15]);INFO.OBBA.OBBA.OBMAKE(&quot;&quot;;&quot;double&quot;;1)))" office:value-type="percentage" office:value="0.0000286015431350993" calcext:value-type="percentage">
            <text:p>0.00%</text:p>
          </table:table-cell>
          <table:table-cell table:formula="of:=([.G84]-2*[.G83]+[.G82])/([.E83]-[.E82])/([.E84]-[.E83])" office:value-type="float" office:value="1.02046328356896" calcext:value-type="float">
            <text:p>1.0204632836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83]+0.0005" office:value-type="percentage" office:value="0.039" calcext:value-type="percentage">
            <text:p>3.9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84]+[.$C$15]);[.$B$14]))" office:value-type="percentage" office:value="0.249770813708357" calcext:value-type="percentage">
            <text:p>24.98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84]+[.$C$15]);[.$B$14];INFO.OBBA.OBBA.OBMAKE(&quot;&quot;;&quot;double&quot;;[.E84]+[.$C$15]);INFO.OBBA.OBBA.OBMAKE(&quot;&quot;;&quot;double&quot;;1)))" office:value-type="percentage" office:value="0.0000259873544181551" calcext:value-type="percentage">
            <text:p>0.00%</text:p>
          </table:table-cell>
          <table:table-cell table:formula="of:=([.G85]-2*[.G84]+[.G83])/([.E84]-[.E83])/([.E85]-[.E84])" office:value-type="float" office:value="0.933539982466074" calcext:value-type="float">
            <text:p>0.9335399825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84]+0.0005" office:value-type="percentage" office:value="0.0395" calcext:value-type="percentage">
            <text:p>3.9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85]+[.$C$15]);[.$B$14]))" office:value-type="percentage" office:value="0.248811708970529" calcext:value-type="percentage">
            <text:p>24.88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85]+[.$C$15]);[.$B$14];INFO.OBBA.OBBA.OBMAKE(&quot;&quot;;&quot;double&quot;;[.E85]+[.$C$15]);INFO.OBBA.OBBA.OBMAKE(&quot;&quot;;&quot;double&quot;;1)))" office:value-type="percentage" office:value="0.0000236065506968275" calcext:value-type="percentage">
            <text:p>0.00%</text:p>
          </table:table-cell>
          <table:table-cell table:formula="of:=([.G86]-2*[.G85]+[.G84])/([.E85]-[.E84])/([.E86]-[.E85])" office:value-type="float" office:value="0.853536394621522" calcext:value-type="float">
            <text:p>0.8535363946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85]+0.0005" office:value-type="percentage" office:value="0.04" calcext:value-type="percentage">
            <text:p>4.0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86]+[.$C$15]);[.$B$14]))" office:value-type="percentage" office:value="0.247870809822674" calcext:value-type="percentage">
            <text:p>24.79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86]+[.$C$15]);[.$B$14];INFO.OBBA.OBBA.OBMAKE(&quot;&quot;;&quot;double&quot;;[.E86]+[.$C$15]);INFO.OBBA.OBBA.OBMAKE(&quot;&quot;;&quot;double&quot;;1)))" office:value-type="percentage" office:value="0.0000214391310741552" calcext:value-type="percentage">
            <text:p>0.00%</text:p>
          </table:table-cell>
          <table:table-cell table:formula="of:=([.G87]-2*[.G86]+[.G85])/([.E86]-[.E85])/([.E87]-[.E86])" office:value-type="float" office:value="0.779958145189829" calcext:value-type="float">
            <text:p>0.7799581452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86]+0.0005" office:value-type="percentage" office:value="0.0405" calcext:value-type="percentage">
            <text:p>4.0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87]+[.$C$15]);[.$B$14]))" office:value-type="percentage" office:value="0.246947785219197" calcext:value-type="percentage">
            <text:p>24.69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87]+[.$C$15]);[.$B$14];INFO.OBBA.OBBA.OBMAKE(&quot;&quot;;&quot;double&quot;;[.E87]+[.$C$15]);INFO.OBBA.OBBA.OBMAKE(&quot;&quot;;&quot;double&quot;;1)))" office:value-type="percentage" office:value="0.0000194667009877804" calcext:value-type="percentage">
            <text:p>0.00%</text:p>
          </table:table-cell>
          <table:table-cell table:formula="of:=([.G88]-2*[.G87]+[.G86])/([.E87]-[.E86])/([.E88]-[.E87])" office:value-type="float" office:value="0.7123400093425" calcext:value-type="float">
            <text:p>0.7123400093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87]+0.0005" office:value-type="percentage" office:value="0.041" calcext:value-type="percentage">
            <text:p>4.1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88]+[.$C$15]);[.$B$14]))" office:value-type="percentage" office:value="0.246042312941607" calcext:value-type="percentage">
            <text:p>24.60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88]+[.$C$15]);[.$B$14];INFO.OBBA.OBBA.OBMAKE(&quot;&quot;;&quot;double&quot;;[.E88]+[.$C$15]);INFO.OBBA.OBBA.OBMAKE(&quot;&quot;;&quot;double&quot;;1)))" office:value-type="percentage" office:value="0.0000176723559037412" calcext:value-type="percentage">
            <text:p>0.00%</text:p>
          </table:table-cell>
          <table:table-cell table:formula="of:=([.G89]-2*[.G88]+[.G87])/([.E88]-[.E87])/([.E89]-[.E88])" office:value-type="float" office:value="0.650244838210999" calcext:value-type="float">
            <text:p>0.6502448382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88]+0.0005" office:value-type="percentage" office:value="0.0415" calcext:value-type="percentage">
            <text:p>4.1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89]+[.$C$15]);[.$B$14]))" office:value-type="percentage" office:value="0.245154079086233" calcext:value-type="percentage">
            <text:p>24.52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89]+[.$C$15]);[.$B$14];INFO.OBBA.OBBA.OBMAKE(&quot;&quot;;&quot;double&quot;;[.E89]+[.$C$15]);INFO.OBBA.OBBA.OBMAKE(&quot;&quot;;&quot;double&quot;;1)))" office:value-type="percentage" office:value="0.0000160405720292547" calcext:value-type="percentage">
            <text:p>0.00%</text:p>
          </table:table-cell>
          <table:table-cell table:formula="of:=([.G90]-2*[.G89]+[.G88])/([.E89]-[.E88])/([.E90]-[.E89])" office:value-type="float" office:value="0.593262455516912" calcext:value-type="float">
            <text:p>0.5932624555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89]+0.0005" office:value-type="percentage" office:value="0.042" calcext:value-type="percentage">
            <text:p>4.2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90]+[.$C$15]);[.$B$14]))" office:value-type="percentage" office:value="0.244282777587942" calcext:value-type="percentage">
            <text:p>24.43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90]+[.$C$15]);[.$B$14];INFO.OBBA.OBBA.OBMAKE(&quot;&quot;;&quot;double&quot;;[.E90]+[.$C$15]);INFO.OBBA.OBBA.OBMAKE(&quot;&quot;;&quot;double&quot;;1)))" office:value-type="percentage" office:value="0.0000145571037686475" calcext:value-type="percentage">
            <text:p>0.00%</text:p>
          </table:table-cell>
          <table:table-cell table:formula="of:=([.G91]-2*[.G90]+[.G89])/([.E90]-[.E89])/([.E91]-[.E90])" office:value-type="float" office:value="0.541008534767571" calcext:value-type="float">
            <text:p>0.5410085348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90]+0.0005" office:value-type="percentage" office:value="0.0425" calcext:value-type="percentage">
            <text:p>4.2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91]+[.$C$15]);[.$B$14]))" office:value-type="percentage" office:value="0.243428109777574" calcext:value-type="percentage">
            <text:p>24.34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91]+[.$C$15]);[.$B$14];INFO.OBBA.OBBA.OBMAKE(&quot;&quot;;&quot;double&quot;;[.E91]+[.$C$15]);INFO.OBBA.OBBA.OBMAKE(&quot;&quot;;&quot;double&quot;;1)))" office:value-type="percentage" office:value="0.0000132088876417322" calcext:value-type="percentage">
            <text:p>0.00%</text:p>
          </table:table-cell>
          <table:table-cell table:formula="of:=([.G92]-2*[.G91]+[.G90])/([.E91]-[.E90])/([.E92]-[.E91])" office:value-type="float" office:value="0.49312346552617" calcext:value-type="float">
            <text:p>0.4931234655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91]+0.0005" office:value-type="percentage" office:value="0.043" calcext:value-type="percentage">
            <text:p>4.3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92]+[.$C$15]);[.$B$14]))" office:value-type="percentage" office:value="0.242589783970923" calcext:value-type="percentage">
            <text:p>24.26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92]+[.$C$15]);[.$B$14];INFO.OBBA.OBBA.OBMAKE(&quot;&quot;;&quot;double&quot;;[.E92]+[.$C$15]);INFO.OBBA.OBBA.OBMAKE(&quot;&quot;;&quot;double&quot;;1)))" office:value-type="percentage" office:value="0.0000119839523811984" calcext:value-type="percentage">
            <text:p>0.00%</text:p>
          </table:table-cell>
          <table:table-cell table:formula="of:=([.G93]-2*[.G92]+[.G91])/([.E92]-[.E91])/([.E93]-[.E92])" office:value-type="float" office:value="0.449271215932872" calcext:value-type="float">
            <text:p>0.4492712159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92]+0.0005" office:value-type="percentage" office:value="0.0435" calcext:value-type="percentage">
            <text:p>4.3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93]+[.$C$15]);[.$B$14]))" office:value-type="percentage" office:value="0.241767515087287" calcext:value-type="percentage">
            <text:p>24.18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93]+[.$C$15]);[.$B$14];INFO.OBBA.OBBA.OBMAKE(&quot;&quot;;&quot;double&quot;;[.E93]+[.$C$15]);INFO.OBBA.OBBA.OBMAKE(&quot;&quot;;&quot;double&quot;;1)))" office:value-type="percentage" office:value="0.0000108713349246478" calcext:value-type="percentage">
            <text:p>0.00%</text:p>
          </table:table-cell>
          <table:table-cell table:formula="of:=([.G94]-2*[.G93]+[.G92])/([.E93]-[.E92])/([.E94]-[.E93])" office:value-type="float" office:value="0.40913819940325" calcext:value-type="float">
            <text:p>0.4091381994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93]+0.0005" office:value-type="percentage" office:value="0.044" calcext:value-type="percentage">
            <text:p>4.4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94]+[.$C$15]);[.$B$14]))" office:value-type="percentage" office:value="0.240961024295689" calcext:value-type="percentage">
            <text:p>24.10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94]+[.$C$15]);[.$B$14];INFO.OBBA.OBBA.OBMAKE(&quot;&quot;;&quot;double&quot;;[.E94]+[.$C$15]);INFO.OBBA.OBBA.OBMAKE(&quot;&quot;;&quot;double&quot;;1)))" office:value-type="percentage" office:value="0.00000986100201794804" calcext:value-type="percentage">
            <text:p>0.00%</text:p>
          </table:table-cell>
          <table:table-cell table:formula="of:=([.G95]-2*[.G94]+[.G93])/([.E94]-[.E93])/([.E95]-[.E94])" office:value-type="float" office:value="0.372432150571162" calcext:value-type="float">
            <text:p>0.3724321506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94]+0.0005" office:value-type="percentage" office:value="0.0445" calcext:value-type="percentage">
            <text:p>4.4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95]+[.$C$15]);[.$B$14]))" office:value-type="percentage" office:value="0.240170038687037" calcext:value-type="percentage">
            <text:p>24.02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95]+[.$C$15]);[.$B$14];INFO.OBBA.OBBA.OBMAKE(&quot;&quot;;&quot;double&quot;;[.E95]+[.$C$15]);INFO.OBBA.OBBA.OBMAKE(&quot;&quot;;&quot;double&quot;;1)))" office:value-type="percentage" office:value="0.00000894377714889108" calcext:value-type="percentage">
            <text:p>0.00%</text:p>
          </table:table-cell>
          <table:table-cell table:formula="of:=([.G96]-2*[.G95]+[.G94])/([.E95]-[.E94])/([.E96]-[.E95])" office:value-type="float" office:value="0.33888101745255" calcext:value-type="float">
            <text:p>0.3388810175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95]+0.0005" office:value-type="percentage" office:value="0.045" calcext:value-type="percentage">
            <text:p>4.5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96]+[.$C$15]);[.$B$14]))" office:value-type="percentage" office:value="0.239394290970583" calcext:value-type="percentage">
            <text:p>23.94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96]+[.$C$15]);[.$B$14];INFO.OBBA.OBBA.OBMAKE(&quot;&quot;;&quot;double&quot;;[.E96]+[.$C$15]);INFO.OBBA.OBBA.OBMAKE(&quot;&quot;;&quot;double&quot;;1)))" office:value-type="percentage" office:value="0.00000811127253419725" calcext:value-type="percentage">
            <text:p>0.00%</text:p>
          </table:table-cell>
          <table:table-cell table:formula="of:=([.G97]-2*[.G96]+[.G95])/([.E96]-[.E95])/([.E97]-[.E96])" office:value-type="float" office:value="0.308231872936245" calcext:value-type="float">
            <text:p>0.3082318729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96]+0.0005" office:value-type="percentage" office:value="0.0455" calcext:value-type="percentage">
            <text:p>4.5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97]+[.$C$15]);[.$B$14]))" office:value-type="percentage" office:value="0.238633519193124" calcext:value-type="percentage">
            <text:p>23.86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97]+[.$C$15]);[.$B$14];INFO.OBBA.OBBA.OBMAKE(&quot;&quot;;&quot;double&quot;;[.E97]+[.$C$15]);INFO.OBBA.OBBA.OBMAKE(&quot;&quot;;&quot;double&quot;;1)))" office:value-type="percentage" office:value="0.00000735582588773748" calcext:value-type="percentage">
            <text:p>0.00%</text:p>
          </table:table-cell>
          <table:table-cell table:formula="of:=([.G98]-2*[.G97]+[.G96])/([.E97]-[.E96])/([.E98]-[.E97])" office:value-type="float" office:value="0.280249851600147" calcext:value-type="float">
            <text:p>0.2802498516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97]+0.0005" office:value-type="percentage" office:value="0.046" calcext:value-type="percentage">
            <text:p>4.6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98]+[.$C$15]);[.$B$14]))" office:value-type="percentage" office:value="0.237887466479511" calcext:value-type="percentage">
            <text:p>23.79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98]+[.$C$15]);[.$B$14];INFO.OBBA.OBBA.OBMAKE(&quot;&quot;;&quot;double&quot;;[.E98]+[.$C$15]);INFO.OBBA.OBBA.OBMAKE(&quot;&quot;;&quot;double&quot;;1)))" office:value-type="percentage" office:value="0.00000667044170417775" calcext:value-type="percentage">
            <text:p>0.00%</text:p>
          </table:table-cell>
          <table:table-cell table:formula="of:=([.G99]-2*[.G98]+[.G97])/([.E98]-[.E97])/([.E99]-[.E98])" office:value-type="float" office:value="0.254717113889796" calcext:value-type="float">
            <text:p>0.2547171139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98]+0.0005" office:value-type="percentage" office:value="0.0465" calcext:value-type="percentage">
            <text:p>4.6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99]+[.$C$15]);[.$B$14]))" office:value-type="percentage" office:value="0.237155880793089" calcext:value-type="percentage">
            <text:p>23.72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99]+[.$C$15]);[.$B$14];INFO.OBBA.OBBA.OBMAKE(&quot;&quot;;&quot;double&quot;;[.E99]+[.$C$15]);INFO.OBBA.OBBA.OBMAKE(&quot;&quot;;&quot;double&quot;;1)))" office:value-type="percentage" office:value="0.00000604873679909046" calcext:value-type="percentage">
            <text:p>0.00%</text:p>
          </table:table-cell>
          <table:table-cell table:formula="of:=([.G100]-2*[.G99]+[.G98])/([.E99]-[.E98])/([.E100]-[.E99])" office:value-type="float" office:value="0.231431841619001" calcext:value-type="float">
            <text:p>0.2314318416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99]+0.0005" office:value-type="percentage" office:value="0.047" calcext:value-type="percentage">
            <text:p>4.7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00]+[.$C$15]);[.$B$14]))" office:value-type="percentage" office:value="0.236438514714783" calcext:value-type="percentage">
            <text:p>23.64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100]+[.$C$15]);[.$B$14];INFO.OBBA.OBBA.OBMAKE(&quot;&quot;;&quot;double&quot;;[.E100]+[.$C$15]);INFO.OBBA.OBBA.OBMAKE(&quot;&quot;;&quot;double&quot;;1)))" office:value-type="percentage" office:value="0.00000548488985440793" calcext:value-type="percentage">
            <text:p>0.00%</text:p>
          </table:table-cell>
          <table:table-cell table:formula="of:=([.G101]-2*[.G100]+[.G99])/([.E100]-[.E99])/([.E101]-[.E100])" office:value-type="float" office:value="0.210207266897126" calcext:value-type="float">
            <text:p>0.2102072669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100]+0.0005" office:value-type="percentage" office:value="0.0475" calcext:value-type="percentage">
            <text:p>4.7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01]+[.$C$15]);[.$B$14]))" office:value-type="percentage" office:value="0.235735125239605" calcext:value-type="percentage">
            <text:p>23.57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101]+[.$C$15]);[.$B$14];INFO.OBBA.OBBA.OBMAKE(&quot;&quot;;&quot;double&quot;;[.E101]+[.$C$15]);INFO.OBBA.OBBA.OBMAKE(&quot;&quot;;&quot;double&quot;;1)))" office:value-type="percentage" office:value="0.00000497359472644968" calcext:value-type="percentage">
            <text:p>0.00%</text:p>
          </table:table-cell>
          <table:table-cell table:formula="of:=([.G102]-2*[.G101]+[.G100])/([.E101]-[.E100])/([.E102]-[.E101])" office:value-type="float" office:value="0.190870736262115" calcext:value-type="float">
            <text:p>0.1908707363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101]+0.0005" office:value-type="percentage" office:value="0.048" calcext:value-type="percentage">
            <text:p>4.8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02]+[.$C$15]);[.$B$14]))" office:value-type="percentage" office:value="0.235045473589444" calcext:value-type="percentage">
            <text:p>23.50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102]+[.$C$15]);[.$B$14];INFO.OBBA.OBBA.OBMAKE(&quot;&quot;;&quot;double&quot;;[.E102]+[.$C$15]);INFO.OBBA.OBBA.OBMAKE(&quot;&quot;;&quot;double&quot;;1)))" office:value-type="percentage" office:value="0.00000451001728255696" calcext:value-type="percentage">
            <text:p>0.00%</text:p>
          </table:table-cell>
          <table:table-cell table:formula="of:=([.G103]-2*[.G102]+[.G101])/([.E102]-[.E101])/([.E103]-[.E102])" office:value-type="float" office:value="0.173262812003144" calcext:value-type="float">
            <text:p>0.173262812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102]+0.0005" office:value-type="percentage" office:value="0.0485" calcext:value-type="percentage">
            <text:p>4.8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03]+[.$C$15]);[.$B$14]))" office:value-type="percentage" office:value="0.234369325041023" calcext:value-type="percentage">
            <text:p>23.44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103]+[.$C$15]);[.$B$14];INFO.OBBA.OBBA.OBMAKE(&quot;&quot;;&quot;double&quot;;[.E103]+[.$C$15]);INFO.OBBA.OBBA.OBMAKE(&quot;&quot;;&quot;double&quot;;1)))" office:value-type="percentage" office:value="0.00000408975554166502" calcext:value-type="percentage">
            <text:p>0.00%</text:p>
          </table:table-cell>
          <table:table-cell table:formula="of:=([.G104]-2*[.G103]+[.G102])/([.E103]-[.E102])/([.E104]-[.E103])" office:value-type="float" office:value="0.157236410981861" calcext:value-type="float">
            <text:p>0.157236411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103]+0.0005" office:value-type="percentage" office:value="0.049" calcext:value-type="percentage">
            <text:p>4.9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04]+[.$C$15]);[.$B$14]))" office:value-type="percentage" office:value="0.233706448768017" calcext:value-type="percentage">
            <text:p>23.37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104]+[.$C$15]);[.$B$14];INFO.OBBA.OBBA.OBMAKE(&quot;&quot;;&quot;double&quot;;[.E104]+[.$C$15]);INFO.OBBA.OBBA.OBMAKE(&quot;&quot;;&quot;double&quot;;1)))" office:value-type="percentage" office:value="0.00000370880290351855" calcext:value-type="percentage">
            <text:p>0.00%</text:p>
          </table:table-cell>
          <table:table-cell table:formula="of:=([.G105]-2*[.G104]+[.G103])/([.E104]-[.E103])/([.E105]-[.E104])" office:value-type="float" office:value="0.142655982634639" calcext:value-type="float">
            <text:p>0.1426559826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104]+0.0005" office:value-type="percentage" office:value="0.0495" calcext:value-type="percentage">
            <text:p>4.9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05]+[.$C$15]);[.$B$14]))" office:value-type="percentage" office:value="0.233056617696327" calcext:value-type="percentage">
            <text:p>23.31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105]+[.$C$15]);[.$B$14];INFO.OBBA.OBBA.OBMAKE(&quot;&quot;;&quot;double&quot;;[.E105]+[.$C$15]);INFO.OBBA.OBBA.OBMAKE(&quot;&quot;;&quot;double&quot;;1)))" office:value-type="percentage" office:value="0.00000336351426103074" calcext:value-type="percentage">
            <text:p>0.00%</text:p>
          </table:table-cell>
          <table:table-cell table:formula="of:=([.G106]-2*[.G105]+[.G104])/([.E105]-[.E104])/([.E106]-[.E105])" office:value-type="float" office:value="0.129396725270228" calcext:value-type="float">
            <text:p>0.1293967253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105]+0.0005" office:value-type="percentage" office:value="0.05" calcext:value-type="percentage">
            <text:p>5.0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06]+[.$C$15]);[.$B$14]))" office:value-type="percentage" office:value="0.232419608371606" calcext:value-type="percentage">
            <text:p>23.24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106]+[.$C$15]);[.$B$14];INFO.OBBA.OBBA.OBMAKE(&quot;&quot;;&quot;double&quot;;[.E106]+[.$C$15]);INFO.OBBA.OBBA.OBMAKE(&quot;&quot;;&quot;double&quot;;1)))" office:value-type="percentage" office:value="0.00000305057479986048" calcext:value-type="percentage">
            <text:p>0.00%</text:p>
          </table:table-cell>
          <table:table-cell table:formula="of:=([.G107]-2*[.G106]+[.G105])/([.E106]-[.E105])/([.E107]-[.E106])" office:value-type="float" office:value="0.117343841895561" calcext:value-type="float">
            <text:p>0.1173438419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106]+0.0005" office:value-type="percentage" office:value="0.0505" calcext:value-type="percentage">
            <text:p>5.0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07]+[.$C$15]);[.$B$14]))" office:value-type="percentage" office:value="0.231795200838128" calcext:value-type="percentage">
            <text:p>23.18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107]+[.$C$15]);[.$B$14];INFO.OBBA.OBBA.OBMAKE(&quot;&quot;;&quot;double&quot;;[.E107]+[.$C$15]);INFO.OBBA.OBBA.OBMAKE(&quot;&quot;;&quot;double&quot;;1)))" office:value-type="percentage" office:value="0.00000276697129916412" calcext:value-type="percentage">
            <text:p>0.00%</text:p>
          </table:table-cell>
          <table:table-cell table:formula="of:=([.G108]-2*[.G107]+[.G106])/([.E107]-[.E106])/([.E108]-[.E107])" office:value-type="float" office:value="0.106391834390199" calcext:value-type="float">
            <text:p>0.1063918344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107]+0.0005" office:value-type="percentage" office:value="0.051" calcext:value-type="percentage">
            <text:p>5.1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08]+[.$C$15]);[.$B$14]))" office:value-type="percentage" office:value="0.231183178528194" calcext:value-type="percentage">
            <text:p>23.12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108]+[.$C$15]);[.$B$14];INFO.OBBA.OBBA.OBMAKE(&quot;&quot;;&quot;double&quot;;[.E108]+[.$C$15]);INFO.OBBA.OBBA.OBMAKE(&quot;&quot;;&quot;double&quot;;1)))" office:value-type="percentage" office:value="0.0000025099657570653" calcext:value-type="percentage">
            <text:p>0.00%</text:p>
          </table:table-cell>
          <table:table-cell table:formula="of:=([.G109]-2*[.G108]+[.G107])/([.E108]-[.E107])/([.E109]-[.E108])" office:value-type="float" office:value="0.0964438360656447" calcext:value-type="float">
            <text:p>0.0964438361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108]+0.0005" office:value-type="percentage" office:value="0.0515" calcext:value-type="percentage">
            <text:p>5.1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09]+[.$C$15]);[.$B$14]))" office:value-type="percentage" office:value="0.230583328161265" calcext:value-type="percentage">
            <text:p>23.06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109]+[.$C$15]);[.$B$14];INFO.OBBA.OBBA.OBMAKE(&quot;&quot;;&quot;double&quot;;[.E109]+[.$C$15]);INFO.OBBA.OBBA.OBMAKE(&quot;&quot;;&quot;double&quot;;1)))" office:value-type="percentage" office:value="0.0000022770711739829" calcext:value-type="percentage">
            <text:p>0.00%</text:p>
          </table:table-cell>
          <table:table-cell table:formula="of:=([.G110]-2*[.G109]+[.G108])/([.E109]-[.E108])/([.E110]-[.E109])" office:value-type="float" office:value="0.0874109817021962" calcext:value-type="float">
            <text:p>0.0874109817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109]+0.0005" office:value-type="percentage" office:value="0.052" calcext:value-type="percentage">
            <text:p>5.2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10]+[.$C$15]);[.$B$14]))" office:value-type="percentage" office:value="0.229995439652078" calcext:value-type="percentage">
            <text:p>23.00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110]+[.$C$15]);[.$B$14];INFO.OBBA.OBBA.OBMAKE(&quot;&quot;;&quot;double&quot;;[.E110]+[.$C$15]);INFO.OBBA.OBBA.OBMAKE(&quot;&quot;;&quot;double&quot;;1)))" office:value-type="percentage" office:value="0.00000206602933632605" calcext:value-type="percentage">
            <text:p>0.00%</text:p>
          </table:table-cell>
          <table:table-cell table:formula="of:=([.G111]-2*[.G110]+[.G109])/([.E110]-[.E109])/([.E111]-[.E110])" office:value-type="float" office:value="0.0792118143951694" calcext:value-type="float">
            <text:p>0.0792118144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110]+0.0005" office:value-type="percentage" office:value="0.0525" calcext:value-type="percentage">
            <text:p>5.2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11]+[.$C$15]);[.$B$14]))" office:value-type="percentage" office:value="0.229419306027035" calcext:value-type="percentage">
            <text:p>22.94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111]+[.$C$15]);[.$B$14];INFO.OBBA.OBBA.OBMAKE(&quot;&quot;;&quot;double&quot;;[.E111]+[.$C$15]);INFO.OBBA.OBBA.OBMAKE(&quot;&quot;;&quot;double&quot;;1)))" office:value-type="percentage" office:value="0.00000187479045226799" calcext:value-type="percentage">
            <text:p>0.00%</text:p>
          </table:table-cell>
          <table:table-cell table:formula="of:=([.G112]-2*[.G111]+[.G110])/([.E111]-[.E110])/([.E112]-[.E111])" office:value-type="float" office:value="0.0717717277225728" calcext:value-type="float">
            <text:p>0.0717717277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111]+0.0005" office:value-type="percentage" office:value="0.053" calcext:value-type="percentage">
            <text:p>5.3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12]+[.$C$15]);[.$B$14]))" office:value-type="percentage" office:value="0.228854723348198" calcext:value-type="percentage">
            <text:p>22.89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112]+[.$C$15]);[.$B$14];INFO.OBBA.OBBA.OBMAKE(&quot;&quot;;&quot;double&quot;;[.E112]+[.$C$15]);INFO.OBBA.OBBA.OBMAKE(&quot;&quot;;&quot;double&quot;;1)))" office:value-type="percentage" office:value="0.00000170149450014057" calcext:value-type="percentage">
            <text:p>0.00%</text:p>
          </table:table-cell>
          <table:table-cell table:formula="of:=([.G113]-2*[.G112]+[.G111])/([.E112]-[.E111])/([.E113]-[.E112])" office:value-type="float" office:value="0.0650224428573058" calcext:value-type="float">
            <text:p>0.0650224429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112]+0.0005" office:value-type="percentage" office:value="0.0535" calcext:value-type="percentage">
            <text:p>5.3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13]+[.$C$15]);[.$B$14]))" office:value-type="percentage" office:value="0.228301490644249" calcext:value-type="percentage">
            <text:p>22.83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113]+[.$C$15]);[.$B$14];INFO.OBBA.OBBA.OBMAKE(&quot;&quot;;&quot;double&quot;;[.E113]+[.$C$15]);INFO.OBBA.OBBA.OBMAKE(&quot;&quot;;&quot;double&quot;;1)))" office:value-type="percentage" office:value="0.00000154445415872748" calcext:value-type="percentage">
            <text:p>0.00%</text:p>
          </table:table-cell>
          <table:table-cell table:formula="of:=([.G114]-2*[.G113]+[.G112])/([.E113]-[.E112])/([.E114]-[.E113])" office:value-type="float" office:value="0.0589015186982669" calcext:value-type="float">
            <text:p>0.0589015187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113]+0.0005" office:value-type="percentage" office:value="0.054" calcext:value-type="percentage">
            <text:p>5.4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14]+[.$C$15]);[.$B$14]))" office:value-type="percentage" office:value="0.227759409847816" calcext:value-type="percentage">
            <text:p>22.78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114]+[.$C$15]);[.$B$14];INFO.OBBA.OBBA.OBMAKE(&quot;&quot;;&quot;double&quot;;[.E114]+[.$C$15]);INFO.OBBA.OBBA.OBMAKE(&quot;&quot;;&quot;double&quot;;1)))" office:value-type="percentage" office:value="0.00000140213919698895" calcext:value-type="percentage">
            <text:p>0.00%</text:p>
          </table:table-cell>
          <table:table-cell table:formula="of:=([.G115]-2*[.G114]+[.G113])/([.E114]-[.E113])/([.E115]-[.E114])" office:value-type="float" office:value="0.0533518940011225" calcext:value-type="float">
            <text:p>0.053351894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114]+0.0005" office:value-type="percentage" office:value="0.0545" calcext:value-type="percentage">
            <text:p>5.45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15]+[.$C$15]);[.$B$14]))" office:value-type="percentage" office:value="0.227228285738609" calcext:value-type="percentage">
            <text:p>22.72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115]+[.$C$15]);[.$B$14];INFO.OBBA.OBBA.OBMAKE(&quot;&quot;;&quot;double&quot;;[.E115]+[.$C$15]);INFO.OBBA.OBBA.OBMAKE(&quot;&quot;;&quot;double&quot;;1)))" office:value-type="percentage" office:value="0.00000127316220875071" calcext:value-type="percentage">
            <text:p>0.00%</text:p>
          </table:table-cell>
          <table:table-cell table:formula="of:=([.G116]-2*[.G115]+[.G114])/([.E115]-[.E114])/([.E116]-[.E115])" office:value-type="float" office:value="0.0483214602950998" calcext:value-type="float">
            <text:p>0.0483214603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31" table:formula="of:=[.E115]+0.0005" office:value-type="percentage" office:value="0.055" calcext:value-type="percentage">
            <text:p>5.50%</text:p>
          </table:table-cell>
          <table:table-cell table:style-name="ce31" table:formula="of:=INFO.OBBA.OBBA.OBGET(INFO.OBBA.OBBA.OBCALL(&quot;&quot;;obLibs&amp;&quot;net.finmath.functions.AnalyticFormulas&quot;;&quot;sabrHaganLognormalBlackVolatilityApproximation&quot;;[.$B$9:.$B$13];INFO.OBBA.OBBA.OBMAKE(&quot;&quot;;&quot;double&quot;;[.E116]+[.$C$15]);[.$B$14]))" office:value-type="percentage" office:value="0.226707925891828" calcext:value-type="percentage">
            <text:p>22.67%</text:p>
          </table:table-cell>
          <table:table-cell table:style-name="ce31" table:formula="of:=INFO.OBBA.OBBA.OBGET(INFO.OBBA.OBBA.OBCALL(&quot;&quot;;obLibs&amp;&quot;net.finmath.functions.AnalyticFormulas&quot;;&quot;blackScholesGeneralizedOptionValue&quot;;;INFO.OBBA.OBBA.OBMAKE(&quot;&quot;;&quot;double&quot;;[.$C$13]+[.$C$15]);INFO.OBBA.OBBA.OBMAKE(&quot;&quot;;&quot;double&quot;;[.F116]+[.$C$15]);[.$B$14];INFO.OBBA.OBBA.OBMAKE(&quot;&quot;;&quot;double&quot;;[.E116]+[.$C$15]);INFO.OBBA.OBBA.OBMAKE(&quot;&quot;;&quot;double&quot;;1)))" office:value-type="percentage" office:value="0.00000115626558558624" calcext:value-type="percentage">
            <text:p>0.00%</text:p>
          </table:table-cell>
          <table:table-cell table:number-columns-repeated="1017"/>
        </table:table-row>
        <table:table-row table:style-name="ro2" table:number-rows-repeated="10484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obLibs" table:base-cell-address="$'Load Libs'.$A$1" table:cell-range-address="$'Load Libs'.$E$33"/>
        <table:named-expression table:name="SHARED_FORMULA_10_54_10_54_5" table:base-cell-address="$'Load Libs'.$A$1" table:expression="VLOOKUP($#REF!.Q1;INDIRECT($#REF!.$D$53);2;FALSE())/100)))))))))))))))))))))))))))))))))))))))))))))))))))))))))))))))))))))))"/>
        <table:named-expression table:name="SHARED_FORMULA_11_54_11_54_5" table:base-cell-address="$'Load Libs'.$A$1" table:expression="VLOOKUP($#REF!.Q1;INDIRECT($#REF!.$D$53);2;FALSE())/100)))))))))))))))))))))))))))))))))))))))))))))))))))))))))))))))))))))))"/>
        <table:named-expression table:name="SHARED_FORMULA_12_54_12_54_5" table:base-cell-address="$'Load Libs'.$A$1" table:expression="VLOOKUP($#REF!.Q1;INDIRECT($#REF!.$D$53);2;FALSE())/100)))))))))))))))))))))))))))))))))))))))))))))))))))))))))))))))))))))))"/>
        <table:named-expression table:name="SHARED_FORMULA_13_54_13_54_5" table:base-cell-address="$'Load Libs'.$A$1" table:expression="VLOOKUP($#REF!.Q1;INDIRECT($#REF!.$D$53);2;FALSE())/100)))))))))))))))))))))))))))))))))))))))))))))))))))))))))))))))))))))))"/>
        <table:named-expression table:name="SHARED_FORMULA_14_54_14_54_5" table:base-cell-address="$'Load Libs'.$A$1" table:expression="VLOOKUP($#REF!.Q1;INDIRECT($#REF!.$D$53);2;FALSE())/100)))))))))))))))))))))))))))))))))))))))))))))))))))))))))))))))))))))))"/>
        <table:named-expression table:name="SHARED_FORMULA_15_54_15_54_5" table:base-cell-address="$'Load Libs'.$A$1" table:expression="VLOOKUP($#REF!.Q1;INDIRECT($#REF!.$D$53);2;FALSE())/100)))))))))))))))))))))))))))))))))))))))))))))))))))))))))))))))))))))))"/>
        <table:named-expression table:name="SHARED_FORMULA_2_54_2_54_5" table:base-cell-address="$'Load Libs'.$A$1" table:expression="VLOOKUP($#REF!.Q1;INDIRECT($#REF!.$D$53);2;FALSE())/100)))))))))))))))))))))))))))))))))))))))))))))))))))))))))))))))))))))))"/>
        <table:named-expression table:name="SHARED_FORMULA_3_54_3_54_5" table:base-cell-address="$'Load Libs'.$A$1" table:expression="VLOOKUP($#REF!.Q1;INDIRECT($#REF!.$D$53);2;FALSE())/100)))))))))))))))))))))))))))))))))))))))))))))))))))))))))))))))))))))))"/>
        <table:named-expression table:name="SHARED_FORMULA_4_54_4_54_5" table:base-cell-address="$'Load Libs'.$A$1" table:expression="VLOOKUP($#REF!.Q1;INDIRECT($#REF!.$D$53);2;FALSE())/100)))))))))))))))))))))))))))))))))))))))))))))))))))))))))))))))))))))))"/>
        <table:named-expression table:name="SHARED_FORMULA_5_54_5_54_5" table:base-cell-address="$'Load Libs'.$A$1" table:expression="VLOOKUP($#REF!.Q1;INDIRECT($#REF!.$D$53);2;FALSE())/100)))))))))))))))))))))))))))))))))))))))))))))))))))))))))))))))))))))))"/>
        <table:named-expression table:name="SHARED_FORMULA_6_54_6_54_5" table:base-cell-address="$'Load Libs'.$A$1" table:expression="VLOOKUP($#REF!.Q1;INDIRECT($#REF!.$D$53);2;FALSE())/100)))))))))))))))))))))))))))))))))))))))))))))))))))))))))))))))))))))))"/>
        <table:named-expression table:name="SHARED_FORMULA_7_54_7_54_5" table:base-cell-address="$'Load Libs'.$A$1" table:expression="VLOOKUP($#REF!.Q1;INDIRECT($#REF!.$D$53);2;FALSE())/100)))))))))))))))))))))))))))))))))))))))))))))))))))))))))))))))))))))))"/>
        <table:named-expression table:name="SHARED_FORMULA_8_54_8_54_5" table:base-cell-address="$'Load Libs'.$A$1" table:expression="VLOOKUP($#REF!.Q1;INDIRECT($#REF!.$D$53);2;FALSE())/100)))))))))))))))))))))))))))))))))))))))))))))))))))))))))))))))))))))))"/>
        <table:named-expression table:name="SHARED_FORMULA_9_54_9_54_5" table:base-cell-address="$'Load Libs'.$A$1" table:expression="VLOOKUP($#REF!.Q1;INDIRECT($#REF!.$D$53);2;FALSE())/100))))))))))))))))))))))))))))))))))))))))))))))))))))))))))))))))))))))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alligraphy" svg:font-family="'Lucida Calligraphy'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number-style style:name="N114P0" style:volatile="true">
      <number:number number:decimal-places="0" loext:min-decimal-places="0" number:min-integer-digits="1" number:grouping="true"/>
      <number:text> €</number:text>
    </number:number-style>
    <number:number-style style:name="N11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loext:min-decimal-places="2" number:min-integer-digits="1" number:grouping="true"/>
      <number:text> €</number:text>
    </number:number-style>
    <number:number-style style:name="N117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8P0"/>
    </number:number-style>
    <number:number-style style:name="N122P0" style:volatile="true">
      <number:number number:decimal-places="0" loext:min-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0" loext:min-decimal-places="0" number:min-integer-digits="1" number:grouping="true"/>
      <number:text> € </number:text>
    </number:number-style>
    <number:number-style style:name="N126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6P2" style:volatile="true">
      <number:text> -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loext:min-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30P2" style:volatile="true">
      <number:text> -</number:text>
      <number:number number:decimal-places="0" loext:min-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loext:min-decimal-places="2" number:min-integer-digits="1" number:grouping="true"/>
      <number:text> € </number:text>
    </number:number-style>
    <number:number-style style:name="N134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4P2" style:volatile="true">
      <number:text> -</number:text>
      <number:number number:decimal-places="0" loext:min-decimal-places="0" number:min-integer-digits="0"/>
      <number:text>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0P0" style:volatile="true">
      <number:text>WAHR</number:text>
    </number:number-style>
    <number:number-style style:name="N140P1" style:volatile="true">
      <number:text>WAHR</number:text>
    </number:number-style>
    <number:number-style style:name="N140">
      <number:text>FALSCH</number:text>
      <style:map style:condition="value()&gt;0" style:apply-style-name="N140P0"/>
      <style:map style:condition="value()&lt;0" style:apply-style-name="N140P1"/>
    </number:number-style>
    <number:number-style style:name="N141">
      <number:number number:decimal-places="5" loext:min-decimal-places="5" number:min-integer-digits="1"/>
    </number:number-style>
    <number:number-style style:name="N142">
      <number:number number:decimal-places="4" loext:min-decimal-places="4" number:min-integer-digits="1"/>
    </number:number-style>
    <number:number-style style:name="N143">
      <number:number number:decimal-places="1" loext:min-decimal-places="1" number:min-integer-digits="1"/>
    </number:number-style>
    <number:percentage-style style:name="N144">
      <number:number number:decimal-places="1" loext:min-decimal-places="1" number:min-integer-digits="1"/>
      <number:text>%</number:text>
    </number:percentage-style>
    <number:percentage-style style:name="N145">
      <number:number number:decimal-places="3" loext:min-decimal-places="3" number:min-integer-digits="1"/>
      <number:text>%</number:text>
    </number:percentage-style>
    <number:percentage-style style:name="N146">
      <number:number number:decimal-places="5" loext:min-decimal-places="5" number:min-integer-digits="1"/>
      <number:text>%</number:text>
    </number:percentage-style>
    <number:number-style style:name="N147">
      <number:scientific-number number:decimal-places="3" loext:min-decimal-places="3" number:min-integer-digits="1" number:min-exponent-digits="2" loext:exponent-interval="1" loext:forced-exponent-sign="true"/>
    </number:number-style>
    <number:percentage-style style:name="N148">
      <number:number number:decimal-places="4" loext:min-decimal-places="4" number:min-integer-digits="1"/>
      <number:text>%</number:text>
    </number:percentage-style>
    <number:currency-style style:name="N15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50P0"/>
    </number:currency-style>
    <number:number-style style:name="N15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60P0" style:volatile="true">
      <number:number number:decimal-places="0" loext:min-decimal-places="0" number:min-integer-digits="1" number:grouping="true"/>
      <number:text> </number:text>
    </number:number-style>
    <number:number-style style:name="N160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64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number:text> $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2" loext:min-decimal-places="2" number:min-integer-digits="1" number:grouping="true"/>
      <number:text> </number:text>
    </number:number-style>
    <number:number-style style:name="N168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number:text> -</number:text>
      <number:number number:decimal-places="0" loext:min-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72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72P2" style:volatile="true">
      <number:text> $-</number:text>
      <number:number number:decimal-places="0" loext:min-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4P0" style:volatile="true">
      <number:number number:decimal-places="0" loext:min-decimal-places="0" number:min-integer-digits="1" number:grouping="true"/>
      <number:text> DM</number:text>
    </number:number-style>
    <number:number-style style:name="N174"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74P0"/>
    </number:number-style>
    <number:number-style style:name="N175P0" style:volatile="true">
      <number:number number:decimal-places="0" loext:min-decimal-places="0" number:min-integer-digits="1" number:grouping="true"/>
      <number:text> DM</number:text>
    </number:number-style>
    <number:number-style style:name="N175">
      <style:text-properties fo:color="#ff0000"/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75P0"/>
    </number:number-style>
    <number:number-style style:name="N177P0" style:volatile="true">
      <number:number number:decimal-places="2" loext:min-decimal-places="2" number:min-integer-digits="1" number:grouping="true"/>
      <number:text> DM</number:text>
    </number:number-style>
    <number:number-style style:name="N177"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77P0"/>
    </number:number-style>
    <number:number-style style:name="N178P0" style:volatile="true">
      <number:number number:decimal-places="2" loext:min-decimal-places="2" number:min-integer-digits="1" number:grouping="true"/>
      <number:text> DM</number:text>
    </number:number-style>
    <number:number-style style:name="N178">
      <style:text-properties fo:color="#ff0000"/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78P0"/>
    </number:number-style>
    <number:number-style style:name="N182P0" style:volatile="true">
      <number:number number:decimal-places="0" loext:min-decimal-places="0" number:min-integer-digits="1" number:grouping="true"/>
      <number:text> DM </number:text>
    </number:number-style>
    <number:number-style style:name="N182P1" style:volatile="true">
      <number:text>-</number:text>
      <number:number number:decimal-places="0" loext:min-decimal-places="0" number:min-integer-digits="1" number:grouping="true"/>
      <number:text> DM </number:text>
    </number:number-style>
    <number:number-style style:name="N182P2" style:volatile="true">
      <number:text> - DM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6P0" style:volatile="true">
      <number:number number:decimal-places="0" loext:min-decimal-places="0" number:min-integer-digits="1" number:grouping="true"/>
      <number:text>       </number:text>
    </number:number-style>
    <number:number-style style:name="N186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186P2" style:volatile="true">
      <number:text> -      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loext:min-decimal-places="2" number:min-integer-digits="1" number:grouping="true"/>
      <number:text> DM </number:text>
    </number:number-style>
    <number:number-style style:name="N190P1" style:volatile="true">
      <number:text>-</number:text>
      <number:number number:decimal-places="2" loext:min-decimal-places="2" number:min-integer-digits="1" number:grouping="true"/>
      <number:text> DM </number:text>
    </number:number-style>
    <number:number-style style:name="N190P2" style:volatile="true">
      <number:text> -</number:text>
      <number:number number:decimal-places="0" loext:min-decimal-places="0" number:min-integer-digits="0"/>
      <number:text> DM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4P0" style:volatile="true">
      <number:number number:decimal-places="2" loext:min-decimal-places="2" number:min-integer-digits="1" number:grouping="true"/>
      <number:text>       </number:text>
    </number:number-style>
    <number:number-style style:name="N194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194P2" style:volatile="true">
      <number:text> -</number:text>
      <number:number number:decimal-places="0" loext:min-decimal-places="0" number:min-integer-digits="0"/>
      <number:text>      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9" loext:min-decimal-places="9" number:min-integer-digits="1"/>
    </number:number-style>
    <number:number-style style:name="N196">
      <number:number number:decimal-places="8" loext:min-decimal-places="8" number:min-integer-digits="1"/>
    </number:number-style>
    <number:number-style style:name="N197">
      <number:number number:decimal-places="7" loext:min-decimal-places="7" number:min-integer-digits="1"/>
    </number:number-style>
    <number:number-style style:name="N198">
      <number:number number:decimal-places="6" loext:min-decimal-places="6" number:min-integer-digits="1"/>
    </number:number-style>
    <number:percentage-style style:name="N199">
      <number:number number:decimal-places="15" loext:min-decimal-places="15" number:min-integer-digits="1"/>
      <number:text>%</number:text>
    </number:percentage-style>
    <number:number-style style:name="N200">
      <number:number number:decimal-places="3" loext:min-decimal-places="3" number:min-integer-digits="1"/>
    </number:number-style>
    <number:number-style style:name="N202P0" style:volatile="true">
      <number:text>TRUE</number:text>
    </number:number-style>
    <number:number-style style:name="N202P1" style:volatile="true">
      <number:text>TRUE</number:text>
    </number:number-style>
    <number:number-style style:name="N202">
      <number:text>FALSE</number:text>
      <style:map style:condition="value()&gt;0" style:apply-style-name="N202P0"/>
      <style:map style:condition="value()&lt;0" style:apply-style-name="N202P1"/>
    </number:number-style>
    <number:number-style style:name="N204P0" style:volatile="true">
      <number:text>€ </number:text>
      <number:number number:decimal-places="0" loext:min-decimal-places="0" number:min-integer-digits="1" number:grouping="true"/>
    </number:number-style>
    <number:number-style style:name="N204">
      <number:text>-€ </number:text>
      <number:number number:decimal-places="0" loext:min-decimal-places="0" number:min-integer-digits="1" number:grouping="true"/>
      <style:map style:condition="value()&gt;=0" style:apply-style-name="N204P0"/>
    </number:number-style>
    <number:number-style style:name="N205P0" style:volatile="true">
      <number:text>€ </number:text>
      <number:number number:decimal-places="0" loext:min-decimal-places="0" number:min-integer-digits="1" number:grouping="true"/>
    </number:number-style>
    <number:number-style style:name="N205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205P0"/>
    </number:number-style>
    <number:number-style style:name="N207P0" style:volatile="true">
      <number:text>€ </number:text>
      <number:number number:decimal-places="2" loext:min-decimal-places="2" number:min-integer-digits="1" number:grouping="true"/>
    </number:number-style>
    <number:number-style style:name="N207">
      <number:text>-€ </number:text>
      <number:number number:decimal-places="2" loext:min-decimal-places="2" number:min-integer-digits="1" number:grouping="true"/>
      <style:map style:condition="value()&gt;=0" style:apply-style-name="N207P0"/>
    </number:number-style>
    <number:number-style style:name="N208P0" style:volatile="true">
      <number:text>€ </number:text>
      <number:number number:decimal-places="2" loext:min-decimal-places="2" number:min-integer-digits="1" number:grouping="true"/>
    </number:number-style>
    <number:number-style style:name="N208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208P0"/>
    </number:number-style>
    <number:number-style style:name="N212P0" style:volatile="true">
      <number:text> € </number:text>
      <number:number number:decimal-places="0" loext:min-decimal-places="0" number:min-integer-digits="1" number:grouping="true"/>
      <number:text> </number:text>
    </number:number-style>
    <number:number-style style:name="N212P1" style:volatile="true">
      <number:text>-€ </number:text>
      <number:number number:decimal-places="0" loext:min-decimal-places="0" number:min-integer-digits="1" number:grouping="true"/>
      <number:text> </number:text>
    </number:number-style>
    <number:number-style style:name="N212P2" style:volatile="true">
      <number:text> € 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4P0" style:volatile="true">
      <number:number number:decimal-places="0" loext:min-decimal-places="0" number:min-integer-digits="1" number:grouping="true"/>
      <number:text> </number:text>
    </number:number-style>
    <number:number-style style:name="N21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214P2" style:volatile="true">
      <number:text> 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text> € </number:text>
      <number:number number:decimal-places="2" loext:min-decimal-places="2" number:min-integer-digits="1" number:grouping="true"/>
      <number:text> </number:text>
    </number:number-style>
    <number:number-style style:name="N218P1" style:volatile="true">
      <number:text>-€ </number:text>
      <number:number number:decimal-places="2" loext:min-decimal-places="2" number:min-integer-digits="1" number:grouping="true"/>
      <number:text> </number:text>
    </number:number-style>
    <number:number-style style:name="N218P2" style:volatile="true">
      <number:text> € -</number:text>
      <number:number number:decimal-places="0" loext:min-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0P0" style:volatile="true">
      <number:number number:decimal-places="2" loext:min-decimal-places="2" number:min-integer-digits="1" number:grouping="true"/>
      <number:text> </number:text>
    </number:number-style>
    <number:number-style style:name="N22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220P2" style:volatile="true">
      <number:text> -</number:text>
      <number:number number:decimal-places="0" loext:min-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4P0" style:volatile="true">
      <number:number number:decimal-places="2" loext:min-decimal-places="2" number:min-integer-digits="1" number:grouping="true"/>
      <number:text>   </number:text>
    </number:number-style>
    <number:number-style style:name="N224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224P2" style:volatile="true">
      <number:text> -</number:text>
      <number:number number:decimal-places="0" loext:min-decimal-places="0" number:min-integer-digits="0"/>
      <number:text>  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5">
      <number:text>$</number:text>
      <number:number number:decimal-places="2" loext:min-decimal-places="2" number:min-integer-digits="1" number:grouping="true"/>
    </number:number-style>
    <number:number-style style:name="N226">
      <number:number number:decimal-places="2" loext:min-decimal-places="2" number:min-integer-digits="1"/>
      <number:text> </number:text>
    </number:number-style>
    <number:number-style style:name="N228P0" style:volatile="true">
      <number:number number:decimal-places="1" loext:min-decimal-places="1" number:min-integer-digits="1" number:grouping="true"/>
    </number:number-style>
    <number:number-style style:name="N228">
      <number:number number:decimal-places="1" loext:min-decimal-places="1" number:min-integer-digits="1" number:grouping="true"/>
      <style:map style:condition="value()&gt;=0" style:apply-style-name="N228P0"/>
    </number:number-style>
    <number:number-style style:name="N230P0" style:volatile="true">
      <number:text>+</number:text>
      <number:number number:decimal-places="2" loext:min-decimal-places="2" number:min-integer-digits="1" number:grouping="true"/>
    </number:number-style>
    <number:number-style style:name="N230">
      <number:text>-</number:text>
      <number:number number:decimal-places="2" loext:min-decimal-places="2" number:min-integer-digits="1" number:grouping="true"/>
      <style:map style:condition="value()&gt;=0" style:apply-style-name="N230P0"/>
    </number:number-style>
    <number:date-style style:name="N232P0" style:volatile="true">
      <number:day/>
      <number:text>.</number:text>
      <number:month/>
      <number:text>.</number:text>
      <number:year/>
      <number:text> </number:text>
      <number:hours/>
      <number:text>:</number:text>
      <number:minutes number:style="long"/>
    </number:date-style>
    <number:text-style style:name="N232">
      <number:text-content/>
      <style:map style:condition="value()&gt;=0" style:apply-style-name="N232P0"/>
    </number:text-style>
    <number:percentage-style style:name="N233">
      <number:number number:decimal-places="9" loext:min-decimal-places="9" number:min-integer-digits="1"/>
      <number:text>%</number:text>
    </number:percentage-style>
    <number:number-style style:name="N234">
      <number:number number:decimal-places="4" loext:min-decimal-places="4" number:min-integer-digits="1" number:grouping="true"/>
    </number:number-style>
    <number:date-style style:name="N235">
      <number:day number:style="long"/>
      <number:text> </number:text>
      <number:month number:textual="true"/>
      <number:year/>
      <number:text> </number:text>
      <number:hours number:style="long"/>
      <number:text>:</number:text>
      <number:minutes number:style="long"/>
    </number:date-style>
    <number:number-style style:name="N236P0" style:volatile="true">
      <number:number number:decimal-places="0" loext:min-decimal-places="0" number:min-integer-digits="1" number:grouping="true"/>
      <number:text> </number:text>
    </number:number-style>
    <number:number-style style:name="N236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236P0"/>
    </number:number-style>
    <number:text-style style:name="N237">
      <number:text-content/>
      <number:text> ($)</number:text>
    </number:text-style>
    <number:text-style style:name="N238">
      <number:text-content/>
      <number:text> (%)</number:text>
    </number:text-style>
    <number:text-style style:name="N239">
      <number:text-content/>
      <number:text> (£)</number:text>
    </number:text-style>
    <number:text-style style:name="N240">
      <number:text-content/>
      <number:text> (¥)</number:text>
    </number:text-style>
    <number:text-style style:name="N241">
      <number:text-content/>
      <number:text> (€)</number:text>
    </number:text-style>
    <number:text-style style:name="N242">
      <number:text-content/>
      <number:text> (x)</number:text>
    </number:text-style>
    <number:number-style style:name="N245P0" style:volatile="true">
      <number:number number:decimal-places="1" loext:min-decimal-places="1" number:min-integer-digits="1"/>
      <number:text> %</number:text>
    </number:number-style>
    <number:number-style style:name="N245P1" style:volatile="true">
      <number:text>(</number:text>
      <number:number number:decimal-places="1" loext:min-decimal-places="1" number:min-integer-digits="1"/>
      <number:text>)%</number:text>
    </number:number-style>
    <number:number-style style:name="N245P2" style:volatile="true">
      <number:number number:decimal-places="1" loext:min-decimal-places="1" number:min-integer-digits="1"/>
      <number:text> %</number:text>
    </number:number-style>
    <number:text-style style:name="N245">
      <number:text-content/>
      <number:text>   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9P0" style:volatile="true">
      <number:number number:decimal-places="1" loext:min-decimal-places="1" number:min-integer-digits="1" number:grouping="true"/>
      <number:text>    </number:text>
    </number:number-style>
    <number:number-style style:name="N249P1" style:volatile="true">
      <number:text>(</number:text>
      <number:number number:decimal-places="1" loext:min-decimal-places="1" number:min-integer-digits="1" number:grouping="true"/>
      <number:text>)   </number:text>
    </number:number-style>
    <number:number-style style:name="N249P2" style:volatile="true">
      <number:number number:decimal-places="1" loext:min-decimal-places="1" number:min-integer-digits="1"/>
      <number:text>    </number:text>
    </number:number-style>
    <number:text-style style:name="N249">
      <number:text-content/>
      <number:text>   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3P0" style:volatile="true">
      <number:number number:decimal-places="1" loext:min-decimal-places="1" number:min-integer-digits="1" number:grouping="true"/>
      <number:text>  </number:text>
    </number:number-style>
    <number:number-style style:name="N253P1" style:volatile="true">
      <number:text>(</number:text>
      <number:number number:decimal-places="1" loext:min-decimal-places="1" number:min-integer-digits="1" number:grouping="true"/>
      <number:text>)  </number:text>
    </number:number-style>
    <number:number-style style:name="N253P2" style:volatile="true">
      <number:number number:decimal-places="1" loext:min-decimal-places="1" number:min-integer-digits="1"/>
      <number:text>  </number:text>
    </number:number-style>
    <number:text-style style:name="N253">
      <number:text-content/>
      <number:text> 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number number:decimal-places="1" loext:min-decimal-places="1" number:min-integer-digits="1" number:grouping="true"/>
      <number:text>    </number:text>
    </number:number-style>
    <number:number-style style:name="N255P1" style:volatile="true">
      <number:text>(</number:text>
      <number:number number:decimal-places="1" loext:min-decimal-places="1" number:min-integer-digits="1" number:grouping="true"/>
      <number:text>)    </number:text>
    </number:number-style>
    <number:number-style style:name="N255P2" style:volatile="true">
      <number:number number:decimal-places="1" loext:min-decimal-places="1" number:min-integer-digits="1"/>
      <number:text>    </number:text>
    </number:number-style>
    <number:text-style style:name="N255">
      <number:text-content/>
      <number:text>    </number:text>
      <style:map style:condition="value()&gt;0" style:apply-style-name="N255P0"/>
      <style:map style:condition="value()&lt;0" style:apply-style-name="N255P1"/>
      <style:map style:condition="value()=0" style:apply-style-name="N255P2"/>
    </number:text-style>
    <number:number-style style:name="N259P0" style:volatile="true">
      <number:number number:decimal-places="1" loext:min-decimal-places="1" number:min-integer-digits="1" number:grouping="true"/>
      <number:text>      </number:text>
    </number:number-style>
    <number:number-style style:name="N259P1" style:volatile="true">
      <number:text>(</number:text>
      <number:number number:decimal-places="1" loext:min-decimal-places="1" number:min-integer-digits="1" number:grouping="true"/>
      <number:text>)      </number:text>
    </number:number-style>
    <number:number-style style:name="N259P2" style:volatile="true">
      <number:number number:decimal-places="1" loext:min-decimal-places="1" number:min-integer-digits="1"/>
      <number:text>      </number:text>
    </number:number-style>
    <number:text-style style:name="N259">
      <number:text-content/>
      <number:text>      </number:text>
      <style:map style:condition="value()&gt;0" style:apply-style-name="N259P0"/>
      <style:map style:condition="value()&lt;0" style:apply-style-name="N259P1"/>
      <style:map style:condition="value()=0" style:apply-style-name="N259P2"/>
    </number:text-style>
    <number:number-style style:name="N263P0" style:volatile="true">
      <number:number number:decimal-places="1" loext:min-decimal-places="1" number:min-integer-digits="1" number:grouping="true"/>
      <number:text>        </number:text>
    </number:number-style>
    <number:number-style style:name="N263P1" style:volatile="true">
      <number:text>(</number:text>
      <number:number number:decimal-places="1" loext:min-decimal-places="1" number:min-integer-digits="1" number:grouping="true"/>
      <number:text>)        </number:text>
    </number:number-style>
    <number:number-style style:name="N263P2" style:volatile="true">
      <number:number number:decimal-places="1" loext:min-decimal-places="1" number:min-integer-digits="1"/>
      <number:text>        </number:text>
    </number:number-style>
    <number:text-style style:name="N263">
      <number:text-content/>
      <number:text>       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7P0" style:volatile="true">
      <number:number number:decimal-places="2" loext:min-decimal-places="2" number:min-integer-digits="1" number:grouping="true"/>
      <number:text>  </number:text>
    </number:number-style>
    <number:number-style style:name="N267P1" style:volatile="true">
      <number:text>(</number:text>
      <number:number number:decimal-places="2" loext:min-decimal-places="2" number:min-integer-digits="1" number:grouping="true"/>
      <number:text>)  </number:text>
    </number:number-style>
    <number:number-style style:name="N267P2" style:volatile="true">
      <number:number number:decimal-places="2" loext:min-decimal-places="2" number:min-integer-digits="1"/>
      <number:text>  </number:text>
    </number:number-style>
    <number:text-style style:name="N267">
      <number:text-content/>
      <number:text> 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number-style style:name="N270P0" style:volatile="true">
      <number:number number:decimal-places="2" loext:min-decimal-places="2" number:min-integer-digits="1" number:grouping="true"/>
      <number:text>    </number:text>
    </number:number-style>
    <number:number-style style:name="N270P1" style:volatile="true">
      <number:text>(</number:text>
      <number:number number:decimal-places="2" loext:min-decimal-places="2" number:min-integer-digits="1" number:grouping="true"/>
      <number:text>)    </number:text>
    </number:number-style>
    <number:number-style style:name="N270P2" style:volatile="true">
      <number:number number:decimal-places="0" loext:min-decimal-places="0" number:min-integer-digits="1"/>
      <number:text>    </number:text>
    </number:number-style>
    <number:text-style style:name="N270">
      <number:text-content/>
      <number:text>   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number-style style:name="N274P0" style:volatile="true">
      <number:number number:decimal-places="2" loext:min-decimal-places="2" number:min-integer-digits="1" number:grouping="true"/>
      <number:text>      </number:text>
    </number:number-style>
    <number:number-style style:name="N274P1" style:volatile="true">
      <number:text>(</number:text>
      <number:number number:decimal-places="2" loext:min-decimal-places="2" number:min-integer-digits="1" number:grouping="true"/>
      <number:text>)      </number:text>
    </number:number-style>
    <number:number-style style:name="N274P2" style:volatile="true">
      <number:number number:decimal-places="2" loext:min-decimal-places="2" number:min-integer-digits="1"/>
      <number:text>      </number:text>
    </number:number-style>
    <number:text-style style:name="N274">
      <number:text-content/>
      <number:text>      </number:text>
      <style:map style:condition="value()&gt;0" style:apply-style-name="N274P0"/>
      <style:map style:condition="value()&lt;0" style:apply-style-name="N274P1"/>
      <style:map style:condition="value()=0" style:apply-style-name="N274P2"/>
    </number:text-style>
    <number:number-style style:name="N278P0" style:volatile="true">
      <number:number number:decimal-places="2" loext:min-decimal-places="2" number:min-integer-digits="1" number:grouping="true"/>
      <number:text>        </number:text>
    </number:number-style>
    <number:number-style style:name="N278P1" style:volatile="true">
      <number:text>(</number:text>
      <number:number number:decimal-places="2" loext:min-decimal-places="2" number:min-integer-digits="1" number:grouping="true"/>
      <number:text>)        </number:text>
    </number:number-style>
    <number:number-style style:name="N278P2" style:volatile="true">
      <number:number number:decimal-places="2" loext:min-decimal-places="2" number:min-integer-digits="1"/>
      <number:text>        </number:text>
    </number:number-style>
    <number:text-style style:name="N278">
      <number:text-content/>
      <number:text>        </number:text>
      <style:map style:condition="value()&gt;0" style:apply-style-name="N278P0"/>
      <style:map style:condition="value()&lt;0" style:apply-style-name="N278P1"/>
      <style:map style:condition="value()=0" style:apply-style-name="N278P2"/>
    </number:text-style>
    <number:number-style style:name="N282P0" style:volatile="true">
      <number:number number:decimal-places="0" loext:min-decimal-places="0" number:min-integer-digits="1" number:grouping="true"/>
      <number:text>  </number:text>
    </number:number-style>
    <number:number-style style:name="N282P1" style:volatile="true">
      <number:text>(</number:text>
      <number:number number:decimal-places="0" loext:min-decimal-places="0" number:min-integer-digits="1" number:grouping="true"/>
      <number:text>)  </number:text>
    </number:number-style>
    <number:number-style style:name="N282P2" style:volatile="true">
      <number:number number:decimal-places="0" loext:min-decimal-places="0" number:min-integer-digits="1"/>
      <number:text>  </number:text>
    </number:number-style>
    <number:text-style style:name="N282">
      <number:text-content/>
      <number:text>  </number:text>
      <style:map style:condition="value()&gt;0" style:apply-style-name="N282P0"/>
      <style:map style:condition="value()&lt;0" style:apply-style-name="N282P1"/>
      <style:map style:condition="value()=0" style:apply-style-name="N282P2"/>
    </number:text-style>
    <number:number-style style:name="N284P0" style:volatile="true">
      <number:number number:decimal-places="0" loext:min-decimal-places="0" number:min-integer-digits="1" number:grouping="true"/>
      <number:text>    </number:text>
    </number:number-style>
    <number:number-style style:name="N284P1" style:volatile="true">
      <number:text>(</number:text>
      <number:number number:decimal-places="0" loext:min-decimal-places="0" number:min-integer-digits="1" number:grouping="true"/>
      <number:text>)    </number:text>
    </number:number-style>
    <number:number-style style:name="N284P2" style:volatile="true">
      <number:number number:decimal-places="0" loext:min-decimal-places="0" number:min-integer-digits="1"/>
      <number:text>    </number:text>
    </number:number-style>
    <number:text-style style:name="N284">
      <number:text-content/>
      <number:text>    </number:text>
      <style:map style:condition="value()&gt;0" style:apply-style-name="N284P0"/>
      <style:map style:condition="value()&lt;0" style:apply-style-name="N284P1"/>
      <style:map style:condition="value()=0" style:apply-style-name="N284P2"/>
    </number:text-style>
    <number:number-style style:name="N288P0" style:volatile="true">
      <number:number number:decimal-places="0" loext:min-decimal-places="0" number:min-integer-digits="1" number:grouping="true"/>
      <number:text>      </number:text>
    </number:number-style>
    <number:number-style style:name="N288P1" style:volatile="true">
      <number:text>(</number:text>
      <number:number number:decimal-places="0" loext:min-decimal-places="0" number:min-integer-digits="1" number:grouping="true"/>
      <number:text>)      </number:text>
    </number:number-style>
    <number:number-style style:name="N288P2" style:volatile="true">
      <number:number number:decimal-places="0" loext:min-decimal-places="0" number:min-integer-digits="1"/>
      <number:text>      </number:text>
    </number:number-style>
    <number:text-style style:name="N288">
      <number:text-content/>
      <number:text>     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92P0" style:volatile="true">
      <number:number number:decimal-places="0" loext:min-decimal-places="0" number:min-integer-digits="1" number:grouping="true"/>
      <number:text>        </number:text>
    </number:number-style>
    <number:number-style style:name="N292P1" style:volatile="true">
      <number:text>(</number:text>
      <number:number number:decimal-places="0" loext:min-decimal-places="0" number:min-integer-digits="1" number:grouping="true"/>
      <number:text>)        </number:text>
    </number:number-style>
    <number:number-style style:name="N292P2" style:volatile="true">
      <number:number number:decimal-places="0" loext:min-decimal-places="0" number:min-integer-digits="1"/>
      <number:text>        </number:text>
    </number:number-style>
    <number:text-style style:name="N292">
      <number:text-content/>
      <number:text>        </number:text>
      <style:map style:condition="value()&gt;0" style:apply-style-name="N292P0"/>
      <style:map style:condition="value()&lt;0" style:apply-style-name="N292P1"/>
      <style:map style:condition="value()=0" style:apply-style-name="N292P2"/>
    </number:text-style>
    <number:number-style style:name="N294P0" style:volatile="true">
      <number:number number:decimal-places="1" loext:min-decimal-places="1" number:min-integer-digits="1" number:grouping="true"/>
      <number:text> </number:text>
    </number:number-style>
    <number:number-style style:name="N294">
      <number:text>(</number:text>
      <number:number number:decimal-places="1" loext:min-decimal-places="1" number:min-integer-digits="1" number:grouping="true"/>
      <number:text>)</number:text>
      <style:map style:condition="value()&gt;=0" style:apply-style-name="N294P0"/>
    </number:number-style>
    <number:number-style style:name="N296P0" style:volatile="true">
      <number:number number:decimal-places="1" loext:min-decimal-places="1" number:min-integer-digits="1" number:grouping="true"/>
      <number:text> </number:text>
    </number:number-style>
    <number:number-style style:name="N296P1" style:volatile="true">
      <number:text>(</number:text>
      <number:number number:decimal-places="1" loext:min-decimal-places="1" number:min-integer-digits="1" number:grouping="true"/>
      <number:text>)</number:text>
    </number:number-style>
    <number:number-style style:name="N296P2" style:volatile="true">
      <number:number number:decimal-places="1" loext:min-decimal-places="1" number:min-integer-digits="1" number:grouping="true"/>
      <number:text> </number:text>
    </number:number-style>
    <number:text-style style:name="N296">
      <number:text-content/>
      <number:text> </number:text>
      <style:map style:condition="value()&gt;0" style:apply-style-name="N296P0"/>
      <style:map style:condition="value()&lt;0" style:apply-style-name="N296P1"/>
      <style:map style:condition="value()=0" style:apply-style-name="N296P2"/>
    </number:text-style>
    <number:number-style style:name="N298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298">
      <number:text>$(</number:text>
      <number:number number:decimal-places="2" loext:min-decimal-places="2" number:min-integer-digits="1" number:grouping="true"/>
      <number:text>)</number:text>
      <style:map style:condition="value()&gt;=0" style:apply-style-name="N298P0"/>
    </number:number-style>
    <number:number-style style:name="N300P0" style:volatile="true">
      <number:text>£ </number:text>
      <number:number number:decimal-places="2" loext:min-decimal-places="2" number:min-integer-digits="1" number:grouping="true"/>
      <number:text> </number:text>
    </number:number-style>
    <number:number-style style:name="N300">
      <number:text>£(</number:text>
      <number:number number:decimal-places="2" loext:min-decimal-places="2" number:min-integer-digits="1" number:grouping="true"/>
      <number:text>)</number:text>
      <style:map style:condition="value()&gt;=0" style:apply-style-name="N300P0"/>
    </number:number-style>
    <number:number-style style:name="N303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303P1" style:volatile="true">
      <number:text>$(</number:text>
      <number:number number:decimal-places="2" loext:min-decimal-places="2" number:min-integer-digits="1" number:grouping="true"/>
      <number:text>)</number:text>
    </number:number-style>
    <number:number-style style:name="N303P2" style:volatile="true">
      <number:text>$ </number:text>
      <number:number number:decimal-places="2" loext:min-decimal-places="2" number:min-integer-digits="1"/>
      <number:text> </number:text>
    </number:number-style>
    <number:text-style style:name="N303">
      <number:text-content/>
      <number:text> </number:text>
      <style:map style:condition="value()&gt;0" style:apply-style-name="N303P0"/>
      <style:map style:condition="value()&lt;0" style:apply-style-name="N303P1"/>
      <style:map style:condition="value()=0" style:apply-style-name="N303P2"/>
    </number:text-style>
    <number:number-style style:name="N305P0" style:volatile="true">
      <number:number number:decimal-places="2" loext:min-decimal-places="2" number:min-integer-digits="1" number:grouping="true"/>
      <number:text> </number:text>
    </number:number-style>
    <number:number-style style:name="N305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305P2" style:volatile="true">
      <number:number number:decimal-places="2" loext:min-decimal-places="2" number:min-integer-digits="1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9P0" style:volatile="true">
      <number:text>€ </number:text>
      <number:number number:decimal-places="2" loext:min-decimal-places="2" number:min-integer-digits="1" number:grouping="true"/>
      <number:text> </number:text>
    </number:number-style>
    <number:number-style style:name="N309P1" style:volatile="true">
      <number:text>€(</number:text>
      <number:number number:decimal-places="2" loext:min-decimal-places="2" number:min-integer-digits="1" number:grouping="true"/>
      <number:text>)</number:text>
    </number:number-style>
    <number:number-style style:name="N309P2" style:volatile="true">
      <number:text>€ </number:text>
      <number:number number:decimal-places="2" loext:min-decimal-places="2" number:min-integer-digits="1"/>
      <number:text> </number:text>
    </number:number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number-style style:name="N311P0" style:volatile="true">
      <number:number number:decimal-places="1" loext:min-decimal-places="1" number:min-integer-digits="1" number:grouping="true"/>
      <number:text> x</number:text>
    </number:number-style>
    <number:number-style style:name="N311">
      <number:text>(</number:text>
      <number:number number:decimal-places="1" loext:min-decimal-places="1" number:min-integer-digits="1" number:grouping="true"/>
      <number:text>)x</number:text>
      <style:map style:condition="value()&gt;=0" style:apply-style-name="N311P0"/>
    </number:number-style>
    <number:number-style style:name="N315P0" style:volatile="true">
      <number:number number:decimal-places="0" loext:min-decimal-places="0" number:min-integer-digits="1" number:grouping="true"/>
      <number:text> x</number:text>
    </number:number-style>
    <number:number-style style:name="N315P1" style:volatile="true">
      <number:text>(</number:text>
      <number:number number:decimal-places="0" loext:min-decimal-places="0" number:min-integer-digits="1" number:grouping="true"/>
      <number:text>)x</number:text>
    </number:number-style>
    <number:number-style style:name="N315P2" style:volatile="true">
      <number:number number:decimal-places="0" loext:min-decimal-places="0" number:min-integer-digits="1"/>
      <number:text> x</number:text>
    </number:number-style>
    <number:text-style style:name="N315">
      <number:text-content/>
      <number:text>   </number:text>
      <style:map style:condition="value()&gt;0" style:apply-style-name="N315P0"/>
      <style:map style:condition="value()&lt;0" style:apply-style-name="N315P1"/>
      <style:map style:condition="value()=0" style:apply-style-name="N315P2"/>
    </number:text-style>
    <number:number-style style:name="N317P0" style:volatile="true">
      <number:number number:decimal-places="1" loext:min-decimal-places="1" number:min-integer-digits="1" number:grouping="true"/>
      <number:text>   </number:text>
    </number:number-style>
    <number:number-style style:name="N317">
      <number:text>(</number:text>
      <number:number number:decimal-places="1" loext:min-decimal-places="1" number:min-integer-digits="1" number:grouping="true"/>
      <number:text>)  </number:text>
      <style:map style:condition="value()&gt;=0" style:apply-style-name="N317P0"/>
    </number:number-style>
    <number:number-style style:name="N320P0" style:volatile="true">
      <number:number number:decimal-places="0" loext:min-decimal-places="0" number:min-integer-digits="1" number:grouping="true"/>
      <number:text>   </number:text>
    </number:number-style>
    <number:number-style style:name="N320P1" style:volatile="true">
      <number:text>(</number:text>
      <number:number number:decimal-places="0" loext:min-decimal-places="0" number:min-integer-digits="1" number:grouping="true"/>
      <number:text>)  </number:text>
    </number:number-style>
    <number:number-style style:name="N320P2" style:volatile="true">
      <number:number number:decimal-places="0" loext:min-decimal-places="0" number:min-integer-digits="1"/>
      <number:text>   </number:text>
    </number:number-style>
    <number:text-style style:name="N320">
      <number:text-content/>
      <number:text>   </number:text>
      <style:map style:condition="value()&gt;0" style:apply-style-name="N320P0"/>
      <style:map style:condition="value()&lt;0" style:apply-style-name="N320P1"/>
      <style:map style:condition="value()=0" style:apply-style-name="N320P2"/>
    </number:text-style>
    <number:number-style style:name="N321P0" style:volatile="true">
      <number:number number:decimal-places="1" loext:min-decimal-places="1" number:min-integer-digits="1"/>
      <number:text> %</number:text>
    </number:number-style>
    <number:number-style style:name="N321">
      <number:text>(</number:text>
      <number:number number:decimal-places="1" loext:min-decimal-places="1" number:min-integer-digits="1"/>
      <number:text>)%</number:text>
      <style:map style:condition="value()&gt;=0" style:apply-style-name="N321P0"/>
    </number:number-style>
    <number:number-style style:name="N322P0" style:volatile="true">
      <number:number number:decimal-places="1" loext:min-decimal-places="1" number:min-integer-digits="1" number:grouping="true"/>
      <number:text>    </number:text>
    </number:number-style>
    <number:number-style style:name="N322">
      <number:text>(</number:text>
      <number:number number:decimal-places="1" loext:min-decimal-places="1" number:min-integer-digits="1" number:grouping="true"/>
      <number:text>)   </number:text>
      <style:map style:condition="value()&gt;=0" style:apply-style-name="N322P0"/>
    </number:number-style>
    <number:number-style style:name="N3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324P1" style:volatile="true">
      <style:text-properties fo:color="#ff0000"/>
      <number:text>($</number:text>
      <number:number number:decimal-places="0" loext:min-decimal-places="0" number:min-integer-digits="1" number:grouping="true"/>
      <number:text>)</number:text>
    </number:number-style>
    <number:number-style style:name="N324">
      <number:text>-</number:text>
      <style:map style:condition="value()&gt;0" style:apply-style-name="N324P0"/>
      <style:map style:condition="value()&lt;0" style:apply-style-name="N324P1"/>
    </number:number-style>
    <number:date-style style:name="N325">
      <number:month number:style="long"/>
      <number:text>.</number:text>
      <number:day number:style="long"/>
      <number:text>.</number:text>
      <number:year number:style="long"/>
    </number:date-style>
    <number:number-style style:name="N329P0" style:volatile="true">
      <number:number number:decimal-places="0" loext:min-decimal-places="0" number:min-integer-digits="1" number:grouping="true"/>
      <number:text> F </number:text>
    </number:number-style>
    <number:number-style style:name="N329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329P2" style:volatile="true">
      <number:text> - F </number:text>
    </number:number-style>
    <number:text-style style:name="N329">
      <number:text-content/>
      <number:text> </number:text>
      <style:map style:condition="value()&gt;0" style:apply-style-name="N329P0"/>
      <style:map style:condition="value()&lt;0" style:apply-style-name="N329P1"/>
      <style:map style:condition="value()=0" style:apply-style-name="N329P2"/>
    </number:text-style>
    <number:number-style style:name="N333P0" style:volatile="true">
      <number:number number:decimal-places="2" loext:min-decimal-places="2" number:min-integer-digits="1" number:grouping="true"/>
      <number:text> F </number:text>
    </number:number-style>
    <number:number-style style:name="N333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333P2" style:volatile="true">
      <number:text> -</number:text>
      <number:number number:decimal-places="0" loext:min-decimal-places="0" number:min-integer-digits="0"/>
      <number:text> F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number number:decimal-places="0" loext:min-decimal-places="0" number:min-integer-digits="1" number:grouping="true"/>
      <number:text>  </number:text>
    </number:number-style>
    <number:number-style style:name="N337P1" style:volatile="true">
      <number:text>-</number:text>
      <number:number number:decimal-places="0" loext:min-decimal-places="0" number:min-integer-digits="1" number:grouping="true"/>
      <number:text>  </number:text>
    </number:number-style>
    <number:number-style style:name="N337P2" style:volatile="true">
      <number:text> - 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loext:min-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339P2" style:volatile="true">
      <number:text>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number number:decimal-places="2" loext:min-decimal-places="2" number:min-integer-digits="1" number:grouping="true"/>
      <number:text> </number:text>
    </number:number-style>
    <number:number-style style:name="N341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341P2" style:volatile="true">
      <number:text>-</number:text>
      <number:number number:decimal-places="0" loext:min-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loext:min-decimal-places="2" number:min-integer-digits="1" number:grouping="true"/>
      <number:text> € </number:text>
    </number:number-style>
    <number:number-style style:name="N343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343P2" style:volatile="true">
      <number:text>-</number:text>
      <number:number number:decimal-places="0" loext:min-decimal-places="0" number:min-integer-digits="0"/>
      <number:text> €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number-style style:name="N345P0" style:volatile="true">
      <number:number number:decimal-places="2" loext:min-decimal-places="2" number:min-integer-digits="1" number:grouping="true"/>
      <number:text>    </number:text>
    </number:number-style>
    <number:number-style style:name="N345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345P2" style:volatile="true">
      <number:text>-</number:text>
      <number:number number:decimal-places="0" loext:min-decimal-places="0" number:min-integer-digits="0"/>
      <number:text>   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7P0" style:volatile="true">
      <number:number number:decimal-places="2" loext:min-decimal-places="2" number:min-integer-digits="1" number:grouping="true"/>
      <number:text>   </number:text>
    </number:number-style>
    <number:number-style style:name="N347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347P2" style:volatile="true">
      <number:text>-</number:text>
      <number:number number:decimal-places="0" loext:min-decimal-places="0" number:min-integer-digits="0"/>
      <number:text>  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9P0" style:volatile="true">
      <number:number number:decimal-places="0" loext:min-decimal-places="0" number:min-integer-digits="1" number:grouping="true"/>
      <number:text>    </number:text>
    </number:number-style>
    <number:number-style style:name="N349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349P2" style:volatile="true">
      <number:text>-   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1P0" style:volatile="true">
      <number:number number:decimal-places="0" loext:min-decimal-places="0" number:min-integer-digits="1" number:grouping="true"/>
      <number:text> F </number:text>
    </number:number-style>
    <number:number-style style:name="N351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351P2" style:volatile="true">
      <number:text>- F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3P0" style:volatile="true">
      <number:number number:decimal-places="2" loext:min-decimal-places="2" number:min-integer-digits="1" number:grouping="true"/>
      <number:text> F </number:text>
    </number:number-style>
    <number:number-style style:name="N353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353P2" style:volatile="true">
      <number:text>-</number:text>
      <number:number number:decimal-places="0" loext:min-decimal-places="0" number:min-integer-digits="0"/>
      <number:text> F </number:text>
    </number:number-style>
    <number:text-style style:name="N353"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5P0" style:volatile="true">
      <number:number number:decimal-places="0" loext:min-decimal-places="0" number:min-integer-digits="1" number:grouping="true"/>
      <number:text>  </number:text>
    </number:number-style>
    <number:number-style style:name="N355P1" style:volatile="true">
      <number:text>-</number:text>
      <number:number number:decimal-places="0" loext:min-decimal-places="0" number:min-integer-digits="1" number:grouping="true"/>
      <number:text>  </number:text>
    </number:number-style>
    <number:number-style style:name="N355P2" style:volatile="true">
      <number:text>- 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7P0" style:volatile="true">
      <number:number number:decimal-places="2" loext:min-decimal-places="2" number:min-integer-digits="1" number:grouping="true"/>
      <number:text> DM </number:text>
    </number:number-style>
    <number:number-style style:name="N357P1" style:volatile="true">
      <number:text>-</number:text>
      <number:number number:decimal-places="2" loext:min-decimal-places="2" number:min-integer-digits="1" number:grouping="true"/>
      <number:text> DM </number:text>
    </number:number-style>
    <number:number-style style:name="N357P2" style:volatile="true">
      <number:text>-</number:text>
      <number:number number:decimal-places="0" loext:min-decimal-places="0" number:min-integer-digits="0"/>
      <number:text> DM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number-style style:name="N358">
      <number:number number:decimal-places="11" loext:min-decimal-places="11" number:min-integer-digits="1"/>
    </number:number-style>
    <number:percentage-style style:name="N359">
      <number:number number:decimal-places="6" loext:min-decimal-places="6" number:min-integer-digits="1"/>
      <number:text>%</number:text>
    </number:percentage-style>
    <number:number-style style:name="N361P0" style:volatile="true">
      <number:number number:decimal-places="0" loext:min-decimal-places="0" number:min-integer-digits="1" number:grouping="true"/>
      <number:text> € </number:text>
    </number:number-style>
    <number:number-style style:name="N361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361P2" style:volatile="true">
      <number:text>- € </number:text>
    </number:number-style>
    <number:text-style style:name="N361">
      <number:text-content/>
      <number:text> </number:text>
      <style:map style:condition="value()&gt;0" style:apply-style-name="N361P0"/>
      <style:map style:condition="value()&lt;0" style:apply-style-name="N361P1"/>
      <style:map style:condition="value()=0" style:apply-style-name="N361P2"/>
    </number:text-style>
    <number:number-style style:name="N363P0" style:volatile="true">
      <number:number number:decimal-places="0" loext:min-decimal-places="0" number:min-integer-digits="1" number:grouping="true"/>
      <number:text> </number:text>
    </number:number-style>
    <number:number-style style:name="N363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363P2" style:volatile="true">
      <number:text>- </number:text>
    </number:number-style>
    <number:text-style style:name="N363">
      <number:text-content/>
      <number:text> </number:text>
      <style:map style:condition="value()&gt;0" style:apply-style-name="N363P0"/>
      <style:map style:condition="value()&lt;0" style:apply-style-name="N363P1"/>
      <style:map style:condition="value()=0" style:apply-style-name="N363P2"/>
    </number:text-style>
    <number:number-style style:name="N364P0" style:volatile="true">
      <number:number number:decimal-places="2" loext:min-decimal-places="2" number:min-integer-digits="1" number:grouping="true"/>
      <number:text> </number:text>
    </number:number-style>
    <number:number-style style:name="N364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364P2" style:volatile="true">
      <number:text>-</number:text>
      <number:number number:decimal-places="0" loext:min-decimal-places="0" number:min-integer-digits="0"/>
      <number:text> </number:text>
    </number:number-style>
    <number:text-style style:name="N364">
      <number:text-content/>
      <number:text> </number:text>
      <style:map style:condition="value()&gt;0" style:apply-style-name="N364P0"/>
      <style:map style:condition="value()&lt;0" style:apply-style-name="N364P1"/>
      <style:map style:condition="value()=0" style:apply-style-name="N364P2"/>
    </number:text-style>
    <number:number-style style:name="N366P0" style:volatile="true">
      <number:text>£</number:text>
      <number:number number:decimal-places="0" loext:min-decimal-places="0" number:min-integer-digits="1" number:grouping="true"/>
    </number:number-style>
    <number:number-style style:name="N366">
      <number:text>-£</number:text>
      <number:number number:decimal-places="0" loext:min-decimal-places="0" number:min-integer-digits="1" number:grouping="true"/>
      <style:map style:condition="value()&gt;=0" style:apply-style-name="N366P0"/>
    </number:number-style>
    <number:number-style style:name="N367P0" style:volatile="true">
      <number:text>£</number:text>
      <number:number number:decimal-places="0" loext:min-decimal-places="0" number:min-integer-digits="1" number:grouping="true"/>
    </number:number-style>
    <number:number-style style:name="N367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367P0"/>
    </number:number-style>
    <number:number-style style:name="N369P0" style:volatile="true">
      <number:text>£</number:text>
      <number:number number:decimal-places="2" loext:min-decimal-places="2" number:min-integer-digits="1" number:grouping="true"/>
    </number:number-style>
    <number:number-style style:name="N369">
      <number:text>-£</number:text>
      <number:number number:decimal-places="2" loext:min-decimal-places="2" number:min-integer-digits="1" number:grouping="true"/>
      <style:map style:condition="value()&gt;=0" style:apply-style-name="N369P0"/>
    </number:number-style>
    <number:number-style style:name="N370P0" style:volatile="true">
      <number:text>£</number:text>
      <number:number number:decimal-places="2" loext:min-decimal-places="2" number:min-integer-digits="1" number:grouping="true"/>
    </number:number-style>
    <number:number-style style:name="N370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370P0"/>
    </number:number-style>
    <number:number-style style:name="N374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374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374P2" style:volatile="true">
      <number:text> £- </number:text>
    </number:number-style>
    <number:text-style style:name="N374">
      <number:text-content/>
      <number:text> </number:text>
      <style:map style:condition="value()&gt;0" style:apply-style-name="N374P0"/>
      <style:map style:condition="value()&lt;0" style:apply-style-name="N374P1"/>
      <style:map style:condition="value()=0" style:apply-style-name="N374P2"/>
    </number:text-style>
    <number:number-style style:name="N378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378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378P2" style:volatile="true">
      <number:text> £-</number:text>
      <number:number number:decimal-places="0" loext:min-decimal-places="0" number:min-integer-digits="0"/>
      <number:text> </number:text>
    </number:number-style>
    <number:text-style style:name="N378">
      <number:text-content/>
      <number:text> </number:text>
      <style:map style:condition="value()&gt;0" style:apply-style-name="N378P0"/>
      <style:map style:condition="value()&lt;0" style:apply-style-name="N378P1"/>
      <style:map style:condition="value()=0" style:apply-style-name="N378P2"/>
    </number:text-style>
    <number:number-style style:name="N381P0" style:volatile="true">
      <number:number number:decimal-places="0" loext:min-decimal-places="0" number:min-integer-digits="1" number:grouping="true"/>
      <number:text>   </number:text>
    </number:number-style>
    <number:number-style style:name="N381P1" style:volatile="true">
      <number:text>-</number:text>
      <number:number number:decimal-places="0" loext:min-decimal-places="0" number:min-integer-digits="1" number:grouping="true"/>
      <number:text>   </number:text>
    </number:number-style>
    <number:number-style style:name="N381P2" style:volatile="true">
      <number:text>-   </number:text>
    </number:number-style>
    <number:text-style style:name="N381">
      <number:text-content/>
      <number:text> </number:text>
      <style:map style:condition="value()&gt;0" style:apply-style-name="N381P0"/>
      <style:map style:condition="value()&lt;0" style:apply-style-name="N381P1"/>
      <style:map style:condition="value()=0" style:apply-style-name="N381P2"/>
    </number:text-style>
    <number:number-style style:name="N385P0" style:volatile="true">
      <number:number number:decimal-places="2" loext:min-decimal-places="2" number:min-integer-digits="1" number:grouping="true"/>
      <number:text>€ </number:text>
    </number:number-style>
    <number:number-style style:name="N385P1" style:volatile="true">
      <number:text>-</number:text>
      <number:number number:decimal-places="2" loext:min-decimal-places="2" number:min-integer-digits="1" number:grouping="true"/>
      <number:text>€ </number:text>
    </number:number-style>
    <number:number-style style:name="N385P2" style:volatile="true">
      <number:text>-</number:text>
      <number:number number:decimal-places="0" loext:min-decimal-places="0" number:min-integer-digits="0"/>
      <number:text>€ </number:text>
    </number:number-style>
    <number:text-style style:name="N385">
      <number:text-content/>
      <number:text> </number:text>
      <style:map style:condition="value()&gt;0" style:apply-style-name="N385P0"/>
      <style:map style:condition="value()&lt;0" style:apply-style-name="N385P1"/>
      <style:map style:condition="value()=0" style:apply-style-name="N385P2"/>
    </number:text-style>
    <number:number-style style:name="N389P0" style:volatile="true">
      <number:number number:decimal-places="0" loext:min-decimal-places="0" number:min-integer-digits="1" number:grouping="true"/>
      <number:text>€ </number:text>
    </number:number-style>
    <number:number-style style:name="N389P1" style:volatile="true">
      <number:text>-</number:text>
      <number:number number:decimal-places="0" loext:min-decimal-places="0" number:min-integer-digits="1" number:grouping="true"/>
      <number:text>€ </number:text>
    </number:number-style>
    <number:number-style style:name="N389P2" style:volatile="true">
      <number:text>-€ </number:text>
    </number:number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number-style style:name="N390">
      <number:number number:decimal-places="3" loext:min-decimal-places="3" number:min-integer-digits="1" number:grouping="true"/>
    </number:number-style>
    <number:number-style style:name="N391">
      <number:number number:decimal-places="5" loext:min-decimal-places="5" number:min-integer-digits="1" number:grouping="true"/>
    </number:number-style>
    <number:number-style style:name="N392">
      <number:number number:decimal-places="6" loext:min-decimal-places="6" number:min-integer-digits="1" number:grouping="true"/>
    </number:number-style>
    <number:number-style style:name="N393">
      <number:number number:decimal-places="7" loext:min-decimal-places="7" number:min-integer-digits="1" number:grouping="true"/>
    </number:number-style>
    <number:number-style style:name="N394">
      <number:number number:decimal-places="8" loext:min-decimal-places="8" number:min-integer-digits="1" number:grouping="true"/>
    </number:number-style>
    <number:number-style style:name="N395">
      <number:number number:decimal-places="9" loext:min-decimal-places="9" number:min-integer-digits="1" number:grouping="true"/>
    </number:number-style>
    <number:number-style style:name="N396">
      <number:number number:decimal-places="10" loext:min-decimal-places="10" number:min-integer-digits="1" number:grouping="true"/>
    </number:number-style>
    <number:number-style style:name="N397">
      <number:number number:decimal-places="11" loext:min-decimal-places="11" number:min-integer-digits="1" number:grouping="true"/>
    </number:number-style>
    <number:number-style style:name="N398">
      <number:number number:decimal-places="12" loext:min-decimal-places="12" number:min-integer-digits="1" number:grouping="true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number-style style:name="N10128P0" style:volatile="true" number:language="de" number:country="DE"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number:text>-</number:text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number:text> 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number:text>-</number:text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number:text> 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number:text>-</number:text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number:text> 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number:text>-</number:text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number:text> 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de" number:country="DE">
      <number:minutes number:style="long"/>
      <number:text>:</number:text>
      <number:seconds number:style="long"/>
    </number:time-style>
    <number:time-style style:name="N10142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de" number:country="DE">
      <number:minutes number:style="long"/>
      <number:text>:</number:text>
      <number:seconds number:style="long" number:decimal-places="1"/>
    </number:time-style>
    <number:number-style style:name="N10144" number:language="de" number:country="DE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45" number:language="de" number:country="DE">
      <number:number number:decimal-places="3" loext:min-decimal-places="3" number:min-integer-digits="1"/>
      <number:text>%</number:text>
    </number:percentage-style>
    <number:percentage-style style:name="N10146" number:language="de" number:country="DE">
      <number:number number:decimal-places="4" loext:min-decimal-places="4" number:min-integer-digits="1"/>
      <number:text>%</number:text>
    </number:percentage-style>
    <number:percentage-style style:name="N10147" number:language="de" number:country="DE">
      <number:number number:decimal-places="5" loext:min-decimal-places="5" number:min-integer-digits="1"/>
      <number:text>%</number:text>
    </number:percentage-style>
    <number:currency-style style:name="N10149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49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49P0"/>
    </number:currency-style>
    <number:number-style style:name="N10150" number:language="de" number:country="DE">
      <number:number number:decimal-places="1" loext:min-decimal-places="1" number:min-integer-digits="1"/>
    </number:number-style>
    <number:number-style style:name="N10151" number:language="de" number:country="DE">
      <number:number number:decimal-places="11" loext:min-decimal-places="11" number:min-integer-digits="1"/>
    </number:number-style>
    <number:percentage-style style:name="N10152" number:language="de" number:country="DE">
      <number:number number:decimal-places="1" loext:min-decimal-places="1" number:min-integer-digits="1"/>
      <number:text>%</number:text>
    </number:percentage-style>
    <number:number-style style:name="N10154P0" style:volatile="true" number:language="de" number:country="DE">
      <number:number number:decimal-places="0" loext:min-decimal-places="0" number:min-integer-digits="1" number:grouping="true"/>
      <number:text>    </number:text>
    </number:number-style>
    <number:number-style style:name="N10154P1" style:volatile="true" number:language="de" number:country="DE">
      <number:text>-</number:text>
      <number:number number:decimal-places="0" loext:min-decimal-places="0" number:min-integer-digits="1" number:grouping="true"/>
      <number:text>    </number:text>
    </number:number-style>
    <number:number-style style:name="N10154P2" style:volatile="true" number:language="de" number:country="DE">
      <number:text>-    </number:text>
    </number:number-style>
    <number:text-style style:name="N10154" number:language="de" number:country="DE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6P0" style:volatile="true" number:language="de" number:country="DE">
      <number:number number:decimal-places="0" loext:min-decimal-places="0" number:min-integer-digits="1" number:grouping="true"/>
      <number:text> € </number:text>
    </number:number-style>
    <number:number-style style:name="N10156P1" style:volatile="true" number:language="de" number:country="DE">
      <number:text>-</number:text>
      <number:number number:decimal-places="0" loext:min-decimal-places="0" number:min-integer-digits="1" number:grouping="true"/>
      <number:text> € </number:text>
    </number:number-style>
    <number:number-style style:name="N10156P2" style:volatile="true" number:language="de" number:country="DE">
      <number:text>- € </number:text>
    </number:number-style>
    <number:text-style style:name="N10156" number:language="de" number:country="DE"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8P0" style:volatile="true" number:language="de" number:country="DE">
      <number:number number:decimal-places="2" loext:min-decimal-places="2" number:min-integer-digits="1" number:grouping="true"/>
      <number:text>    </number:text>
    </number:number-style>
    <number:number-style style:name="N10158P1" style:volatile="true" number:language="de" number:country="DE">
      <number:text>-</number:text>
      <number:number number:decimal-places="2" loext:min-decimal-places="2" number:min-integer-digits="1" number:grouping="true"/>
      <number:text>    </number:text>
    </number:number-style>
    <number:number-style style:name="N10158P2" style:volatile="true" number:language="de" number:country="DE">
      <number:text>-</number:text>
      <number:number number:decimal-places="0" loext:min-decimal-places="0" number:min-integer-digits="0"/>
      <number:text>    </number:text>
    </number:number-style>
    <number:text-style style:name="N10158" number:language="de" number:country="DE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number-style style:name="N10160P0" style:volatile="true" number:language="de" number:country="DE">
      <number:number number:decimal-places="2" loext:min-decimal-places="2" number:min-integer-digits="1" number:grouping="true"/>
      <number:text> € </number:text>
    </number:number-style>
    <number:number-style style:name="N10160P1" style:volatile="true" number:language="de" number:country="DE">
      <number:text>-</number:text>
      <number:number number:decimal-places="2" loext:min-decimal-places="2" number:min-integer-digits="1" number:grouping="true"/>
      <number:text> € </number:text>
    </number:number-style>
    <number:number-style style:name="N10160P2" style:volatile="true" number:language="de" number:country="DE">
      <number:text>-</number:text>
      <number:number number:decimal-places="0" loext:min-decimal-places="0" number:min-integer-digits="0"/>
      <number:text> € </number:text>
    </number:number-style>
    <number:text-style style:name="N10160" number:language="de" number:country="DE"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1" number:language="de" number:country="DE">
      <number:number number:decimal-places="8" loext:min-decimal-places="8" number:min-integer-digits="1"/>
    </number:number-style>
    <number:number-style style:name="N10162" number:language="de" number:country="DE">
      <number:number number:decimal-places="12" loext:min-decimal-places="12" number:min-integer-digits="1"/>
    </number:number-style>
    <number:number-style style:name="N10163" number:language="de" number:country="DE">
      <number:number number:decimal-places="10" loext:min-decimal-places="10" number:min-integer-digits="1"/>
    </number:number-style>
    <number:number-style style:name="N10164" number:language="de" number:country="DE">
      <number:number number:decimal-places="3" loext:min-decimal-places="3" number:min-integer-digits="1"/>
    </number:number-style>
    <number:date-style style:name="N20121" number:language="en" number:country="US">
      <number:month/>
      <number:text>/</number:text>
      <number:day/>
      <number:text>/</number:text>
      <number:year number:style="long"/>
    </number:date-style>
    <number:date-style style:name="N20122" number:language="en" number:country="US">
      <number:day/>
      <number:text>-</number:text>
      <number:month number:textual="true"/>
      <number:text>-</number:text>
      <number:year/>
    </number:date-style>
    <number:date-style style:name="N20123" number:language="en" number:country="US">
      <number:day/>
      <number:text>-</number:text>
      <number:month number:textual="true"/>
    </number:date-style>
    <number:date-style style:name="N20124" number:language="en" number:country="US">
      <number:month number:textual="true"/>
      <number:text>-</number:text>
      <number:year/>
    </number:date-style>
    <number:time-style style:name="N20125" number:language="en" number:country="US">
      <number:hours/>
      <number:text>:</number:text>
      <number:minutes number:style="long"/>
      <number:text> </number:text>
      <number:am-pm/>
    </number:time-style>
    <number:time-style style:name="N2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27" number:language="en" number:country="US">
      <number:hours/>
      <number:text>:</number:text>
      <number:minutes number:style="long"/>
    </number:time-style>
    <number:time-style style:name="N2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31P0"/>
    </number:number-style>
    <number:number-style style:name="N2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32P0"/>
    </number:number-style>
    <number:number-style style:name="N2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34P0"/>
    </number:number-style>
    <number:number-style style:name="N2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35P0"/>
    </number:number-style>
    <number:currency-style style:name="N2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37P0"/>
    </number:currency-style>
    <number:currency-style style:name="N2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38P0"/>
    </number:currency-style>
    <number:currency-style style:name="N2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40P0"/>
    </number:currency-style>
    <number:currency-style style:name="N2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41P0"/>
    </number:currency-style>
    <number:date-style style:name="N20143P0" style:volatile="true" number:language="en" number:country="US">
      <number:day/>
      <number:text>-</number:text>
      <number:month number:textual="true"/>
      <number:text>-</number:text>
      <number:year number:style="long"/>
    </number:date-style>
    <number:text-style style:name="N20143" number:language="en" number:country="US">
      <number:text-content/>
      <style:map style:condition="value()&gt;=0" style:apply-style-name="N20143P0"/>
    </number:text-style>
    <number:date-style style:name="N20145P0" style:volatile="true" number:language="en" number:country="US">
      <number:month/>
      <number:text>.</number:text>
      <number:day/>
      <number:text>.</number:text>
      <number:year/>
      <number:text> </number:text>
      <number:hours/>
      <number:text>:</number:text>
      <number:minutes number:style="long"/>
      <number:text> </number:text>
      <number:am-pm/>
    </number:date-style>
    <number:text-style style:name="N20145" number:language="en" number:country="US">
      <number:text-content/>
      <style:map style:condition="value()&gt;=0" style:apply-style-name="N20145P0"/>
    </number:text-style>
    <style:style style:name="Default" style:family="table-cell">
      <style:table-cell-properties style:rotation-align="none"/>
      <style:text-properties style:font-name="Arial" fo:font-family="Arial" style:font-family-generic="swiss" style:font-pitch="variable" style:font-name-asian="SimSun" style:font-family-asian="SimSun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Excel_5f_BuiltIn_5f_Percent" style:display-name="Excel_BuiltIn_Percent" style:family="table-cell" style:parent-style-name="Default" style:data-style-name="N10"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4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  <style:page-layout style:name="Mpm5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6">00/00/0000</text:date>, <text:time style:data-style-name="N2" text:time-value="09:56:56.833363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Load_20_Libs" style:display-name="PageStyle_Load Lib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BORMarketModel" style:display-name="PageStyle_LIBORMarketMode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ate_20_Curve_20_Data" style:display-name="PageStyle_Rate Curve Data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alibration_20_Swaption" style:display-name="PageStyle_Calibration Swaption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onds" style:display-name="PageStyle_Bond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waptions" style:display-name="PageStyle_Swap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waption_20_Smile" style:display-name="PageStyle_Swaption Smi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ingle_20_Swaption" style:display-name="PageStyle_Single Swap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del" style:display-name="PageStyle_Mode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imulation" style:display-name="PageStyle_Simul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ney_20_Market_20_Account" style:display-name="PageStyle_Money Market Account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06T09:58:20.793282000</dc:date>
    <meta:generator>LibreOffice/5.0.3.2$MacOSX_X86_64 LibreOffice_project/e5f16313668ac592c1bfb310f4390624e3dbfb75</meta:generator>
    <meta:editing-duration>P3DT3H48M44S</meta:editing-duration>
    <meta:editing-cycles>95</meta:editing-cycles>
    <meta:document-statistic meta:table-count="3" meta:cell-count="969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001cm" svg:height="6.001cm" xlink:href=".." xlink:type="simple" chart:class="chart:scatter" chart:style-name="ch1">
        <chart:legend chart:legend-position="bottom" svg:x="3.879cm" svg:y="5.222cm" style:legend-expansion="wide" chart:style-name="ch2"/>
        <chart:plot-area chart:style-name="ch3" table:cell-range-address="'Displaced SABRModel'.E7:'Displaced SABRModel'.E116 'Displaced SABRModel'.H6:'Displaced SABRModel'.H116" chart:data-source-has-labels="row" svg:x="0.2cm" svg:y="0.12cm" svg:width="9.601cm" svg:height="4.982cm">
          <chartooo:coordinate-region svg:x="0.844cm" svg:y="0.318cm" svg:width="8.459cm" svg:height="4.14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Displaced SABRModel'.H7:'Displaced SABRModel'.H116" chart:label-cell-address="'Displaced SABRModel'.H6:'Displaced SABRModel'.H6" chart:class="chart:scatter">
            <chart:domain table:cell-range-address="'Displaced SABRModel'.E7:'Displaced SABRModel'.E116"/>
            <chart:data-point chart:repeated="1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density</text:p>
                <draw:g>
                  <svg:desc>'Displaced SABRModel'.H6:'Displaced SABRModel'.H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5">
                <text:p>0.0005</text:p>
                <draw:g>
                  <svg:desc>'Displaced SABRModel'.E7:'Displaced SABRModel'.E116</svg:desc>
                </draw:g>
              </table:table-cell>
              <table:table-cell office:value-type="float" office:value="NaN">
                <text:p>NaN</text:p>
                <draw:g>
                  <svg:desc>'Displaced SABRModel'.H7:'Displaced SABRModel'.H1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65.5469523666227">
                <text:p>65.54695236662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5">
                <text:p>0.0015</text:p>
              </table:table-cell>
              <table:table-cell office:value-type="float" office:value="66.0993008009189">
                <text:p>66.09930080091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">
                <text:p>0.002</text:p>
              </table:table-cell>
              <table:table-cell office:value-type="float" office:value="66.196830049027">
                <text:p>66.1968300490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5">
                <text:p>0.0025</text:p>
              </table:table-cell>
              <table:table-cell office:value-type="float" office:value="65.9138729871001">
                <text:p>65.9138729871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3">
                <text:p>0.003</text:p>
              </table:table-cell>
              <table:table-cell office:value-type="float" office:value="65.3270278329204">
                <text:p>65.32702783292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35">
                <text:p>0.0035</text:p>
              </table:table-cell>
              <table:table-cell office:value-type="float" office:value="64.4964292862669">
                <text:p>64.49642928626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4">
                <text:p>0.004</text:p>
              </table:table-cell>
              <table:table-cell office:value-type="float" office:value="63.4687179743992">
                <text:p>63.46871797439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45">
                <text:p>0.0045</text:p>
              </table:table-cell>
              <table:table-cell office:value-type="float" office:value="62.2807487957316">
                <text:p>62.28074879573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5">
                <text:p>0.005</text:p>
              </table:table-cell>
              <table:table-cell office:value-type="float" office:value="60.9622896119572">
                <text:p>60.96228961195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55">
                <text:p>0.0055</text:p>
              </table:table-cell>
              <table:table-cell office:value-type="float" office:value="59.5378648978878">
                <text:p>59.53786489788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6">
                <text:p>0.006</text:p>
              </table:table-cell>
              <table:table-cell office:value-type="float" office:value="58.0280196362248">
                <text:p>58.02801963622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65">
                <text:p>0.0065</text:p>
              </table:table-cell>
              <table:table-cell office:value-type="float" office:value="56.4502027348979">
                <text:p>56.45020273489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7">
                <text:p>0.007</text:p>
              </table:table-cell>
              <table:table-cell office:value-type="float" office:value="54.8193988453571">
                <text:p>54.81939884535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75">
                <text:p>0.0075</text:p>
              </table:table-cell>
              <table:table-cell office:value-type="float" office:value="53.1485906654118">
                <text:p>53.14859066541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8">
                <text:p>0.008</text:p>
              </table:table-cell>
              <table:table-cell office:value-type="float" office:value="51.4491045705973">
                <text:p>51.44910457059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85">
                <text:p>0.0085</text:p>
              </table:table-cell>
              <table:table-cell office:value-type="float" office:value="49.730874236483">
                <text:p>49.7308742364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9">
                <text:p>0.009</text:p>
              </table:table-cell>
              <table:table-cell office:value-type="float" office:value="48.0026454688321">
                <text:p>48.00264546883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950000000000001">
                <text:p>0.00950000000000001</text:p>
              </table:table-cell>
              <table:table-cell office:value-type="float" office:value="46.2721381099315">
                <text:p>46.27213810993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">
                <text:p>0.01</text:p>
              </table:table-cell>
              <table:table-cell office:value-type="float" office:value="44.5461760835161">
                <text:p>44.54617608351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05">
                <text:p>0.0105</text:p>
              </table:table-cell>
              <table:table-cell office:value-type="float" office:value="42.8307934294791">
                <text:p>42.83079342947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1">
                <text:p>0.011</text:p>
              </table:table-cell>
              <table:table-cell office:value-type="float" office:value="41.1313219909598">
                <text:p>41.13132199095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15">
                <text:p>0.0115</text:p>
              </table:table-cell>
              <table:table-cell office:value-type="float" office:value="39.4524649059632">
                <text:p>39.45246490596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2">
                <text:p>0.012</text:p>
              </table:table-cell>
              <table:table-cell office:value-type="float" office:value="37.7983589801098">
                <text:p>37.79835898010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25">
                <text:p>0.0125</text:p>
              </table:table-cell>
              <table:table-cell office:value-type="float" office:value="36.1726282630363">
                <text:p>36.17262826303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3">
                <text:p>0.013</text:p>
              </table:table-cell>
              <table:table-cell office:value-type="float" office:value="34.5784305856544">
                <text:p>34.57843058565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35">
                <text:p>0.0135</text:p>
              </table:table-cell>
              <table:table-cell office:value-type="float" office:value="33.0184984151713">
                <text:p>33.01849841517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4">
                <text:p>0.014</text:p>
              </table:table-cell>
              <table:table-cell office:value-type="float" office:value="31.4951750752159">
                <text:p>31.49517507521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45">
                <text:p>0.0145</text:p>
              </table:table-cell>
              <table:table-cell office:value-type="float" office:value="30.0104471532715">
                <text:p>30.01044715327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5">
                <text:p>0.015</text:p>
              </table:table-cell>
              <table:table-cell office:value-type="float" office:value="28.5659737399441">
                <text:p>28.56597373994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55">
                <text:p>0.0155</text:p>
              </table:table-cell>
              <table:table-cell office:value-type="float" office:value="27.163113012903">
                <text:p>27.1631130129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6">
                <text:p>0.016</text:p>
              </table:table-cell>
              <table:table-cell office:value-type="float" office:value="25.8029465733475">
                <text:p>25.80294657334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65">
                <text:p>0.0165</text:p>
              </table:table-cell>
              <table:table-cell office:value-type="float" office:value="24.4863018617098">
                <text:p>24.48630186170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7">
                <text:p>0.017</text:p>
              </table:table-cell>
              <table:table-cell office:value-type="float" office:value="23.2137729152832">
                <text:p>23.21377291528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75">
                <text:p>0.0175</text:p>
              </table:table-cell>
              <table:table-cell office:value-type="float" office:value="21.9857396808759">
                <text:p>21.98573968087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8">
                <text:p>0.018</text:p>
              </table:table-cell>
              <table:table-cell office:value-type="float" office:value="20.8023860531116">
                <text:p>20.80238605311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85">
                <text:p>0.0185</text:p>
              </table:table-cell>
              <table:table-cell office:value-type="float" office:value="19.6637167793951">
                <text:p>19.66371677939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9">
                <text:p>0.019</text:p>
              </table:table-cell>
              <table:table-cell office:value-type="float" office:value="18.5695733439145">
                <text:p>18.56957334391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195">
                <text:p>0.0195</text:p>
              </table:table-cell>
              <table:table-cell office:value-type="float" office:value="17.5196489244902">
                <text:p>17.51964892449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2">
                <text:p>0.02</text:p>
              </table:table-cell>
              <table:table-cell office:value-type="float" office:value="16.5135024976356">
                <text:p>16.51350249763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205">
                <text:p>0.0205</text:p>
              </table:table-cell>
              <table:table-cell office:value-type="float" office:value="15.5505721542966">
                <text:p>15.55057215429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1">
                <text:p>0.021</text:p>
              </table:table-cell>
              <table:table-cell office:value-type="float" office:value="14.6301876771566">
                <text:p>14.63018767715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215">
                <text:p>0.0215</text:p>
              </table:table-cell>
              <table:table-cell office:value-type="float" office:value="13.7515824230242">
                <text:p>13.75158242302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22">
                <text:p>0.022</text:p>
              </table:table-cell>
              <table:table-cell office:value-type="float" office:value="12.9139045443229">
                <text:p>12.91390454432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225">
                <text:p>0.0225</text:p>
              </table:table-cell>
              <table:table-cell office:value-type="float" office:value="12.1162275801565">
                <text:p>12.11622758015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23">
                <text:p>0.023</text:p>
              </table:table-cell>
              <table:table-cell office:value-type="float" office:value="11.3575604421737">
                <text:p>11.35756044217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235">
                <text:p>0.0235</text:p>
              </table:table-cell>
              <table:table-cell office:value-type="float" office:value="10.6368568166086">
                <text:p>10.63685681660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24">
                <text:p>0.024</text:p>
              </table:table-cell>
              <table:table-cell office:value-type="float" office:value="9.95302400192547">
                <text:p>9.953024001925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245">
                <text:p>0.0245</text:p>
              </table:table-cell>
              <table:table-cell office:value-type="float" office:value="9.30493119878117">
                <text:p>9.304931198781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25">
                <text:p>0.025</text:p>
              </table:table-cell>
              <table:table-cell office:value-type="float" office:value="8.69141726815482">
                <text:p>8.691417268154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255">
                <text:p>0.0255</text:p>
              </table:table-cell>
              <table:table-cell office:value-type="float" office:value="8.11129797277696">
                <text:p>8.111297972776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26">
                <text:p>0.026</text:p>
              </table:table-cell>
              <table:table-cell office:value-type="float" office:value="7.56337271409605">
                <text:p>7.563372714096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265">
                <text:p>0.0265</text:p>
              </table:table-cell>
              <table:table-cell office:value-type="float" office:value="7.04643078112882">
                <text:p>7.046430781128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27">
                <text:p>0.027</text:p>
              </table:table-cell>
              <table:table-cell office:value-type="float" office:value="6.55925712234792">
                <text:p>6.559257122347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275">
                <text:p>0.0275</text:p>
              </table:table-cell>
              <table:table-cell office:value-type="float" office:value="6.10063765603277">
                <text:p>6.100637656032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28">
                <text:p>0.028</text:p>
              </table:table-cell>
              <table:table-cell office:value-type="float" office:value="5.66936413183473">
                <text:p>5.669364131834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285">
                <text:p>0.0285</text:p>
              </table:table-cell>
              <table:table-cell office:value-type="float" office:value="5.26423855900636">
                <text:p>5.264238559006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29">
                <text:p>0.029</text:p>
              </table:table-cell>
              <table:table-cell office:value-type="float" office:value="4.88407721504222">
                <text:p>4.884077215042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295">
                <text:p>0.0295</text:p>
              </table:table-cell>
              <table:table-cell office:value-type="float" office:value="4.5277142507309">
                <text:p>4.52771425073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3">
                <text:p>0.03</text:p>
              </table:table-cell>
              <table:table-cell office:value-type="float" office:value="4.19400490652647">
                <text:p>4.194004906526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305">
                <text:p>0.0305</text:p>
              </table:table-cell>
              <table:table-cell office:value-type="float" office:value="3.88182835728972">
                <text:p>3.881828357289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31">
                <text:p>0.031</text:p>
              </table:table-cell>
              <table:table-cell office:value-type="float" office:value="3.59009020090399">
                <text:p>3.590090200903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315">
                <text:p>0.0315</text:p>
              </table:table-cell>
              <table:table-cell office:value-type="float" office:value="3.31772460886018">
                <text:p>3.317724608860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32">
                <text:p>0.032</text:p>
              </table:table-cell>
              <table:table-cell office:value-type="float" office:value="3.06369615485292">
                <text:p>3.063696154852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325">
                <text:p>0.0325</text:p>
              </table:table-cell>
              <table:table-cell office:value-type="float" office:value="2.82700134028568">
                <text:p>2.827001340285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33">
                <text:p>0.033</text:p>
              </table:table-cell>
              <table:table-cell office:value-type="float" office:value="2.60666983317465">
                <text:p>2.606669833174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335">
                <text:p>0.0335</text:p>
              </table:table-cell>
              <table:table-cell office:value-type="float" office:value="2.40176543931281">
                <text:p>2.401765439312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34">
                <text:p>0.034</text:p>
              </table:table-cell>
              <table:table-cell office:value-type="float" office:value="2.21138682283093">
                <text:p>2.2113868228309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345">
                <text:p>0.0345</text:p>
              </table:table-cell>
              <table:table-cell office:value-type="float" office:value="2.0346679946117">
                <text:p>2.03466799461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35">
                <text:p>0.035</text:p>
              </table:table-cell>
              <table:table-cell office:value-type="float" office:value="1.87077858588311">
                <text:p>1.870778585883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355">
                <text:p>0.0355</text:p>
              </table:table-cell>
              <table:table-cell office:value-type="float" office:value="1.71892392436057">
                <text:p>1.718923924360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36">
                <text:p>0.036</text:p>
              </table:table-cell>
              <table:table-cell office:value-type="float" office:value="1.57834493074284">
                <text:p>1.578344930742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365">
                <text:p>0.0365</text:p>
              </table:table-cell>
              <table:table-cell office:value-type="float" office:value="1.44831785155686">
                <text:p>1.4483178515568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37">
                <text:p>0.037</text:p>
              </table:table-cell>
              <table:table-cell office:value-type="float" office:value="1.32815384521554">
                <text:p>1.328153845215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375">
                <text:p>0.0375</text:p>
              </table:table-cell>
              <table:table-cell office:value-type="float" office:value="1.21719843701104">
                <text:p>1.217198437011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38">
                <text:p>0.038</text:p>
              </table:table-cell>
              <table:table-cell office:value-type="float" office:value="1.11483085813585">
                <text:p>1.114830858135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385">
                <text:p>0.0385</text:p>
              </table:table-cell>
              <table:table-cell office:value-type="float" office:value="1.02046328356896">
                <text:p>1.020463283568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39">
                <text:p>0.039</text:p>
              </table:table-cell>
              <table:table-cell office:value-type="float" office:value="0.933539982466074">
                <text:p>0.93353998246607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395">
                <text:p>0.0395</text:p>
              </table:table-cell>
              <table:table-cell office:value-type="float" office:value="0.853536394621522">
                <text:p>0.8535363946215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4">
                <text:p>0.04</text:p>
              </table:table-cell>
              <table:table-cell office:value-type="float" office:value="0.779958145189829">
                <text:p>0.7799581451898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405">
                <text:p>0.0405</text:p>
              </table:table-cell>
              <table:table-cell office:value-type="float" office:value="0.7123400093425">
                <text:p>0.71234000934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41">
                <text:p>0.041</text:p>
              </table:table-cell>
              <table:table-cell office:value-type="float" office:value="0.650244838210999">
                <text:p>0.6502448382109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415">
                <text:p>0.0415</text:p>
              </table:table-cell>
              <table:table-cell office:value-type="float" office:value="0.593262455516912">
                <text:p>0.5932624555169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42">
                <text:p>0.042</text:p>
              </table:table-cell>
              <table:table-cell office:value-type="float" office:value="0.541008534767571">
                <text:p>0.54100853476757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425">
                <text:p>0.0425</text:p>
              </table:table-cell>
              <table:table-cell office:value-type="float" office:value="0.49312346552617">
                <text:p>0.493123465526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43">
                <text:p>0.043</text:p>
              </table:table-cell>
              <table:table-cell office:value-type="float" office:value="0.449271215932872">
                <text:p>0.4492712159328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435">
                <text:p>0.0435</text:p>
              </table:table-cell>
              <table:table-cell office:value-type="float" office:value="0.40913819940325">
                <text:p>0.409138199403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44">
                <text:p>0.044</text:p>
              </table:table-cell>
              <table:table-cell office:value-type="float" office:value="0.372432150571162">
                <text:p>0.37243215057116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445">
                <text:p>0.0445</text:p>
              </table:table-cell>
              <table:table-cell office:value-type="float" office:value="0.33888101745255">
                <text:p>0.338881017452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45">
                <text:p>0.045</text:p>
              </table:table-cell>
              <table:table-cell office:value-type="float" office:value="0.308231872936245">
                <text:p>0.3082318729362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455">
                <text:p>0.0455</text:p>
              </table:table-cell>
              <table:table-cell office:value-type="float" office:value="0.280249851600147">
                <text:p>0.2802498516001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46">
                <text:p>0.046</text:p>
              </table:table-cell>
              <table:table-cell office:value-type="float" office:value="0.254717113889796">
                <text:p>0.2547171138897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465">
                <text:p>0.0465</text:p>
              </table:table-cell>
              <table:table-cell office:value-type="float" office:value="0.231431841619001">
                <text:p>0.2314318416190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47">
                <text:p>0.047</text:p>
              </table:table-cell>
              <table:table-cell office:value-type="float" office:value="0.210207266897126">
                <text:p>0.2102072668971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475">
                <text:p>0.0475</text:p>
              </table:table-cell>
              <table:table-cell office:value-type="float" office:value="0.190870736262115">
                <text:p>0.1908707362621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48">
                <text:p>0.048</text:p>
              </table:table-cell>
              <table:table-cell office:value-type="float" office:value="0.173262812003144">
                <text:p>0.1732628120031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485">
                <text:p>0.0485</text:p>
              </table:table-cell>
              <table:table-cell office:value-type="float" office:value="0.157236410981861">
                <text:p>0.15723641098186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49">
                <text:p>0.049</text:p>
              </table:table-cell>
              <table:table-cell office:value-type="float" office:value="0.142655982634639">
                <text:p>0.1426559826346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495">
                <text:p>0.0495</text:p>
              </table:table-cell>
              <table:table-cell office:value-type="float" office:value="0.129396725270228">
                <text:p>0.1293967252702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5">
                <text:p>0.05</text:p>
              </table:table-cell>
              <table:table-cell office:value-type="float" office:value="0.117343841895561">
                <text:p>0.11734384189556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505">
                <text:p>0.0505</text:p>
              </table:table-cell>
              <table:table-cell office:value-type="float" office:value="0.106391834390199">
                <text:p>0.10639183439019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51">
                <text:p>0.051</text:p>
              </table:table-cell>
              <table:table-cell office:value-type="float" office:value="0.0964438360656447">
                <text:p>0.096443836065644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515">
                <text:p>0.0515</text:p>
              </table:table-cell>
              <table:table-cell office:value-type="float" office:value="0.0874109817021962">
                <text:p>0.087410981702196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52">
                <text:p>0.052</text:p>
              </table:table-cell>
              <table:table-cell office:value-type="float" office:value="0.0792118143951694">
                <text:p>0.079211814395169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525">
                <text:p>0.0525</text:p>
              </table:table-cell>
              <table:table-cell office:value-type="float" office:value="0.0717717277225728">
                <text:p>0.07177172772257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53">
                <text:p>0.053</text:p>
              </table:table-cell>
              <table:table-cell office:value-type="float" office:value="0.0650224428573058">
                <text:p>0.065022442857305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535">
                <text:p>0.0535</text:p>
              </table:table-cell>
              <table:table-cell office:value-type="float" office:value="0.0589015186982669">
                <text:p>0.058901518698266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54">
                <text:p>0.054</text:p>
              </table:table-cell>
              <table:table-cell office:value-type="float" office:value="0.0533518940011225">
                <text:p>0.05335189400112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545">
                <text:p>0.0545</text:p>
              </table:table-cell>
              <table:table-cell office:value-type="float" office:value="0.0483214602950998">
                <text:p>0.048321460295099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55">
                <text:p>0.05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MacOSX_X86_64 LibreOffice_project/e5f16313668ac592c1bfb310f4390624e3dbfb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">
      <style:chart-properties chart:symbol-type="named-symbol" chart:symbol-name="circle" chart:symbol-width="0.15cm" chart:symbol-height="0.15cm" chart:link-data-style-to-source="true"/>
      <style:graphic-properties draw:stroke-dash="Ultra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001cm" svg:height="6.001cm" xlink:href=".." xlink:type="simple" chart:class="chart:scatter" chart:style-name="ch1">
        <chart:legend chart:legend-position="bottom" svg:x="3.521cm" svg:y="5.222cm" style:legend-expansion="wide" chart:style-name="ch2"/>
        <chart:plot-area chart:style-name="ch3" table:cell-range-address="'Displaced SABRModel'.E7:'Displaced SABRModel'.E116 'Displaced SABRModel'.G6:'Displaced SABRModel'.G116" chart:data-source-has-labels="row" svg:x="0.2cm" svg:y="0.12cm" svg:width="9.601cm" svg:height="4.982cm">
          <chartooo:coordinate-region svg:x="1.431cm" svg:y="0.261cm" svg:width="7.873cm" svg:height="3.9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isplaced SABRModel'.G7:'Displaced SABRModel'.G116" chart:label-cell-address="'Displaced SABRModel'.G6:'Displaced SABRModel'.G6" chart:class="chart:scatter">
            <chart:domain table:cell-range-address="'Displaced SABRModel'.E7:'Displaced SABRModel'.E116"/>
            <chart:data-point chart:repeated="1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option price</text:p>
                <draw:g>
                  <svg:desc>'Displaced SABRModel'.G6:'Displaced SABRModel'.G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5">
                <text:p>0.0005</text:p>
                <draw:g>
                  <svg:desc>'Displaced SABRModel'.E7:'Displaced SABRModel'.E116</svg:desc>
                </draw:g>
              </table:table-cell>
              <table:table-cell office:value-type="float" office:value="0.00950885379486179">
                <text:p>0.00950885379486179</text:p>
                <draw:g>
                  <svg:desc>'Displaced SABRModel'.G7:'Displaced SABRModel'.G1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0.00903396198588978">
                <text:p>0.009033961985889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5">
                <text:p>0.0015</text:p>
              </table:table-cell>
              <table:table-cell office:value-type="float" office:value="0.00857545691500942">
                <text:p>0.008575456915009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">
                <text:p>0.002</text:p>
              </table:table-cell>
              <table:table-cell office:value-type="float" office:value="0.0081334766693293">
                <text:p>0.00813347666932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5">
                <text:p>0.0025</text:p>
              </table:table-cell>
              <table:table-cell office:value-type="float" office:value="0.00770804563116143">
                <text:p>0.007708045631161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3">
                <text:p>0.003</text:p>
              </table:table-cell>
              <table:table-cell office:value-type="float" office:value="0.00729909306124033">
                <text:p>0.007299093061240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35">
                <text:p>0.0035</text:p>
              </table:table-cell>
              <table:table-cell office:value-type="float" office:value="0.00690647224827746">
                <text:p>0.006906472248277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4">
                <text:p>0.004</text:p>
              </table:table-cell>
              <table:table-cell office:value-type="float" office:value="0.00652997554263617">
                <text:p>0.006529975542636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45">
                <text:p>0.0045</text:p>
              </table:table-cell>
              <table:table-cell office:value-type="float" office:value="0.00616934601648847">
                <text:p>0.006169346016488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5">
                <text:p>0.005</text:p>
              </table:table-cell>
              <table:table-cell office:value-type="float" office:value="0.0058242866775397">
                <text:p>0.00582428667753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55">
                <text:p>0.0055</text:p>
              </table:table-cell>
              <table:table-cell office:value-type="float" office:value="0.00549446791099392">
                <text:p>0.005494467910993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6">
                <text:p>0.006</text:p>
              </table:table-cell>
              <table:table-cell office:value-type="float" office:value="0.00517953361067262">
                <text:p>0.005179533610672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65">
                <text:p>0.0065</text:p>
              </table:table-cell>
              <table:table-cell office:value-type="float" office:value="0.00487910631526037">
                <text:p>0.004879106315260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7">
                <text:p>0.007</text:p>
              </table:table-cell>
              <table:table-cell office:value-type="float" office:value="0.00459279157053184">
                <text:p>0.004592791570531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75">
                <text:p>0.0075</text:p>
              </table:table-cell>
              <table:table-cell office:value-type="float" office:value="0.00432018167551466">
                <text:p>0.004320181675514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8">
                <text:p>0.008</text:p>
              </table:table-cell>
              <table:table-cell office:value-type="float" office:value="0.00406085892816382">
                <text:p>0.004060858928163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85">
                <text:p>0.0085</text:p>
              </table:table-cell>
              <table:table-cell office:value-type="float" office:value="0.00381439845695564">
                <text:p>0.003814398456955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9">
                <text:p>0.009</text:p>
              </table:table-cell>
              <table:table-cell office:value-type="float" office:value="0.00358037070430658">
                <text:p>0.003580370704306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950000000000001">
                <text:p>0.00950000000000001</text:p>
              </table:table-cell>
              <table:table-cell office:value-type="float" office:value="0.00335834361302473">
                <text:p>0.003358343613024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">
                <text:p>0.01</text:p>
              </table:table-cell>
              <table:table-cell office:value-type="float" office:value="0.00314788455627035">
                <text:p>0.003147884556270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05">
                <text:p>0.0105</text:p>
              </table:table-cell>
              <table:table-cell office:value-type="float" office:value="0.00294856204353686">
                <text:p>0.002948562043536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1">
                <text:p>0.011</text:p>
              </table:table-cell>
              <table:table-cell office:value-type="float" office:value="0.00275994722916074">
                <text:p>0.002759947229160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15">
                <text:p>0.0115</text:p>
              </table:table-cell>
              <table:table-cell office:value-type="float" office:value="0.00258161524528236">
                <text:p>0.002581615245282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2">
                <text:p>0.012</text:p>
              </table:table-cell>
              <table:table-cell office:value-type="float" office:value="0.00241314637763046">
                <text:p>0.002413146377630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25">
                <text:p>0.0125</text:p>
              </table:table-cell>
              <table:table-cell office:value-type="float" office:value="0.0022541270997236">
                <text:p>0.00225412709972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3">
                <text:p>0.013</text:p>
              </table:table-cell>
              <table:table-cell office:value-type="float" office:value="0.00210415097888249">
                <text:p>0.002104150978882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35">
                <text:p>0.0135</text:p>
              </table:table-cell>
              <table:table-cell office:value-type="float" office:value="0.0019628194656878">
                <text:p>0.00196281946568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4">
                <text:p>0.014</text:p>
              </table:table-cell>
              <table:table-cell office:value-type="float" office:value="0.0018297425770969">
                <text:p>0.00182974257709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45">
                <text:p>0.0145</text:p>
              </table:table-cell>
              <table:table-cell office:value-type="float" office:value="0.00170453948227481">
                <text:p>0.001704539482274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5">
                <text:p>0.015</text:p>
              </table:table-cell>
              <table:table-cell office:value-type="float" office:value="0.00158683899924103">
                <text:p>0.001586838999241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55">
                <text:p>0.0155</text:p>
              </table:table-cell>
              <table:table-cell office:value-type="float" office:value="0.00147628000964224">
                <text:p>0.001476280009642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6">
                <text:p>0.016</text:p>
              </table:table-cell>
              <table:table-cell office:value-type="float" office:value="0.00137251179829668">
                <text:p>0.001372511798296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65">
                <text:p>0.0165</text:p>
              </table:table-cell>
              <table:table-cell office:value-type="float" office:value="0.00127519432359445">
                <text:p>0.001275194323594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7">
                <text:p>0.017</text:p>
              </table:table-cell>
              <table:table-cell office:value-type="float" office:value="0.00118399842435765">
                <text:p>0.001183998424357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75">
                <text:p>0.0175</text:p>
              </table:table-cell>
              <table:table-cell office:value-type="float" office:value="0.00109860596834967">
                <text:p>0.001098605968349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8">
                <text:p>0.018</text:p>
              </table:table-cell>
              <table:table-cell office:value-type="float" office:value="0.0010187099472619">
                <text:p>0.00101870994726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85">
                <text:p>0.0185</text:p>
              </table:table-cell>
              <table:table-cell office:value-type="float" office:value="0.000944014522687421">
                <text:p>0.0009440145226874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9">
                <text:p>0.019</text:p>
              </table:table-cell>
              <table:table-cell office:value-type="float" office:value="0.000874235027307787">
                <text:p>0.0008742350273077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195">
                <text:p>0.0195</text:p>
              </table:table-cell>
              <table:table-cell office:value-type="float" office:value="0.000809097925264131">
                <text:p>0.0008090979252641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2">
                <text:p>0.02</text:p>
              </table:table-cell>
              <table:table-cell office:value-type="float" office:value="0.000748340735451597">
                <text:p>0.0007483407354515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205">
                <text:p>0.0205</text:p>
              </table:table-cell>
              <table:table-cell office:value-type="float" office:value="0.000691711921263473">
                <text:p>0.0006917119212634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1">
                <text:p>0.021</text:p>
              </table:table-cell>
              <table:table-cell office:value-type="float" office:value="0.000638970750113923">
                <text:p>0.0006389707501139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215">
                <text:p>0.0215</text:p>
              </table:table-cell>
              <table:table-cell office:value-type="float" office:value="0.000589887125883661">
                <text:p>0.0005898871258836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22">
                <text:p>0.022</text:p>
              </table:table-cell>
              <table:table-cell office:value-type="float" office:value="0.000544241397259156">
                <text:p>0.0005442413972591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225">
                <text:p>0.0225</text:p>
              </table:table-cell>
              <table:table-cell office:value-type="float" office:value="0.000501824144770732">
                <text:p>0.0005018241447707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23">
                <text:p>0.023</text:p>
              </table:table-cell>
              <table:table-cell office:value-type="float" office:value="0.000462435949177347">
                <text:p>0.0004624359491773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235">
                <text:p>0.0235</text:p>
              </table:table-cell>
              <table:table-cell office:value-type="float" office:value="0.000425887143694505">
                <text:p>0.0004258871436945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24">
                <text:p>0.024</text:p>
              </table:table-cell>
              <table:table-cell office:value-type="float" office:value="0.000391997552415815">
                <text:p>0.0003919975524158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245">
                <text:p>0.0245</text:p>
              </table:table-cell>
              <table:table-cell office:value-type="float" office:value="0.000360596217137607">
                <text:p>0.0003605962171376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25">
                <text:p>0.025</text:p>
              </table:table-cell>
              <table:table-cell office:value-type="float" office:value="0.000331521114659094">
                <text:p>0.0003315211146590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255">
                <text:p>0.0255</text:p>
              </table:table-cell>
              <table:table-cell office:value-type="float" office:value="0.000304618866497619">
                <text:p>0.0003046188664976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26">
                <text:p>0.026</text:p>
              </table:table-cell>
              <table:table-cell office:value-type="float" office:value="0.000279744442829339">
                <text:p>0.0002797444428293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265">
                <text:p>0.0265</text:p>
              </table:table-cell>
              <table:table-cell office:value-type="float" office:value="0.000256760862339583">
                <text:p>0.00025676086233958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27">
                <text:p>0.027</text:p>
              </table:table-cell>
              <table:table-cell office:value-type="float" office:value="0.000235538889545109">
                <text:p>0.0002355388895451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275">
                <text:p>0.0275</text:p>
              </table:table-cell>
              <table:table-cell office:value-type="float" office:value="0.000215956731031223">
                <text:p>0.0002159567310312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28">
                <text:p>0.028</text:p>
              </table:table-cell>
              <table:table-cell office:value-type="float" office:value="0.000197899731931344">
                <text:p>0.0001978997319313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285">
                <text:p>0.0285</text:p>
              </table:table-cell>
              <table:table-cell office:value-type="float" office:value="0.000181260073864424">
                <text:p>0.0001812600738644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29">
                <text:p>0.029</text:p>
              </table:table-cell>
              <table:table-cell office:value-type="float" office:value="0.000165936475437256">
                <text:p>0.0001659364754372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295">
                <text:p>0.0295</text:p>
              </table:table-cell>
              <table:table-cell office:value-type="float" office:value="0.000151833896313848">
                <text:p>0.0001518338963138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3">
                <text:p>0.03</text:p>
              </table:table-cell>
              <table:table-cell office:value-type="float" office:value="0.000138863245753123">
                <text:p>0.0001388632457531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305">
                <text:p>0.0305</text:p>
              </table:table-cell>
              <table:table-cell office:value-type="float" office:value="0.000126941096419029">
                <text:p>0.00012694109641902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31">
                <text:p>0.031</text:p>
              </table:table-cell>
              <table:table-cell office:value-type="float" office:value="0.000115989404174258">
                <text:p>0.0001159894041742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315">
                <text:p>0.0315</text:p>
              </table:table-cell>
              <table:table-cell office:value-type="float" office:value="0.000105935234479713">
                <text:p>0.0001059352344797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32">
                <text:p>0.032</text:p>
              </table:table-cell>
              <table:table-cell office:value-type="float" office:value="0.0000967104959373827">
                <text:p>0.00009671049593738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325">
                <text:p>0.0325</text:p>
              </table:table-cell>
              <table:table-cell office:value-type="float" office:value="0.0000882516814337659">
                <text:p>0.00008825168143376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33">
                <text:p>0.033</text:p>
              </table:table-cell>
              <table:table-cell office:value-type="float" office:value="0.0000804996172652205">
                <text:p>0.00008049961726522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335">
                <text:p>0.0335</text:p>
              </table:table-cell>
              <table:table-cell office:value-type="float" office:value="0.0000733992205549688">
                <text:p>0.00007339922055496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34">
                <text:p>0.034</text:p>
              </table:table-cell>
              <table:table-cell office:value-type="float" office:value="0.0000668992652045453">
                <text:p>0.00006689926520454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345">
                <text:p>0.0345</text:p>
              </table:table-cell>
              <table:table-cell office:value-type="float" office:value="0.0000609521565598295">
                <text:p>0.00006095215655982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35">
                <text:p>0.035</text:p>
              </table:table-cell>
              <table:table-cell office:value-type="float" office:value="0.0000555137149137666">
                <text:p>0.000055513714913766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355">
                <text:p>0.0355</text:p>
              </table:table-cell>
              <table:table-cell office:value-type="float" office:value="0.0000505429679141745">
                <text:p>0.00005054296791417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36">
                <text:p>0.036</text:p>
              </table:table-cell>
              <table:table-cell office:value-type="float" office:value="0.0000460019518956725">
                <text:p>0.00004600195189567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365">
                <text:p>0.0365</text:p>
              </table:table-cell>
              <table:table-cell office:value-type="float" office:value="0.0000418555221098563">
                <text:p>0.00004185552210985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37">
                <text:p>0.037</text:p>
              </table:table-cell>
              <table:table-cell office:value-type="float" office:value="0.0000380711717869293">
                <text:p>0.000038071171786929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375">
                <text:p>0.0375</text:p>
              </table:table-cell>
              <table:table-cell office:value-type="float" office:value="0.0000346188599253061">
                <text:p>0.00003461885992530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38">
                <text:p>0.038</text:p>
              </table:table-cell>
              <table:table-cell office:value-type="float" office:value="0.0000314708476729357">
                <text:p>0.00003147084767293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385">
                <text:p>0.0385</text:p>
              </table:table-cell>
              <table:table-cell office:value-type="float" office:value="0.0000286015431350993">
                <text:p>0.000028601543135099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39">
                <text:p>0.039</text:p>
              </table:table-cell>
              <table:table-cell office:value-type="float" office:value="0.0000259873544181551">
                <text:p>0.000025987354418155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395">
                <text:p>0.0395</text:p>
              </table:table-cell>
              <table:table-cell office:value-type="float" office:value="0.0000236065506968275">
                <text:p>0.00002360655069682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4">
                <text:p>0.04</text:p>
              </table:table-cell>
              <table:table-cell office:value-type="float" office:value="0.0000214391310741552">
                <text:p>0.00002143913107415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405">
                <text:p>0.0405</text:p>
              </table:table-cell>
              <table:table-cell office:value-type="float" office:value="0.0000194667009877804">
                <text:p>0.00001946670098778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41">
                <text:p>0.041</text:p>
              </table:table-cell>
              <table:table-cell office:value-type="float" office:value="0.0000176723559037412">
                <text:p>0.00001767235590374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415">
                <text:p>0.0415</text:p>
              </table:table-cell>
              <table:table-cell office:value-type="float" office:value="0.0000160405720292547">
                <text:p>0.000016040572029254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42">
                <text:p>0.042</text:p>
              </table:table-cell>
              <table:table-cell office:value-type="float" office:value="0.0000145571037686475">
                <text:p>0.00001455710376864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425">
                <text:p>0.0425</text:p>
              </table:table-cell>
              <table:table-cell office:value-type="float" office:value="0.0000132088876417322">
                <text:p>0.000013208887641732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43">
                <text:p>0.043</text:p>
              </table:table-cell>
              <table:table-cell office:value-type="float" office:value="0.0000119839523811984">
                <text:p>0.00001198395238119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435">
                <text:p>0.0435</text:p>
              </table:table-cell>
              <table:table-cell office:value-type="float" office:value="0.0000108713349246478">
                <text:p>0.000010871334924647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44">
                <text:p>0.044</text:p>
              </table:table-cell>
              <table:table-cell office:value-type="float" office:value="0.00000986100201794804">
                <text:p>0.000009861002017948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445">
                <text:p>0.0445</text:p>
              </table:table-cell>
              <table:table-cell office:value-type="float" office:value="0.00000894377714889108">
                <text:p>0.000008943777148891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45">
                <text:p>0.045</text:p>
              </table:table-cell>
              <table:table-cell office:value-type="float" office:value="0.00000811127253419725">
                <text:p>0.000008111272534197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455">
                <text:p>0.0455</text:p>
              </table:table-cell>
              <table:table-cell office:value-type="float" office:value="0.00000735582588773748">
                <text:p>0.000007355825887737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46">
                <text:p>0.046</text:p>
              </table:table-cell>
              <table:table-cell office:value-type="float" office:value="0.00000667044170417775">
                <text:p>0.000006670441704177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465">
                <text:p>0.0465</text:p>
              </table:table-cell>
              <table:table-cell office:value-type="float" office:value="0.00000604873679909046">
                <text:p>0.0000060487367990904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47">
                <text:p>0.047</text:p>
              </table:table-cell>
              <table:table-cell office:value-type="float" office:value="0.00000548488985440793">
                <text:p>0.000005484889854407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475">
                <text:p>0.0475</text:p>
              </table:table-cell>
              <table:table-cell office:value-type="float" office:value="0.00000497359472644968">
                <text:p>0.000004973594726449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48">
                <text:p>0.048</text:p>
              </table:table-cell>
              <table:table-cell office:value-type="float" office:value="0.00000451001728255696">
                <text:p>0.000004510017282556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485">
                <text:p>0.0485</text:p>
              </table:table-cell>
              <table:table-cell office:value-type="float" office:value="0.00000408975554166502">
                <text:p>0.000004089755541665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49">
                <text:p>0.049</text:p>
              </table:table-cell>
              <table:table-cell office:value-type="float" office:value="0.00000370880290351855">
                <text:p>0.000003708802903518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495">
                <text:p>0.0495</text:p>
              </table:table-cell>
              <table:table-cell office:value-type="float" office:value="0.00000336351426103074">
                <text:p>0.0000033635142610307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5">
                <text:p>0.05</text:p>
              </table:table-cell>
              <table:table-cell office:value-type="float" office:value="0.00000305057479986048">
                <text:p>0.000003050574799860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505">
                <text:p>0.0505</text:p>
              </table:table-cell>
              <table:table-cell office:value-type="float" office:value="0.00000276697129916412">
                <text:p>0.0000027669712991641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51">
                <text:p>0.051</text:p>
              </table:table-cell>
              <table:table-cell office:value-type="float" office:value="0.0000025099657570653">
                <text:p>0.000002509965757065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515">
                <text:p>0.0515</text:p>
              </table:table-cell>
              <table:table-cell office:value-type="float" office:value="0.0000022770711739829">
                <text:p>0.000002277071173982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52">
                <text:p>0.052</text:p>
              </table:table-cell>
              <table:table-cell office:value-type="float" office:value="0.00000206602933632605">
                <text:p>0.0000020660293363260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525">
                <text:p>0.0525</text:p>
              </table:table-cell>
              <table:table-cell office:value-type="float" office:value="0.00000187479045226799">
                <text:p>0.0000018747904522679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53">
                <text:p>0.053</text:p>
              </table:table-cell>
              <table:table-cell office:value-type="float" office:value="0.00000170149450014057">
                <text:p>0.0000017014945001405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535">
                <text:p>0.0535</text:p>
              </table:table-cell>
              <table:table-cell office:value-type="float" office:value="0.00000154445415872748">
                <text:p>0.0000015444541587274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54">
                <text:p>0.054</text:p>
              </table:table-cell>
              <table:table-cell office:value-type="float" office:value="0.00000140213919698895">
                <text:p>0.0000014021391969889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545">
                <text:p>0.0545</text:p>
              </table:table-cell>
              <table:table-cell office:value-type="float" office:value="0.00000127316220875071">
                <text:p>0.0000012731622087507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55">
                <text:p>0.055</text:p>
              </table:table-cell>
              <table:table-cell office:value-type="float" office:value="0.00000115626558558624">
                <text:p>0.000001156265585586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MacOSX_X86_64 LibreOffice_project/e5f16313668ac592c1bfb310f4390624e3dbfb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">
      <style:chart-properties chart:symbol-type="named-symbol" chart:symbol-name="circl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001cm" svg:height="6.001cm" xlink:href=".." xlink:type="simple" chart:class="chart:scatter" chart:style-name="ch1">
        <chart:legend chart:legend-position="bottom" svg:x="1.662cm" svg:y="5.222cm" style:legend-expansion="wide" chart:style-name="ch2"/>
        <chart:plot-area chart:style-name="ch3" table:cell-range-address="'Displaced SABRModel'.E7:'Displaced SABRModel'.F116 'Displaced SABRModel'.F6:'Displaced SABRModel'.F6" chart:data-source-has-labels="row" svg:x="0.2cm" svg:y="0.12cm" svg:width="9.601cm" svg:height="4.982cm">
          <chartooo:coordinate-region svg:x="1.629cm" svg:y="0.318cm" svg:width="7.675cm" svg:height="4.1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isplaced SABRModel'.F7:'Displaced SABRModel'.F116" chart:label-cell-address="'Displaced SABRModel'.F6:'Displaced SABRModel'.F6" chart:class="chart:scatter">
            <chart:domain table:cell-range-address="'Displaced SABRModel'.E7:'Displaced SABRModel'.E116"/>
            <chart:data-point chart:repeated="1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Hagan lognormal vol approximation</text:p>
                <draw:g>
                  <svg:desc>'Displaced SABRModel'.F6:'Displaced SABRModel'.F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5">
                <text:p>0.0005</text:p>
                <draw:g>
                  <svg:desc>'Displaced SABRModel'.E7:'Displaced SABRModel'.E116</svg:desc>
                </draw:g>
              </table:table-cell>
              <table:table-cell office:value-type="float" office:value="0.581431504493579">
                <text:p>0.581431504493579</text:p>
                <draw:g>
                  <svg:desc>'Displaced SABRModel'.F7:'Displaced SABRModel'.F1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0.534561098144917">
                <text:p>0.5345610981449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5">
                <text:p>0.0015</text:p>
              </table:table-cell>
              <table:table-cell office:value-type="float" office:value="0.506265858189219">
                <text:p>0.5062658581892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">
                <text:p>0.002</text:p>
              </table:table-cell>
              <table:table-cell office:value-type="float" office:value="0.485746028839563">
                <text:p>0.4857460288395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5">
                <text:p>0.0025</text:p>
              </table:table-cell>
              <table:table-cell office:value-type="float" office:value="0.469553614632732">
                <text:p>0.4695536146327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3">
                <text:p>0.003</text:p>
              </table:table-cell>
              <table:table-cell office:value-type="float" office:value="0.456132644304702">
                <text:p>0.4561326443047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35">
                <text:p>0.0035</text:p>
              </table:table-cell>
              <table:table-cell office:value-type="float" office:value="0.444644478981822">
                <text:p>0.4446444789818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4">
                <text:p>0.004</text:p>
              </table:table-cell>
              <table:table-cell office:value-type="float" office:value="0.434584153060873">
                <text:p>0.4345841530608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45">
                <text:p>0.0045</text:p>
              </table:table-cell>
              <table:table-cell office:value-type="float" office:value="0.425623485357338">
                <text:p>0.4256234853573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5">
                <text:p>0.005</text:p>
              </table:table-cell>
              <table:table-cell office:value-type="float" office:value="0.417536891483439">
                <text:p>0.4175368914834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55">
                <text:p>0.0055</text:p>
              </table:table-cell>
              <table:table-cell office:value-type="float" office:value="0.410162499487652">
                <text:p>0.4101624994876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6">
                <text:p>0.006</text:p>
              </table:table-cell>
              <table:table-cell office:value-type="float" office:value="0.403380132624528">
                <text:p>0.4033801326245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65">
                <text:p>0.0065</text:p>
              </table:table-cell>
              <table:table-cell office:value-type="float" office:value="0.397098067697146">
                <text:p>0.3970980676971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7">
                <text:p>0.007</text:p>
              </table:table-cell>
              <table:table-cell office:value-type="float" office:value="0.391244675459936">
                <text:p>0.3912446754599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75">
                <text:p>0.0075</text:p>
              </table:table-cell>
              <table:table-cell office:value-type="float" office:value="0.385762928257494">
                <text:p>0.3857629282574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8">
                <text:p>0.008</text:p>
              </table:table-cell>
              <table:table-cell office:value-type="float" office:value="0.380606668760272">
                <text:p>0.3806066687602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85">
                <text:p>0.0085</text:p>
              </table:table-cell>
              <table:table-cell office:value-type="float" office:value="0.375738001963013">
                <text:p>0.3757380019630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9">
                <text:p>0.009</text:p>
              </table:table-cell>
              <table:table-cell office:value-type="float" office:value="0.371125427071176">
                <text:p>0.3711254270711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950000000000001">
                <text:p>0.00950000000000001</text:p>
              </table:table-cell>
              <table:table-cell office:value-type="float" office:value="0.366742470506147">
                <text:p>0.3667424705061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">
                <text:p>0.01</text:p>
              </table:table-cell>
              <table:table-cell office:value-type="float" office:value="0.362566666666667">
                <text:p>0.3625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05">
                <text:p>0.0105</text:p>
              </table:table-cell>
              <table:table-cell office:value-type="float" office:value="0.3585787852456">
                <text:p>0.35857878524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1">
                <text:p>0.011</text:p>
              </table:table-cell>
              <table:table-cell office:value-type="float" office:value="0.354762236709989">
                <text:p>0.3547622367099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15">
                <text:p>0.0115</text:p>
              </table:table-cell>
              <table:table-cell office:value-type="float" office:value="0.351102608733042">
                <text:p>0.3511026087330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2">
                <text:p>0.012</text:p>
              </table:table-cell>
              <table:table-cell office:value-type="float" office:value="0.34758730036212">
                <text:p>0.347587300362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25">
                <text:p>0.0125</text:p>
              </table:table-cell>
              <table:table-cell office:value-type="float" office:value="0.344205230149097">
                <text:p>0.3442052301490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3">
                <text:p>0.013</text:p>
              </table:table-cell>
              <table:table-cell office:value-type="float" office:value="0.340946600961385">
                <text:p>0.3409466009613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35">
                <text:p>0.0135</text:p>
              </table:table-cell>
              <table:table-cell office:value-type="float" office:value="0.337802708731928">
                <text:p>0.3378027087319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4">
                <text:p>0.014</text:p>
              </table:table-cell>
              <table:table-cell office:value-type="float" office:value="0.334765785631632">
                <text:p>0.3347657856316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45">
                <text:p>0.0145</text:p>
              </table:table-cell>
              <table:table-cell office:value-type="float" office:value="0.331828870471479">
                <text:p>0.3318288704714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5">
                <text:p>0.015</text:p>
              </table:table-cell>
              <table:table-cell office:value-type="float" office:value="0.328985700838257">
                <text:p>0.3289857008382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55">
                <text:p>0.0155</text:p>
              </table:table-cell>
              <table:table-cell office:value-type="float" office:value="0.326230622721494">
                <text:p>0.3262306227214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6">
                <text:p>0.016</text:p>
              </table:table-cell>
              <table:table-cell office:value-type="float" office:value="0.323558514326126">
                <text:p>0.3235585143261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65">
                <text:p>0.0165</text:p>
              </table:table-cell>
              <table:table-cell office:value-type="float" office:value="0.320964721472823">
                <text:p>0.3209647214728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7">
                <text:p>0.017</text:p>
              </table:table-cell>
              <table:table-cell office:value-type="float" office:value="0.318445002527324">
                <text:p>0.3184450025273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75">
                <text:p>0.0175</text:p>
              </table:table-cell>
              <table:table-cell office:value-type="float" office:value="0.315995481215052">
                <text:p>0.3159954812150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8">
                <text:p>0.018</text:p>
              </table:table-cell>
              <table:table-cell office:value-type="float" office:value="0.313612605999255">
                <text:p>0.3136126059992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85">
                <text:p>0.0185</text:p>
              </table:table-cell>
              <table:table-cell office:value-type="float" office:value="0.311293114952723">
                <text:p>0.3112931149527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9">
                <text:p>0.019</text:p>
              </table:table-cell>
              <table:table-cell office:value-type="float" office:value="0.309034005251459">
                <text:p>0.3090340052514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195">
                <text:p>0.0195</text:p>
              </table:table-cell>
              <table:table-cell office:value-type="float" office:value="0.306832506576103">
                <text:p>0.3068325065761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2">
                <text:p>0.02</text:p>
              </table:table-cell>
              <table:table-cell office:value-type="float" office:value="0.30468605783259">
                <text:p>0.304686057832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205">
                <text:p>0.0205</text:p>
              </table:table-cell>
              <table:table-cell office:value-type="float" office:value="0.302592286704532">
                <text:p>0.3025922867045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1">
                <text:p>0.021</text:p>
              </table:table-cell>
              <table:table-cell office:value-type="float" office:value="0.30054899163149">
                <text:p>0.300548991631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215">
                <text:p>0.0215</text:p>
              </table:table-cell>
              <table:table-cell office:value-type="float" office:value="0.298554125873667">
                <text:p>0.298554125873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22">
                <text:p>0.022</text:p>
              </table:table-cell>
              <table:table-cell office:value-type="float" office:value="0.296605783377813">
                <text:p>0.2966057833778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225">
                <text:p>0.0225</text:p>
              </table:table-cell>
              <table:table-cell office:value-type="float" office:value="0.294702186203678">
                <text:p>0.2947021862036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23">
                <text:p>0.023</text:p>
              </table:table-cell>
              <table:table-cell office:value-type="float" office:value="0.292841673307151">
                <text:p>0.2928416733071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235">
                <text:p>0.0235</text:p>
              </table:table-cell>
              <table:table-cell office:value-type="float" office:value="0.291022690506677">
                <text:p>0.2910226905066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24">
                <text:p>0.024</text:p>
              </table:table-cell>
              <table:table-cell office:value-type="float" office:value="0.289243781484956">
                <text:p>0.2892437814849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245">
                <text:p>0.0245</text:p>
              </table:table-cell>
              <table:table-cell office:value-type="float" office:value="0.287503579699148">
                <text:p>0.2875035796991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25">
                <text:p>0.025</text:p>
              </table:table-cell>
              <table:table-cell office:value-type="float" office:value="0.285800801090628">
                <text:p>0.2858008010906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255">
                <text:p>0.0255</text:p>
              </table:table-cell>
              <table:table-cell office:value-type="float" office:value="0.284134237500361">
                <text:p>0.2841342375003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26">
                <text:p>0.026</text:p>
              </table:table-cell>
              <table:table-cell office:value-type="float" office:value="0.282502750708639">
                <text:p>0.2825027507086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265">
                <text:p>0.0265</text:p>
              </table:table-cell>
              <table:table-cell office:value-type="float" office:value="0.28090526702875">
                <text:p>0.280905267028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27">
                <text:p>0.027</text:p>
              </table:table-cell>
              <table:table-cell office:value-type="float" office:value="0.279340772393275">
                <text:p>0.2793407723932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275">
                <text:p>0.0275</text:p>
              </table:table-cell>
              <table:table-cell office:value-type="float" office:value="0.277808307879582">
                <text:p>0.2778083078795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28">
                <text:p>0.028</text:p>
              </table:table-cell>
              <table:table-cell office:value-type="float" office:value="0.276306965627793">
                <text:p>0.2763069656277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285">
                <text:p>0.0285</text:p>
              </table:table-cell>
              <table:table-cell office:value-type="float" office:value="0.274835885110276">
                <text:p>0.2748358851102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29">
                <text:p>0.029</text:p>
              </table:table-cell>
              <table:table-cell office:value-type="float" office:value="0.273394249716675">
                <text:p>0.2733942497166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295">
                <text:p>0.0295</text:p>
              </table:table-cell>
              <table:table-cell office:value-type="float" office:value="0.271981283622816">
                <text:p>0.2719812836228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3">
                <text:p>0.03</text:p>
              </table:table-cell>
              <table:table-cell office:value-type="float" office:value="0.270596248915526">
                <text:p>0.2705962489155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305">
                <text:p>0.0305</text:p>
              </table:table-cell>
              <table:table-cell office:value-type="float" office:value="0.269238442948647">
                <text:p>0.2692384429486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31">
                <text:p>0.031</text:p>
              </table:table-cell>
              <table:table-cell office:value-type="float" office:value="0.267907195908337">
                <text:p>0.2679071959083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315">
                <text:p>0.0315</text:p>
              </table:table-cell>
              <table:table-cell office:value-type="float" office:value="0.266601868568217">
                <text:p>0.2666018685682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32">
                <text:p>0.032</text:p>
              </table:table-cell>
              <table:table-cell office:value-type="float" office:value="0.26532185021705">
                <text:p>0.265321850217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325">
                <text:p>0.0325</text:p>
              </table:table-cell>
              <table:table-cell office:value-type="float" office:value="0.264066556743537">
                <text:p>0.2640665567435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33">
                <text:p>0.033</text:p>
              </table:table-cell>
              <table:table-cell office:value-type="float" office:value="0.262835428864457">
                <text:p>0.26283542886445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335">
                <text:p>0.0335</text:p>
              </table:table-cell>
              <table:table-cell office:value-type="float" office:value="0.261627930483824">
                <text:p>0.2616279304838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34">
                <text:p>0.034</text:p>
              </table:table-cell>
              <table:table-cell office:value-type="float" office:value="0.26044354717203">
                <text:p>0.260443547172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345">
                <text:p>0.0345</text:p>
              </table:table-cell>
              <table:table-cell office:value-type="float" office:value="0.259281784755046">
                <text:p>0.2592817847550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35">
                <text:p>0.035</text:p>
              </table:table-cell>
              <table:table-cell office:value-type="float" office:value="0.258142168004776">
                <text:p>0.2581421680047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355">
                <text:p>0.0355</text:p>
              </table:table-cell>
              <table:table-cell office:value-type="float" office:value="0.25702423942251">
                <text:p>0.257024239422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36">
                <text:p>0.036</text:p>
              </table:table-cell>
              <table:table-cell office:value-type="float" office:value="0.255927558108241">
                <text:p>0.2559275581082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365">
                <text:p>0.0365</text:p>
              </table:table-cell>
              <table:table-cell office:value-type="float" office:value="0.254851698709259">
                <text:p>0.2548516987092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37">
                <text:p>0.037</text:p>
              </table:table-cell>
              <table:table-cell office:value-type="float" office:value="0.253796250442096">
                <text:p>0.2537962504420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375">
                <text:p>0.0375</text:p>
              </table:table-cell>
              <table:table-cell office:value-type="float" office:value="0.252760816182405">
                <text:p>0.2527608161824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38">
                <text:p>0.038</text:p>
              </table:table-cell>
              <table:table-cell office:value-type="float" office:value="0.251745011617872">
                <text:p>0.25174501161787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385">
                <text:p>0.0385</text:p>
              </table:table-cell>
              <table:table-cell office:value-type="float" office:value="0.250748464459666">
                <text:p>0.25074846445966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39">
                <text:p>0.039</text:p>
              </table:table-cell>
              <table:table-cell office:value-type="float" office:value="0.249770813708357">
                <text:p>0.2497708137083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395">
                <text:p>0.0395</text:p>
              </table:table-cell>
              <table:table-cell office:value-type="float" office:value="0.248811708970529">
                <text:p>0.2488117089705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4">
                <text:p>0.04</text:p>
              </table:table-cell>
              <table:table-cell office:value-type="float" office:value="0.247870809822674">
                <text:p>0.2478708098226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405">
                <text:p>0.0405</text:p>
              </table:table-cell>
              <table:table-cell office:value-type="float" office:value="0.246947785219197">
                <text:p>0.24694778521919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41">
                <text:p>0.041</text:p>
              </table:table-cell>
              <table:table-cell office:value-type="float" office:value="0.246042312941607">
                <text:p>0.2460423129416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415">
                <text:p>0.0415</text:p>
              </table:table-cell>
              <table:table-cell office:value-type="float" office:value="0.245154079086233">
                <text:p>0.2451540790862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42">
                <text:p>0.042</text:p>
              </table:table-cell>
              <table:table-cell office:value-type="float" office:value="0.244282777587942">
                <text:p>0.2442827775879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425">
                <text:p>0.0425</text:p>
              </table:table-cell>
              <table:table-cell office:value-type="float" office:value="0.243428109777574">
                <text:p>0.2434281097775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43">
                <text:p>0.043</text:p>
              </table:table-cell>
              <table:table-cell office:value-type="float" office:value="0.242589783970923">
                <text:p>0.2425897839709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435">
                <text:p>0.0435</text:p>
              </table:table-cell>
              <table:table-cell office:value-type="float" office:value="0.241767515087287">
                <text:p>0.24176751508728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44">
                <text:p>0.044</text:p>
              </table:table-cell>
              <table:table-cell office:value-type="float" office:value="0.240961024295689">
                <text:p>0.24096102429568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445">
                <text:p>0.0445</text:p>
              </table:table-cell>
              <table:table-cell office:value-type="float" office:value="0.240170038687037">
                <text:p>0.2401700386870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45">
                <text:p>0.045</text:p>
              </table:table-cell>
              <table:table-cell office:value-type="float" office:value="0.239394290970583">
                <text:p>0.23939429097058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455">
                <text:p>0.0455</text:p>
              </table:table-cell>
              <table:table-cell office:value-type="float" office:value="0.238633519193124">
                <text:p>0.2386335191931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46">
                <text:p>0.046</text:p>
              </table:table-cell>
              <table:table-cell office:value-type="float" office:value="0.237887466479511">
                <text:p>0.2378874664795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465">
                <text:p>0.0465</text:p>
              </table:table-cell>
              <table:table-cell office:value-type="float" office:value="0.237155880793089">
                <text:p>0.23715588079308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47">
                <text:p>0.047</text:p>
              </table:table-cell>
              <table:table-cell office:value-type="float" office:value="0.236438514714783">
                <text:p>0.23643851471478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475">
                <text:p>0.0475</text:p>
              </table:table-cell>
              <table:table-cell office:value-type="float" office:value="0.235735125239605">
                <text:p>0.2357351252396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48">
                <text:p>0.048</text:p>
              </table:table-cell>
              <table:table-cell office:value-type="float" office:value="0.235045473589444">
                <text:p>0.2350454735894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485">
                <text:p>0.0485</text:p>
              </table:table-cell>
              <table:table-cell office:value-type="float" office:value="0.234369325041023">
                <text:p>0.23436932504102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49">
                <text:p>0.049</text:p>
              </table:table-cell>
              <table:table-cell office:value-type="float" office:value="0.233706448768017">
                <text:p>0.23370644876801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495">
                <text:p>0.0495</text:p>
              </table:table-cell>
              <table:table-cell office:value-type="float" office:value="0.233056617696327">
                <text:p>0.2330566176963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5">
                <text:p>0.05</text:p>
              </table:table-cell>
              <table:table-cell office:value-type="float" office:value="0.232419608371606">
                <text:p>0.23241960837160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505">
                <text:p>0.0505</text:p>
              </table:table-cell>
              <table:table-cell office:value-type="float" office:value="0.231795200838128">
                <text:p>0.23179520083812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51">
                <text:p>0.051</text:p>
              </table:table-cell>
              <table:table-cell office:value-type="float" office:value="0.231183178528194">
                <text:p>0.23118317852819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515">
                <text:p>0.0515</text:p>
              </table:table-cell>
              <table:table-cell office:value-type="float" office:value="0.230583328161265">
                <text:p>0.23058332816126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52">
                <text:p>0.052</text:p>
              </table:table-cell>
              <table:table-cell office:value-type="float" office:value="0.229995439652078">
                <text:p>0.22999543965207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525">
                <text:p>0.0525</text:p>
              </table:table-cell>
              <table:table-cell office:value-type="float" office:value="0.229419306027035">
                <text:p>0.22941930602703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53">
                <text:p>0.053</text:p>
              </table:table-cell>
              <table:table-cell office:value-type="float" office:value="0.228854723348198">
                <text:p>0.2288547233481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535">
                <text:p>0.0535</text:p>
              </table:table-cell>
              <table:table-cell office:value-type="float" office:value="0.228301490644249">
                <text:p>0.22830149064424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54">
                <text:p>0.054</text:p>
              </table:table-cell>
              <table:table-cell office:value-type="float" office:value="0.227759409847816">
                <text:p>0.22775940984781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545">
                <text:p>0.0545</text:p>
              </table:table-cell>
              <table:table-cell office:value-type="float" office:value="0.227228285738609">
                <text:p>0.22722828573860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55">
                <text:p>0.055</text:p>
              </table:table-cell>
              <table:table-cell office:value-type="float" office:value="0.226707925891828">
                <text:p>0.22670792589182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MacOSX_X86_64 LibreOffice_project/e5f16313668ac592c1bfb310f4390624e3dbfb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001cm" svg:height="6.001cm" xlink:href=".." xlink:type="simple" chart:class="chart:scatter" chart:style-name="ch1">
        <chart:legend chart:legend-position="bottom" svg:x="3.879cm" svg:y="5.222cm" style:legend-expansion="wide" chart:style-name="ch2"/>
        <chart:plot-area chart:style-name="ch3" table:cell-range-address="SABRModel.E7:SABRModel.E116 SABRModel.H6:SABRModel.H116" chart:data-source-has-labels="row" svg:x="0.2cm" svg:y="0.12cm" svg:width="9.601cm" svg:height="4.982cm">
          <chartooo:coordinate-region svg:x="0.844cm" svg:y="0.317cm" svg:width="8.275cm" svg:height="4.1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ABRModel.H7:SABRModel.H116" chart:label-cell-address="SABRModel.H6:SABRModel.H6" chart:class="chart:scatter">
            <chart:domain table:cell-range-address="SABRModel.E7:SABRModel.E116"/>
            <chart:data-point chart:repeated="1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density</text:p>
                <draw:g>
                  <svg:desc>SABRModel.H6:SABRModel.H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5">
                <text:p>0.0005</text:p>
                <draw:g>
                  <svg:desc>SABRModel.E7:SABRModel.E116</svg:desc>
                </draw:g>
              </table:table-cell>
              <table:table-cell office:value-type="float" office:value="NaN">
                <text:p>NaN</text:p>
                <draw:g>
                  <svg:desc>SABRModel.H7:SABRModel.H1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45.7955390268591">
                <text:p>45.79553902685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5">
                <text:p>0.0015</text:p>
              </table:table-cell>
              <table:table-cell office:value-type="float" office:value="72.3521293254301">
                <text:p>72.35212932543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">
                <text:p>0.002</text:p>
              </table:table-cell>
              <table:table-cell office:value-type="float" office:value="88.6932086767919">
                <text:p>88.69320867679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5">
                <text:p>0.0025</text:p>
              </table:table-cell>
              <table:table-cell office:value-type="float" office:value="96.6712894123825">
                <text:p>96.67128941238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3">
                <text:p>0.003</text:p>
              </table:table-cell>
              <table:table-cell office:value-type="float" office:value="98.9747836918076">
                <text:p>98.97478369180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35">
                <text:p>0.0035</text:p>
              </table:table-cell>
              <table:table-cell office:value-type="float" office:value="97.7042874722896">
                <text:p>97.70428747228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4">
                <text:p>0.004</text:p>
              </table:table-cell>
              <table:table-cell office:value-type="float" office:value="94.3002975493933">
                <text:p>94.30029754939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45">
                <text:p>0.0045</text:p>
              </table:table-cell>
              <table:table-cell office:value-type="float" office:value="89.7060798747927">
                <text:p>89.70607987479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5">
                <text:p>0.005</text:p>
              </table:table-cell>
              <table:table-cell office:value-type="float" office:value="84.525839551642">
                <text:p>84.5258395516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55">
                <text:p>0.0055</text:p>
              </table:table-cell>
              <table:table-cell office:value-type="float" office:value="79.1403449319911">
                <text:p>79.14034493199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6">
                <text:p>0.006</text:p>
              </table:table-cell>
              <table:table-cell office:value-type="float" office:value="73.7849675561259">
                <text:p>73.78496755612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65">
                <text:p>0.0065</text:p>
              </table:table-cell>
              <table:table-cell office:value-type="float" office:value="68.6009355145012">
                <text:p>68.60093551450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7">
                <text:p>0.007</text:p>
              </table:table-cell>
              <table:table-cell office:value-type="float" office:value="63.668714122625">
                <text:p>63.6687141226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75">
                <text:p>0.0075</text:p>
              </table:table-cell>
              <table:table-cell office:value-type="float" office:value="59.029729385103">
                <text:p>59.0297293851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8">
                <text:p>0.008</text:p>
              </table:table-cell>
              <table:table-cell office:value-type="float" office:value="54.7005337342768">
                <text:p>54.70053373427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85">
                <text:p>0.0085</text:p>
              </table:table-cell>
              <table:table-cell office:value-type="float" office:value="50.682066103376">
                <text:p>50.6820661033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9">
                <text:p>0.009</text:p>
              </table:table-cell>
              <table:table-cell office:value-type="float" office:value="46.9657143028342">
                <text:p>46.96571430283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950000000000001">
                <text:p>0.00950000000000001</text:p>
              </table:table-cell>
              <table:table-cell office:value-type="float" office:value="43.5372820748407">
                <text:p>43.53728207484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">
                <text:p>0.01</text:p>
              </table:table-cell>
              <table:table-cell office:value-type="float" office:value="40.3795760904956">
                <text:p>40.37957609049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05">
                <text:p>0.0105</text:p>
              </table:table-cell>
              <table:table-cell office:value-type="float" office:value="37.4740800118835">
                <text:p>37.47408001188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1">
                <text:p>0.011</text:p>
              </table:table-cell>
              <table:table-cell office:value-type="float" office:value="34.8020227580633">
                <text:p>34.80202275806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15">
                <text:p>0.0115</text:p>
              </table:table-cell>
              <table:table-cell office:value-type="float" office:value="32.3450442374258">
                <text:p>32.34504423742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2">
                <text:p>0.012</text:p>
              </table:table-cell>
              <table:table-cell office:value-type="float" office:value="30.0855938428975">
                <text:p>30.08559384289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25">
                <text:p>0.0125</text:p>
              </table:table-cell>
              <table:table-cell office:value-type="float" office:value="28.0071522065911">
                <text:p>28.00715220659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3">
                <text:p>0.013</text:p>
              </table:table-cell>
              <table:table-cell office:value-type="float" office:value="26.0943369697706">
                <text:p>26.09433696977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35">
                <text:p>0.0135</text:p>
              </table:table-cell>
              <table:table-cell office:value-type="float" office:value="24.3329334479702">
                <text:p>24.33293344797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4">
                <text:p>0.014</text:p>
              </table:table-cell>
              <table:table-cell office:value-type="float" office:value="22.7098777159911">
                <text:p>22.70987771599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45">
                <text:p>0.0145</text:p>
              </table:table-cell>
              <table:table-cell office:value-type="float" office:value="21.2132106144261">
                <text:p>21.21321061442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5">
                <text:p>0.015</text:p>
              </table:table-cell>
              <table:table-cell office:value-type="float" office:value="19.8320150648791">
                <text:p>19.83201506487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55">
                <text:p>0.0155</text:p>
              </table:table-cell>
              <table:table-cell office:value-type="float" office:value="18.5563449202827">
                <text:p>18.55634492028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6">
                <text:p>0.016</text:p>
              </table:table-cell>
              <table:table-cell office:value-type="float" office:value="17.3771507473268">
                <text:p>17.37715074732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65">
                <text:p>0.0165</text:p>
              </table:table-cell>
              <table:table-cell office:value-type="float" office:value="16.2862060081072">
                <text:p>16.28620600810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7">
                <text:p>0.017</text:p>
              </table:table-cell>
              <table:table-cell office:value-type="float" office:value="15.2760358010165">
                <text:p>15.27603580101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75">
                <text:p>0.0175</text:p>
              </table:table-cell>
              <table:table-cell office:value-type="float" office:value="14.3398494315151">
                <text:p>14.33984943151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8">
                <text:p>0.018</text:p>
              </table:table-cell>
              <table:table-cell office:value-type="float" office:value="13.4714774928639">
                <text:p>13.47147749286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85">
                <text:p>0.0185</text:p>
              </table:table-cell>
              <table:table-cell office:value-type="float" office:value="12.6653137387697">
                <text:p>12.66531373876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9">
                <text:p>0.019</text:p>
              </table:table-cell>
              <table:table-cell office:value-type="float" office:value="11.9162617752515">
                <text:p>11.91626177525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195">
                <text:p>0.0195</text:p>
              </table:table-cell>
              <table:table-cell office:value-type="float" office:value="11.2196864366642">
                <text:p>11.21968643666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2">
                <text:p>0.02</text:p>
              </table:table-cell>
              <table:table-cell office:value-type="float" office:value="10.5713696114482">
                <text:p>10.57136961144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205">
                <text:p>0.0205</text:p>
              </table:table-cell>
              <table:table-cell office:value-type="float" office:value="9.96747023039068">
                <text:p>9.967470230390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1">
                <text:p>0.021</text:p>
              </table:table-cell>
              <table:table-cell office:value-type="float" office:value="9.40448810383269">
                <text:p>9.404488103832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215">
                <text:p>0.0215</text:p>
              </table:table-cell>
              <table:table-cell office:value-type="float" office:value="8.87923128985173">
                <text:p>8.879231289851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22">
                <text:p>0.022</text:p>
              </table:table-cell>
              <table:table-cell office:value-type="float" office:value="8.38878667976278">
                <text:p>8.388786679762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225">
                <text:p>0.0225</text:p>
              </table:table-cell>
              <table:table-cell office:value-type="float" office:value="7.93049350372199">
                <text:p>7.930493503721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23">
                <text:p>0.023</text:p>
              </table:table-cell>
              <table:table-cell office:value-type="float" office:value="7.50191947628858">
                <text:p>7.501919476288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235">
                <text:p>0.0235</text:p>
              </table:table-cell>
              <table:table-cell office:value-type="float" office:value="7.10083932176259">
                <text:p>7.100839321762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24">
                <text:p>0.024</text:p>
              </table:table-cell>
              <table:table-cell office:value-type="float" office:value="6.72521544300019">
                <text:p>6.725215443000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245">
                <text:p>0.0245</text:p>
              </table:table-cell>
              <table:table-cell office:value-type="float" office:value="6.37318051504176">
                <text:p>6.373180515041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25">
                <text:p>0.025</text:p>
              </table:table-cell>
              <table:table-cell office:value-type="float" office:value="6.04302180870138">
                <text:p>6.043021808701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255">
                <text:p>0.0255</text:p>
              </table:table-cell>
              <table:table-cell office:value-type="float" office:value="5.73316706394682">
                <text:p>5.733167063946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26">
                <text:p>0.026</text:p>
              </table:table-cell>
              <table:table-cell office:value-type="float" office:value="5.44217175695374">
                <text:p>5.442171756953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265">
                <text:p>0.0265</text:p>
              </table:table-cell>
              <table:table-cell office:value-type="float" office:value="5.1687076132387">
                <text:p>5.16870761323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27">
                <text:p>0.027</text:p>
              </table:table-cell>
              <table:table-cell office:value-type="float" office:value="4.91155224090648">
                <text:p>4.911552240906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275">
                <text:p>0.0275</text:p>
              </table:table-cell>
              <table:table-cell office:value-type="float" office:value="4.66957976747415">
                <text:p>4.669579767474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28">
                <text:p>0.028</text:p>
              </table:table-cell>
              <table:table-cell office:value-type="float" office:value="4.44175237786746">
                <text:p>4.441752377867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285">
                <text:p>0.0285</text:p>
              </table:table-cell>
              <table:table-cell office:value-type="float" office:value="4.22711265934179">
                <text:p>4.2271126593417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29">
                <text:p>0.029</text:p>
              </table:table-cell>
              <table:table-cell office:value-type="float" office:value="4.02477667529356">
                <text:p>4.024776675293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295">
                <text:p>0.0295</text:p>
              </table:table-cell>
              <table:table-cell office:value-type="float" office:value="3.8339276872291">
                <text:p>3.83392768722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3">
                <text:p>0.03</text:p>
              </table:table-cell>
              <table:table-cell office:value-type="float" office:value="3.65381046733316">
                <text:p>3.653810467333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305">
                <text:p>0.0305</text:p>
              </table:table-cell>
              <table:table-cell office:value-type="float" office:value="3.48372613511414">
                <text:p>3.483726135114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31">
                <text:p>0.031</text:p>
              </table:table-cell>
              <table:table-cell office:value-type="float" office:value="3.32302747144393">
                <text:p>3.323027471443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315">
                <text:p>0.0315</text:p>
              </table:table-cell>
              <table:table-cell office:value-type="float" office:value="3.17111465787233">
                <text:p>3.171114657872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32">
                <text:p>0.032</text:p>
              </table:table-cell>
              <table:table-cell office:value-type="float" office:value="3.02743140410434">
                <text:p>3.027431404104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325">
                <text:p>0.0325</text:p>
              </table:table-cell>
              <table:table-cell office:value-type="float" office:value="2.89146142082568">
                <text:p>2.891461420825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33">
                <text:p>0.033</text:p>
              </table:table-cell>
              <table:table-cell office:value-type="float" office:value="2.76272520855283">
                <text:p>2.7627252085528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335">
                <text:p>0.0335</text:p>
              </table:table-cell>
              <table:table-cell office:value-type="float" office:value="2.64077712864001">
                <text:p>2.640777128640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34">
                <text:p>0.034</text:p>
              </table:table-cell>
              <table:table-cell office:value-type="float" office:value="2.52520273214245">
                <text:p>2.525202732142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345">
                <text:p>0.0345</text:p>
              </table:table-cell>
              <table:table-cell office:value-type="float" office:value="2.4156163194941">
                <text:p>2.41561631949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35">
                <text:p>0.035</text:p>
              </table:table-cell>
              <table:table-cell office:value-type="float" office:value="2.31165871174103">
                <text:p>2.311658711741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355">
                <text:p>0.0355</text:p>
              </table:table-cell>
              <table:table-cell office:value-type="float" office:value="2.212995211197">
                <text:p>2.21299521119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36">
                <text:p>0.036</text:p>
              </table:table-cell>
              <table:table-cell office:value-type="float" office:value="2.11931373552722">
                <text:p>2.119313735527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365">
                <text:p>0.0365</text:p>
              </table:table-cell>
              <table:table-cell office:value-type="float" office:value="2.03032310853223">
                <text:p>2.030323108532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37">
                <text:p>0.037</text:p>
              </table:table-cell>
              <table:table-cell office:value-type="float" office:value="1.94575149332999">
                <text:p>1.945751493329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375">
                <text:p>0.0375</text:p>
              </table:table-cell>
              <table:table-cell office:value-type="float" office:value="1.86534495553482">
                <text:p>1.865344955534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38">
                <text:p>0.038</text:p>
              </table:table-cell>
              <table:table-cell office:value-type="float" office:value="1.78886614353489">
                <text:p>1.7888661435348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385">
                <text:p>0.0385</text:p>
              </table:table-cell>
              <table:table-cell office:value-type="float" office:value="1.71609307703145">
                <text:p>1.716093077031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39">
                <text:p>0.039</text:p>
              </table:table-cell>
              <table:table-cell office:value-type="float" office:value="1.64681803254849">
                <text:p>1.646818032548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395">
                <text:p>0.0395</text:p>
              </table:table-cell>
              <table:table-cell office:value-type="float" office:value="1.58084651881744">
                <text:p>1.580846518817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4">
                <text:p>0.04</text:p>
              </table:table-cell>
              <table:table-cell office:value-type="float" office:value="1.51799633301558">
                <text:p>1.5179963330155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405">
                <text:p>0.0405</text:p>
              </table:table-cell>
              <table:table-cell office:value-type="float" office:value="1.45809669176155">
                <text:p>1.458096691761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41">
                <text:p>0.041</text:p>
              </table:table-cell>
              <table:table-cell office:value-type="float" office:value="1.40098742985178">
                <text:p>1.4009874298517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415">
                <text:p>0.0415</text:p>
              </table:table-cell>
              <table:table-cell office:value-type="float" office:value="1.34651826088228">
                <text:p>1.346518260882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42">
                <text:p>0.042</text:p>
              </table:table-cell>
              <table:table-cell office:value-type="float" office:value="1.29454809563896">
                <text:p>1.294548095638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425">
                <text:p>0.0425</text:p>
              </table:table-cell>
              <table:table-cell office:value-type="float" office:value="1.24494441113183">
                <text:p>1.2449444111318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43">
                <text:p>0.043</text:p>
              </table:table-cell>
              <table:table-cell office:value-type="float" office:value="1.1975826689518">
                <text:p>1.19758266895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435">
                <text:p>0.0435</text:p>
              </table:table-cell>
              <table:table-cell office:value-type="float" office:value="1.15234577609389">
                <text:p>1.152345776093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44">
                <text:p>0.044</text:p>
              </table:table-cell>
              <table:table-cell office:value-type="float" office:value="1.10912358687294">
                <text:p>1.1091235868729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445">
                <text:p>0.0445</text:p>
              </table:table-cell>
              <table:table-cell office:value-type="float" office:value="1.06781244117683">
                <text:p>1.067812441176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45">
                <text:p>0.045</text:p>
              </table:table-cell>
              <table:table-cell office:value-type="float" office:value="1.02831473692764">
                <text:p>1.028314736927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455">
                <text:p>0.0455</text:p>
              </table:table-cell>
              <table:table-cell office:value-type="float" office:value="0.990538533681815">
                <text:p>0.9905385336818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46">
                <text:p>0.046</text:p>
              </table:table-cell>
              <table:table-cell office:value-type="float" office:value="0.954397184758664">
                <text:p>0.9543971847586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465">
                <text:p>0.0465</text:p>
              </table:table-cell>
              <table:table-cell office:value-type="float" office:value="0.919808996143344">
                <text:p>0.9198089961433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47">
                <text:p>0.047</text:p>
              </table:table-cell>
              <table:table-cell office:value-type="float" office:value="0.886696909250215">
                <text:p>0.8866969092502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475">
                <text:p>0.0475</text:p>
              </table:table-cell>
              <table:table-cell office:value-type="float" office:value="0.854988206702883">
                <text:p>0.85498820670288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48">
                <text:p>0.048</text:p>
              </table:table-cell>
              <table:table-cell office:value-type="float" office:value="0.824614238148588">
                <text:p>0.82461423814858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485">
                <text:p>0.0485</text:p>
              </table:table-cell>
              <table:table-cell office:value-type="float" office:value="0.795510165975918">
                <text:p>0.79551016597591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49">
                <text:p>0.049</text:p>
              </table:table-cell>
              <table:table-cell office:value-type="float" office:value="0.7676147278572">
                <text:p>0.76761472785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495">
                <text:p>0.0495</text:p>
              </table:table-cell>
              <table:table-cell office:value-type="float" office:value="0.740870016221767">
                <text:p>0.7408700162217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5">
                <text:p>0.05</text:p>
              </table:table-cell>
              <table:table-cell office:value-type="float" office:value="0.715221272603628">
                <text:p>0.7152212726036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505">
                <text:p>0.0505</text:p>
              </table:table-cell>
              <table:table-cell office:value-type="float" office:value="0.690616695759801">
                <text:p>0.69061669575980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51">
                <text:p>0.051</text:p>
              </table:table-cell>
              <table:table-cell office:value-type="float" office:value="0.667007263012008">
                <text:p>0.6670072630120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515">
                <text:p>0.0515</text:p>
              </table:table-cell>
              <table:table-cell office:value-type="float" office:value="0.644346563397502">
                <text:p>0.64434656339750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52">
                <text:p>0.052</text:p>
              </table:table-cell>
              <table:table-cell office:value-type="float" office:value="0.622590641778143">
                <text:p>0.62259064177814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525">
                <text:p>0.0525</text:p>
              </table:table-cell>
              <table:table-cell office:value-type="float" office:value="0.601697853559049">
                <text:p>0.60169785355904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53">
                <text:p>0.053</text:p>
              </table:table-cell>
              <table:table-cell office:value-type="float" office:value="0.581628728635058">
                <text:p>0.58162872863505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535">
                <text:p>0.0535</text:p>
              </table:table-cell>
              <table:table-cell office:value-type="float" office:value="0.562345844346174">
                <text:p>0.56234584434617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54">
                <text:p>0.054</text:p>
              </table:table-cell>
              <table:table-cell office:value-type="float" office:value="0.543813706516221">
                <text:p>0.54381370651622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545">
                <text:p>0.0545</text:p>
              </table:table-cell>
              <table:table-cell office:value-type="float" office:value="0.525998638387179">
                <text:p>0.52599863838717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55">
                <text:p>0.055</text:p>
              </table:table-cell>
              <table:table-cell office:value-type="float" office:value="7.51176282608334">
                <text:p>7.5117628260833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MacOSX_X86_64 LibreOffice_project/e5f16313668ac592c1bfb310f4390624e3dbfb7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">
      <style:chart-properties chart:symbol-type="named-symbol" chart:symbol-name="circle" chart:symbol-width="0.15cm" chart:symbol-height="0.15cm" chart:link-data-style-to-source="true"/>
      <style:graphic-properties draw:stroke-dash="Ultra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001cm" svg:height="6.001cm" xlink:href=".." xlink:type="simple" chart:class="chart:scatter" chart:style-name="ch1">
        <chart:legend chart:legend-position="bottom" svg:x="3.521cm" svg:y="5.222cm" style:legend-expansion="wide" chart:style-name="ch2"/>
        <chart:plot-area chart:style-name="ch3" table:cell-range-address="SABRModel.E7:SABRModel.E116 SABRModel.G6:SABRModel.G116" chart:data-source-has-labels="row" svg:x="0.2cm" svg:y="0.12cm" svg:width="9.601cm" svg:height="4.982cm">
          <chartooo:coordinate-region svg:x="1.431cm" svg:y="0.261cm" svg:width="7.873cm" svg:height="3.9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ABRModel.G7:SABRModel.G116" chart:label-cell-address="SABRModel.G6:SABRModel.G6" chart:class="chart:scatter">
            <chart:domain table:cell-range-address="SABRModel.E7:SABRModel.E116"/>
            <chart:data-point chart:repeated="1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option price</text:p>
                <draw:g>
                  <svg:desc>SABRModel.G6:SABRModel.G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5">
                <text:p>0.0005</text:p>
                <draw:g>
                  <svg:desc>SABRModel.E7:SABRModel.E116</svg:desc>
                </draw:g>
              </table:table-cell>
              <table:table-cell office:value-type="float" office:value="0.00950019298911738">
                <text:p>0.00950019298911738</text:p>
                <draw:g>
                  <svg:desc>SABRModel.G7:SABRModel.G1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0.00900413073516621">
                <text:p>0.009004130735166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5">
                <text:p>0.0015</text:p>
              </table:table-cell>
              <table:table-cell office:value-type="float" office:value="0.00851951736597176">
                <text:p>0.008519517365971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">
                <text:p>0.002</text:p>
              </table:table-cell>
              <table:table-cell office:value-type="float" office:value="0.00805299202910866">
                <text:p>0.008052992029108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5">
                <text:p>0.0025</text:p>
              </table:table-cell>
              <table:table-cell office:value-type="float" office:value="0.00760863999441476">
                <text:p>0.007608639994414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3">
                <text:p>0.003</text:p>
              </table:table-cell>
              <table:table-cell office:value-type="float" office:value="0.00718845578207395">
                <text:p>0.007188455782073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35">
                <text:p>0.0035</text:p>
              </table:table-cell>
              <table:table-cell office:value-type="float" office:value="0.0067930152656561">
                <text:p>0.00679301526565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4">
                <text:p>0.004</text:p>
              </table:table-cell>
              <table:table-cell office:value-type="float" office:value="0.00642200082110631">
                <text:p>0.006422000821106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45">
                <text:p>0.0045</text:p>
              </table:table-cell>
              <table:table-cell office:value-type="float" office:value="0.00607456145094388">
                <text:p>0.006074561450943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5">
                <text:p>0.005</text:p>
              </table:table-cell>
              <table:table-cell office:value-type="float" office:value="0.00574954860075014">
                <text:p>0.005749548600750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55">
                <text:p>0.0055</text:p>
              </table:table-cell>
              <table:table-cell office:value-type="float" office:value="0.00544566721044432">
                <text:p>0.005445667210444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6">
                <text:p>0.006</text:p>
              </table:table-cell>
              <table:table-cell office:value-type="float" office:value="0.00516157090637149">
                <text:p>0.005161570906371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65">
                <text:p>0.0065</text:p>
              </table:table-cell>
              <table:table-cell office:value-type="float" office:value="0.0048959208441877">
                <text:p>0.00489592084418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7">
                <text:p>0.007</text:p>
              </table:table-cell>
              <table:table-cell office:value-type="float" office:value="0.00464742101588253">
                <text:p>0.004647421015882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75">
                <text:p>0.0075</text:p>
              </table:table-cell>
              <table:table-cell office:value-type="float" office:value="0.00441483836610801">
                <text:p>0.004414838366108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8">
                <text:p>0.008</text:p>
              </table:table-cell>
              <table:table-cell office:value-type="float" office:value="0.00419701314867977">
                <text:p>0.004197013148679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85">
                <text:p>0.0085</text:p>
              </table:table-cell>
              <table:table-cell office:value-type="float" office:value="0.00399286306468511">
                <text:p>0.003992863064685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9">
                <text:p>0.009</text:p>
              </table:table-cell>
              <table:table-cell office:value-type="float" office:value="0.00380138349721628">
                <text:p>0.003801383497216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950000000000001">
                <text:p>0.00950000000000001</text:p>
              </table:table-cell>
              <table:table-cell office:value-type="float" office:value="0.00362164535832316">
                <text:p>0.003621645358323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">
                <text:p>0.01</text:p>
              </table:table-cell>
              <table:table-cell office:value-type="float" office:value="0.00345279153994876">
                <text:p>0.003452791539948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05">
                <text:p>0.0105</text:p>
              </table:table-cell>
              <table:table-cell office:value-type="float" office:value="0.00329403261559698">
                <text:p>0.003294032615596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1">
                <text:p>0.011</text:p>
              </table:table-cell>
              <table:table-cell office:value-type="float" office:value="0.00314464221124817">
                <text:p>0.003144642211248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15">
                <text:p>0.0115</text:p>
              </table:table-cell>
              <table:table-cell office:value-type="float" office:value="0.00300395231258887">
                <text:p>0.003003952312588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2">
                <text:p>0.012</text:p>
              </table:table-cell>
              <table:table-cell office:value-type="float" office:value="0.00287134867498893">
                <text:p>0.002871348674988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25">
                <text:p>0.0125</text:p>
              </table:table-cell>
              <table:table-cell office:value-type="float" office:value="0.00274626643584972">
                <text:p>0.002746266435849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3">
                <text:p>0.013</text:p>
              </table:table-cell>
              <table:table-cell office:value-type="float" office:value="0.00262818598476215">
                <text:p>0.002628185984762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35">
                <text:p>0.0135</text:p>
              </table:table-cell>
              <table:table-cell office:value-type="float" office:value="0.00251662911791703">
                <text:p>0.002516629117917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4">
                <text:p>0.014</text:p>
              </table:table-cell>
              <table:table-cell office:value-type="float" office:value="0.0024111554844339">
                <text:p>0.00241115548443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45">
                <text:p>0.0145</text:p>
              </table:table-cell>
              <table:table-cell office:value-type="float" office:value="0.00231135932037976">
                <text:p>0.002311359320379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5">
                <text:p>0.015</text:p>
              </table:table-cell>
              <table:table-cell office:value-type="float" office:value="0.00221686645897923">
                <text:p>0.002216866458979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55">
                <text:p>0.0155</text:p>
              </table:table-cell>
              <table:table-cell office:value-type="float" office:value="0.00212733160134493">
                <text:p>0.002127331601344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6">
                <text:p>0.016</text:p>
              </table:table-cell>
              <table:table-cell office:value-type="float" office:value="0.00204243582994069">
                <text:p>0.002042435829940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65">
                <text:p>0.0165</text:p>
              </table:table-cell>
              <table:table-cell office:value-type="float" office:value="0.00196188434622329">
                <text:p>0.001961884346223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7">
                <text:p>0.017</text:p>
              </table:table-cell>
              <table:table-cell office:value-type="float" office:value="0.00188540441400791">
                <text:p>0.001885404414007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75">
                <text:p>0.0175</text:p>
              </table:table-cell>
              <table:table-cell office:value-type="float" office:value="0.00181274349074278">
                <text:p>0.001812743490742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8">
                <text:p>0.018</text:p>
              </table:table-cell>
              <table:table-cell office:value-type="float" office:value="0.00174366752983554">
                <text:p>0.001743667529835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85">
                <text:p>0.0185</text:p>
              </table:table-cell>
              <table:table-cell office:value-type="float" office:value="0.00167795943830151">
                <text:p>0.001677959438301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9">
                <text:p>0.019</text:p>
              </table:table-cell>
              <table:table-cell office:value-type="float" office:value="0.00161541767520217">
                <text:p>0.001615417675202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195">
                <text:p>0.0195</text:p>
              </table:table-cell>
              <table:table-cell office:value-type="float" office:value="0.00155585497754665">
                <text:p>0.001555854977546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2">
                <text:p>0.02</text:p>
              </table:table-cell>
              <table:table-cell office:value-type="float" office:value="0.00149909720150029">
                <text:p>0.001499097201500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205">
                <text:p>0.0205</text:p>
              </table:table-cell>
              <table:table-cell office:value-type="float" office:value="0.00144498226785679">
                <text:p>0.001444982267856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1">
                <text:p>0.021</text:p>
              </table:table-cell>
              <table:table-cell office:value-type="float" office:value="0.0013933592017709">
                <text:p>0.00139335920177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215">
                <text:p>0.0215</text:p>
              </table:table-cell>
              <table:table-cell office:value-type="float" office:value="0.00134408725771096">
                <text:p>0.001344087257710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22">
                <text:p>0.022</text:p>
              </table:table-cell>
              <table:table-cell office:value-type="float" office:value="0.00129703512147348">
                <text:p>0.001297035121473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225">
                <text:p>0.0225</text:p>
              </table:table-cell>
              <table:table-cell office:value-type="float" office:value="0.00125208018190594">
                <text:p>0.001252080181905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23">
                <text:p>0.023</text:p>
              </table:table-cell>
              <table:table-cell office:value-type="float" office:value="0.00120910786571434">
                <text:p>0.001209107865714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235">
                <text:p>0.0235</text:p>
              </table:table-cell>
              <table:table-cell office:value-type="float" office:value="0.0011680110293918">
                <text:p>0.00116801102939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24">
                <text:p>0.024</text:p>
              </table:table-cell>
              <table:table-cell office:value-type="float" office:value="0.00112868940289971">
                <text:p>0.001128689402899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245">
                <text:p>0.0245</text:p>
              </table:table-cell>
              <table:table-cell office:value-type="float" office:value="0.00109104908026837">
                <text:p>0.001091049080268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25">
                <text:p>0.025</text:p>
              </table:table-cell>
              <table:table-cell office:value-type="float" office:value="0.00105500205276578">
                <text:p>0.001055002052765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255">
                <text:p>0.0255</text:p>
              </table:table-cell>
              <table:table-cell office:value-type="float" office:value="0.00102046578071538">
                <text:p>0.0010204657807153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26">
                <text:p>0.026</text:p>
              </table:table-cell>
              <table:table-cell office:value-type="float" office:value="0.000987362800430956">
                <text:p>0.0009873628004309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265">
                <text:p>0.0265</text:p>
              </table:table-cell>
              <table:table-cell office:value-type="float" office:value="0.000955620363085774">
                <text:p>0.0009556203630857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27">
                <text:p>0.027</text:p>
              </table:table-cell>
              <table:table-cell office:value-type="float" office:value="0.000925170102643901">
                <text:p>0.0009251701026439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275">
                <text:p>0.0275</text:p>
              </table:table-cell>
              <table:table-cell office:value-type="float" office:value="0.000895947730262255">
                <text:p>0.0008959477302622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28">
                <text:p>0.028</text:p>
              </table:table-cell>
              <table:table-cell office:value-type="float" office:value="0.000867892752822478">
                <text:p>0.0008678927528224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285">
                <text:p>0.0285</text:p>
              </table:table-cell>
              <table:table-cell office:value-type="float" office:value="0.000840948213477168">
                <text:p>0.0008409482134771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29">
                <text:p>0.029</text:p>
              </table:table-cell>
              <table:table-cell office:value-type="float" office:value="0.000815060452296692">
                <text:p>0.0008150604522966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295">
                <text:p>0.0295</text:p>
              </table:table-cell>
              <table:table-cell office:value-type="float" office:value="0.000790178885285041">
                <text:p>0.0007901788852850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3">
                <text:p>0.03</text:p>
              </table:table-cell>
              <table:table-cell office:value-type="float" office:value="0.000766255800195196">
                <text:p>0.0007662558001951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305">
                <text:p>0.0305</text:p>
              </table:table-cell>
              <table:table-cell office:value-type="float" office:value="0.000743246167722185">
                <text:p>0.00074324616772218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31">
                <text:p>0.031</text:p>
              </table:table-cell>
              <table:table-cell office:value-type="float" office:value="0.000721107466782953">
                <text:p>0.0007211074667829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315">
                <text:p>0.0315</text:p>
              </table:table-cell>
              <table:table-cell office:value-type="float" office:value="0.000699799522711581">
                <text:p>0.0006997995227115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32">
                <text:p>0.032</text:p>
              </table:table-cell>
              <table:table-cell office:value-type="float" office:value="0.000679284357304678">
                <text:p>0.0006792843573046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325">
                <text:p>0.0325</text:p>
              </table:table-cell>
              <table:table-cell office:value-type="float" office:value="0.0006595260497488">
                <text:p>0.00065952604974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33">
                <text:p>0.033</text:p>
              </table:table-cell>
              <table:table-cell office:value-type="float" office:value="0.000640490607548129">
                <text:p>0.0006404906075481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335">
                <text:p>0.0335</text:p>
              </table:table-cell>
              <table:table-cell office:value-type="float" office:value="0.000622145846649597">
                <text:p>0.00062214584664959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34">
                <text:p>0.034</text:p>
              </table:table-cell>
              <table:table-cell office:value-type="float" office:value="0.000604461280033224">
                <text:p>0.0006044612800332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345">
                <text:p>0.0345</text:p>
              </table:table-cell>
              <table:table-cell office:value-type="float" office:value="0.000587408014099887">
                <text:p>0.0005874080140998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35">
                <text:p>0.035</text:p>
              </table:table-cell>
              <table:table-cell office:value-type="float" office:value="0.000570958652246423">
                <text:p>0.0005709586522464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355">
                <text:p>0.0355</text:p>
              </table:table-cell>
              <table:table-cell office:value-type="float" office:value="0.000555087205070895">
                <text:p>0.0005550872050708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36">
                <text:p>0.036</text:p>
              </table:table-cell>
              <table:table-cell office:value-type="float" office:value="0.000539769006698166">
                <text:p>0.0005397690066981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365">
                <text:p>0.0365</text:p>
              </table:table-cell>
              <table:table-cell office:value-type="float" office:value="0.000524980636759318">
                <text:p>0.0005249806367593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37">
                <text:p>0.037</text:p>
              </table:table-cell>
              <table:table-cell office:value-type="float" office:value="0.000510699847597604">
                <text:p>0.0005106998475976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375">
                <text:p>0.0375</text:p>
              </table:table-cell>
              <table:table-cell office:value-type="float" office:value="0.000496905496309222">
                <text:p>0.00049690549630922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38">
                <text:p>0.038</text:p>
              </table:table-cell>
              <table:table-cell office:value-type="float" office:value="0.000483577481259724">
                <text:p>0.0004835774812597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385">
                <text:p>0.0385</text:p>
              </table:table-cell>
              <table:table-cell office:value-type="float" office:value="0.00047069668274611">
                <text:p>0.000470696682746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39">
                <text:p>0.039</text:p>
              </table:table-cell>
              <table:table-cell office:value-type="float" office:value="0.000458244907501754">
                <text:p>0.0004582449075017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395">
                <text:p>0.0395</text:p>
              </table:table-cell>
              <table:table-cell office:value-type="float" office:value="0.000446204836765534">
                <text:p>0.00044620483676553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4">
                <text:p>0.04</text:p>
              </table:table-cell>
              <table:table-cell office:value-type="float" office:value="0.000434559977659019">
                <text:p>0.0004345599776590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405">
                <text:p>0.0405</text:p>
              </table:table-cell>
              <table:table-cell office:value-type="float" office:value="0.000423294617635758">
                <text:p>0.0004232946176357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41">
                <text:p>0.041</text:p>
              </table:table-cell>
              <table:table-cell office:value-type="float" office:value="0.000412393781785437">
                <text:p>0.00041239378178543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415">
                <text:p>0.0415</text:p>
              </table:table-cell>
              <table:table-cell office:value-type="float" office:value="0.00040184319279258">
                <text:p>0.000401843192792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42">
                <text:p>0.042</text:p>
              </table:table-cell>
              <table:table-cell office:value-type="float" office:value="0.000391629233364942">
                <text:p>0.0003916292333649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425">
                <text:p>0.0425</text:p>
              </table:table-cell>
              <table:table-cell office:value-type="float" office:value="0.000381738910961215">
                <text:p>0.0003817389109612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43">
                <text:p>0.043</text:p>
              </table:table-cell>
              <table:table-cell office:value-type="float" office:value="0.000372159824660271">
                <text:p>0.0003721598246602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435">
                <text:p>0.0435</text:p>
              </table:table-cell>
              <table:table-cell office:value-type="float" office:value="0.000362880134026564">
                <text:p>0.0003628801340265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44">
                <text:p>0.044</text:p>
              </table:table-cell>
              <table:table-cell office:value-type="float" office:value="0.000353888529836881">
                <text:p>0.0003538885298368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445">
                <text:p>0.0445</text:p>
              </table:table-cell>
              <table:table-cell office:value-type="float" office:value="0.000345174206543916">
                <text:p>0.0003451742065439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45">
                <text:p>0.045</text:p>
              </table:table-cell>
              <table:table-cell office:value-type="float" office:value="0.000336726836361245">
                <text:p>0.0003367268363612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455">
                <text:p>0.0455</text:p>
              </table:table-cell>
              <table:table-cell office:value-type="float" office:value="0.000328536544862807">
                <text:p>0.00032853654486280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46">
                <text:p>0.046</text:p>
              </table:table-cell>
              <table:table-cell office:value-type="float" office:value="0.000320593887997789">
                <text:p>0.0003205938879977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465">
                <text:p>0.0465</text:p>
              </table:table-cell>
              <table:table-cell office:value-type="float" office:value="0.00031288983042896">
                <text:p>0.000312889830428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47">
                <text:p>0.047</text:p>
              </table:table-cell>
              <table:table-cell office:value-type="float" office:value="0.000305415725109167">
                <text:p>0.0003054157251091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475">
                <text:p>0.0475</text:p>
              </table:table-cell>
              <table:table-cell office:value-type="float" office:value="0.000298163294016687">
                <text:p>0.00029816329401668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48">
                <text:p>0.048</text:p>
              </table:table-cell>
              <table:table-cell office:value-type="float" office:value="0.000291124609975883">
                <text:p>0.00029112460997588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485">
                <text:p>0.0485</text:p>
              </table:table-cell>
              <table:table-cell office:value-type="float" office:value="0.000284292079494615">
                <text:p>0.0002842920794946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49">
                <text:p>0.049</text:p>
              </table:table-cell>
              <table:table-cell office:value-type="float" office:value="0.000277658426554842">
                <text:p>0.0002776584265548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495">
                <text:p>0.0495</text:p>
              </table:table-cell>
              <table:table-cell office:value-type="float" office:value="0.000271216677297033">
                <text:p>0.0002712166772970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5">
                <text:p>0.05</text:p>
              </table:table-cell>
              <table:table-cell office:value-type="float" office:value="0.000264960145543279">
                <text:p>0.0002649601455432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505">
                <text:p>0.0505</text:p>
              </table:table-cell>
              <table:table-cell office:value-type="float" office:value="0.000258882419107676">
                <text:p>0.00025888241910767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51">
                <text:p>0.051</text:p>
              </table:table-cell>
              <table:table-cell office:value-type="float" office:value="0.000252977346846014">
                <text:p>0.00025297734684601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515">
                <text:p>0.0515</text:p>
              </table:table-cell>
              <table:table-cell office:value-type="float" office:value="0.000247239026400104">
                <text:p>0.0002472390264001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52">
                <text:p>0.052</text:p>
              </table:table-cell>
              <table:table-cell office:value-type="float" office:value="0.000241661792595044">
                <text:p>0.00024166179259504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525">
                <text:p>0.0525</text:p>
              </table:table-cell>
              <table:table-cell office:value-type="float" office:value="0.000236240206450428">
                <text:p>0.0002362402064504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53">
                <text:p>0.053</text:p>
              </table:table-cell>
              <table:table-cell office:value-type="float" office:value="0.000230969044769202">
                <text:p>0.00023096904476920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535">
                <text:p>0.0535</text:p>
              </table:table-cell>
              <table:table-cell office:value-type="float" office:value="0.000225843290270134">
                <text:p>0.00022584329027013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54">
                <text:p>0.054</text:p>
              </table:table-cell>
              <table:table-cell office:value-type="float" office:value="0.000220858122232154">
                <text:p>0.00022085812223215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545">
                <text:p>0.0545</text:p>
              </table:table-cell>
              <table:table-cell office:value-type="float" office:value="0.000216008907620802">
                <text:p>0.00021600890762080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55">
                <text:p>0.055</text:p>
              </table:table-cell>
              <table:table-cell office:value-type="float" office:value="0.000211291192669047">
                <text:p>0.00021129119266904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MacOSX_X86_64 LibreOffice_project/e5f16313668ac592c1bfb310f4390624e3dbfb7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">
      <style:chart-properties chart:symbol-type="named-symbol" chart:symbol-name="circl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001cm" svg:height="6.001cm" xlink:href=".." xlink:type="simple" chart:class="chart:scatter" chart:style-name="ch1">
        <chart:legend chart:legend-position="bottom" svg:x="1.662cm" svg:y="5.222cm" style:legend-expansion="wide" chart:style-name="ch2"/>
        <chart:plot-area chart:style-name="ch3" table:cell-range-address="SABRModel.E7:SABRModel.F116 SABRModel.F6:SABRModel.F6" chart:data-source-has-labels="row" svg:x="0.2cm" svg:y="0.12cm" svg:width="9.601cm" svg:height="4.982cm">
          <chartooo:coordinate-region svg:x="1.629cm" svg:y="0.318cm" svg:width="7.675cm" svg:height="4.1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ABRModel.F7:SABRModel.F116" chart:label-cell-address="SABRModel.F6:SABRModel.F6" chart:class="chart:scatter">
            <chart:domain table:cell-range-address="SABRModel.E7:SABRModel.E116"/>
            <chart:data-point chart:repeated="1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Hagan lognormal vol approximation</text:p>
                <draw:g>
                  <svg:desc>SABRModel.F6:SABRModel.F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5">
                <text:p>0.0005</text:p>
                <draw:g>
                  <svg:desc>SABRModel.E7:SABRModel.E116</svg:desc>
                </draw:g>
              </table:table-cell>
              <table:table-cell office:value-type="float" office:value="0.400000000016667">
                <text:p>0.400000000016667</text:p>
                <draw:g>
                  <svg:desc>SABRModel.F7:SABRModel.F1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0.400000000016667">
                <text:p>0.40000000001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5">
                <text:p>0.0015</text:p>
              </table:table-cell>
              <table:table-cell office:value-type="float" office:value="0.400000000016667">
                <text:p>0.40000000001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">
                <text:p>0.002</text:p>
              </table:table-cell>
              <table:table-cell office:value-type="float" office:value="0.400000000016667">
                <text:p>0.40000000001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5">
                <text:p>0.0025</text:p>
              </table:table-cell>
              <table:table-cell office:value-type="float" office:value="0.400000000016667">
                <text:p>0.40000000001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3">
                <text:p>0.003</text:p>
              </table:table-cell>
              <table:table-cell office:value-type="float" office:value="0.400000000016667">
                <text:p>0.40000000001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35">
                <text:p>0.0035</text:p>
              </table:table-cell>
              <table:table-cell office:value-type="float" office:value="0.400000000016667">
                <text:p>0.40000000001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4">
                <text:p>0.004</text:p>
              </table:table-cell>
              <table:table-cell office:value-type="float" office:value="0.400000000016667">
                <text:p>0.40000000001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45">
                <text:p>0.0045</text:p>
              </table:table-cell>
              <table:table-cell office:value-type="float" office:value="0.400000000016667">
                <text:p>0.40000000001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5">
                <text:p>0.005</text:p>
              </table:table-cell>
              <table:table-cell office:value-type="float" office:value="0.400000000016667">
                <text:p>0.40000000001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55">
                <text:p>0.0055</text:p>
              </table:table-cell>
              <table:table-cell office:value-type="float" office:value="0.400000000016667">
                <text:p>0.40000000001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6">
                <text:p>0.006</text:p>
              </table:table-cell>
              <table:table-cell office:value-type="float" office:value="0.400000000016667">
                <text:p>0.40000000001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65">
                <text:p>0.0065</text:p>
              </table:table-cell>
              <table:table-cell office:value-type="float" office:value="0.400000000016667">
                <text:p>0.40000000001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7">
                <text:p>0.007</text:p>
              </table:table-cell>
              <table:table-cell office:value-type="float" office:value="0.400000000016667">
                <text:p>0.40000000001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75">
                <text:p>0.0075</text:p>
              </table:table-cell>
              <table:table-cell office:value-type="float" office:value="0.400000000016667">
                <text:p>0.40000000001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8">
                <text:p>0.008</text:p>
              </table:table-cell>
              <table:table-cell office:value-type="float" office:value="0.400000000016667">
                <text:p>0.40000000001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85">
                <text:p>0.0085</text:p>
              </table:table-cell>
              <table:table-cell office:value-type="float" office:value="0.400000000016667">
                <text:p>0.40000000001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9">
                <text:p>0.009</text:p>
              </table:table-cell>
              <table:table-cell office:value-type="float" office:value="0.400000000016667">
                <text:p>0.40000000001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950000000000001">
                <text:p>0.00950000000000001</text:p>
              </table:table-cell>
              <table:table-cell office:value-type="float" office:value="0.400000000016667">
                <text:p>0.40000000001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">
                <text:p>0.01</text:p>
              </table:table-cell>
              <table:table-cell office:value-type="float" office:value="0.400000000016667">
                <text:p>0.40000000001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05">
                <text:p>0.0105</text:p>
              </table:table-cell>
              <table:table-cell office:value-type="float" office:value="0.400000000016667">
                <text:p>0.40000000001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1">
                <text:p>0.011</text:p>
              </table:table-cell>
              <table:table-cell office:value-type="float" office:value="0.400000000016667">
                <text:p>0.40000000001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15">
                <text:p>0.0115</text:p>
              </table:table-cell>
              <table:table-cell office:value-type="float" office:value="0.400000000016667">
                <text:p>0.40000000001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2">
                <text:p>0.012</text:p>
              </table:table-cell>
              <table:table-cell office:value-type="float" office:value="0.400000000016667">
                <text:p>0.40000000001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25">
                <text:p>0.0125</text:p>
              </table:table-cell>
              <table:table-cell office:value-type="float" office:value="0.400000000016667">
                <text:p>0.40000000001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3">
                <text:p>0.013</text:p>
              </table:table-cell>
              <table:table-cell office:value-type="float" office:value="0.400000000016667">
                <text:p>0.40000000001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35">
                <text:p>0.0135</text:p>
              </table:table-cell>
              <table:table-cell office:value-type="float" office:value="0.400000000016667">
                <text:p>0.40000000001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4">
                <text:p>0.014</text:p>
              </table:table-cell>
              <table:table-cell office:value-type="float" office:value="0.400000000016667">
                <text:p>0.40000000001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45">
                <text:p>0.0145</text:p>
              </table:table-cell>
              <table:table-cell office:value-type="float" office:value="0.400000000016667">
                <text:p>0.40000000001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5">
                <text:p>0.015</text:p>
              </table:table-cell>
              <table:table-cell office:value-type="float" office:value="0.400000000016667">
                <text:p>0.40000000001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55">
                <text:p>0.0155</text:p>
              </table:table-cell>
              <table:table-cell office:value-type="float" office:value="0.400000000016667">
                <text:p>0.40000000001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6">
                <text:p>0.016</text:p>
              </table:table-cell>
              <table:table-cell office:value-type="float" office:value="0.400000000016667">
                <text:p>0.400000000016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65">
                <text:p>0.0165</text:p>
              </table:table-cell>
              <table:table-cell office:value-type="float" office:value="0.400000000016667">
                <text:p>0.40000000001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7">
                <text:p>0.017</text:p>
              </table:table-cell>
              <table:table-cell office:value-type="float" office:value="0.400000000016667">
                <text:p>0.40000000001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75">
                <text:p>0.0175</text:p>
              </table:table-cell>
              <table:table-cell office:value-type="float" office:value="0.400000000016667">
                <text:p>0.40000000001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8">
                <text:p>0.018</text:p>
              </table:table-cell>
              <table:table-cell office:value-type="float" office:value="0.400000000016667">
                <text:p>0.40000000001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85">
                <text:p>0.0185</text:p>
              </table:table-cell>
              <table:table-cell office:value-type="float" office:value="0.400000000016667">
                <text:p>0.40000000001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9">
                <text:p>0.019</text:p>
              </table:table-cell>
              <table:table-cell office:value-type="float" office:value="0.400000000016667">
                <text:p>0.40000000001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195">
                <text:p>0.0195</text:p>
              </table:table-cell>
              <table:table-cell office:value-type="float" office:value="0.400000000016667">
                <text:p>0.40000000001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2">
                <text:p>0.02</text:p>
              </table:table-cell>
              <table:table-cell office:value-type="float" office:value="0.400000000016667">
                <text:p>0.400000000016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205">
                <text:p>0.0205</text:p>
              </table:table-cell>
              <table:table-cell office:value-type="float" office:value="0.400000000016667">
                <text:p>0.40000000001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1">
                <text:p>0.021</text:p>
              </table:table-cell>
              <table:table-cell office:value-type="float" office:value="0.400000000016667">
                <text:p>0.400000000016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215">
                <text:p>0.0215</text:p>
              </table:table-cell>
              <table:table-cell office:value-type="float" office:value="0.400000000016667">
                <text:p>0.400000000016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22">
                <text:p>0.022</text:p>
              </table:table-cell>
              <table:table-cell office:value-type="float" office:value="0.400000000016667">
                <text:p>0.400000000016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225">
                <text:p>0.0225</text:p>
              </table:table-cell>
              <table:table-cell office:value-type="float" office:value="0.400000000016667">
                <text:p>0.400000000016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23">
                <text:p>0.023</text:p>
              </table:table-cell>
              <table:table-cell office:value-type="float" office:value="0.400000000016667">
                <text:p>0.40000000001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235">
                <text:p>0.0235</text:p>
              </table:table-cell>
              <table:table-cell office:value-type="float" office:value="0.400000000016667">
                <text:p>0.40000000001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24">
                <text:p>0.024</text:p>
              </table:table-cell>
              <table:table-cell office:value-type="float" office:value="0.400000000016667">
                <text:p>0.40000000001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245">
                <text:p>0.0245</text:p>
              </table:table-cell>
              <table:table-cell office:value-type="float" office:value="0.400000000016667">
                <text:p>0.40000000001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25">
                <text:p>0.025</text:p>
              </table:table-cell>
              <table:table-cell office:value-type="float" office:value="0.400000000016667">
                <text:p>0.400000000016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255">
                <text:p>0.0255</text:p>
              </table:table-cell>
              <table:table-cell office:value-type="float" office:value="0.400000000016667">
                <text:p>0.4000000000166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26">
                <text:p>0.026</text:p>
              </table:table-cell>
              <table:table-cell office:value-type="float" office:value="0.400000000016667">
                <text:p>0.4000000000166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265">
                <text:p>0.0265</text:p>
              </table:table-cell>
              <table:table-cell office:value-type="float" office:value="0.400000000016667">
                <text:p>0.400000000016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27">
                <text:p>0.027</text:p>
              </table:table-cell>
              <table:table-cell office:value-type="float" office:value="0.400000000016667">
                <text:p>0.4000000000166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275">
                <text:p>0.0275</text:p>
              </table:table-cell>
              <table:table-cell office:value-type="float" office:value="0.400000000016667">
                <text:p>0.4000000000166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28">
                <text:p>0.028</text:p>
              </table:table-cell>
              <table:table-cell office:value-type="float" office:value="0.400000000016667">
                <text:p>0.4000000000166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285">
                <text:p>0.0285</text:p>
              </table:table-cell>
              <table:table-cell office:value-type="float" office:value="0.400000000016667">
                <text:p>0.400000000016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29">
                <text:p>0.029</text:p>
              </table:table-cell>
              <table:table-cell office:value-type="float" office:value="0.400000000016667">
                <text:p>0.4000000000166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295">
                <text:p>0.0295</text:p>
              </table:table-cell>
              <table:table-cell office:value-type="float" office:value="0.400000000016667">
                <text:p>0.400000000016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3">
                <text:p>0.03</text:p>
              </table:table-cell>
              <table:table-cell office:value-type="float" office:value="0.400000000016667">
                <text:p>0.400000000016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305">
                <text:p>0.0305</text:p>
              </table:table-cell>
              <table:table-cell office:value-type="float" office:value="0.400000000016667">
                <text:p>0.4000000000166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31">
                <text:p>0.031</text:p>
              </table:table-cell>
              <table:table-cell office:value-type="float" office:value="0.400000000016667">
                <text:p>0.4000000000166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315">
                <text:p>0.0315</text:p>
              </table:table-cell>
              <table:table-cell office:value-type="float" office:value="0.400000000016667">
                <text:p>0.4000000000166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32">
                <text:p>0.032</text:p>
              </table:table-cell>
              <table:table-cell office:value-type="float" office:value="0.400000000016667">
                <text:p>0.4000000000166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325">
                <text:p>0.0325</text:p>
              </table:table-cell>
              <table:table-cell office:value-type="float" office:value="0.400000000016667">
                <text:p>0.400000000016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33">
                <text:p>0.033</text:p>
              </table:table-cell>
              <table:table-cell office:value-type="float" office:value="0.400000000016667">
                <text:p>0.4000000000166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335">
                <text:p>0.0335</text:p>
              </table:table-cell>
              <table:table-cell office:value-type="float" office:value="0.400000000016667">
                <text:p>0.40000000001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34">
                <text:p>0.034</text:p>
              </table:table-cell>
              <table:table-cell office:value-type="float" office:value="0.400000000016667">
                <text:p>0.4000000000166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345">
                <text:p>0.0345</text:p>
              </table:table-cell>
              <table:table-cell office:value-type="float" office:value="0.400000000016667">
                <text:p>0.4000000000166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35">
                <text:p>0.035</text:p>
              </table:table-cell>
              <table:table-cell office:value-type="float" office:value="0.400000000016667">
                <text:p>0.4000000000166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355">
                <text:p>0.0355</text:p>
              </table:table-cell>
              <table:table-cell office:value-type="float" office:value="0.400000000016667">
                <text:p>0.4000000000166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36">
                <text:p>0.036</text:p>
              </table:table-cell>
              <table:table-cell office:value-type="float" office:value="0.400000000016667">
                <text:p>0.4000000000166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365">
                <text:p>0.0365</text:p>
              </table:table-cell>
              <table:table-cell office:value-type="float" office:value="0.400000000016667">
                <text:p>0.40000000001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37">
                <text:p>0.037</text:p>
              </table:table-cell>
              <table:table-cell office:value-type="float" office:value="0.400000000016667">
                <text:p>0.4000000000166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375">
                <text:p>0.0375</text:p>
              </table:table-cell>
              <table:table-cell office:value-type="float" office:value="0.400000000016667">
                <text:p>0.4000000000166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38">
                <text:p>0.038</text:p>
              </table:table-cell>
              <table:table-cell office:value-type="float" office:value="0.400000000016667">
                <text:p>0.4000000000166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385">
                <text:p>0.0385</text:p>
              </table:table-cell>
              <table:table-cell office:value-type="float" office:value="0.400000000016667">
                <text:p>0.4000000000166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39">
                <text:p>0.039</text:p>
              </table:table-cell>
              <table:table-cell office:value-type="float" office:value="0.400000000016667">
                <text:p>0.4000000000166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395">
                <text:p>0.0395</text:p>
              </table:table-cell>
              <table:table-cell office:value-type="float" office:value="0.400000000016667">
                <text:p>0.4000000000166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4">
                <text:p>0.04</text:p>
              </table:table-cell>
              <table:table-cell office:value-type="float" office:value="0.400000000016667">
                <text:p>0.4000000000166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405">
                <text:p>0.0405</text:p>
              </table:table-cell>
              <table:table-cell office:value-type="float" office:value="0.400000000016667">
                <text:p>0.4000000000166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41">
                <text:p>0.041</text:p>
              </table:table-cell>
              <table:table-cell office:value-type="float" office:value="0.400000000016667">
                <text:p>0.4000000000166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415">
                <text:p>0.0415</text:p>
              </table:table-cell>
              <table:table-cell office:value-type="float" office:value="0.400000000016667">
                <text:p>0.4000000000166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42">
                <text:p>0.042</text:p>
              </table:table-cell>
              <table:table-cell office:value-type="float" office:value="0.400000000016667">
                <text:p>0.4000000000166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425">
                <text:p>0.0425</text:p>
              </table:table-cell>
              <table:table-cell office:value-type="float" office:value="0.400000000016667">
                <text:p>0.4000000000166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43">
                <text:p>0.043</text:p>
              </table:table-cell>
              <table:table-cell office:value-type="float" office:value="0.400000000016667">
                <text:p>0.4000000000166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435">
                <text:p>0.0435</text:p>
              </table:table-cell>
              <table:table-cell office:value-type="float" office:value="0.400000000016667">
                <text:p>0.4000000000166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44">
                <text:p>0.044</text:p>
              </table:table-cell>
              <table:table-cell office:value-type="float" office:value="0.400000000016667">
                <text:p>0.4000000000166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445">
                <text:p>0.0445</text:p>
              </table:table-cell>
              <table:table-cell office:value-type="float" office:value="0.400000000016667">
                <text:p>0.4000000000166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45">
                <text:p>0.045</text:p>
              </table:table-cell>
              <table:table-cell office:value-type="float" office:value="0.400000000016667">
                <text:p>0.4000000000166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455">
                <text:p>0.0455</text:p>
              </table:table-cell>
              <table:table-cell office:value-type="float" office:value="0.400000000016667">
                <text:p>0.4000000000166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46">
                <text:p>0.046</text:p>
              </table:table-cell>
              <table:table-cell office:value-type="float" office:value="0.400000000016667">
                <text:p>0.4000000000166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465">
                <text:p>0.0465</text:p>
              </table:table-cell>
              <table:table-cell office:value-type="float" office:value="0.400000000016667">
                <text:p>0.4000000000166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47">
                <text:p>0.047</text:p>
              </table:table-cell>
              <table:table-cell office:value-type="float" office:value="0.400000000016667">
                <text:p>0.4000000000166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475">
                <text:p>0.0475</text:p>
              </table:table-cell>
              <table:table-cell office:value-type="float" office:value="0.400000000016667">
                <text:p>0.4000000000166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48">
                <text:p>0.048</text:p>
              </table:table-cell>
              <table:table-cell office:value-type="float" office:value="0.400000000016667">
                <text:p>0.4000000000166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485">
                <text:p>0.0485</text:p>
              </table:table-cell>
              <table:table-cell office:value-type="float" office:value="0.400000000016667">
                <text:p>0.4000000000166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49">
                <text:p>0.049</text:p>
              </table:table-cell>
              <table:table-cell office:value-type="float" office:value="0.400000000016667">
                <text:p>0.4000000000166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495">
                <text:p>0.0495</text:p>
              </table:table-cell>
              <table:table-cell office:value-type="float" office:value="0.400000000016667">
                <text:p>0.4000000000166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5">
                <text:p>0.05</text:p>
              </table:table-cell>
              <table:table-cell office:value-type="float" office:value="0.400000000016667">
                <text:p>0.4000000000166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505">
                <text:p>0.0505</text:p>
              </table:table-cell>
              <table:table-cell office:value-type="float" office:value="0.400000000016667">
                <text:p>0.40000000001666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51">
                <text:p>0.051</text:p>
              </table:table-cell>
              <table:table-cell office:value-type="float" office:value="0.400000000016667">
                <text:p>0.4000000000166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515">
                <text:p>0.0515</text:p>
              </table:table-cell>
              <table:table-cell office:value-type="float" office:value="0.400000000016667">
                <text:p>0.4000000000166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52">
                <text:p>0.052</text:p>
              </table:table-cell>
              <table:table-cell office:value-type="float" office:value="0.400000000016667">
                <text:p>0.4000000000166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525">
                <text:p>0.0525</text:p>
              </table:table-cell>
              <table:table-cell office:value-type="float" office:value="0.400000000016667">
                <text:p>0.40000000001666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53">
                <text:p>0.053</text:p>
              </table:table-cell>
              <table:table-cell office:value-type="float" office:value="0.400000000016667">
                <text:p>0.4000000000166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535">
                <text:p>0.0535</text:p>
              </table:table-cell>
              <table:table-cell office:value-type="float" office:value="0.400000000016667">
                <text:p>0.40000000001666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54">
                <text:p>0.054</text:p>
              </table:table-cell>
              <table:table-cell office:value-type="float" office:value="0.400000000016667">
                <text:p>0.40000000001666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545">
                <text:p>0.0545</text:p>
              </table:table-cell>
              <table:table-cell office:value-type="float" office:value="0.400000000016667">
                <text:p>0.4000000000166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55">
                <text:p>0.055</text:p>
              </table:table-cell>
              <table:table-cell office:value-type="float" office:value="0.400000000016667">
                <text:p>0.40000000001666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MacOSX_X86_64 LibreOffice_project/e5f16313668ac592c1bfb310f4390624e3dbfb7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